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116.79pt"/>
    </style:style>
    <style:style style:name="co4" style:family="table-column">
      <style:table-column-properties fo:break-before="auto" style:column-width="115.9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mcl_vs_mocap_log" table:style-name="ta1">
        <table:shapes>
          <draw:frame draw:z-index="0" draw:style-name="gr1" draw:text-style-name="P1" svg:width="453.51pt" svg:height="255.09pt" svg:x="333.35pt" svg:y="2.83pt">
            <draw:object draw:notify-on-update-of-ranges="amcl_vs_mocap_log.H1:amcl_vs_mocap_log.H1 amcl_vs_mocap_log.H2:amcl_vs_mocap_log.H209 amcl_vs_mocap_log.I1:amcl_vs_mocap_log.I1 amcl_vs_mocap_log.I2:amcl_vs_mocap_log.I209 amcl_vs_mocap_log.K1:amcl_vs_mocap_log.K1 amcl_vs_mocap_log.K2:amcl_vs_mocap_log.K2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mcl_x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amcl_yaw</text:p>
          </table:table-cell>
          <table:table-cell office:value-type="string" calcext:value-type="string">
            <text:p>mocap_x</text:p>
          </table:table-cell>
          <table:table-cell office:value-type="string" calcext:value-type="string">
            <text:p>mocap_y</text:p>
          </table:table-cell>
          <table:table-cell office:value-type="string" calcext:value-type="string">
            <text:p>mocap_yaw</text:p>
          </table:table-cell>
          <table:table-cell office:value-type="string" calcext:value-type="string">
            <text:p>error_x</text:p>
          </table:table-cell>
          <table:table-cell office:value-type="string" calcext:value-type="string">
            <text:p>error_y</text:p>
          </table:table-cell>
          <table:table-cell office:value-type="string" calcext:value-type="string">
            <text:p>error_yaw</text:p>
          </table:table-cell>
          <table:table-cell office:value-type="string" calcext:value-type="string">
            <text:p>error_distance</text:p>
          </table:table-cell>
        </table:table-row>
        <table:table-row table:style-name="ro1">
          <table:table-cell office:value-type="float" office:value="1751931852.24434" calcext:value-type="float">
            <text:p>1751931852.24434</text:p>
          </table:table-cell>
          <table:table-cell office:value-type="float" office:value="0.00000000000345801392559388" calcext:value-type="float">
            <text:p>3.45801392559388E-12</text:p>
          </table:table-cell>
          <table:table-cell office:value-type="float" office:value="-0.000000000000760722717138306" calcext:value-type="float">
            <text:p>-7.60722717138306E-13</text:p>
          </table:table-cell>
          <table:table-cell office:value-type="float" office:value="0" calcext:value-type="float">
            <text:p>0</text:p>
          </table:table-cell>
          <table:table-cell office:value-type="float" office:value="-0.000246584415435791" calcext:value-type="float">
            <text:p>-0.000246584415436</text:p>
          </table:table-cell>
          <table:table-cell office:value-type="float" office:value="0.000455066561698914" calcext:value-type="float">
            <text:p>0.000455066561699</text:p>
          </table:table-cell>
          <table:table-cell office:value-type="float" office:value="-0.00152215053150417" calcext:value-type="float">
            <text:p>-0.001522150531504</text:p>
          </table:table-cell>
          <table:table-cell office:value-type="float" office:value="0.000246584418893805" calcext:value-type="float">
            <text:p>0.000246584418894</text:p>
          </table:table-cell>
          <table:table-cell office:value-type="float" office:value="-0.000455066562459636" calcext:value-type="float">
            <text:p>-0.00045506656246</text:p>
          </table:table-cell>
          <table:table-cell office:value-type="float" office:value="0.00152215053150417" calcext:value-type="float">
            <text:p>0.001522150531504</text:p>
          </table:table-cell>
          <table:table-cell office:value-type="float" office:value="0.000517580382076084" calcext:value-type="float">
            <text:p>0.000517580382076</text:p>
          </table:table-cell>
        </table:table-row>
        <table:table-row table:style-name="ro1">
          <table:table-cell office:value-type="float" office:value="1751931852.75004" calcext:value-type="float">
            <text:p>1751931852.75004</text:p>
          </table:table-cell>
          <table:table-cell office:value-type="float" office:value="0.00000000000820336443252938" calcext:value-type="float">
            <text:p>8.20336443252938E-12</text:p>
          </table:table-cell>
          <table:table-cell office:value-type="float" office:value="-0.00000000000180299443091203" calcext:value-type="float">
            <text:p>-1.80299443091203E-12</text:p>
          </table:table-cell>
          <table:table-cell office:value-type="float" office:value="0" calcext:value-type="float">
            <text:p>0</text:p>
          </table:table-cell>
          <table:table-cell office:value-type="float" office:value="0.0000382065773010254" calcext:value-type="float">
            <text:p>3.82065773010254E-05</text:p>
          </table:table-cell>
          <table:table-cell office:value-type="float" office:value="-0.00000613927841186523" calcext:value-type="float">
            <text:p>-6.13927841186523E-06</text:p>
          </table:table-cell>
          <table:table-cell office:value-type="float" office:value="-0.000305503454760991" calcext:value-type="float">
            <text:p>-0.000305503454761</text:p>
          </table:table-cell>
          <table:table-cell office:value-type="float" office:value="-0.000038206569097661" calcext:value-type="float">
            <text:p>-3.8206569097661E-05</text:p>
          </table:table-cell>
          <table:table-cell office:value-type="float" office:value="0.0000061392766088708" calcext:value-type="float">
            <text:p>6.1392766088708E-06</text:p>
          </table:table-cell>
          <table:table-cell office:value-type="float" office:value="0.000305503454760991" calcext:value-type="float">
            <text:p>0.000305503454761</text:p>
          </table:table-cell>
          <table:table-cell office:value-type="float" office:value="0.0000386966747860145" calcext:value-type="float">
            <text:p>3.86966747860145E-05</text:p>
          </table:table-cell>
        </table:table-row>
        <table:table-row table:style-name="ro1">
          <table:table-cell office:value-type="float" office:value="1751931853.25292" calcext:value-type="float">
            <text:p>1751931853.25292</text:p>
          </table:table-cell>
          <table:table-cell office:value-type="float" office:value="0.00000000000564753068861024" calcext:value-type="float">
            <text:p>5.64753068861024E-12</text:p>
          </table:table-cell>
          <table:table-cell office:value-type="float" office:value="-0.00000000000124014884204046" calcext:value-type="float">
            <text:p>-1.24014884204046E-12</text:p>
          </table:table-cell>
          <table:table-cell office:value-type="float" office:value="0" calcext:value-type="float">
            <text:p>0</text:p>
          </table:table-cell>
          <table:table-cell office:value-type="float" office:value="-0.0000170469284057617" calcext:value-type="float">
            <text:p>-1.70469284057617E-05</text:p>
          </table:table-cell>
          <table:table-cell office:value-type="float" office:value="0.0000467300415039063" calcext:value-type="float">
            <text:p>4.67300415039063E-05</text:p>
          </table:table-cell>
          <table:table-cell office:value-type="float" office:value="-0.000228444839055264" calcext:value-type="float">
            <text:p>-0.000228444839055</text:p>
          </table:table-cell>
          <table:table-cell office:value-type="float" office:value="0.0000170469340532924" calcext:value-type="float">
            <text:p>1.70469340532924E-05</text:p>
          </table:table-cell>
          <table:table-cell office:value-type="float" office:value="-0.0000467300427440551" calcext:value-type="float">
            <text:p>-4.67300427440551E-05</text:p>
          </table:table-cell>
          <table:table-cell office:value-type="float" office:value="0.000228444839055264" calcext:value-type="float">
            <text:p>0.000228444839055</text:p>
          </table:table-cell>
          <table:table-cell office:value-type="float" office:value="0.0000497422843813844" calcext:value-type="float">
            <text:p>4.97422843813844E-05</text:p>
          </table:table-cell>
        </table:table-row>
        <table:table-row table:style-name="ro1">
          <table:table-cell office:value-type="float" office:value="1751931853.74746" calcext:value-type="float">
            <text:p>1751931853.74746</text:p>
          </table:table-cell>
          <table:table-cell office:value-type="float" office:value="0.00000000000684840786715646" calcext:value-type="float">
            <text:p>6.84840786715646E-12</text:p>
          </table:table-cell>
          <table:table-cell office:value-type="float" office:value="-0.00000000000150546524342798" calcext:value-type="float">
            <text:p>-1.50546524342798E-12</text:p>
          </table:table-cell>
          <table:table-cell office:value-type="float" office:value="0" calcext:value-type="float">
            <text:p>0</text:p>
          </table:table-cell>
          <table:table-cell office:value-type="float" office:value="-0.00000691413879394531" calcext:value-type="float">
            <text:p>-6.91413879394531E-06</text:p>
          </table:table-cell>
          <table:table-cell office:value-type="float" office:value="-0.0000201389193534851" calcext:value-type="float">
            <text:p>-2.01389193534851E-05</text:p>
          </table:table-cell>
          <table:table-cell office:value-type="float" office:value="-0.000241146123427516" calcext:value-type="float">
            <text:p>-0.000241146123428</text:p>
          </table:table-cell>
          <table:table-cell office:value-type="float" office:value="0.00000691414564235318" calcext:value-type="float">
            <text:p>6.91414564235318E-06</text:p>
          </table:table-cell>
          <table:table-cell office:value-type="float" office:value="0.0000201389178480199" calcext:value-type="float">
            <text:p>2.01389178480199E-05</text:p>
          </table:table-cell>
          <table:table-cell office:value-type="float" office:value="0.000241146123427516" calcext:value-type="float">
            <text:p>0.000241146123428</text:p>
          </table:table-cell>
          <table:table-cell office:value-type="float" office:value="0.000021292755154112" calcext:value-type="float">
            <text:p>2.1292755154112E-05</text:p>
          </table:table-cell>
        </table:table-row>
        <table:table-row table:style-name="ro1">
          <table:table-cell office:value-type="float" office:value="1751931854.22574" calcext:value-type="float">
            <text:p>1751931854.22574</text:p>
          </table:table-cell>
          <table:table-cell office:value-type="float" office:value="0.00000000000816327463425903" calcext:value-type="float">
            <text:p>8.16327463425903E-12</text:p>
          </table:table-cell>
          <table:table-cell office:value-type="float" office:value="-0.00000000000179492020068796" calcext:value-type="float">
            <text:p>-1.79492020068796E-12</text:p>
          </table:table-cell>
          <table:table-cell office:value-type="float" office:value="0" calcext:value-type="float">
            <text:p>0</text:p>
          </table:table-cell>
          <table:table-cell office:value-type="float" office:value="-0.0000997781753540039" calcext:value-type="float">
            <text:p>-9.97781753540039E-05</text:p>
          </table:table-cell>
          <table:table-cell office:value-type="float" office:value="0.00000125914812088013" calcext:value-type="float">
            <text:p>1.25914812088013E-06</text:p>
          </table:table-cell>
          <table:table-cell office:value-type="float" office:value="-0.000469238232711611" calcext:value-type="float">
            <text:p>-0.000469238232712</text:p>
          </table:table-cell>
          <table:table-cell office:value-type="float" office:value="0.0000997781835172786" calcext:value-type="float">
            <text:p>9.97781835172786E-05</text:p>
          </table:table-cell>
          <table:table-cell office:value-type="float" office:value="-0.00000125914991580033" calcext:value-type="float">
            <text:p>-1.25914991580033E-06</text:p>
          </table:table-cell>
          <table:table-cell office:value-type="float" office:value="0.000469238232711611" calcext:value-type="float">
            <text:p>0.000469238232712</text:p>
          </table:table-cell>
          <table:table-cell office:value-type="float" office:value="0.0000997861281166785" calcext:value-type="float">
            <text:p>9.97861281166785E-05</text:p>
          </table:table-cell>
        </table:table-row>
        <table:table-row table:style-name="ro1">
          <table:table-cell office:value-type="float" office:value="1751931854.75889" calcext:value-type="float">
            <text:p>1751931854.75889</text:p>
          </table:table-cell>
          <table:table-cell office:value-type="float" office:value="0.0000000000164629414767544" calcext:value-type="float">
            <text:p>1.64629414767544E-11</text:p>
          </table:table-cell>
          <table:table-cell office:value-type="float" office:value="-0.00000000000362018317771092" calcext:value-type="float">
            <text:p>-3.62018317771092E-12</text:p>
          </table:table-cell>
          <table:table-cell office:value-type="float" office:value="0" calcext:value-type="float">
            <text:p>0</text:p>
          </table:table-cell>
          <table:table-cell office:value-type="float" office:value="0.0000205039978027344" calcext:value-type="float">
            <text:p>2.05039978027344E-05</text:p>
          </table:table-cell>
          <table:table-cell office:value-type="float" office:value="-0.000000819563865661621" calcext:value-type="float">
            <text:p>-8.19563865661621E-07</text:p>
          </table:table-cell>
          <table:table-cell office:value-type="float" office:value="-0.000197082833453877" calcext:value-type="float">
            <text:p>-0.000197082833454</text:p>
          </table:table-cell>
          <table:table-cell office:value-type="float" office:value="-0.0000205039813397929" calcext:value-type="float">
            <text:p>-2.05039813397929E-05</text:p>
          </table:table-cell>
          <table:table-cell office:value-type="float" office:value="0.000000819560245478443" calcext:value-type="float">
            <text:p>8.19560245478443E-07</text:p>
          </table:table-cell>
          <table:table-cell office:value-type="float" office:value="0.000197082833453877" calcext:value-type="float">
            <text:p>0.000197082833454</text:p>
          </table:table-cell>
          <table:table-cell office:value-type="float" office:value="0.0000205203540363841" calcext:value-type="float">
            <text:p>2.05203540363841E-05</text:p>
          </table:table-cell>
        </table:table-row>
        <table:table-row table:style-name="ro1">
          <table:table-cell office:value-type="float" office:value="1751931855.23742" calcext:value-type="float">
            <text:p>1751931855.23742</text:p>
          </table:table-cell>
          <table:table-cell office:value-type="float" office:value="0.0000000000228167281815831" calcext:value-type="float">
            <text:p>2.28167281815831E-11</text:p>
          </table:table-cell>
          <table:table-cell office:value-type="float" office:value="-0.00000000000501764738170339" calcext:value-type="float">
            <text:p>-5.01764738170339E-12</text:p>
          </table:table-cell>
          <table:table-cell office:value-type="float" office:value="0" calcext:value-type="float">
            <text:p>0</text:p>
          </table:table-cell>
          <table:table-cell office:value-type="float" office:value="-0.000982820987701416" calcext:value-type="float">
            <text:p>-0.000982820987701</text:p>
          </table:table-cell>
          <table:table-cell office:value-type="float" office:value="0.00168924778699875" calcext:value-type="float">
            <text:p>0.001689247786999</text:p>
          </table:table-cell>
          <table:table-cell office:value-type="float" office:value="-0.00689846109930414" calcext:value-type="float">
            <text:p>-0.006898461099304</text:p>
          </table:table-cell>
          <table:table-cell office:value-type="float" office:value="0.000982821010518144" calcext:value-type="float">
            <text:p>0.000982821010518</text:p>
          </table:table-cell>
          <table:table-cell office:value-type="float" office:value="-0.0016892477920164" calcext:value-type="float">
            <text:p>-0.001689247792016</text:p>
          </table:table-cell>
          <table:table-cell office:value-type="float" office:value="0.00689846109930414" calcext:value-type="float">
            <text:p>0.006898461099304</text:p>
          </table:table-cell>
          <table:table-cell office:value-type="float" office:value="0.0019543528958579" calcext:value-type="float">
            <text:p>0.001954352895858</text:p>
          </table:table-cell>
        </table:table-row>
        <table:table-row table:style-name="ro1">
          <table:table-cell office:value-type="float" office:value="1751931855.72755" calcext:value-type="float">
            <text:p>1751931855.72755</text:p>
          </table:table-cell>
          <table:table-cell office:value-type="float" office:value="0.0000000000221735673235006" calcext:value-type="float">
            <text:p>2.21735673235006E-11</text:p>
          </table:table-cell>
          <table:table-cell office:value-type="float" office:value="-0.00000000000487650282579438" calcext:value-type="float">
            <text:p>-4.87650282579438E-12</text:p>
          </table:table-cell>
          <table:table-cell office:value-type="float" office:value="0" calcext:value-type="float">
            <text:p>0</text:p>
          </table:table-cell>
          <table:table-cell office:value-type="float" office:value="-0.0000225305557250977" calcext:value-type="float">
            <text:p>-2.25305557250977E-05</text:p>
          </table:table-cell>
          <table:table-cell office:value-type="float" office:value="-0.00000111758708953857" calcext:value-type="float">
            <text:p>-1.11758708953857E-06</text:p>
          </table:table-cell>
          <table:table-cell office:value-type="float" office:value="-0.0000841334562484697" calcext:value-type="float">
            <text:p>-8.41334562484697E-05</text:p>
          </table:table-cell>
          <table:table-cell office:value-type="float" office:value="0.000022530577898665" calcext:value-type="float">
            <text:p>2.2530577898665E-05</text:p>
          </table:table-cell>
          <table:table-cell office:value-type="float" office:value="0.00000111758221303575" calcext:value-type="float">
            <text:p>1.11758221303575E-06</text:p>
          </table:table-cell>
          <table:table-cell office:value-type="float" office:value="0.0000841334562484697" calcext:value-type="float">
            <text:p>8.41334562484697E-05</text:p>
          </table:table-cell>
          <table:table-cell office:value-type="float" office:value="0.0000225582785347354" calcext:value-type="float">
            <text:p>2.25582785347354E-05</text:p>
          </table:table-cell>
        </table:table-row>
        <table:table-row table:style-name="ro1">
          <table:table-cell office:value-type="float" office:value="1751931856.27735" calcext:value-type="float">
            <text:p>1751931856.27735</text:p>
          </table:table-cell>
          <table:table-cell office:value-type="float" office:value="0.0000000000251874423921959" calcext:value-type="float">
            <text:p>2.51874423921959E-11</text:p>
          </table:table-cell>
          <table:table-cell office:value-type="float" office:value="-0.00000000000553982472386563" calcext:value-type="float">
            <text:p>-5.53982472386563E-12</text:p>
          </table:table-cell>
          <table:table-cell office:value-type="float" office:value="0" calcext:value-type="float">
            <text:p>0</text:p>
          </table:table-cell>
          <table:table-cell office:value-type="float" office:value="-0.000144481658935547" calcext:value-type="float">
            <text:p>-0.000144481658936</text:p>
          </table:table-cell>
          <table:table-cell office:value-type="float" office:value="0.000486411154270172" calcext:value-type="float">
            <text:p>0.00048641115427</text:p>
          </table:table-cell>
          <table:table-cell office:value-type="float" office:value="-0.0016515302163187" calcext:value-type="float">
            <text:p>-0.001651530216319</text:p>
          </table:table-cell>
          <table:table-cell office:value-type="float" office:value="0.000144481684122989" calcext:value-type="float">
            <text:p>0.000144481684123</text:p>
          </table:table-cell>
          <table:table-cell office:value-type="float" office:value="-0.000486411159809997" calcext:value-type="float">
            <text:p>-0.00048641115981</text:p>
          </table:table-cell>
          <table:table-cell office:value-type="float" office:value="0.0016515302163187" calcext:value-type="float">
            <text:p>0.001651530216319</text:p>
          </table:table-cell>
          <table:table-cell office:value-type="float" office:value="0.000507415779646949" calcext:value-type="float">
            <text:p>0.000507415779647</text:p>
          </table:table-cell>
        </table:table-row>
        <table:table-row table:style-name="ro1">
          <table:table-cell office:value-type="float" office:value="1751931856.74602" calcext:value-type="float">
            <text:p>1751931856.74602</text:p>
          </table:table-cell>
          <table:table-cell office:value-type="float" office:value="0.0000000000203292545368778" calcext:value-type="float">
            <text:p>2.03292545368778E-11</text:p>
          </table:table-cell>
          <table:table-cell office:value-type="float" office:value="-0.00000000000447179684885717" calcext:value-type="float">
            <text:p>-4.47179684885717E-12</text:p>
          </table:table-cell>
          <table:table-cell office:value-type="float" office:value="0" calcext:value-type="float">
            <text:p>0</text:p>
          </table:table-cell>
          <table:table-cell office:value-type="float" office:value="-0.00000762939453125" calcext:value-type="float">
            <text:p>-7.62939453125E-06</text:p>
          </table:table-cell>
          <table:table-cell office:value-type="float" office:value="0.00000386685132980347" calcext:value-type="float">
            <text:p>3.86685132980347E-06</text:p>
          </table:table-cell>
          <table:table-cell office:value-type="float" office:value="-0.00022752556506278" calcext:value-type="float">
            <text:p>-0.000227525565063</text:p>
          </table:table-cell>
          <table:table-cell office:value-type="float" office:value="0.00000762941486050454" calcext:value-type="float">
            <text:p>7.62941486050454E-06</text:p>
          </table:table-cell>
          <table:table-cell office:value-type="float" office:value="-0.00000386685580160032" calcext:value-type="float">
            <text:p>-3.86685580160032E-06</text:p>
          </table:table-cell>
          <table:table-cell office:value-type="float" office:value="0.00022752556506278" calcext:value-type="float">
            <text:p>0.000227525565063</text:p>
          </table:table-cell>
          <table:table-cell office:value-type="float" office:value="0.00000855339376528741" calcext:value-type="float">
            <text:p>8.55339376528741E-06</text:p>
          </table:table-cell>
        </table:table-row>
        <table:table-row table:style-name="ro1">
          <table:table-cell office:value-type="float" office:value="1751931857.26373" calcext:value-type="float">
            <text:p>1751931857.26373</text:p>
          </table:table-cell>
          <table:table-cell office:value-type="float" office:value="0.0000000000223212295290756" calcext:value-type="float">
            <text:p>2.23212295290756E-11</text:p>
          </table:table-cell>
          <table:table-cell office:value-type="float" office:value="-0.00000000000490950896727082" calcext:value-type="float">
            <text:p>-4.90950896727082E-12</text:p>
          </table:table-cell>
          <table:table-cell office:value-type="float" office:value="0" calcext:value-type="float">
            <text:p>0</text:p>
          </table:table-cell>
          <table:table-cell office:value-type="float" office:value="-0.000016629695892334" calcext:value-type="float">
            <text:p>-1.6629695892334E-05</text:p>
          </table:table-cell>
          <table:table-cell office:value-type="float" office:value="0.0000231638550758362" calcext:value-type="float">
            <text:p>2.31638550758362E-05</text:p>
          </table:table-cell>
          <table:table-cell office:value-type="float" office:value="0.0000179751062128197" calcext:value-type="float">
            <text:p>1.79751062128197E-05</text:p>
          </table:table-cell>
          <table:table-cell office:value-type="float" office:value="0.0000166297182135635" calcext:value-type="float">
            <text:p>1.66297182135635E-05</text:p>
          </table:table-cell>
          <table:table-cell office:value-type="float" office:value="-0.0000231638599853451" calcext:value-type="float">
            <text:p>-2.31638599853451E-05</text:p>
          </table:table-cell>
          <table:table-cell office:value-type="float" office:value="-0.0000179751062128197" calcext:value-type="float">
            <text:p>-1.79751062128197E-05</text:p>
          </table:table-cell>
          <table:table-cell office:value-type="float" office:value="0.0000285151176971655" calcext:value-type="float">
            <text:p>2.85151176971655E-05</text:p>
          </table:table-cell>
        </table:table-row>
        <table:table-row table:style-name="ro1">
          <table:table-cell office:value-type="float" office:value="1751931857.79768" calcext:value-type="float">
            <text:p>1751931857.79768</text:p>
          </table:table-cell>
          <table:table-cell office:value-type="float" office:value="0.0000000000144341118970109" calcext:value-type="float">
            <text:p>1.44341118970109E-11</text:p>
          </table:table-cell>
          <table:table-cell office:value-type="float" office:value="-0.00000000000317670130942077" calcext:value-type="float">
            <text:p>-3.17670130942077E-12</text:p>
          </table:table-cell>
          <table:table-cell office:value-type="float" office:value="0" calcext:value-type="float">
            <text:p>0</text:p>
          </table:table-cell>
          <table:table-cell office:value-type="float" office:value="-0.0000365376472473144" calcext:value-type="float">
            <text:p>-3.65376472473144E-05</text:p>
          </table:table-cell>
          <table:table-cell office:value-type="float" office:value="-0.00000677257776260376" calcext:value-type="float">
            <text:p>-6.77257776260376E-06</text:p>
          </table:table-cell>
          <table:table-cell office:value-type="float" office:value="-0.0002474787138671" calcext:value-type="float">
            <text:p>-0.000247478713867</text:p>
          </table:table-cell>
          <table:table-cell office:value-type="float" office:value="0.0000365376616814263" calcext:value-type="float">
            <text:p>3.65376616814263E-05</text:p>
          </table:table-cell>
          <table:table-cell office:value-type="float" office:value="0.00000677257458590245" calcext:value-type="float">
            <text:p>6.77257458590245E-06</text:p>
          </table:table-cell>
          <table:table-cell office:value-type="float" office:value="0.0002474787138671" calcext:value-type="float">
            <text:p>0.000247478713867</text:p>
          </table:table-cell>
          <table:table-cell office:value-type="float" office:value="0.0000371600388545004" calcext:value-type="float">
            <text:p>3.71600388545004E-05</text:p>
          </table:table-cell>
        </table:table-row>
        <table:table-row table:style-name="ro1">
          <table:table-cell office:value-type="float" office:value="1751931858.23923" calcext:value-type="float">
            <text:p>1751931858.23923</text:p>
          </table:table-cell>
          <table:table-cell office:value-type="float" office:value="0.0000000000166736988404653" calcext:value-type="float">
            <text:p>1.66736988404653E-11</text:p>
          </table:table-cell>
          <table:table-cell office:value-type="float" office:value="-0.00000000000366936012523036" calcext:value-type="float">
            <text:p>-3.66936012523036E-12</text:p>
          </table:table-cell>
          <table:table-cell office:value-type="float" office:value="0" calcext:value-type="float">
            <text:p>0</text:p>
          </table:table-cell>
          <table:table-cell office:value-type="float" office:value="-0.000227093696594238" calcext:value-type="float">
            <text:p>-0.000227093696594</text:p>
          </table:table-cell>
          <table:table-cell office:value-type="float" office:value="0.0006452277302742" calcext:value-type="float">
            <text:p>0.000645227730274</text:p>
          </table:table-cell>
          <table:table-cell office:value-type="float" office:value="-0.00201510456601373" calcext:value-type="float">
            <text:p>-0.002015104566014</text:p>
          </table:table-cell>
          <table:table-cell office:value-type="float" office:value="0.000227093713267937" calcext:value-type="float">
            <text:p>0.000227093713268</text:p>
          </table:table-cell>
          <table:table-cell office:value-type="float" office:value="-0.000645227733943561" calcext:value-type="float">
            <text:p>-0.000645227733944</text:p>
          </table:table-cell>
          <table:table-cell office:value-type="float" office:value="0.00201510456601373" calcext:value-type="float">
            <text:p>0.002015104566014</text:p>
          </table:table-cell>
          <table:table-cell office:value-type="float" office:value="0.000684025133497127" calcext:value-type="float">
            <text:p>0.000684025133497</text:p>
          </table:table-cell>
        </table:table-row>
        <table:table-row table:style-name="ro1">
          <table:table-cell office:value-type="float" office:value="1751931858.72427" calcext:value-type="float">
            <text:p>1751931858.72427</text:p>
          </table:table-cell>
          <table:table-cell office:value-type="float" office:value="0.0000000000158940083991494" calcext:value-type="float">
            <text:p>1.58940083991494E-11</text:p>
          </table:table-cell>
          <table:table-cell office:value-type="float" office:value="-0.00000000000349875028316601" calcext:value-type="float">
            <text:p>-3.49875028316601E-12</text:p>
          </table:table-cell>
          <table:table-cell office:value-type="float" office:value="0" calcext:value-type="float">
            <text:p>0</text:p>
          </table:table-cell>
          <table:table-cell office:value-type="float" office:value="-0.000225365161895752" calcext:value-type="float">
            <text:p>-0.000225365161896</text:p>
          </table:table-cell>
          <table:table-cell office:value-type="float" office:value="0.000611789524555206" calcext:value-type="float">
            <text:p>0.000611789524555</text:p>
          </table:table-cell>
          <table:table-cell office:value-type="float" office:value="-0.00184038631174399" calcext:value-type="float">
            <text:p>-0.001840386311744</text:p>
          </table:table-cell>
          <table:table-cell office:value-type="float" office:value="0.00022536517778976" calcext:value-type="float">
            <text:p>0.00022536517779</text:p>
          </table:table-cell>
          <table:table-cell office:value-type="float" office:value="-0.000611789528053957" calcext:value-type="float">
            <text:p>-0.000611789528054</text:p>
          </table:table-cell>
          <table:table-cell office:value-type="float" office:value="0.00184038631174399" calcext:value-type="float">
            <text:p>0.001840386311744</text:p>
          </table:table-cell>
          <table:table-cell office:value-type="float" office:value="0.000651978442892626" calcext:value-type="float">
            <text:p>0.000651978442893</text:p>
          </table:table-cell>
        </table:table-row>
        <table:table-row table:style-name="ro1">
          <table:table-cell office:value-type="float" office:value="1751931859.28699" calcext:value-type="float">
            <text:p>1751931859.28699</text:p>
          </table:table-cell>
          <table:table-cell office:value-type="float" office:value="0.0000000000150145055871488" calcext:value-type="float">
            <text:p>1.50145055871488E-11</text:p>
          </table:table-cell>
          <table:table-cell office:value-type="float" office:value="-0.00000000000330532239500249" calcext:value-type="float">
            <text:p>-3.30532239500249E-12</text:p>
          </table:table-cell>
          <table:table-cell office:value-type="float" office:value="0" calcext:value-type="float">
            <text:p>0</text:p>
          </table:table-cell>
          <table:table-cell office:value-type="float" office:value="-0.0000267624855041504" calcext:value-type="float">
            <text:p>-2.67624855041504E-05</text:p>
          </table:table-cell>
          <table:table-cell office:value-type="float" office:value="0.0000160858035087585" calcext:value-type="float">
            <text:p>1.60858035087585E-05</text:p>
          </table:table-cell>
          <table:table-cell office:value-type="float" office:value="-0.000223002410607354" calcext:value-type="float">
            <text:p>-0.000223002410607</text:p>
          </table:table-cell>
          <table:table-cell office:value-type="float" office:value="0.000026762500518656" calcext:value-type="float">
            <text:p>2.6762500518656E-05</text:p>
          </table:table-cell>
          <table:table-cell office:value-type="float" office:value="-0.0000160858068140809" calcext:value-type="float">
            <text:p>-1.60858068140809E-05</text:p>
          </table:table-cell>
          <table:table-cell office:value-type="float" office:value="0.000223002410607354" calcext:value-type="float">
            <text:p>0.000223002410607</text:p>
          </table:table-cell>
          <table:table-cell office:value-type="float" office:value="0.0000312247436317897" calcext:value-type="float">
            <text:p>3.12247436317897E-05</text:p>
          </table:table-cell>
        </table:table-row>
        <table:table-row table:style-name="ro1">
          <table:table-cell office:value-type="float" office:value="1751931859.7629" calcext:value-type="float">
            <text:p>1751931859.7629</text:p>
          </table:table-cell>
          <table:table-cell office:value-type="float" office:value="0.0000000000134107848303454" calcext:value-type="float">
            <text:p>1.34107848303454E-11</text:p>
          </table:table-cell>
          <table:table-cell office:value-type="float" office:value="-0.00000000000295446411548475" calcext:value-type="float">
            <text:p>-2.95446411548475E-12</text:p>
          </table:table-cell>
          <table:table-cell office:value-type="float" office:value="0" calcext:value-type="float">
            <text:p>0</text:p>
          </table:table-cell>
          <table:table-cell office:value-type="float" office:value="-0.000268459320068359" calcext:value-type="float">
            <text:p>-0.000268459320068</text:p>
          </table:table-cell>
          <table:table-cell office:value-type="float" office:value="0.000622235238552094" calcext:value-type="float">
            <text:p>0.000622235238552</text:p>
          </table:table-cell>
          <table:table-cell office:value-type="float" office:value="-0.0018887062227928" calcext:value-type="float">
            <text:p>-0.001888706222793</text:p>
          </table:table-cell>
          <table:table-cell office:value-type="float" office:value="0.000268459333479144" calcext:value-type="float">
            <text:p>0.000268459333479</text:p>
          </table:table-cell>
          <table:table-cell office:value-type="float" office:value="-0.000622235241506558" calcext:value-type="float">
            <text:p>-0.000622235241507</text:p>
          </table:table-cell>
          <table:table-cell office:value-type="float" office:value="0.0018887062227928" calcext:value-type="float">
            <text:p>0.001888706222793</text:p>
          </table:table-cell>
          <table:table-cell office:value-type="float" office:value="0.000677677732779225" calcext:value-type="float">
            <text:p>0.000677677732779</text:p>
          </table:table-cell>
        </table:table-row>
        <table:table-row table:style-name="ro1">
          <table:table-cell office:value-type="float" office:value="1751931860.34811" calcext:value-type="float">
            <text:p>1751931860.34811</text:p>
          </table:table-cell>
          <table:table-cell office:value-type="float" office:value="0.00000000000827367012729697" calcext:value-type="float">
            <text:p>8.27367012729697E-12</text:p>
          </table:table-cell>
          <table:table-cell office:value-type="float" office:value="-0.00000000000182478906282688" calcext:value-type="float">
            <text:p>-1.82478906282688E-12</text:p>
          </table:table-cell>
          <table:table-cell office:value-type="float" office:value="0" calcext:value-type="float">
            <text:p>0</text:p>
          </table:table-cell>
          <table:table-cell office:value-type="float" office:value="-0.000215053558349609" calcext:value-type="float">
            <text:p>-0.00021505355835</text:p>
          </table:table-cell>
          <table:table-cell office:value-type="float" office:value="0.000598818063735962" calcext:value-type="float">
            <text:p>0.000598818063736</text:p>
          </table:table-cell>
          <table:table-cell office:value-type="float" office:value="-0.00182264146562305" calcext:value-type="float">
            <text:p>-0.001822641465623</text:p>
          </table:table-cell>
          <table:table-cell office:value-type="float" office:value="0.000215053566623279" calcext:value-type="float">
            <text:p>0.000215053566623</text:p>
          </table:table-cell>
          <table:table-cell office:value-type="float" office:value="-0.000598818065560751" calcext:value-type="float">
            <text:p>-0.000598818065561</text:p>
          </table:table-cell>
          <table:table-cell office:value-type="float" office:value="0.00182264146562305" calcext:value-type="float">
            <text:p>0.001822641465623</text:p>
          </table:table-cell>
          <table:table-cell office:value-type="float" office:value="0.000636263398412413" calcext:value-type="float">
            <text:p>0.000636263398412</text:p>
          </table:table-cell>
        </table:table-row>
        <table:table-row table:style-name="ro1">
          <table:table-cell office:value-type="float" office:value="1751931860.76816" calcext:value-type="float">
            <text:p>1751931860.76816</text:p>
          </table:table-cell>
          <table:table-cell office:value-type="float" office:value="0.00000000000997720325478505" calcext:value-type="float">
            <text:p>9.97720325478505E-12</text:p>
          </table:table-cell>
          <table:table-cell office:value-type="float" office:value="-0.00000000000219846538844378" calcext:value-type="float">
            <text:p>-2.19846538844378E-12</text:p>
          </table:table-cell>
          <table:table-cell office:value-type="float" office:value="0" calcext:value-type="float">
            <text:p>0</text:p>
          </table:table-cell>
          <table:table-cell office:value-type="float" office:value="-0.0000199675559997559" calcext:value-type="float">
            <text:p>-1.99675559997559E-05</text:p>
          </table:table-cell>
          <table:table-cell office:value-type="float" office:value="0.0000295117497444153" calcext:value-type="float">
            <text:p>2.95117497444153E-05</text:p>
          </table:table-cell>
          <table:table-cell office:value-type="float" office:value="-0.000194751417335048" calcext:value-type="float">
            <text:p>-0.000194751417335</text:p>
          </table:table-cell>
          <table:table-cell office:value-type="float" office:value="0.0000199675659769591" calcext:value-type="float">
            <text:p>1.99675659769591E-05</text:p>
          </table:table-cell>
          <table:table-cell office:value-type="float" office:value="-0.0000295117519428807" calcext:value-type="float">
            <text:p>-2.95117519428807E-05</text:p>
          </table:table-cell>
          <table:table-cell office:value-type="float" office:value="0.000194751417335048" calcext:value-type="float">
            <text:p>0.000194751417335</text:p>
          </table:table-cell>
          <table:table-cell office:value-type="float" office:value="0.0000356321090279868" calcext:value-type="float">
            <text:p>3.56321090279868E-05</text:p>
          </table:table-cell>
        </table:table-row>
        <table:table-row table:style-name="ro1">
          <table:table-cell office:value-type="float" office:value="1751931861.31115" calcext:value-type="float">
            <text:p>1751931861.31115</text:p>
          </table:table-cell>
          <table:table-cell office:value-type="float" office:value="0.00000000000585612094697061" calcext:value-type="float">
            <text:p>5.85612094697061E-12</text:p>
          </table:table-cell>
          <table:table-cell office:value-type="float" office:value="-0.00000000000129168351010477" calcext:value-type="float">
            <text:p>-1.29168351010477E-12</text:p>
          </table:table-cell>
          <table:table-cell office:value-type="float" office:value="0" calcext:value-type="float">
            <text:p>0</text:p>
          </table:table-cell>
          <table:table-cell office:value-type="float" office:value="0.000425159931182861" calcext:value-type="float">
            <text:p>0.000425159931183</text:p>
          </table:table-cell>
          <table:table-cell office:value-type="float" office:value="0.0000394359230995178" calcext:value-type="float">
            <text:p>3.94359230995178E-05</text:p>
          </table:table-cell>
          <table:table-cell office:value-type="float" office:value="-0.000882231704403935" calcext:value-type="float">
            <text:p>-0.000882231704404</text:p>
          </table:table-cell>
          <table:table-cell office:value-type="float" office:value="-0.00042515992532674" calcext:value-type="float">
            <text:p>-0.000425159925327</text:p>
          </table:table-cell>
          <table:table-cell office:value-type="float" office:value="-0.0000394359243912013" calcext:value-type="float">
            <text:p>-3.94359243912013E-05</text:p>
          </table:table-cell>
          <table:table-cell office:value-type="float" office:value="0.000882231704403935" calcext:value-type="float">
            <text:p>0.000882231704404</text:p>
          </table:table-cell>
          <table:table-cell office:value-type="float" office:value="0.000426984957857333" calcext:value-type="float">
            <text:p>0.000426984957857</text:p>
          </table:table-cell>
        </table:table-row>
        <table:table-row table:style-name="ro1">
          <table:table-cell office:value-type="float" office:value="1751931861.80769" calcext:value-type="float">
            <text:p>1751931861.80769</text:p>
          </table:table-cell>
          <table:table-cell office:value-type="float" office:value="-0.00224086590417201" calcext:value-type="float">
            <text:p>-0.002240865904172</text:p>
          </table:table-cell>
          <table:table-cell office:value-type="float" office:value="0.000492550135397913" calcext:value-type="float">
            <text:p>0.000492550135398</text:p>
          </table:table-cell>
          <table:table-cell office:value-type="float" office:value="-0.0000773366946482668" calcext:value-type="float">
            <text:p>-7.73366946482668E-05</text:p>
          </table:table-cell>
          <table:table-cell office:value-type="float" office:value="-0.0116676092147827" calcext:value-type="float">
            <text:p>-0.011667609214783</text:p>
          </table:table-cell>
          <table:table-cell office:value-type="float" office:value="0.00377439707517624" calcext:value-type="float">
            <text:p>0.003774397075176</text:p>
          </table:table-cell>
          <table:table-cell office:value-type="float" office:value="-0.00661639931588143" calcext:value-type="float">
            <text:p>-0.006616399315881</text:p>
          </table:table-cell>
          <table:table-cell office:value-type="float" office:value="0.0094267433106107" calcext:value-type="float">
            <text:p>0.009426743310611</text:p>
          </table:table-cell>
          <table:table-cell office:value-type="float" office:value="-0.00328184693977833" calcext:value-type="float">
            <text:p>-0.003281846939778</text:p>
          </table:table-cell>
          <table:table-cell office:value-type="float" office:value="0.00653906262123316" calcext:value-type="float">
            <text:p>0.006539062621233</text:p>
          </table:table-cell>
          <table:table-cell office:value-type="float" office:value="0.00998168366460668" calcext:value-type="float">
            <text:p>0.009981683664607</text:p>
          </table:table-cell>
        </table:table-row>
        <table:table-row table:style-name="ro1">
          <table:table-cell office:value-type="float" office:value="1751931862.28227" calcext:value-type="float">
            <text:p>1751931862.28227</text:p>
          </table:table-cell>
          <table:table-cell office:value-type="float" office:value="-0.0538237482405784" calcext:value-type="float">
            <text:p>-0.053823748240578</text:p>
          </table:table-cell>
          <table:table-cell office:value-type="float" office:value="0.0119599088409294" calcext:value-type="float">
            <text:p>0.011959908840929</text:p>
          </table:table-cell>
          <table:table-cell office:value-type="float" office:value="-0.00545808617881627" calcext:value-type="float">
            <text:p>-0.005458086178816</text:p>
          </table:table-cell>
          <table:table-cell office:value-type="float" office:value="-0.0606407523155213" calcext:value-type="float">
            <text:p>-0.060640752315521</text:p>
          </table:table-cell>
          <table:table-cell office:value-type="float" office:value="0.0163724198937416" calcext:value-type="float">
            <text:p>0.016372419893742</text:p>
          </table:table-cell>
          <table:table-cell office:value-type="float" office:value="-0.00547665090645699" calcext:value-type="float">
            <text:p>-0.005476650906457</text:p>
          </table:table-cell>
          <table:table-cell office:value-type="float" office:value="0.00681700407494286" calcext:value-type="float">
            <text:p>0.006817004074943</text:p>
          </table:table-cell>
          <table:table-cell office:value-type="float" office:value="-0.00441251105281221" calcext:value-type="float">
            <text:p>-0.004412511052812</text:p>
          </table:table-cell>
          <table:table-cell office:value-type="float" office:value="0.0000185647276407241" calcext:value-type="float">
            <text:p>1.85647276407241E-05</text:p>
          </table:table-cell>
          <table:table-cell office:value-type="float" office:value="0.00812045555058197" calcext:value-type="float">
            <text:p>0.008120455550582</text:p>
          </table:table-cell>
        </table:table-row>
        <table:table-row table:style-name="ro1">
          <table:table-cell office:value-type="float" office:value="1751931862.72361" calcext:value-type="float">
            <text:p>1751931862.72361</text:p>
          </table:table-cell>
          <table:table-cell office:value-type="float" office:value="-0.222399392598972" calcext:value-type="float">
            <text:p>-0.222399392598972</text:p>
          </table:table-cell>
          <table:table-cell office:value-type="float" office:value="0.044800986194721" calcext:value-type="float">
            <text:p>0.044800986194721</text:p>
          </table:table-cell>
          <table:table-cell office:value-type="float" office:value="0.043667142119443" calcext:value-type="float">
            <text:p>0.043667142119443</text:p>
          </table:table-cell>
          <table:table-cell office:value-type="float" office:value="-0.220155417919159" calcext:value-type="float">
            <text:p>-0.220155417919159</text:p>
          </table:table-cell>
          <table:table-cell office:value-type="float" office:value="0.0556647516787052" calcext:value-type="float">
            <text:p>0.055664751678705</text:p>
          </table:table-cell>
          <table:table-cell office:value-type="float" office:value="0.0369163018183509" calcext:value-type="float">
            <text:p>0.036916301818351</text:p>
          </table:table-cell>
          <table:table-cell office:value-type="float" office:value="-0.0022439746798128" calcext:value-type="float">
            <text:p>-0.002243974679813</text:p>
          </table:table-cell>
          <table:table-cell office:value-type="float" office:value="-0.0108637654839843" calcext:value-type="float">
            <text:p>-0.010863765483984</text:p>
          </table:table-cell>
          <table:table-cell office:value-type="float" office:value="0.00675084030109208" calcext:value-type="float">
            <text:p>0.006750840301092</text:p>
          </table:table-cell>
          <table:table-cell office:value-type="float" office:value="0.011093097982739" calcext:value-type="float">
            <text:p>0.011093097982739</text:p>
          </table:table-cell>
        </table:table-row>
        <table:table-row table:style-name="ro1">
          <table:table-cell office:value-type="float" office:value="1751931863.23938" calcext:value-type="float">
            <text:p>1751931863.23938</text:p>
          </table:table-cell>
          <table:table-cell office:value-type="float" office:value="-0.397539634440837" calcext:value-type="float">
            <text:p>-0.397539634440837</text:p>
          </table:table-cell>
          <table:table-cell office:value-type="float" office:value="0.0696157470840206" calcext:value-type="float">
            <text:p>0.069615747084021</text:p>
          </table:table-cell>
          <table:table-cell office:value-type="float" office:value="0.0476818058506066" calcext:value-type="float">
            <text:p>0.047681805850607</text:p>
          </table:table-cell>
          <table:table-cell office:value-type="float" office:value="-0.401350557804108" calcext:value-type="float">
            <text:p>-0.401350557804108</text:p>
          </table:table-cell>
          <table:table-cell office:value-type="float" office:value="0.0943811424076557" calcext:value-type="float">
            <text:p>0.094381142407656</text:p>
          </table:table-cell>
          <table:table-cell office:value-type="float" office:value="0.0412228518299398" calcext:value-type="float">
            <text:p>0.04122285182994</text:p>
          </table:table-cell>
          <table:table-cell office:value-type="float" office:value="0.00381092336327027" calcext:value-type="float">
            <text:p>0.00381092336327</text:p>
          </table:table-cell>
          <table:table-cell office:value-type="float" office:value="-0.0247653953236351" calcext:value-type="float">
            <text:p>-0.024765395323635</text:p>
          </table:table-cell>
          <table:table-cell office:value-type="float" office:value="0.00645895402066676" calcext:value-type="float">
            <text:p>0.006458954020667</text:p>
          </table:table-cell>
          <table:table-cell office:value-type="float" office:value="0.025056894109539" calcext:value-type="float">
            <text:p>0.025056894109539</text:p>
          </table:table-cell>
        </table:table-row>
        <table:table-row table:style-name="ro1">
          <table:table-cell office:value-type="float" office:value="1751931863.75527" calcext:value-type="float">
            <text:p>1751931863.75527</text:p>
          </table:table-cell>
          <table:table-cell office:value-type="float" office:value="-0.452850821894256" calcext:value-type="float">
            <text:p>-0.452850821894256</text:p>
          </table:table-cell>
          <table:table-cell office:value-type="float" office:value="0.0776492042837045" calcext:value-type="float">
            <text:p>0.077649204283705</text:p>
          </table:table-cell>
          <table:table-cell office:value-type="float" office:value="0.0441630340822159" calcext:value-type="float">
            <text:p>0.044163034082216</text:p>
          </table:table-cell>
          <table:table-cell office:value-type="float" office:value="-0.443195641040802" calcext:value-type="float">
            <text:p>-0.443195641040802</text:p>
          </table:table-cell>
          <table:table-cell office:value-type="float" office:value="0.101978430524468" calcext:value-type="float">
            <text:p>0.101978430524468</text:p>
          </table:table-cell>
          <table:table-cell office:value-type="float" office:value="0.0408765120671757" calcext:value-type="float">
            <text:p>0.040876512067176</text:p>
          </table:table-cell>
          <table:table-cell office:value-type="float" office:value="-0.00965518085345402" calcext:value-type="float">
            <text:p>-0.009655180853454</text:p>
          </table:table-cell>
          <table:table-cell office:value-type="float" office:value="-0.0243292262407639" calcext:value-type="float">
            <text:p>-0.024329226240764</text:p>
          </table:table-cell>
          <table:table-cell office:value-type="float" office:value="0.0032865220150402" calcext:value-type="float">
            <text:p>0.00328652201504</text:p>
          </table:table-cell>
          <table:table-cell office:value-type="float" office:value="0.0261750600149681" calcext:value-type="float">
            <text:p>0.026175060014968</text:p>
          </table:table-cell>
        </table:table-row>
        <table:table-row table:style-name="ro1">
          <table:table-cell office:value-type="float" office:value="1751931864.25715" calcext:value-type="float">
            <text:p>1751931864.25715</text:p>
          </table:table-cell>
          <table:table-cell office:value-type="float" office:value="-0.492766405926256" calcext:value-type="float">
            <text:p>-0.492766405926256</text:p>
          </table:table-cell>
          <table:table-cell office:value-type="float" office:value="0.0842016501845592" calcext:value-type="float">
            <text:p>0.084201650184559</text:p>
          </table:table-cell>
          <table:table-cell office:value-type="float" office:value="0.0440140010307835" calcext:value-type="float">
            <text:p>0.044014001030784</text:p>
          </table:table-cell>
          <table:table-cell office:value-type="float" office:value="-0.491114556789398" calcext:value-type="float">
            <text:p>-0.491114556789398</text:p>
          </table:table-cell>
          <table:table-cell office:value-type="float" office:value="0.11250608228147" calcext:value-type="float">
            <text:p>0.11250608228147</text:p>
          </table:table-cell>
          <table:table-cell office:value-type="float" office:value="0.0353288294792535" calcext:value-type="float">
            <text:p>0.035328829479254</text:p>
          </table:table-cell>
          <table:table-cell office:value-type="float" office:value="-0.0016518491368579" calcext:value-type="float">
            <text:p>-0.001651849136858</text:p>
          </table:table-cell>
          <table:table-cell office:value-type="float" office:value="-0.0283044320969111" calcext:value-type="float">
            <text:p>-0.028304432096911</text:p>
          </table:table-cell>
          <table:table-cell office:value-type="float" office:value="0.00868517155152992" calcext:value-type="float">
            <text:p>0.00868517155153</text:p>
          </table:table-cell>
          <table:table-cell office:value-type="float" office:value="0.0283525921548557" calcext:value-type="float">
            <text:p>0.028352592154856</text:p>
          </table:table-cell>
        </table:table-row>
        <table:table-row table:style-name="ro1">
          <table:table-cell office:value-type="float" office:value="1751931864.79033" calcext:value-type="float">
            <text:p>1751931864.79033</text:p>
          </table:table-cell>
          <table:table-cell office:value-type="float" office:value="-0.494951168784614" calcext:value-type="float">
            <text:p>-0.494951168784614</text:p>
          </table:table-cell>
          <table:table-cell office:value-type="float" office:value="0.0845835528082589" calcext:value-type="float">
            <text:p>0.084583552808259</text:p>
          </table:table-cell>
          <table:table-cell office:value-type="float" office:value="0.0391444984889651" calcext:value-type="float">
            <text:p>0.039144498488965</text:p>
          </table:table-cell>
          <table:table-cell office:value-type="float" office:value="-0.487578451633453" calcext:value-type="float">
            <text:p>-0.487578451633453</text:p>
          </table:table-cell>
          <table:table-cell office:value-type="float" office:value="0.111325388774276" calcext:value-type="float">
            <text:p>0.111325388774276</text:p>
          </table:table-cell>
          <table:table-cell office:value-type="float" office:value="0.0351218010864658" calcext:value-type="float">
            <text:p>0.035121801086466</text:p>
          </table:table-cell>
          <table:table-cell office:value-type="float" office:value="-0.00737271715116045" calcext:value-type="float">
            <text:p>-0.00737271715116</text:p>
          </table:table-cell>
          <table:table-cell office:value-type="float" office:value="-0.0267418359660169" calcext:value-type="float">
            <text:p>-0.026741835966017</text:p>
          </table:table-cell>
          <table:table-cell office:value-type="float" office:value="0.00402269740249928" calcext:value-type="float">
            <text:p>0.004022697402499</text:p>
          </table:table-cell>
          <table:table-cell office:value-type="float" office:value="0.0277395520696418" calcext:value-type="float">
            <text:p>0.027739552069642</text:p>
          </table:table-cell>
        </table:table-row>
        <table:table-row table:style-name="ro1">
          <table:table-cell office:value-type="float" office:value="1751931865.26285" calcext:value-type="float">
            <text:p>1751931865.26285</text:p>
          </table:table-cell>
          <table:table-cell office:value-type="float" office:value="-0.49495116879312" calcext:value-type="float">
            <text:p>-0.49495116879312</text:p>
          </table:table-cell>
          <table:table-cell office:value-type="float" office:value="0.0845835528097821" calcext:value-type="float">
            <text:p>0.084583552809782</text:p>
          </table:table-cell>
          <table:table-cell office:value-type="float" office:value="0.0395057210972483" calcext:value-type="float">
            <text:p>0.039505721097248</text:p>
          </table:table-cell>
          <table:table-cell office:value-type="float" office:value="-0.486146032810211" calcext:value-type="float">
            <text:p>-0.486146032810211</text:p>
          </table:table-cell>
          <table:table-cell office:value-type="float" office:value="0.110769741237164" calcext:value-type="float">
            <text:p>0.110769741237164</text:p>
          </table:table-cell>
          <table:table-cell office:value-type="float" office:value="0.0359332153918537" calcext:value-type="float">
            <text:p>0.035933215391854</text:p>
          </table:table-cell>
          <table:table-cell office:value-type="float" office:value="-0.00880513598290872" calcext:value-type="float">
            <text:p>-0.008805135982909</text:p>
          </table:table-cell>
          <table:table-cell office:value-type="float" office:value="-0.0261861884273815" calcext:value-type="float">
            <text:p>-0.026186188427382</text:p>
          </table:table-cell>
          <table:table-cell office:value-type="float" office:value="0.00357250570539458" calcext:value-type="float">
            <text:p>0.003572505705395</text:p>
          </table:table-cell>
          <table:table-cell office:value-type="float" office:value="0.0276269231734524" calcext:value-type="float">
            <text:p>0.027626923173452</text:p>
          </table:table-cell>
        </table:table-row>
        <table:table-row table:style-name="ro1">
          <table:table-cell office:value-type="float" office:value="1751931865.78866" calcext:value-type="float">
            <text:p>1751931865.78866</text:p>
          </table:table-cell>
          <table:table-cell office:value-type="float" office:value="-0.494868946363603" calcext:value-type="float">
            <text:p>-0.494868946363603</text:p>
          </table:table-cell>
          <table:table-cell office:value-type="float" office:value="0.0845687920558421" calcext:value-type="float">
            <text:p>0.084568792055842</text:p>
          </table:table-cell>
          <table:table-cell office:value-type="float" office:value="0.038707423945985" calcext:value-type="float">
            <text:p>0.038707423945985</text:p>
          </table:table-cell>
          <table:table-cell office:value-type="float" office:value="-0.485161006450653" calcext:value-type="float">
            <text:p>-0.485161006450653</text:p>
          </table:table-cell>
          <table:table-cell office:value-type="float" office:value="0.109170334413648" calcext:value-type="float">
            <text:p>0.109170334413648</text:p>
          </table:table-cell>
          <table:table-cell office:value-type="float" office:value="0.0398093062698632" calcext:value-type="float">
            <text:p>0.039809306269863</text:p>
          </table:table-cell>
          <table:table-cell office:value-type="float" office:value="-0.00970793991294994" calcext:value-type="float">
            <text:p>-0.00970793991295</text:p>
          </table:table-cell>
          <table:table-cell office:value-type="float" office:value="-0.0246015423578056" calcext:value-type="float">
            <text:p>-0.024601542357806</text:p>
          </table:table-cell>
          <table:table-cell office:value-type="float" office:value="-0.0011018823238782" calcext:value-type="float">
            <text:p>-0.001101882323878</text:p>
          </table:table-cell>
          <table:table-cell office:value-type="float" office:value="0.0264476839011727" calcext:value-type="float">
            <text:p>0.026447683901173</text:p>
          </table:table-cell>
        </table:table-row>
        <table:table-row table:style-name="ro1">
          <table:table-cell office:value-type="float" office:value="1751931866.34524" calcext:value-type="float">
            <text:p>1751931866.34524</text:p>
          </table:table-cell>
          <table:table-cell office:value-type="float" office:value="-0.494868946369287" calcext:value-type="float">
            <text:p>-0.494868946369287</text:p>
          </table:table-cell>
          <table:table-cell office:value-type="float" office:value="0.0845687920568633" calcext:value-type="float">
            <text:p>0.084568792056863</text:p>
          </table:table-cell>
          <table:table-cell office:value-type="float" office:value="0.0388405108671692" calcext:value-type="float">
            <text:p>0.038840510867169</text:p>
          </table:table-cell>
          <table:table-cell office:value-type="float" office:value="-0.483946263790131" calcext:value-type="float">
            <text:p>-0.483946263790131</text:p>
          </table:table-cell>
          <table:table-cell office:value-type="float" office:value="0.108864329755306" calcext:value-type="float">
            <text:p>0.108864329755306</text:p>
          </table:table-cell>
          <table:table-cell office:value-type="float" office:value="0.0418510628663915" calcext:value-type="float">
            <text:p>0.041851062866392</text:p>
          </table:table-cell>
          <table:table-cell office:value-type="float" office:value="-0.0109226825791569" calcext:value-type="float">
            <text:p>-0.010922682579157</text:p>
          </table:table-cell>
          <table:table-cell office:value-type="float" office:value="-0.024295537698443" calcext:value-type="float">
            <text:p>-0.024295537698443</text:p>
          </table:table-cell>
          <table:table-cell office:value-type="float" office:value="-0.00301055199922229" calcext:value-type="float">
            <text:p>-0.003010551999222</text:p>
          </table:table-cell>
          <table:table-cell office:value-type="float" office:value="0.0266379080781784" calcext:value-type="float">
            <text:p>0.026637908078178</text:p>
          </table:table-cell>
        </table:table-row>
        <table:table-row table:style-name="ro1">
          <table:table-cell office:value-type="float" office:value="1751931866.79876" calcext:value-type="float">
            <text:p>1751931866.79876</text:p>
          </table:table-cell>
          <table:table-cell office:value-type="float" office:value="-0.494868946370225" calcext:value-type="float">
            <text:p>-0.494868946370225</text:p>
          </table:table-cell>
          <table:table-cell office:value-type="float" office:value="0.0845687920570335" calcext:value-type="float">
            <text:p>0.084568792057034</text:p>
          </table:table-cell>
          <table:table-cell office:value-type="float" office:value="0.0395118613257952" calcext:value-type="float">
            <text:p>0.039511861325795</text:p>
          </table:table-cell>
          <table:table-cell office:value-type="float" office:value="-0.483470737934113" calcext:value-type="float">
            <text:p>-0.483470737934113</text:p>
          </table:table-cell>
          <table:table-cell office:value-type="float" office:value="0.108793593943119" calcext:value-type="float">
            <text:p>0.108793593943119</text:p>
          </table:table-cell>
          <table:table-cell office:value-type="float" office:value="0.042343777681995" calcext:value-type="float">
            <text:p>0.042343777681995</text:p>
          </table:table-cell>
          <table:table-cell office:value-type="float" office:value="-0.0113982084361129" calcext:value-type="float">
            <text:p>-0.011398208436113</text:p>
          </table:table-cell>
          <table:table-cell office:value-type="float" office:value="-0.0242248018860855" calcext:value-type="float">
            <text:p>-0.024224801886086</text:p>
          </table:table-cell>
          <table:table-cell office:value-type="float" office:value="-0.00283191635619984" calcext:value-type="float">
            <text:p>-0.0028319163562</text:p>
          </table:table-cell>
          <table:table-cell office:value-type="float" office:value="0.0267723772193126" calcext:value-type="float">
            <text:p>0.026772377219313</text:p>
          </table:table-cell>
        </table:table-row>
        <table:table-row table:style-name="ro1">
          <table:table-cell office:value-type="float" office:value="1751931867.27254" calcext:value-type="float">
            <text:p>1751931867.27254</text:p>
          </table:table-cell>
          <table:table-cell office:value-type="float" office:value="-0.494868946365195" calcext:value-type="float">
            <text:p>-0.494868946365195</text:p>
          </table:table-cell>
          <table:table-cell office:value-type="float" office:value="0.0845687920561345" calcext:value-type="float">
            <text:p>0.084568792056135</text:p>
          </table:table-cell>
          <table:table-cell office:value-type="float" office:value="0.0395118613257952" calcext:value-type="float">
            <text:p>0.039511861325795</text:p>
          </table:table-cell>
          <table:table-cell office:value-type="float" office:value="-0.483205735683441" calcext:value-type="float">
            <text:p>-0.483205735683441</text:p>
          </table:table-cell>
          <table:table-cell office:value-type="float" office:value="0.110231006518006" calcext:value-type="float">
            <text:p>0.110231006518006</text:p>
          </table:table-cell>
          <table:table-cell office:value-type="float" office:value="0.037156432242385" calcext:value-type="float">
            <text:p>0.037156432242385</text:p>
          </table:table-cell>
          <table:table-cell office:value-type="float" office:value="-0.011663210681754" calcext:value-type="float">
            <text:p>-0.011663210681754</text:p>
          </table:table-cell>
          <table:table-cell office:value-type="float" office:value="-0.0256622144618718" calcext:value-type="float">
            <text:p>-0.025662214461872</text:p>
          </table:table-cell>
          <table:table-cell office:value-type="float" office:value="0.00235542908341024" calcext:value-type="float">
            <text:p>0.00235542908341</text:p>
          </table:table-cell>
          <table:table-cell office:value-type="float" office:value="0.0281882907338151" calcext:value-type="float">
            <text:p>0.028188290733815</text:p>
          </table:table-cell>
        </table:table-row>
        <table:table-row table:style-name="ro1">
          <table:table-cell office:value-type="float" office:value="1751931867.81157" calcext:value-type="float">
            <text:p>1751931867.81157</text:p>
          </table:table-cell>
          <table:table-cell office:value-type="float" office:value="-0.494868946363046" calcext:value-type="float">
            <text:p>-0.494868946363046</text:p>
          </table:table-cell>
          <table:table-cell office:value-type="float" office:value="0.0845687920557494" calcext:value-type="float">
            <text:p>0.08456879205575</text:p>
          </table:table-cell>
          <table:table-cell office:value-type="float" office:value="0.0395118613257952" calcext:value-type="float">
            <text:p>0.039511861325795</text:p>
          </table:table-cell>
          <table:table-cell office:value-type="float" office:value="-0.482701241970062" calcext:value-type="float">
            <text:p>-0.482701241970062</text:p>
          </table:table-cell>
          <table:table-cell office:value-type="float" office:value="0.110173353925347" calcext:value-type="float">
            <text:p>0.110173353925347</text:p>
          </table:table-cell>
          <table:table-cell office:value-type="float" office:value="0.037735251871831" calcext:value-type="float">
            <text:p>0.037735251871831</text:p>
          </table:table-cell>
          <table:table-cell office:value-type="float" office:value="-0.0121677043929835" calcext:value-type="float">
            <text:p>-0.012167704392984</text:p>
          </table:table-cell>
          <table:table-cell office:value-type="float" office:value="-0.0256045618695979" calcext:value-type="float">
            <text:p>-0.025604561869598</text:p>
          </table:table-cell>
          <table:table-cell office:value-type="float" office:value="0.00177660945396418" calcext:value-type="float">
            <text:p>0.001776609453964</text:p>
          </table:table-cell>
          <table:table-cell office:value-type="float" office:value="0.0283486616743912" calcext:value-type="float">
            <text:p>0.028348661674391</text:p>
          </table:table-cell>
        </table:table-row>
        <table:table-row table:style-name="ro1">
          <table:table-cell office:value-type="float" office:value="1751931868.31924" calcext:value-type="float">
            <text:p>1751931868.31924</text:p>
          </table:table-cell>
          <table:table-cell office:value-type="float" office:value="-0.494804996519935" calcext:value-type="float">
            <text:p>-0.494804996519935</text:p>
          </table:table-cell>
          <table:table-cell office:value-type="float" office:value="0.0845573569799598" calcext:value-type="float">
            <text:p>0.08455735697996</text:p>
          </table:table-cell>
          <table:table-cell office:value-type="float" office:value="0.0395132419201534" calcext:value-type="float">
            <text:p>0.039513241920153</text:p>
          </table:table-cell>
          <table:table-cell office:value-type="float" office:value="-0.482261002063751" calcext:value-type="float">
            <text:p>-0.482261002063751</text:p>
          </table:table-cell>
          <table:table-cell office:value-type="float" office:value="0.110201105475426" calcext:value-type="float">
            <text:p>0.110201105475426</text:p>
          </table:table-cell>
          <table:table-cell office:value-type="float" office:value="0.0383161461814914" calcext:value-type="float">
            <text:p>0.038316146181491</text:p>
          </table:table-cell>
          <table:table-cell office:value-type="float" office:value="-0.0125439944561835" calcext:value-type="float">
            <text:p>-0.012543994456184</text:p>
          </table:table-cell>
          <table:table-cell office:value-type="float" office:value="-0.0256437484954659" calcext:value-type="float">
            <text:p>-0.025643748495466</text:p>
          </table:table-cell>
          <table:table-cell office:value-type="float" office:value="0.001197095738662" calcext:value-type="float">
            <text:p>0.001197095738662</text:p>
          </table:table-cell>
          <table:table-cell office:value-type="float" office:value="0.0285473927673872" calcext:value-type="float">
            <text:p>0.028547392767387</text:p>
          </table:table-cell>
        </table:table-row>
        <table:table-row table:style-name="ro1">
          <table:table-cell office:value-type="float" office:value="1751931868.79474" calcext:value-type="float">
            <text:p>1751931868.79474</text:p>
          </table:table-cell>
          <table:table-cell office:value-type="float" office:value="-0.494804996526592" calcext:value-type="float">
            <text:p>-0.494804996526592</text:p>
          </table:table-cell>
          <table:table-cell office:value-type="float" office:value="0.0845573569811503" calcext:value-type="float">
            <text:p>0.08455735698115</text:p>
          </table:table-cell>
          <table:table-cell office:value-type="float" office:value="0.0395132419201534" calcext:value-type="float">
            <text:p>0.039513241920153</text:p>
          </table:table-cell>
          <table:table-cell office:value-type="float" office:value="-0.481904566287994" calcext:value-type="float">
            <text:p>-0.481904566287994</text:p>
          </table:table-cell>
          <table:table-cell office:value-type="float" office:value="0.11040067858994" calcext:value-type="float">
            <text:p>0.11040067858994</text:p>
          </table:table-cell>
          <table:table-cell office:value-type="float" office:value="0.0370355081844744" calcext:value-type="float">
            <text:p>0.037035508184475</text:p>
          </table:table-cell>
          <table:table-cell office:value-type="float" office:value="-0.0129004302385972" calcext:value-type="float">
            <text:p>-0.012900430238597</text:p>
          </table:table-cell>
          <table:table-cell office:value-type="float" office:value="-0.0258433216087898" calcext:value-type="float">
            <text:p>-0.02584332160879</text:p>
          </table:table-cell>
          <table:table-cell office:value-type="float" office:value="0.00247773373567894" calcext:value-type="float">
            <text:p>0.002477733735679</text:p>
          </table:table-cell>
          <table:table-cell office:value-type="float" office:value="0.0288842235851382" calcext:value-type="float">
            <text:p>0.028884223585138</text:p>
          </table:table-cell>
        </table:table-row>
        <table:table-row table:style-name="ro1">
          <table:table-cell office:value-type="float" office:value="1751931869.28563" calcext:value-type="float">
            <text:p>1751931869.28563</text:p>
          </table:table-cell>
          <table:table-cell office:value-type="float" office:value="-0.494733598956716" calcext:value-type="float">
            <text:p>-0.494733598956716</text:p>
          </table:table-cell>
          <table:table-cell office:value-type="float" office:value="0.0845445902611344" calcext:value-type="float">
            <text:p>0.084544590261134</text:p>
          </table:table-cell>
          <table:table-cell office:value-type="float" office:value="0.0395147819112924" calcext:value-type="float">
            <text:p>0.039514781911293</text:p>
          </table:table-cell>
          <table:table-cell office:value-type="float" office:value="-0.481548726558685" calcext:value-type="float">
            <text:p>-0.481548726558685</text:p>
          </table:table-cell>
          <table:table-cell office:value-type="float" office:value="0.110236005857587" calcext:value-type="float">
            <text:p>0.110236005857587</text:p>
          </table:table-cell>
          <table:table-cell office:value-type="float" office:value="0.0376252184208528" calcext:value-type="float">
            <text:p>0.037625218420853</text:p>
          </table:table-cell>
          <table:table-cell office:value-type="float" office:value="-0.0131848723980306" calcext:value-type="float">
            <text:p>-0.013184872398031</text:p>
          </table:table-cell>
          <table:table-cell office:value-type="float" office:value="-0.0256914155964525" calcext:value-type="float">
            <text:p>-0.025691415596453</text:p>
          </table:table-cell>
          <table:table-cell office:value-type="float" office:value="0.00188956349043967" calcext:value-type="float">
            <text:p>0.00188956349044</text:p>
          </table:table-cell>
          <table:table-cell office:value-type="float" office:value="0.0288771483270421" calcext:value-type="float">
            <text:p>0.028877148327042</text:p>
          </table:table-cell>
        </table:table-row>
        <table:table-row table:style-name="ro1">
          <table:table-cell office:value-type="float" office:value="1751931869.79131" calcext:value-type="float">
            <text:p>1751931869.79131</text:p>
          </table:table-cell>
          <table:table-cell office:value-type="float" office:value="-0.494733598956454" calcext:value-type="float">
            <text:p>-0.494733598956454</text:p>
          </table:table-cell>
          <table:table-cell office:value-type="float" office:value="0.084544590261087" calcext:value-type="float">
            <text:p>0.084544590261087</text:p>
          </table:table-cell>
          <table:table-cell office:value-type="float" office:value="0.0395147819112924" calcext:value-type="float">
            <text:p>0.039514781911293</text:p>
          </table:table-cell>
          <table:table-cell office:value-type="float" office:value="-0.481139242649078" calcext:value-type="float">
            <text:p>-0.481139242649078</text:p>
          </table:table-cell>
          <table:table-cell office:value-type="float" office:value="0.110163532197475" calcext:value-type="float">
            <text:p>0.110163532197475</text:p>
          </table:table-cell>
          <table:table-cell office:value-type="float" office:value="0.0379256329648396" calcext:value-type="float">
            <text:p>0.03792563296484</text:p>
          </table:table-cell>
          <table:table-cell office:value-type="float" office:value="-0.0135943563073752" calcext:value-type="float">
            <text:p>-0.013594356307375</text:p>
          </table:table-cell>
          <table:table-cell office:value-type="float" office:value="-0.0256189419363884" calcext:value-type="float">
            <text:p>-0.025618941936388</text:p>
          </table:table-cell>
          <table:table-cell office:value-type="float" office:value="0.00158914894645279" calcext:value-type="float">
            <text:p>0.001589148946453</text:p>
          </table:table-cell>
          <table:table-cell office:value-type="float" office:value="0.0290023569620111" calcext:value-type="float">
            <text:p>0.029002356962011</text:p>
          </table:table-cell>
        </table:table-row>
        <table:table-row table:style-name="ro1">
          <table:table-cell office:value-type="float" office:value="1751931870.25404" calcext:value-type="float">
            <text:p>1751931870.25404</text:p>
          </table:table-cell>
          <table:table-cell office:value-type="float" office:value="-0.494733598956315" calcext:value-type="float">
            <text:p>-0.494733598956315</text:p>
          </table:table-cell>
          <table:table-cell office:value-type="float" office:value="0.0845445902610617" calcext:value-type="float">
            <text:p>0.084544590261062</text:p>
          </table:table-cell>
          <table:table-cell office:value-type="float" office:value="0.0395147819112924" calcext:value-type="float">
            <text:p>0.039514781911293</text:p>
          </table:table-cell>
          <table:table-cell office:value-type="float" office:value="-0.480378091335297" calcext:value-type="float">
            <text:p>-0.480378091335297</text:p>
          </table:table-cell>
          <table:table-cell office:value-type="float" office:value="0.110420791432261" calcext:value-type="float">
            <text:p>0.110420791432261</text:p>
          </table:table-cell>
          <table:table-cell office:value-type="float" office:value="0.0368321029071113" calcext:value-type="float">
            <text:p>0.036832102907111</text:p>
          </table:table-cell>
          <table:table-cell office:value-type="float" office:value="-0.0143555076210179" calcext:value-type="float">
            <text:p>-0.014355507621018</text:p>
          </table:table-cell>
          <table:table-cell office:value-type="float" office:value="-0.0258762011711998" calcext:value-type="float">
            <text:p>-0.0258762011712</text:p>
          </table:table-cell>
          <table:table-cell office:value-type="float" office:value="0.00268267900418118" calcext:value-type="float">
            <text:p>0.002682679004181</text:p>
          </table:table-cell>
          <table:table-cell office:value-type="float" office:value="0.0295915255792855" calcext:value-type="float">
            <text:p>0.029591525579286</text:p>
          </table:table-cell>
        </table:table-row>
        <table:table-row table:style-name="ro1">
          <table:table-cell office:value-type="float" office:value="1751931870.76315" calcext:value-type="float">
            <text:p>1751931870.76315</text:p>
          </table:table-cell>
          <table:table-cell office:value-type="float" office:value="-0.494733598957597" calcext:value-type="float">
            <text:p>-0.494733598957597</text:p>
          </table:table-cell>
          <table:table-cell office:value-type="float" office:value="0.0845445902612903" calcext:value-type="float">
            <text:p>0.08454459026129</text:p>
          </table:table-cell>
          <table:table-cell office:value-type="float" office:value="0.0395147819112924" calcext:value-type="float">
            <text:p>0.039514781911293</text:p>
          </table:table-cell>
          <table:table-cell office:value-type="float" office:value="-0.480163395404816" calcext:value-type="float">
            <text:p>-0.480163395404816</text:p>
          </table:table-cell>
          <table:table-cell office:value-type="float" office:value="0.110405562445521" calcext:value-type="float">
            <text:p>0.110405562445521</text:p>
          </table:table-cell>
          <table:table-cell office:value-type="float" office:value="0.0364745999330087" calcext:value-type="float">
            <text:p>0.036474599933009</text:p>
          </table:table-cell>
          <table:table-cell office:value-type="float" office:value="-0.0145702035527811" calcext:value-type="float">
            <text:p>-0.014570203552781</text:p>
          </table:table-cell>
          <table:table-cell office:value-type="float" office:value="-0.0258609721842311" calcext:value-type="float">
            <text:p>-0.025860972184231</text:p>
          </table:table-cell>
          <table:table-cell office:value-type="float" office:value="0.00304018197828371" calcext:value-type="float">
            <text:p>0.003040181978284</text:p>
          </table:table-cell>
          <table:table-cell office:value-type="float" office:value="0.0296830037880779" calcext:value-type="float">
            <text:p>0.029683003788078</text:p>
          </table:table-cell>
        </table:table-row>
        <table:table-row table:style-name="ro1">
          <table:table-cell office:value-type="float" office:value="1751931871.23491" calcext:value-type="float">
            <text:p>1751931871.23491</text:p>
          </table:table-cell>
          <table:table-cell office:value-type="float" office:value="-0.494733598962052" calcext:value-type="float">
            <text:p>-0.494733598962052</text:p>
          </table:table-cell>
          <table:table-cell office:value-type="float" office:value="0.0845445902620867" calcext:value-type="float">
            <text:p>0.084544590262087</text:p>
          </table:table-cell>
          <table:table-cell office:value-type="float" office:value="0.0395147819112924" calcext:value-type="float">
            <text:p>0.039514781911293</text:p>
          </table:table-cell>
          <table:table-cell office:value-type="float" office:value="-0.480429112911224" calcext:value-type="float">
            <text:p>-0.480429112911224</text:p>
          </table:table-cell>
          <table:table-cell office:value-type="float" office:value="0.109709734097123" calcext:value-type="float">
            <text:p>0.109709734097123</text:p>
          </table:table-cell>
          <table:table-cell office:value-type="float" office:value="0.0378087266148555" calcext:value-type="float">
            <text:p>0.037808726614856</text:p>
          </table:table-cell>
          <table:table-cell office:value-type="float" office:value="-0.0143044860508281" calcext:value-type="float">
            <text:p>-0.014304486050828</text:p>
          </table:table-cell>
          <table:table-cell office:value-type="float" office:value="-0.0251651438350364" calcext:value-type="float">
            <text:p>-0.025165143835037</text:p>
          </table:table-cell>
          <table:table-cell office:value-type="float" office:value="0.00170605529643697" calcext:value-type="float">
            <text:p>0.001706055296437</text:p>
          </table:table-cell>
          <table:table-cell office:value-type="float" office:value="0.0289465504925269" calcext:value-type="float">
            <text:p>0.028946550492527</text:p>
          </table:table-cell>
        </table:table-row>
        <table:table-row table:style-name="ro1">
          <table:table-cell office:value-type="float" office:value="1751931871.72998" calcext:value-type="float">
            <text:p>1751931871.72998</text:p>
          </table:table-cell>
          <table:table-cell office:value-type="float" office:value="-0.494733598961283" calcext:value-type="float">
            <text:p>-0.494733598961283</text:p>
          </table:table-cell>
          <table:table-cell office:value-type="float" office:value="0.0845445902619492" calcext:value-type="float">
            <text:p>0.084544590261949</text:p>
          </table:table-cell>
          <table:table-cell office:value-type="float" office:value="0.0395147819112924" calcext:value-type="float">
            <text:p>0.039514781911293</text:p>
          </table:table-cell>
          <table:table-cell office:value-type="float" office:value="-0.480218708515167" calcext:value-type="float">
            <text:p>-0.480218708515167</text:p>
          </table:table-cell>
          <table:table-cell office:value-type="float" office:value="0.110113700851798" calcext:value-type="float">
            <text:p>0.110113700851798</text:p>
          </table:table-cell>
          <table:table-cell office:value-type="float" office:value="0.0374007325189325" calcext:value-type="float">
            <text:p>0.037400732518933</text:p>
          </table:table-cell>
          <table:table-cell office:value-type="float" office:value="-0.0145148904461157" calcext:value-type="float">
            <text:p>-0.014514890446116</text:p>
          </table:table-cell>
          <table:table-cell office:value-type="float" office:value="-0.0255691105898489" calcext:value-type="float">
            <text:p>-0.025569110589849</text:p>
          </table:table-cell>
          <table:table-cell office:value-type="float" office:value="0.00211404939235993" calcext:value-type="float">
            <text:p>0.00211404939236</text:p>
          </table:table-cell>
          <table:table-cell office:value-type="float" office:value="0.0294017254768944" calcext:value-type="float">
            <text:p>0.029401725476895</text:p>
          </table:table-cell>
        </table:table-row>
        <table:table-row table:style-name="ro1">
          <table:table-cell office:value-type="float" office:value="1751931872.23874" calcext:value-type="float">
            <text:p>1751931872.23874</text:p>
          </table:table-cell>
          <table:table-cell office:value-type="float" office:value="-0.494733598959196" calcext:value-type="float">
            <text:p>-0.494733598959196</text:p>
          </table:table-cell>
          <table:table-cell office:value-type="float" office:value="0.0845445902615758" calcext:value-type="float">
            <text:p>0.084544590261576</text:p>
          </table:table-cell>
          <table:table-cell office:value-type="float" office:value="0.0395147819112924" calcext:value-type="float">
            <text:p>0.039514781911293</text:p>
          </table:table-cell>
          <table:table-cell office:value-type="float" office:value="-0.47994464635849" calcext:value-type="float">
            <text:p>-0.47994464635849</text:p>
          </table:table-cell>
          <table:table-cell office:value-type="float" office:value="0.110243041068315" calcext:value-type="float">
            <text:p>0.110243041068315</text:p>
          </table:table-cell>
          <table:table-cell office:value-type="float" office:value="0.0365679768839176" calcext:value-type="float">
            <text:p>0.036567976883918</text:p>
          </table:table-cell>
          <table:table-cell office:value-type="float" office:value="-0.0147889526007063" calcext:value-type="float">
            <text:p>-0.014788952600706</text:p>
          </table:table-cell>
          <table:table-cell office:value-type="float" office:value="-0.0256984508067398" calcext:value-type="float">
            <text:p>-0.02569845080674</text:p>
          </table:table-cell>
          <table:table-cell office:value-type="float" office:value="0.00294680502737488" calcext:value-type="float">
            <text:p>0.002946805027375</text:p>
          </table:table-cell>
          <table:table-cell office:value-type="float" office:value="0.0296500167435427" calcext:value-type="float">
            <text:p>0.029650016743543</text:p>
          </table:table-cell>
        </table:table-row>
        <table:table-row table:style-name="ro1">
          <table:table-cell office:value-type="float" office:value="1751931872.73886" calcext:value-type="float">
            <text:p>1751931872.73886</text:p>
          </table:table-cell>
          <table:table-cell office:value-type="float" office:value="-0.494733598958084" calcext:value-type="float">
            <text:p>-0.494733598958084</text:p>
          </table:table-cell>
          <table:table-cell office:value-type="float" office:value="0.0845445902613765" calcext:value-type="float">
            <text:p>0.084544590261377</text:p>
          </table:table-cell>
          <table:table-cell office:value-type="float" office:value="0.0395147819112924" calcext:value-type="float">
            <text:p>0.039514781911293</text:p>
          </table:table-cell>
          <table:table-cell office:value-type="float" office:value="-0.479855954647064" calcext:value-type="float">
            <text:p>-0.479855954647064</text:p>
          </table:table-cell>
          <table:table-cell office:value-type="float" office:value="0.110153596848249" calcext:value-type="float">
            <text:p>0.110153596848249</text:p>
          </table:table-cell>
          <table:table-cell office:value-type="float" office:value="0.0367266222534211" calcext:value-type="float">
            <text:p>0.036726622253421</text:p>
          </table:table-cell>
          <table:table-cell office:value-type="float" office:value="-0.0148776443110198" calcext:value-type="float">
            <text:p>-0.01487764431102</text:p>
          </table:table-cell>
          <table:table-cell office:value-type="float" office:value="-0.025609006586873" calcext:value-type="float">
            <text:p>-0.025609006586873</text:p>
          </table:table-cell>
          <table:table-cell office:value-type="float" office:value="0.00278815965787138" calcext:value-type="float">
            <text:p>0.002788159657871</text:p>
          </table:table-cell>
          <table:table-cell office:value-type="float" office:value="0.0296169802412691" calcext:value-type="float">
            <text:p>0.029616980241269</text:p>
          </table:table-cell>
        </table:table-row>
        <table:table-row table:style-name="ro1">
          <table:table-cell office:value-type="float" office:value="1751931873.32775" calcext:value-type="float">
            <text:p>1751931873.32775</text:p>
          </table:table-cell>
          <table:table-cell office:value-type="float" office:value="-0.494733598957239" calcext:value-type="float">
            <text:p>-0.494733598957239</text:p>
          </table:table-cell>
          <table:table-cell office:value-type="float" office:value="0.0845445902612236" calcext:value-type="float">
            <text:p>0.084544590261224</text:p>
          </table:table-cell>
          <table:table-cell office:value-type="float" office:value="0.0395147819112924" calcext:value-type="float">
            <text:p>0.039514781911293</text:p>
          </table:table-cell>
          <table:table-cell office:value-type="float" office:value="-0.479993999004364" calcext:value-type="float">
            <text:p>-0.479993999004364</text:p>
          </table:table-cell>
          <table:table-cell office:value-type="float" office:value="0.109604358673096" calcext:value-type="float">
            <text:p>0.109604358673096</text:p>
          </table:table-cell>
          <table:table-cell office:value-type="float" office:value="0.0375512874974766" calcext:value-type="float">
            <text:p>0.037551287497477</text:p>
          </table:table-cell>
          <table:table-cell office:value-type="float" office:value="-0.0147395999528755" calcext:value-type="float">
            <text:p>-0.014739599952876</text:p>
          </table:table-cell>
          <table:table-cell office:value-type="float" office:value="-0.0250597684118722" calcext:value-type="float">
            <text:p>-0.025059768411872</text:p>
          </table:table-cell>
          <table:table-cell office:value-type="float" office:value="0.00196349441381583" calcext:value-type="float">
            <text:p>0.001963494413816</text:p>
          </table:table-cell>
          <table:table-cell office:value-type="float" office:value="0.0290731456782281" calcext:value-type="float">
            <text:p>0.029073145678228</text:p>
          </table:table-cell>
        </table:table-row>
        <table:table-row table:style-name="ro1">
          <table:table-cell office:value-type="float" office:value="1751931873.7912" calcext:value-type="float">
            <text:p>1751931873.7912</text:p>
          </table:table-cell>
          <table:table-cell office:value-type="float" office:value="-0.494733598952272" calcext:value-type="float">
            <text:p>-0.494733598952272</text:p>
          </table:table-cell>
          <table:table-cell office:value-type="float" office:value="0.0845445902603353" calcext:value-type="float">
            <text:p>0.084544590260335</text:p>
          </table:table-cell>
          <table:table-cell office:value-type="float" office:value="0.0395147819112924" calcext:value-type="float">
            <text:p>0.039514781911293</text:p>
          </table:table-cell>
          <table:table-cell office:value-type="float" office:value="-0.479729354381561" calcext:value-type="float">
            <text:p>-0.479729354381561</text:p>
          </table:table-cell>
          <table:table-cell office:value-type="float" office:value="0.110210988670588" calcext:value-type="float">
            <text:p>0.110210988670588</text:p>
          </table:table-cell>
          <table:table-cell office:value-type="float" office:value="0.0367640031704375" calcext:value-type="float">
            <text:p>0.036764003170438</text:p>
          </table:table-cell>
          <table:table-cell office:value-type="float" office:value="-0.015004244570711" calcext:value-type="float">
            <text:p>-0.015004244570711</text:p>
          </table:table-cell>
          <table:table-cell office:value-type="float" office:value="-0.0256663984102522" calcext:value-type="float">
            <text:p>-0.025666398410252</text:p>
          </table:table-cell>
          <table:table-cell office:value-type="float" office:value="0.00275077874085494" calcext:value-type="float">
            <text:p>0.002750778740855</text:p>
          </table:table-cell>
          <table:table-cell office:value-type="float" office:value="0.0297303105010948" calcext:value-type="float">
            <text:p>0.029730310501095</text:p>
          </table:table-cell>
        </table:table-row>
        <table:table-row table:style-name="ro1">
          <table:table-cell office:value-type="float" office:value="1751931874.28045" calcext:value-type="float">
            <text:p>1751931874.28045</text:p>
          </table:table-cell>
          <table:table-cell office:value-type="float" office:value="-0.49473359895775" calcext:value-type="float">
            <text:p>-0.49473359895775</text:p>
          </table:table-cell>
          <table:table-cell office:value-type="float" office:value="0.0845445902613134" calcext:value-type="float">
            <text:p>0.084544590261314</text:p>
          </table:table-cell>
          <table:table-cell office:value-type="float" office:value="0.0395147819112924" calcext:value-type="float">
            <text:p>0.039514781911293</text:p>
          </table:table-cell>
          <table:table-cell office:value-type="float" office:value="-0.479792535305023" calcext:value-type="float">
            <text:p>-0.479792535305023</text:p>
          </table:table-cell>
          <table:table-cell office:value-type="float" office:value="0.10956577770412" calcext:value-type="float">
            <text:p>0.10956577770412</text:p>
          </table:table-cell>
          <table:table-cell office:value-type="float" office:value="0.0378671923440907" calcext:value-type="float">
            <text:p>0.037867192344091</text:p>
          </table:table-cell>
          <table:table-cell office:value-type="float" office:value="-0.0149410636527272" calcext:value-type="float">
            <text:p>-0.014941063652727</text:p>
          </table:table-cell>
          <table:table-cell office:value-type="float" office:value="-0.0250211874428062" calcext:value-type="float">
            <text:p>-0.025021187442806</text:p>
          </table:table-cell>
          <table:table-cell office:value-type="float" office:value="0.00164758956720168" calcext:value-type="float">
            <text:p>0.001647589567202</text:p>
          </table:table-cell>
          <table:table-cell office:value-type="float" office:value="0.029142669818033" calcext:value-type="float">
            <text:p>0.029142669818033</text:p>
          </table:table-cell>
        </table:table-row>
        <table:table-row table:style-name="ro1">
          <table:table-cell office:value-type="float" office:value="1751931874.80507" calcext:value-type="float">
            <text:p>1751931874.80507</text:p>
          </table:table-cell>
          <table:table-cell office:value-type="float" office:value="-0.494733598960703" calcext:value-type="float">
            <text:p>-0.494733598960703</text:p>
          </table:table-cell>
          <table:table-cell office:value-type="float" office:value="0.0845445902618432" calcext:value-type="float">
            <text:p>0.084544590261843</text:p>
          </table:table-cell>
          <table:table-cell office:value-type="float" office:value="0.0395147819112924" calcext:value-type="float">
            <text:p>0.039514781911293</text:p>
          </table:table-cell>
          <table:table-cell office:value-type="float" office:value="-0.479548633098602" calcext:value-type="float">
            <text:p>-0.479548633098602</text:p>
          </table:table-cell>
          <table:table-cell office:value-type="float" office:value="0.110187876969576" calcext:value-type="float">
            <text:p>0.110187876969576</text:p>
          </table:table-cell>
          <table:table-cell office:value-type="float" office:value="0.0369382499754889" calcext:value-type="float">
            <text:p>0.036938249975489</text:p>
          </table:table-cell>
          <table:table-cell office:value-type="float" office:value="-0.0151849658621011" calcext:value-type="float">
            <text:p>-0.015184965862101</text:p>
          </table:table-cell>
          <table:table-cell office:value-type="float" office:value="-0.0256432867077327" calcext:value-type="float">
            <text:p>-0.025643286707733</text:p>
          </table:table-cell>
          <table:table-cell office:value-type="float" office:value="0.00257653193580354" calcext:value-type="float">
            <text:p>0.002576531935804</text:p>
          </table:table-cell>
          <table:table-cell office:value-type="float" office:value="0.0298020358601247" calcext:value-type="float">
            <text:p>0.029802035860125</text:p>
          </table:table-cell>
        </table:table-row>
        <table:table-row table:style-name="ro1">
          <table:table-cell office:value-type="float" office:value="1751931875.31965" calcext:value-type="float">
            <text:p>1751931875.31965</text:p>
          </table:table-cell>
          <table:table-cell office:value-type="float" office:value="-0.494733598960998" calcext:value-type="float">
            <text:p>-0.494733598960998</text:p>
          </table:table-cell>
          <table:table-cell office:value-type="float" office:value="0.0845445902618965" calcext:value-type="float">
            <text:p>0.084544590261897</text:p>
          </table:table-cell>
          <table:table-cell office:value-type="float" office:value="0.0395147819112924" calcext:value-type="float">
            <text:p>0.039514781911293</text:p>
          </table:table-cell>
          <table:table-cell office:value-type="float" office:value="-0.479445397853851" calcext:value-type="float">
            <text:p>-0.479445397853851</text:p>
          </table:table-cell>
          <table:table-cell office:value-type="float" office:value="0.109616875648499" calcext:value-type="float">
            <text:p>0.109616875648499</text:p>
          </table:table-cell>
          <table:table-cell office:value-type="float" office:value="0.038419279271301" calcext:value-type="float">
            <text:p>0.038419279271301</text:p>
          </table:table-cell>
          <table:table-cell office:value-type="float" office:value="-0.0152882011071467" calcext:value-type="float">
            <text:p>-0.015288201107147</text:p>
          </table:table-cell>
          <table:table-cell office:value-type="float" office:value="-0.0250722853866021" calcext:value-type="float">
            <text:p>-0.025072285386602</text:p>
          </table:table-cell>
          <table:table-cell office:value-type="float" office:value="0.00109550263999147" calcext:value-type="float">
            <text:p>0.001095502639991</text:p>
          </table:table-cell>
          <table:table-cell office:value-type="float" office:value="0.0293657723821421" calcext:value-type="float">
            <text:p>0.029365772382142</text:p>
          </table:table-cell>
        </table:table-row>
        <table:table-row table:style-name="ro1">
          <table:table-cell office:value-type="float" office:value="1751931875.73279" calcext:value-type="float">
            <text:p>1751931875.73279</text:p>
          </table:table-cell>
          <table:table-cell office:value-type="float" office:value="-0.497627044924293" calcext:value-type="float">
            <text:p>-0.497627044924293</text:p>
          </table:table-cell>
          <table:table-cell office:value-type="float" office:value="0.085344909919959" calcext:value-type="float">
            <text:p>0.085344909919959</text:p>
          </table:table-cell>
          <table:table-cell office:value-type="float" office:value="-0.120469761441129" calcext:value-type="float">
            <text:p>-0.120469761441129</text:p>
          </table:table-cell>
          <table:table-cell office:value-type="float" office:value="-0.492117702960968" calcext:value-type="float">
            <text:p>-0.492117702960968</text:p>
          </table:table-cell>
          <table:table-cell office:value-type="float" office:value="0.106399508193135" calcext:value-type="float">
            <text:p>0.106399508193135</text:p>
          </table:table-cell>
          <table:table-cell office:value-type="float" office:value="-0.118997633273774" calcext:value-type="float">
            <text:p>-0.118997633273774</text:p>
          </table:table-cell>
          <table:table-cell office:value-type="float" office:value="-0.00550934196332537" calcext:value-type="float">
            <text:p>-0.005509341963325</text:p>
          </table:table-cell>
          <table:table-cell office:value-type="float" office:value="-0.0210545982731763" calcext:value-type="float">
            <text:p>-0.021054598273176</text:p>
          </table:table-cell>
          <table:table-cell office:value-type="float" office:value="-0.00147212816735443" calcext:value-type="float">
            <text:p>-0.001472128167354</text:p>
          </table:table-cell>
          <table:table-cell office:value-type="float" office:value="0.0217634776015621" calcext:value-type="float">
            <text:p>0.021763477601562</text:p>
          </table:table-cell>
        </table:table-row>
        <table:table-row table:style-name="ro1">
          <table:table-cell office:value-type="float" office:value="1751931876.23104" calcext:value-type="float">
            <text:p>1751931876.23104</text:p>
          </table:table-cell>
          <table:table-cell office:value-type="float" office:value="-0.49798585779561" calcext:value-type="float">
            <text:p>-0.49798585779561</text:p>
          </table:table-cell>
          <table:table-cell office:value-type="float" office:value="0.085481397918528" calcext:value-type="float">
            <text:p>0.085481397918528</text:p>
          </table:table-cell>
          <table:table-cell office:value-type="float" office:value="-0.432502062308285" calcext:value-type="float">
            <text:p>-0.432502062308285</text:p>
          </table:table-cell>
          <table:table-cell office:value-type="float" office:value="-0.510473310947418" calcext:value-type="float">
            <text:p>-0.510473310947418</text:p>
          </table:table-cell>
          <table:table-cell office:value-type="float" office:value="0.100089989602566" calcext:value-type="float">
            <text:p>0.100089989602566</text:p>
          </table:table-cell>
          <table:table-cell office:value-type="float" office:value="-0.413318332124115" calcext:value-type="float">
            <text:p>-0.413318332124115</text:p>
          </table:table-cell>
          <table:table-cell office:value-type="float" office:value="0.0124874531518083" calcext:value-type="float">
            <text:p>0.012487453151808</text:p>
          </table:table-cell>
          <table:table-cell office:value-type="float" office:value="-0.0146085916840378" calcext:value-type="float">
            <text:p>-0.014608591684038</text:p>
          </table:table-cell>
          <table:table-cell office:value-type="float" office:value="-0.0191837301841698" calcext:value-type="float">
            <text:p>-0.01918373018417</text:p>
          </table:table-cell>
          <table:table-cell office:value-type="float" office:value="0.0192184140138968" calcext:value-type="float">
            <text:p>0.019218414013897</text:p>
          </table:table-cell>
        </table:table-row>
        <table:table-row table:style-name="ro1">
          <table:table-cell office:value-type="float" office:value="1751931876.73493" calcext:value-type="float">
            <text:p>1751931876.73493</text:p>
          </table:table-cell>
          <table:table-cell office:value-type="float" office:value="-0.509331066526211" calcext:value-type="float">
            <text:p>-0.509331066526211</text:p>
          </table:table-cell>
          <table:table-cell office:value-type="float" office:value="0.0880951427796426" calcext:value-type="float">
            <text:p>0.088095142779643</text:p>
          </table:table-cell>
          <table:table-cell office:value-type="float" office:value="-0.943087762650398" calcext:value-type="float">
            <text:p>-0.943087762650398</text:p>
          </table:table-cell>
          <table:table-cell office:value-type="float" office:value="-0.541029632091522" calcext:value-type="float">
            <text:p>-0.541029632091522</text:p>
          </table:table-cell>
          <table:table-cell office:value-type="float" office:value="0.104243146255612" calcext:value-type="float">
            <text:p>0.104243146255612</text:p>
          </table:table-cell>
          <table:table-cell office:value-type="float" office:value="-0.914138421333698" calcext:value-type="float">
            <text:p>-0.914138421333698</text:p>
          </table:table-cell>
          <table:table-cell office:value-type="float" office:value="0.031698565565311" calcext:value-type="float">
            <text:p>0.031698565565311</text:p>
          </table:table-cell>
          <table:table-cell office:value-type="float" office:value="-0.0161480034759697" calcext:value-type="float">
            <text:p>-0.01614800347597</text:p>
          </table:table-cell>
          <table:table-cell office:value-type="float" office:value="-0.0289493413167005" calcext:value-type="float">
            <text:p>-0.028949341316701</text:p>
          </table:table-cell>
          <table:table-cell office:value-type="float" office:value="0.0355746690098201" calcext:value-type="float">
            <text:p>0.03557466900982</text:p>
          </table:table-cell>
        </table:table-row>
        <table:table-row table:style-name="ro1">
          <table:table-cell office:value-type="float" office:value="1751931877.26427" calcext:value-type="float">
            <text:p>1751931877.26427</text:p>
          </table:table-cell>
          <table:table-cell office:value-type="float" office:value="-0.505828207120114" calcext:value-type="float">
            <text:p>-0.505828207120114</text:p>
          </table:table-cell>
          <table:table-cell office:value-type="float" office:value="0.0897411723814223" calcext:value-type="float">
            <text:p>0.089741172381422</text:p>
          </table:table-cell>
          <table:table-cell office:value-type="float" office:value="-1.34267601809437" calcext:value-type="float">
            <text:p>-1.34267601809437</text:p>
          </table:table-cell>
          <table:table-cell office:value-type="float" office:value="-0.561805903911591" calcext:value-type="float">
            <text:p>-0.561805903911591</text:p>
          </table:table-cell>
          <table:table-cell office:value-type="float" office:value="0.117121186107397" calcext:value-type="float">
            <text:p>0.117121186107397</text:p>
          </table:table-cell>
          <table:table-cell office:value-type="float" office:value="-1.30632738757912" calcext:value-type="float">
            <text:p>-1.30632738757912</text:p>
          </table:table-cell>
          <table:table-cell office:value-type="float" office:value="0.0559776967914769" calcext:value-type="float">
            <text:p>0.055977696791477</text:p>
          </table:table-cell>
          <table:table-cell office:value-type="float" office:value="-0.0273800137259748" calcext:value-type="float">
            <text:p>-0.027380013725975</text:p>
          </table:table-cell>
          <table:table-cell office:value-type="float" office:value="-0.0363486305152412" calcext:value-type="float">
            <text:p>-0.036348630515241</text:p>
          </table:table-cell>
          <table:table-cell office:value-type="float" office:value="0.0623150679187072" calcext:value-type="float">
            <text:p>0.062315067918707</text:p>
          </table:table-cell>
        </table:table-row>
        <table:table-row table:style-name="ro1">
          <table:table-cell office:value-type="float" office:value="1751931877.73525" calcext:value-type="float">
            <text:p>1751931877.73525</text:p>
          </table:table-cell>
          <table:table-cell office:value-type="float" office:value="-0.495146141024443" calcext:value-type="float">
            <text:p>-0.495146141024443</text:p>
          </table:table-cell>
          <table:table-cell office:value-type="float" office:value="0.114169112905176" calcext:value-type="float">
            <text:p>0.114169112905176</text:p>
          </table:table-cell>
          <table:table-cell office:value-type="float" office:value="-1.32456888752361" calcext:value-type="float">
            <text:p>-1.32456888752361</text:p>
          </table:table-cell>
          <table:table-cell office:value-type="float" office:value="-0.56258362531662" calcext:value-type="float">
            <text:p>-0.56258362531662</text:p>
          </table:table-cell>
          <table:table-cell office:value-type="float" office:value="0.140470702201128" calcext:value-type="float">
            <text:p>0.140470702201128</text:p>
          </table:table-cell>
          <table:table-cell office:value-type="float" office:value="-1.30856565653424" calcext:value-type="float">
            <text:p>-1.30856565653424</text:p>
          </table:table-cell>
          <table:table-cell office:value-type="float" office:value="0.0674374842921773" calcext:value-type="float">
            <text:p>0.067437484292177</text:p>
          </table:table-cell>
          <table:table-cell office:value-type="float" office:value="-0.0263015892959522" calcext:value-type="float">
            <text:p>-0.026301589295952</text:p>
          </table:table-cell>
          <table:table-cell office:value-type="float" office:value="-0.0160032309893745" calcext:value-type="float">
            <text:p>-0.016003230989375</text:p>
          </table:table-cell>
          <table:table-cell office:value-type="float" office:value="0.0723849976663024" calcext:value-type="float">
            <text:p>0.072384997666303</text:p>
          </table:table-cell>
        </table:table-row>
        <table:table-row table:style-name="ro1">
          <table:table-cell office:value-type="float" office:value="1751931878.24135" calcext:value-type="float">
            <text:p>1751931878.24135</text:p>
          </table:table-cell>
          <table:table-cell office:value-type="float" office:value="-0.495983975411915" calcext:value-type="float">
            <text:p>-0.495983975411915</text:p>
          </table:table-cell>
          <table:table-cell office:value-type="float" office:value="0.147521912527312" calcext:value-type="float">
            <text:p>0.147521912527312</text:p>
          </table:table-cell>
          <table:table-cell office:value-type="float" office:value="-1.33063192697149" calcext:value-type="float">
            <text:p>-1.33063192697149</text:p>
          </table:table-cell>
          <table:table-cell office:value-type="float" office:value="-0.563486993312836" calcext:value-type="float">
            <text:p>-0.563486993312836</text:p>
          </table:table-cell>
          <table:table-cell office:value-type="float" office:value="0.174359075725079" calcext:value-type="float">
            <text:p>0.174359075725079</text:p>
          </table:table-cell>
          <table:table-cell office:value-type="float" office:value="-1.31082590288403" calcext:value-type="float">
            <text:p>-1.31082590288403</text:p>
          </table:table-cell>
          <table:table-cell office:value-type="float" office:value="0.0675030179009207" calcext:value-type="float">
            <text:p>0.067503017900921</text:p>
          </table:table-cell>
          <table:table-cell office:value-type="float" office:value="-0.0268371631977664" calcext:value-type="float">
            <text:p>-0.026837163197767</text:p>
          </table:table-cell>
          <table:table-cell office:value-type="float" office:value="-0.0198060240874611" calcext:value-type="float">
            <text:p>-0.019806024087461</text:p>
          </table:table-cell>
          <table:table-cell office:value-type="float" office:value="0.0726422105544399" calcext:value-type="float">
            <text:p>0.07264221055444</text:p>
          </table:table-cell>
        </table:table-row>
        <table:table-row table:style-name="ro1">
          <table:table-cell office:value-type="float" office:value="1751931878.75134" calcext:value-type="float">
            <text:p>1751931878.75134</text:p>
          </table:table-cell>
          <table:table-cell office:value-type="float" office:value="-0.49683371457145" calcext:value-type="float">
            <text:p>-0.49683371457145</text:p>
          </table:table-cell>
          <table:table-cell office:value-type="float" office:value="0.345583737841501" calcext:value-type="float">
            <text:p>0.345583737841501</text:p>
          </table:table-cell>
          <table:table-cell office:value-type="float" office:value="-1.35896460492537" calcext:value-type="float">
            <text:p>-1.35896460492537</text:p>
          </table:table-cell>
          <table:table-cell office:value-type="float" office:value="-0.564851582050324" calcext:value-type="float">
            <text:p>-0.564851582050324</text:p>
          </table:table-cell>
          <table:table-cell office:value-type="float" office:value="0.378479741513729" calcext:value-type="float">
            <text:p>0.378479741513729</text:p>
          </table:table-cell>
          <table:table-cell office:value-type="float" office:value="-1.33375075929533" calcext:value-type="float">
            <text:p>-1.33375075929533</text:p>
          </table:table-cell>
          <table:table-cell office:value-type="float" office:value="0.0680178674788733" calcext:value-type="float">
            <text:p>0.068017867478873</text:p>
          </table:table-cell>
          <table:table-cell office:value-type="float" office:value="-0.0328960036722279" calcext:value-type="float">
            <text:p>-0.032896003672228</text:p>
          </table:table-cell>
          <table:table-cell office:value-type="float" office:value="-0.0252138456300426" calcext:value-type="float">
            <text:p>-0.025213845630043</text:p>
          </table:table-cell>
          <table:table-cell office:value-type="float" office:value="0.0755551279131788" calcext:value-type="float">
            <text:p>0.075555127913179</text:p>
          </table:table-cell>
        </table:table-row>
        <table:table-row table:style-name="ro1">
          <table:table-cell office:value-type="float" office:value="1751931879.29753" calcext:value-type="float">
            <text:p>1751931879.29753</text:p>
          </table:table-cell>
          <table:table-cell office:value-type="float" office:value="-0.496431390852246" calcext:value-type="float">
            <text:p>-0.496431390852246</text:p>
          </table:table-cell>
          <table:table-cell office:value-type="float" office:value="0.695264289003583" calcext:value-type="float">
            <text:p>0.695264289003583</text:p>
          </table:table-cell>
          <table:table-cell office:value-type="float" office:value="-1.35068196969347" calcext:value-type="float">
            <text:p>-1.35068196969347</text:p>
          </table:table-cell>
          <table:table-cell office:value-type="float" office:value="-0.564045488834381" calcext:value-type="float">
            <text:p>-0.564045488834381</text:p>
          </table:table-cell>
          <table:table-cell office:value-type="float" office:value="0.760834448039532" calcext:value-type="float">
            <text:p>0.760834448039532</text:p>
          </table:table-cell>
          <table:table-cell office:value-type="float" office:value="-1.32798271765482" calcext:value-type="float">
            <text:p>-1.32798271765482</text:p>
          </table:table-cell>
          <table:table-cell office:value-type="float" office:value="0.0676140979821355" calcext:value-type="float">
            <text:p>0.067614097982136</text:p>
          </table:table-cell>
          <table:table-cell office:value-type="float" office:value="-0.0655701590359485" calcext:value-type="float">
            <text:p>-0.065570159035949</text:p>
          </table:table-cell>
          <table:table-cell office:value-type="float" office:value="-0.0226992520386522" calcext:value-type="float">
            <text:p>-0.022699252038652</text:p>
          </table:table-cell>
          <table:table-cell office:value-type="float" office:value="0.0941865807954478" calcext:value-type="float">
            <text:p>0.094186580795448</text:p>
          </table:table-cell>
        </table:table-row>
        <table:table-row table:style-name="ro1">
          <table:table-cell office:value-type="float" office:value="1751931879.74259" calcext:value-type="float">
            <text:p>1751931879.74259</text:p>
          </table:table-cell>
          <table:table-cell office:value-type="float" office:value="-0.497123023463738" calcext:value-type="float">
            <text:p>-0.497123023463738</text:p>
          </table:table-cell>
          <table:table-cell office:value-type="float" office:value="1.01680162288522" calcext:value-type="float">
            <text:p>1.01680162288522</text:p>
          </table:table-cell>
          <table:table-cell office:value-type="float" office:value="-1.34826336876615" calcext:value-type="float">
            <text:p>-1.34826336876615</text:p>
          </table:table-cell>
          <table:table-cell office:value-type="float" office:value="-0.55869323015213" calcext:value-type="float">
            <text:p>-0.55869323015213</text:p>
          </table:table-cell>
          <table:table-cell office:value-type="float" office:value="1.07817750424147" calcext:value-type="float">
            <text:p>1.07817750424147</text:p>
          </table:table-cell>
          <table:table-cell office:value-type="float" office:value="-1.31793818501263" calcext:value-type="float">
            <text:p>-1.31793818501263</text:p>
          </table:table-cell>
          <table:table-cell office:value-type="float" office:value="0.0615702066883918" calcext:value-type="float">
            <text:p>0.061570206688392</text:p>
          </table:table-cell>
          <table:table-cell office:value-type="float" office:value="-0.0613758813562455" calcext:value-type="float">
            <text:p>-0.061375881356246</text:p>
          </table:table-cell>
          <table:table-cell office:value-type="float" office:value="-0.0303251837535199" calcext:value-type="float">
            <text:p>-0.03032518375352</text:p>
          </table:table-cell>
          <table:table-cell office:value-type="float" office:value="0.0869361211689779" calcext:value-type="float">
            <text:p>0.086936121168978</text:p>
          </table:table-cell>
        </table:table-row>
        <table:table-row table:style-name="ro1">
          <table:table-cell office:value-type="float" office:value="1751931880.23963" calcext:value-type="float">
            <text:p>1751931880.23963</text:p>
          </table:table-cell>
          <table:table-cell office:value-type="float" office:value="-0.504901475822354" calcext:value-type="float">
            <text:p>-0.504901475822354</text:p>
          </table:table-cell>
          <table:table-cell office:value-type="float" office:value="1.13959585725874" calcext:value-type="float">
            <text:p>1.13959585725874</text:p>
          </table:table-cell>
          <table:table-cell office:value-type="float" office:value="-1.34429196845781" calcext:value-type="float">
            <text:p>-1.34429196845781</text:p>
          </table:table-cell>
          <table:table-cell office:value-type="float" office:value="-0.55716198682785" calcext:value-type="float">
            <text:p>-0.55716198682785</text:p>
          </table:table-cell>
          <table:table-cell office:value-type="float" office:value="1.17904704064131" calcext:value-type="float">
            <text:p>1.17904704064131</text:p>
          </table:table-cell>
          <table:table-cell office:value-type="float" office:value="-1.32438169174732" calcext:value-type="float">
            <text:p>-1.32438169174732</text:p>
          </table:table-cell>
          <table:table-cell office:value-type="float" office:value="0.0522605110054968" calcext:value-type="float">
            <text:p>0.052260511005497</text:p>
          </table:table-cell>
          <table:table-cell office:value-type="float" office:value="-0.039451183382569" calcext:value-type="float">
            <text:p>-0.039451183382569</text:p>
          </table:table-cell>
          <table:table-cell office:value-type="float" office:value="-0.0199102767104895" calcext:value-type="float">
            <text:p>-0.01991027671049</text:p>
          </table:table-cell>
          <table:table-cell office:value-type="float" office:value="0.0654794386112216" calcext:value-type="float">
            <text:p>0.065479438611222</text:p>
          </table:table-cell>
        </table:table-row>
        <table:table-row table:style-name="ro1">
          <table:table-cell office:value-type="float" office:value="1751931880.73749" calcext:value-type="float">
            <text:p>1751931880.73749</text:p>
          </table:table-cell>
          <table:table-cell office:value-type="float" office:value="-0.509107818368023" calcext:value-type="float">
            <text:p>-0.509107818368023</text:p>
          </table:table-cell>
          <table:table-cell office:value-type="float" office:value="1.15294008890637" calcext:value-type="float">
            <text:p>1.15294008890637</text:p>
          </table:table-cell>
          <table:table-cell office:value-type="float" office:value="-1.34469860787332" calcext:value-type="float">
            <text:p>-1.34469860787332</text:p>
          </table:table-cell>
          <table:table-cell office:value-type="float" office:value="-0.556792199611664" calcext:value-type="float">
            <text:p>-0.556792199611664</text:p>
          </table:table-cell>
          <table:table-cell office:value-type="float" office:value="1.17525678128004" calcext:value-type="float">
            <text:p>1.17525678128004</text:p>
          </table:table-cell>
          <table:table-cell office:value-type="float" office:value="-1.32291701494731" calcext:value-type="float">
            <text:p>-1.32291701494731</text:p>
          </table:table-cell>
          <table:table-cell office:value-type="float" office:value="0.0476843812436412" calcext:value-type="float">
            <text:p>0.047684381243641</text:p>
          </table:table-cell>
          <table:table-cell office:value-type="float" office:value="-0.0223166923736735" calcext:value-type="float">
            <text:p>-0.022316692373674</text:p>
          </table:table-cell>
          <table:table-cell office:value-type="float" office:value="-0.0217815929260086" calcext:value-type="float">
            <text:p>-0.021781592926009</text:p>
          </table:table-cell>
          <table:table-cell office:value-type="float" office:value="0.0526482190875446" calcext:value-type="float">
            <text:p>0.052648219087545</text:p>
          </table:table-cell>
        </table:table-row>
        <table:table-row table:style-name="ro1">
          <table:table-cell office:value-type="float" office:value="1751931881.24149" calcext:value-type="float">
            <text:p>1751931881.24149</text:p>
          </table:table-cell>
          <table:table-cell office:value-type="float" office:value="-0.509107818368022" calcext:value-type="float">
            <text:p>-0.509107818368022</text:p>
          </table:table-cell>
          <table:table-cell office:value-type="float" office:value="1.15294008890651" calcext:value-type="float">
            <text:p>1.15294008890651</text:p>
          </table:table-cell>
          <table:table-cell office:value-type="float" office:value="-1.3450377577653" calcext:value-type="float">
            <text:p>-1.3450377577653</text:p>
          </table:table-cell>
          <table:table-cell office:value-type="float" office:value="-0.556958377361298" calcext:value-type="float">
            <text:p>-0.556958377361298</text:p>
          </table:table-cell>
          <table:table-cell office:value-type="float" office:value="1.17470746487379" calcext:value-type="float">
            <text:p>1.17470746487379</text:p>
          </table:table-cell>
          <table:table-cell office:value-type="float" office:value="-1.32336808044186" calcext:value-type="float">
            <text:p>-1.32336808044186</text:p>
          </table:table-cell>
          <table:table-cell office:value-type="float" office:value="0.047850558993276" calcext:value-type="float">
            <text:p>0.047850558993276</text:p>
          </table:table-cell>
          <table:table-cell office:value-type="float" office:value="-0.0217673759672792" calcext:value-type="float">
            <text:p>-0.021767375967279</text:p>
          </table:table-cell>
          <table:table-cell office:value-type="float" office:value="-0.0216696773234382" calcext:value-type="float">
            <text:p>-0.021669677323438</text:p>
          </table:table-cell>
          <table:table-cell office:value-type="float" office:value="0.0525689514111692" calcext:value-type="float">
            <text:p>0.052568951411169</text:p>
          </table:table-cell>
        </table:table-row>
        <table:table-row table:style-name="ro1">
          <table:table-cell office:value-type="float" office:value="1751931881.73888" calcext:value-type="float">
            <text:p>1751931881.73888</text:p>
          </table:table-cell>
          <table:table-cell office:value-type="float" office:value="-0.509106794730839" calcext:value-type="float">
            <text:p>-0.509106794730839</text:p>
          </table:table-cell>
          <table:table-cell office:value-type="float" office:value="1.15270398220389" calcext:value-type="float">
            <text:p>1.15270398220389</text:p>
          </table:table-cell>
          <table:table-cell office:value-type="float" office:value="-1.35927988912186" calcext:value-type="float">
            <text:p>-1.35927988912186</text:p>
          </table:table-cell>
          <table:table-cell office:value-type="float" office:value="-0.557738840579987" calcext:value-type="float">
            <text:p>-0.557738840579987</text:p>
          </table:table-cell>
          <table:table-cell office:value-type="float" office:value="1.17479496449232" calcext:value-type="float">
            <text:p>1.17479496449232</text:p>
          </table:table-cell>
          <table:table-cell office:value-type="float" office:value="-1.34030981141652" calcext:value-type="float">
            <text:p>-1.34030981141652</text:p>
          </table:table-cell>
          <table:table-cell office:value-type="float" office:value="0.0486320458491474" calcext:value-type="float">
            <text:p>0.048632045849147</text:p>
          </table:table-cell>
          <table:table-cell office:value-type="float" office:value="-0.0220909822884296" calcext:value-type="float">
            <text:p>-0.02209098228843</text:p>
          </table:table-cell>
          <table:table-cell office:value-type="float" office:value="-0.0189700777053412" calcext:value-type="float">
            <text:p>-0.018970077705341</text:p>
          </table:table-cell>
          <table:table-cell office:value-type="float" office:value="0.0534142994144947" calcext:value-type="float">
            <text:p>0.053414299414495</text:p>
          </table:table-cell>
        </table:table-row>
        <table:table-row table:style-name="ro1">
          <table:table-cell office:value-type="float" office:value="1751931882.24881" calcext:value-type="float">
            <text:p>1751931882.24881</text:p>
          </table:table-cell>
          <table:table-cell office:value-type="float" office:value="-0.509104493581197" calcext:value-type="float">
            <text:p>-0.509104493581197</text:p>
          </table:table-cell>
          <table:table-cell office:value-type="float" office:value="1.15324966440118" calcext:value-type="float">
            <text:p>1.15324966440118</text:p>
          </table:table-cell>
          <table:table-cell office:value-type="float" office:value="-1.5078161121356" calcext:value-type="float">
            <text:p>-1.5078161121356</text:p>
          </table:table-cell>
          <table:table-cell office:value-type="float" office:value="-0.567324340343475" calcext:value-type="float">
            <text:p>-0.567324340343475</text:p>
          </table:table-cell>
          <table:table-cell office:value-type="float" office:value="1.18574302643538" calcext:value-type="float">
            <text:p>1.18574302643538</text:p>
          </table:table-cell>
          <table:table-cell office:value-type="float" office:value="-1.49145518016412" calcext:value-type="float">
            <text:p>-1.49145518016412</text:p>
          </table:table-cell>
          <table:table-cell office:value-type="float" office:value="0.0582198467622788" calcext:value-type="float">
            <text:p>0.058219846762279</text:p>
          </table:table-cell>
          <table:table-cell office:value-type="float" office:value="-0.0324933620341954" calcext:value-type="float">
            <text:p>-0.032493362034195</text:p>
          </table:table-cell>
          <table:table-cell office:value-type="float" office:value="-0.0163609319714717" calcext:value-type="float">
            <text:p>-0.016360931971472</text:p>
          </table:table-cell>
          <table:table-cell office:value-type="float" office:value="0.0666736014724607" calcext:value-type="float">
            <text:p>0.066673601472461</text:p>
          </table:table-cell>
        </table:table-row>
        <table:table-row table:style-name="ro1">
          <table:table-cell office:value-type="float" office:value="1751931882.74803" calcext:value-type="float">
            <text:p>1751931882.74803</text:p>
          </table:table-cell>
          <table:table-cell office:value-type="float" office:value="-0.509242914601867" calcext:value-type="float">
            <text:p>-0.509242914601867</text:p>
          </table:table-cell>
          <table:table-cell office:value-type="float" office:value="1.15336723082047" calcext:value-type="float">
            <text:p>1.15336723082047</text:p>
          </table:table-cell>
          <table:table-cell office:value-type="float" office:value="-1.97185078723989" calcext:value-type="float">
            <text:p>-1.97185078723989</text:p>
          </table:table-cell>
          <table:table-cell office:value-type="float" office:value="-0.577200949192047" calcext:value-type="float">
            <text:p>-0.577200949192047</text:p>
          </table:table-cell>
          <table:table-cell office:value-type="float" office:value="1.21042328327894" calcext:value-type="float">
            <text:p>1.21042328327894</text:p>
          </table:table-cell>
          <table:table-cell office:value-type="float" office:value="-1.95840861498357" calcext:value-type="float">
            <text:p>-1.95840861498357</text:p>
          </table:table-cell>
          <table:table-cell office:value-type="float" office:value="0.0679580345901802" calcext:value-type="float">
            <text:p>0.06795803459018</text:p>
          </table:table-cell>
          <table:table-cell office:value-type="float" office:value="-0.057056052458468" calcext:value-type="float">
            <text:p>-0.057056052458468</text:p>
          </table:table-cell>
          <table:table-cell office:value-type="float" office:value="-0.0134421722563181" calcext:value-type="float">
            <text:p>-0.013442172256318</text:p>
          </table:table-cell>
          <table:table-cell office:value-type="float" office:value="0.0887338018316785" calcext:value-type="float">
            <text:p>0.088733801831679</text:p>
          </table:table-cell>
        </table:table-row>
        <table:table-row table:style-name="ro1">
          <table:table-cell office:value-type="float" office:value="1751931883.26482" calcext:value-type="float">
            <text:p>1751931883.26482</text:p>
          </table:table-cell>
          <table:table-cell office:value-type="float" office:value="-0.510519125457463" calcext:value-type="float">
            <text:p>-0.510519125457463</text:p>
          </table:table-cell>
          <table:table-cell office:value-type="float" office:value="1.16330363496025" calcext:value-type="float">
            <text:p>1.16330363496025</text:p>
          </table:table-cell>
          <table:table-cell office:value-type="float" office:value="-2.47875501884918" calcext:value-type="float">
            <text:p>-2.47875501884918</text:p>
          </table:table-cell>
          <table:table-cell office:value-type="float" office:value="-0.57276839017868" calcext:value-type="float">
            <text:p>-0.57276839017868</text:p>
          </table:table-cell>
          <table:table-cell office:value-type="float" office:value="1.24280863255262" calcext:value-type="float">
            <text:p>1.24280863255262</text:p>
          </table:table-cell>
          <table:table-cell office:value-type="float" office:value="-2.46776542950694" calcext:value-type="float">
            <text:p>-2.46776542950694</text:p>
          </table:table-cell>
          <table:table-cell office:value-type="float" office:value="0.0622492647212178" calcext:value-type="float">
            <text:p>0.062249264721218</text:p>
          </table:table-cell>
          <table:table-cell office:value-type="float" office:value="-0.0795049975923754" calcext:value-type="float">
            <text:p>-0.079504997592375</text:p>
          </table:table-cell>
          <table:table-cell office:value-type="float" office:value="-0.0109895893422403" calcext:value-type="float">
            <text:p>-0.01098958934224</text:p>
          </table:table-cell>
          <table:table-cell office:value-type="float" office:value="0.100975321739997" calcext:value-type="float">
            <text:p>0.100975321739997</text:p>
          </table:table-cell>
        </table:table-row>
        <table:table-row table:style-name="ro1">
          <table:table-cell office:value-type="float" office:value="1751931883.74415" calcext:value-type="float">
            <text:p>1751931883.74415</text:p>
          </table:table-cell>
          <table:table-cell office:value-type="float" office:value="-0.502526358137354" calcext:value-type="float">
            <text:p>-0.502526358137354</text:p>
          </table:table-cell>
          <table:table-cell office:value-type="float" office:value="1.17146786598498" calcext:value-type="float">
            <text:p>1.17146786598498</text:p>
          </table:table-cell>
          <table:table-cell office:value-type="float" office:value="-2.59984516712249" calcext:value-type="float">
            <text:p>-2.59984516712249</text:p>
          </table:table-cell>
          <table:table-cell office:value-type="float" office:value="-0.572862923145294" calcext:value-type="float">
            <text:p>-0.572862923145294</text:p>
          </table:table-cell>
          <table:table-cell office:value-type="float" office:value="1.24804025143385" calcext:value-type="float">
            <text:p>1.24804025143385</text:p>
          </table:table-cell>
          <table:table-cell office:value-type="float" office:value="-2.56177039714403" calcext:value-type="float">
            <text:p>-2.56177039714403</text:p>
          </table:table-cell>
          <table:table-cell office:value-type="float" office:value="0.0703365650079398" calcext:value-type="float">
            <text:p>0.07033656500794</text:p>
          </table:table-cell>
          <table:table-cell office:value-type="float" office:value="-0.0765723854488725" calcext:value-type="float">
            <text:p>-0.076572385448873</text:p>
          </table:table-cell>
          <table:table-cell office:value-type="float" office:value="-0.0380747699784632" calcext:value-type="float">
            <text:p>-0.038074769978463</text:p>
          </table:table-cell>
          <table:table-cell office:value-type="float" office:value="0.103973855321647" calcext:value-type="float">
            <text:p>0.103973855321647</text:p>
          </table:table-cell>
        </table:table-row>
        <table:table-row table:style-name="ro1">
          <table:table-cell office:value-type="float" office:value="1751931884.24389" calcext:value-type="float">
            <text:p>1751931884.24389</text:p>
          </table:table-cell>
          <table:table-cell office:value-type="float" office:value="-0.502696517861002" calcext:value-type="float">
            <text:p>-0.502696517861002</text:p>
          </table:table-cell>
          <table:table-cell office:value-type="float" office:value="1.17145470952576" calcext:value-type="float">
            <text:p>1.17145470952576</text:p>
          </table:table-cell>
          <table:table-cell office:value-type="float" office:value="-2.8104711697242" calcext:value-type="float">
            <text:p>-2.8104711697242</text:p>
          </table:table-cell>
          <table:table-cell office:value-type="float" office:value="-0.564530670642853" calcext:value-type="float">
            <text:p>-0.564530670642853</text:p>
          </table:table-cell>
          <table:table-cell office:value-type="float" office:value="1.25820296257734" calcext:value-type="float">
            <text:p>1.25820296257734</text:p>
          </table:table-cell>
          <table:table-cell office:value-type="float" office:value="-2.74146748096967" calcext:value-type="float">
            <text:p>-2.74146748096967</text:p>
          </table:table-cell>
          <table:table-cell office:value-type="float" office:value="0.0618341527818511" calcext:value-type="float">
            <text:p>0.061834152781851</text:p>
          </table:table-cell>
          <table:table-cell office:value-type="float" office:value="-0.0867482530515789" calcext:value-type="float">
            <text:p>-0.086748253051579</text:p>
          </table:table-cell>
          <table:table-cell office:value-type="float" office:value="-0.0690036887545289" calcext:value-type="float">
            <text:p>-0.069003688754529</text:p>
          </table:table-cell>
          <table:table-cell office:value-type="float" office:value="0.10653037997562" calcext:value-type="float">
            <text:p>0.10653037997562</text:p>
          </table:table-cell>
        </table:table-row>
        <table:table-row table:style-name="ro1">
          <table:table-cell office:value-type="float" office:value="1751931884.74218" calcext:value-type="float">
            <text:p>1751931884.74218</text:p>
          </table:table-cell>
          <table:table-cell office:value-type="float" office:value="-0.502559195425522" calcext:value-type="float">
            <text:p>-0.502559195425522</text:p>
          </table:table-cell>
          <table:table-cell office:value-type="float" office:value="1.17147526371521" calcext:value-type="float">
            <text:p>1.17147526371521</text:p>
          </table:table-cell>
          <table:table-cell office:value-type="float" office:value="-3.08896499485117" calcext:value-type="float">
            <text:p>-3.08896499485117</text:p>
          </table:table-cell>
          <table:table-cell office:value-type="float" office:value="-0.552316725254059" calcext:value-type="float">
            <text:p>-0.552316725254059</text:p>
          </table:table-cell>
          <table:table-cell office:value-type="float" office:value="1.27178566902876" calcext:value-type="float">
            <text:p>1.27178566902876</text:p>
          </table:table-cell>
          <table:table-cell office:value-type="float" office:value="-3.06890589753978" calcext:value-type="float">
            <text:p>-3.06890589753978</text:p>
          </table:table-cell>
          <table:table-cell office:value-type="float" office:value="0.0497575298285369" calcext:value-type="float">
            <text:p>0.049757529828537</text:p>
          </table:table-cell>
          <table:table-cell office:value-type="float" office:value="-0.100310405313552" calcext:value-type="float">
            <text:p>-0.100310405313552</text:p>
          </table:table-cell>
          <table:table-cell office:value-type="float" office:value="-0.0200590973113886" calcext:value-type="float">
            <text:p>-0.020059097311389</text:p>
          </table:table-cell>
          <table:table-cell office:value-type="float" office:value="0.111973162806124" calcext:value-type="float">
            <text:p>0.111973162806124</text:p>
          </table:table-cell>
        </table:table-row>
        <table:table-row table:style-name="ro1">
          <table:table-cell office:value-type="float" office:value="1751931885.2692" calcext:value-type="float">
            <text:p>1751931885.2692</text:p>
          </table:table-cell>
          <table:table-cell office:value-type="float" office:value="-0.492922504501604" calcext:value-type="float">
            <text:p>-0.492922504501604</text:p>
          </table:table-cell>
          <table:table-cell office:value-type="float" office:value="1.174413592468" calcext:value-type="float">
            <text:p>1.174413592468</text:p>
          </table:table-cell>
          <table:table-cell office:value-type="float" office:value="-3.47740428570501" calcext:value-type="float">
            <text:p>-3.47740428570501</text:p>
          </table:table-cell>
          <table:table-cell office:value-type="float" office:value="-0.53155642747879" calcext:value-type="float">
            <text:p>-0.53155642747879</text:p>
          </table:table-cell>
          <table:table-cell office:value-type="float" office:value="1.28099649399519" calcext:value-type="float">
            <text:p>1.28099649399519</text:p>
          </table:table-cell>
          <table:table-cell office:value-type="float" office:value="-3.44369264510885" calcext:value-type="float">
            <text:p>-3.44369264510885</text:p>
          </table:table-cell>
          <table:table-cell office:value-type="float" office:value="0.0386339229771862" calcext:value-type="float">
            <text:p>0.038633922977186</text:p>
          </table:table-cell>
          <table:table-cell office:value-type="float" office:value="-0.106582901527192" calcext:value-type="float">
            <text:p>-0.106582901527192</text:p>
          </table:table-cell>
          <table:table-cell office:value-type="float" office:value="-0.0337116405961582" calcext:value-type="float">
            <text:p>-0.033711640596158</text:p>
          </table:table-cell>
          <table:table-cell office:value-type="float" office:value="0.113368844496899" calcext:value-type="float">
            <text:p>0.113368844496899</text:p>
          </table:table-cell>
        </table:table-row>
        <table:table-row table:style-name="ro1">
          <table:table-cell office:value-type="float" office:value="1751931885.78344" calcext:value-type="float">
            <text:p>1751931885.78344</text:p>
          </table:table-cell>
          <table:table-cell office:value-type="float" office:value="-0.490046846911174" calcext:value-type="float">
            <text:p>-0.490046846911174</text:p>
          </table:table-cell>
          <table:table-cell office:value-type="float" office:value="1.16819557114853" calcext:value-type="float">
            <text:p>1.16819557114853</text:p>
          </table:table-cell>
          <table:table-cell office:value-type="float" office:value="-3.42250920393832" calcext:value-type="float">
            <text:p>-3.42250920393832</text:p>
          </table:table-cell>
          <table:table-cell office:value-type="float" office:value="-0.532451689243317" calcext:value-type="float">
            <text:p>-0.532451689243317</text:p>
          </table:table-cell>
          <table:table-cell office:value-type="float" office:value="1.28077035397291" calcext:value-type="float">
            <text:p>1.28077035397291</text:p>
          </table:table-cell>
          <table:table-cell office:value-type="float" office:value="-3.42429178946502" calcext:value-type="float">
            <text:p>-3.42429178946502</text:p>
          </table:table-cell>
          <table:table-cell office:value-type="float" office:value="0.042404842332143" calcext:value-type="float">
            <text:p>0.042404842332143</text:p>
          </table:table-cell>
          <table:table-cell office:value-type="float" office:value="-0.112574782824387" calcext:value-type="float">
            <text:p>-0.112574782824387</text:p>
          </table:table-cell>
          <table:table-cell office:value-type="float" office:value="0.00178258552669597" calcext:value-type="float">
            <text:p>0.001782585526696</text:p>
          </table:table-cell>
          <table:table-cell office:value-type="float" office:value="0.120296518574611" calcext:value-type="float">
            <text:p>0.120296518574611</text:p>
          </table:table-cell>
        </table:table-row>
        <table:table-row table:style-name="ro1">
          <table:table-cell office:value-type="float" office:value="1751931886.24233" calcext:value-type="float">
            <text:p>1751931886.24233</text:p>
          </table:table-cell>
          <table:table-cell office:value-type="float" office:value="-0.489813146453595" calcext:value-type="float">
            <text:p>-0.489813146453595</text:p>
          </table:table-cell>
          <table:table-cell office:value-type="float" office:value="1.16813035841322" calcext:value-type="float">
            <text:p>1.16813035841322</text:p>
          </table:table-cell>
          <table:table-cell office:value-type="float" office:value="-3.29392682902028" calcext:value-type="float">
            <text:p>-3.29392682902028</text:p>
          </table:table-cell>
          <table:table-cell office:value-type="float" office:value="-0.54140442609787" calcext:value-type="float">
            <text:p>-0.54140442609787</text:p>
          </table:table-cell>
          <table:table-cell office:value-type="float" office:value="1.27795844525099" calcext:value-type="float">
            <text:p>1.27795844525099</text:p>
          </table:table-cell>
          <table:table-cell office:value-type="float" office:value="-3.2767350034534" calcext:value-type="float">
            <text:p>-3.2767350034534</text:p>
          </table:table-cell>
          <table:table-cell office:value-type="float" office:value="0.0515912796442748" calcext:value-type="float">
            <text:p>0.051591279644275</text:p>
          </table:table-cell>
          <table:table-cell office:value-type="float" office:value="-0.109828086837769" calcext:value-type="float">
            <text:p>-0.109828086837769</text:p>
          </table:table-cell>
          <table:table-cell office:value-type="float" office:value="-0.0171918255668775" calcext:value-type="float">
            <text:p>-0.017191825566878</text:p>
          </table:table-cell>
          <table:table-cell office:value-type="float" office:value="0.121341949851559" calcext:value-type="float">
            <text:p>0.121341949851559</text:p>
          </table:table-cell>
        </table:table-row>
        <table:table-row table:style-name="ro1">
          <table:table-cell office:value-type="float" office:value="1751931886.74897" calcext:value-type="float">
            <text:p>1751931886.74897</text:p>
          </table:table-cell>
          <table:table-cell office:value-type="float" office:value="-0.450476257056298" calcext:value-type="float">
            <text:p>-0.450476257056298</text:p>
          </table:table-cell>
          <table:table-cell office:value-type="float" office:value="1.15394588170092" calcext:value-type="float">
            <text:p>1.15394588170092</text:p>
          </table:table-cell>
          <table:table-cell office:value-type="float" office:value="-3.28139853041806" calcext:value-type="float">
            <text:p>-3.28139853041806</text:p>
          </table:table-cell>
          <table:table-cell office:value-type="float" office:value="-0.500799238681793" calcext:value-type="float">
            <text:p>-0.500799238681793</text:p>
          </table:table-cell>
          <table:table-cell office:value-type="float" office:value="1.26200621575117" calcext:value-type="float">
            <text:p>1.26200621575117</text:p>
          </table:table-cell>
          <table:table-cell office:value-type="float" office:value="-3.26701109041306" calcext:value-type="float">
            <text:p>-3.26701109041306</text:p>
          </table:table-cell>
          <table:table-cell office:value-type="float" office:value="0.0503229816254952" calcext:value-type="float">
            <text:p>0.050322981625495</text:p>
          </table:table-cell>
          <table:table-cell office:value-type="float" office:value="-0.108060334050255" calcext:value-type="float">
            <text:p>-0.108060334050255</text:p>
          </table:table-cell>
          <table:table-cell office:value-type="float" office:value="-0.0143874400050055" calcext:value-type="float">
            <text:p>-0.014387440005006</text:p>
          </table:table-cell>
          <table:table-cell office:value-type="float" office:value="0.119203348420808" calcext:value-type="float">
            <text:p>0.119203348420808</text:p>
          </table:table-cell>
        </table:table-row>
        <table:table-row table:style-name="ro1">
          <table:table-cell office:value-type="float" office:value="1751931887.26185" calcext:value-type="float">
            <text:p>1751931887.26185</text:p>
          </table:table-cell>
          <table:table-cell office:value-type="float" office:value="-0.389796269667944" calcext:value-type="float">
            <text:p>-0.389796269667944</text:p>
          </table:table-cell>
          <table:table-cell office:value-type="float" office:value="1.1302392397568" calcext:value-type="float">
            <text:p>1.1302392397568</text:p>
          </table:table-cell>
          <table:table-cell office:value-type="float" office:value="-3.30797155627685" calcext:value-type="float">
            <text:p>-3.30797155627685</text:p>
          </table:table-cell>
          <table:table-cell office:value-type="float" office:value="-0.42944997549057" calcext:value-type="float">
            <text:p>-0.42944997549057</text:p>
          </table:table-cell>
          <table:table-cell office:value-type="float" office:value="1.2353078648448" calcext:value-type="float">
            <text:p>1.2353078648448</text:p>
          </table:table-cell>
          <table:table-cell office:value-type="float" office:value="-3.28353059267262" calcext:value-type="float">
            <text:p>-3.28353059267262</text:p>
          </table:table-cell>
          <table:table-cell office:value-type="float" office:value="0.0396537058226258" calcext:value-type="float">
            <text:p>0.039653705822626</text:p>
          </table:table-cell>
          <table:table-cell office:value-type="float" office:value="-0.105068625087998" calcext:value-type="float">
            <text:p>-0.105068625087998</text:p>
          </table:table-cell>
          <table:table-cell office:value-type="float" office:value="-0.0244409636042318" calcext:value-type="float">
            <text:p>-0.024440963604232</text:p>
          </table:table-cell>
          <table:table-cell office:value-type="float" office:value="0.112302414770786" calcext:value-type="float">
            <text:p>0.112302414770786</text:p>
          </table:table-cell>
        </table:table-row>
        <table:table-row table:style-name="ro1">
          <table:table-cell office:value-type="float" office:value="1751931887.75302" calcext:value-type="float">
            <text:p>1751931887.75302</text:p>
          </table:table-cell>
          <table:table-cell office:value-type="float" office:value="-0.112403448155031" calcext:value-type="float">
            <text:p>-0.112403448155031</text:p>
          </table:table-cell>
          <table:table-cell office:value-type="float" office:value="1.01624588863925" calcext:value-type="float">
            <text:p>1.01624588863925</text:p>
          </table:table-cell>
          <table:table-cell office:value-type="float" office:value="-3.31905456596983" calcext:value-type="float">
            <text:p>-3.31905456596983</text:p>
          </table:table-cell>
          <table:table-cell office:value-type="float" office:value="-0.146473824977875" calcext:value-type="float">
            <text:p>-0.146473824977875</text:p>
          </table:table-cell>
          <table:table-cell office:value-type="float" office:value="1.11680131405592" calcext:value-type="float">
            <text:p>1.11680131405592</text:p>
          </table:table-cell>
          <table:table-cell office:value-type="float" office:value="-3.29470049201556" calcext:value-type="float">
            <text:p>-3.29470049201556</text:p>
          </table:table-cell>
          <table:table-cell office:value-type="float" office:value="0.0340703768228436" calcext:value-type="float">
            <text:p>0.034070376822844</text:p>
          </table:table-cell>
          <table:table-cell office:value-type="float" office:value="-0.100555425416672" calcext:value-type="float">
            <text:p>-0.100555425416672</text:p>
          </table:table-cell>
          <table:table-cell office:value-type="float" office:value="-0.024354073954262" calcext:value-type="float">
            <text:p>-0.024354073954262</text:p>
          </table:table-cell>
          <table:table-cell office:value-type="float" office:value="0.106170542795912" calcext:value-type="float">
            <text:p>0.106170542795912</text:p>
          </table:table-cell>
        </table:table-row>
        <table:table-row table:style-name="ro1">
          <table:table-cell office:value-type="float" office:value="1751931888.22538" calcext:value-type="float">
            <text:p>1751931888.22538</text:p>
          </table:table-cell>
          <table:table-cell office:value-type="float" office:value="0.223777848231919" calcext:value-type="float">
            <text:p>0.223777848231919</text:p>
          </table:table-cell>
          <table:table-cell office:value-type="float" office:value="0.882469769249009" calcext:value-type="float">
            <text:p>0.882469769249009</text:p>
          </table:table-cell>
          <table:table-cell office:value-type="float" office:value="-3.30554639016119" calcext:value-type="float">
            <text:p>-3.30554639016119</text:p>
          </table:table-cell>
          <table:table-cell office:value-type="float" office:value="0.187580406665802" calcext:value-type="float">
            <text:p>0.187580406665802</text:p>
          </table:table-cell>
          <table:table-cell office:value-type="float" office:value="0.97770594805479" calcext:value-type="float">
            <text:p>0.97770594805479</text:p>
          </table:table-cell>
          <table:table-cell office:value-type="float" office:value="-3.29207078652656" calcext:value-type="float">
            <text:p>-3.29207078652656</text:p>
          </table:table-cell>
          <table:table-cell office:value-type="float" office:value="0.0361974415661166" calcext:value-type="float">
            <text:p>0.036197441566117</text:p>
          </table:table-cell>
          <table:table-cell office:value-type="float" office:value="-0.0952361788057816" calcext:value-type="float">
            <text:p>-0.095236178805782</text:p>
          </table:table-cell>
          <table:table-cell office:value-type="float" office:value="-0.0134756036346335" calcext:value-type="float">
            <text:p>-0.013475603634634</text:p>
          </table:table-cell>
          <table:table-cell office:value-type="float" office:value="0.101883190612874" calcext:value-type="float">
            <text:p>0.101883190612874</text:p>
          </table:table-cell>
        </table:table-row>
        <table:table-row table:style-name="ro1">
          <table:table-cell office:value-type="float" office:value="1751931888.73206" calcext:value-type="float">
            <text:p>1751931888.73206</text:p>
          </table:table-cell>
          <table:table-cell office:value-type="float" office:value="0.495087599409497" calcext:value-type="float">
            <text:p>0.495087599409497</text:p>
          </table:table-cell>
          <table:table-cell office:value-type="float" office:value="0.79171756489981" calcext:value-type="float">
            <text:p>0.79171756489981</text:p>
          </table:table-cell>
          <table:table-cell office:value-type="float" office:value="-3.28332578260486" calcext:value-type="float">
            <text:p>-3.28332578260486</text:p>
          </table:table-cell>
          <table:table-cell office:value-type="float" office:value="0.456368803977966" calcext:value-type="float">
            <text:p>0.456368803977966</text:p>
          </table:table-cell>
          <table:table-cell office:value-type="float" office:value="0.870430164039135" calcext:value-type="float">
            <text:p>0.870430164039135</text:p>
          </table:table-cell>
          <table:table-cell office:value-type="float" office:value="-3.28890453949286" calcext:value-type="float">
            <text:p>-3.28890453949286</text:p>
          </table:table-cell>
          <table:table-cell office:value-type="float" office:value="0.0387187954315308" calcext:value-type="float">
            <text:p>0.038718795431531</text:p>
          </table:table-cell>
          <table:table-cell office:value-type="float" office:value="-0.0787125991393248" calcext:value-type="float">
            <text:p>-0.078712599139325</text:p>
          </table:table-cell>
          <table:table-cell office:value-type="float" office:value="0.00557875688800413" calcext:value-type="float">
            <text:p>0.005578756888004</text:p>
          </table:table-cell>
          <table:table-cell office:value-type="float" office:value="0.0877201139017544" calcext:value-type="float">
            <text:p>0.087720113901755</text:p>
          </table:table-cell>
        </table:table-row>
        <table:table-row table:style-name="ro1">
          <table:table-cell office:value-type="float" office:value="1751931889.2738" calcext:value-type="float">
            <text:p>1751931889.2738</text:p>
          </table:table-cell>
          <table:table-cell office:value-type="float" office:value="0.680155198108019" calcext:value-type="float">
            <text:p>0.680155198108019</text:p>
          </table:table-cell>
          <table:table-cell office:value-type="float" office:value="0.718627419063948" calcext:value-type="float">
            <text:p>0.718627419063948</text:p>
          </table:table-cell>
          <table:table-cell office:value-type="float" office:value="-3.29238703918401" calcext:value-type="float">
            <text:p>-3.29238703918401</text:p>
          </table:table-cell>
          <table:table-cell office:value-type="float" office:value="0.659411162137985" calcext:value-type="float">
            <text:p>0.659411162137985</text:p>
          </table:table-cell>
          <table:table-cell office:value-type="float" office:value="0.7853789255023" calcext:value-type="float">
            <text:p>0.7853789255023</text:p>
          </table:table-cell>
          <table:table-cell office:value-type="float" office:value="-3.2794142309384" calcext:value-type="float">
            <text:p>-3.2794142309384</text:p>
          </table:table-cell>
          <table:table-cell office:value-type="float" office:value="0.0207440359700341" calcext:value-type="float">
            <text:p>0.020744035970034</text:p>
          </table:table-cell>
          <table:table-cell office:value-type="float" office:value="-0.0667515064383522" calcext:value-type="float">
            <text:p>-0.066751506438352</text:p>
          </table:table-cell>
          <table:table-cell office:value-type="float" office:value="-0.0129728082456055" calcext:value-type="float">
            <text:p>-0.012972808245606</text:p>
          </table:table-cell>
          <table:table-cell office:value-type="float" office:value="0.0699004909862258" calcext:value-type="float">
            <text:p>0.069900490986226</text:p>
          </table:table-cell>
        </table:table-row>
        <table:table-row table:style-name="ro1">
          <table:table-cell office:value-type="float" office:value="1751931889.73239" calcext:value-type="float">
            <text:p>1751931889.73239</text:p>
          </table:table-cell>
          <table:table-cell office:value-type="float" office:value="0.967344877196326" calcext:value-type="float">
            <text:p>0.967344877196326</text:p>
          </table:table-cell>
          <table:table-cell office:value-type="float" office:value="0.604248495501702" calcext:value-type="float">
            <text:p>0.604248495501702</text:p>
          </table:table-cell>
          <table:table-cell office:value-type="float" office:value="-3.30066285116041" calcext:value-type="float">
            <text:p>-3.30066285116041</text:p>
          </table:table-cell>
          <table:table-cell office:value-type="float" office:value="0.923997148871422" calcext:value-type="float">
            <text:p>0.923997148871422</text:p>
          </table:table-cell>
          <table:table-cell office:value-type="float" office:value="0.680713586509228" calcext:value-type="float">
            <text:p>0.680713586509228</text:p>
          </table:table-cell>
          <table:table-cell office:value-type="float" office:value="-3.28657498469269" calcext:value-type="float">
            <text:p>-3.28657498469269</text:p>
          </table:table-cell>
          <table:table-cell office:value-type="float" office:value="0.0433477283249046" calcext:value-type="float">
            <text:p>0.043347728324905</text:p>
          </table:table-cell>
          <table:table-cell office:value-type="float" office:value="-0.0764650910075254" calcext:value-type="float">
            <text:p>-0.076465091007525</text:p>
          </table:table-cell>
          <table:table-cell office:value-type="float" office:value="-0.0140878664677229" calcext:value-type="float">
            <text:p>-0.014087866467723</text:p>
          </table:table-cell>
          <table:table-cell office:value-type="float" office:value="0.0878973019706457" calcext:value-type="float">
            <text:p>0.087897301970646</text:p>
          </table:table-cell>
        </table:table-row>
        <table:table-row table:style-name="ro1">
          <table:table-cell office:value-type="float" office:value="1751931890.25283" calcext:value-type="float">
            <text:p>1751931890.25283</text:p>
          </table:table-cell>
          <table:table-cell office:value-type="float" office:value="1.29319078454328" calcext:value-type="float">
            <text:p>1.29319078454328</text:p>
          </table:table-cell>
          <table:table-cell office:value-type="float" office:value="0.471247484996135" calcext:value-type="float">
            <text:p>0.471247484996135</text:p>
          </table:table-cell>
          <table:table-cell office:value-type="float" office:value="-3.30122288985788" calcext:value-type="float">
            <text:p>-3.30122288985788</text:p>
          </table:table-cell>
          <table:table-cell office:value-type="float" office:value="1.25704699754715" calcext:value-type="float">
            <text:p>1.25704699754715</text:p>
          </table:table-cell>
          <table:table-cell office:value-type="float" office:value="0.548181436955929" calcext:value-type="float">
            <text:p>0.548181436955929</text:p>
          </table:table-cell>
          <table:table-cell office:value-type="float" office:value="-3.27430293661706" calcext:value-type="float">
            <text:p>-3.27430293661706</text:p>
          </table:table-cell>
          <table:table-cell office:value-type="float" office:value="0.036143786996131" calcext:value-type="float">
            <text:p>0.036143786996131</text:p>
          </table:table-cell>
          <table:table-cell office:value-type="float" office:value="-0.0769339519597935" calcext:value-type="float">
            <text:p>-0.076933951959794</text:p>
          </table:table-cell>
          <table:table-cell office:value-type="float" office:value="-0.0269199532408195" calcext:value-type="float">
            <text:p>-0.02691995324082</text:p>
          </table:table-cell>
          <table:table-cell office:value-type="float" office:value="0.0850012135358873" calcext:value-type="float">
            <text:p>0.085001213535887</text:p>
          </table:table-cell>
        </table:table-row>
        <table:table-row table:style-name="ro1">
          <table:table-cell office:value-type="float" office:value="1751931890.76737" calcext:value-type="float">
            <text:p>1751931890.76737</text:p>
          </table:table-cell>
          <table:table-cell office:value-type="float" office:value="1.48793805846713" calcext:value-type="float">
            <text:p>1.48793805846713</text:p>
          </table:table-cell>
          <table:table-cell office:value-type="float" office:value="0.405771798416894" calcext:value-type="float">
            <text:p>0.405771798416894</text:p>
          </table:table-cell>
          <table:table-cell office:value-type="float" office:value="-3.28299280864122" calcext:value-type="float">
            <text:p>-3.28299280864122</text:p>
          </table:table-cell>
          <table:table-cell office:value-type="float" office:value="1.41707903146744" calcext:value-type="float">
            <text:p>1.41707903146744</text:p>
          </table:table-cell>
          <table:table-cell office:value-type="float" office:value="0.48486914485693" calcext:value-type="float">
            <text:p>0.48486914485693</text:p>
          </table:table-cell>
          <table:table-cell office:value-type="float" office:value="-3.26473513130811" calcext:value-type="float">
            <text:p>-3.26473513130811</text:p>
          </table:table-cell>
          <table:table-cell office:value-type="float" office:value="0.0708590269996892" calcext:value-type="float">
            <text:p>0.070859026999689</text:p>
          </table:table-cell>
          <table:table-cell office:value-type="float" office:value="-0.0790973464400361" calcext:value-type="float">
            <text:p>-0.079097346440036</text:p>
          </table:table-cell>
          <table:table-cell office:value-type="float" office:value="-0.0182576773331098" calcext:value-type="float">
            <text:p>-0.01825767733311</text:p>
          </table:table-cell>
          <table:table-cell office:value-type="float" office:value="0.10619506542772" calcext:value-type="float">
            <text:p>0.10619506542772</text:p>
          </table:table-cell>
        </table:table-row>
        <table:table-row table:style-name="ro1">
          <table:table-cell office:value-type="float" office:value="1751931891.25815" calcext:value-type="float">
            <text:p>1751931891.25815</text:p>
          </table:table-cell>
          <table:table-cell office:value-type="float" office:value="1.5100917980709" calcext:value-type="float">
            <text:p>1.5100917980709</text:p>
          </table:table-cell>
          <table:table-cell office:value-type="float" office:value="0.405058621044907" calcext:value-type="float">
            <text:p>0.405058621044907</text:p>
          </table:table-cell>
          <table:table-cell office:value-type="float" office:value="-3.32396799853911" calcext:value-type="float">
            <text:p>-3.32396799853911</text:p>
          </table:table-cell>
          <table:table-cell office:value-type="float" office:value="1.42758417129517" calcext:value-type="float">
            <text:p>1.42758417129517</text:p>
          </table:table-cell>
          <table:table-cell office:value-type="float" office:value="0.482715837657452" calcext:value-type="float">
            <text:p>0.482715837657452</text:p>
          </table:table-cell>
          <table:table-cell office:value-type="float" office:value="-3.3321069929239" calcext:value-type="float">
            <text:p>-3.3321069929239</text:p>
          </table:table-cell>
          <table:table-cell office:value-type="float" office:value="0.0825076267757299" calcext:value-type="float">
            <text:p>0.08250762677573</text:p>
          </table:table-cell>
          <table:table-cell office:value-type="float" office:value="-0.0776572166125449" calcext:value-type="float">
            <text:p>-0.077657216612545</text:p>
          </table:table-cell>
          <table:table-cell office:value-type="float" office:value="0.00813899438478094" calcext:value-type="float">
            <text:p>0.008138994384781</text:p>
          </table:table-cell>
          <table:table-cell office:value-type="float" office:value="0.113305568125185" calcext:value-type="float">
            <text:p>0.113305568125185</text:p>
          </table:table-cell>
        </table:table-row>
        <table:table-row table:style-name="ro1">
          <table:table-cell office:value-type="float" office:value="1751931891.72286" calcext:value-type="float">
            <text:p>1751931891.72286</text:p>
          </table:table-cell>
          <table:table-cell office:value-type="float" office:value="1.51110171419384" calcext:value-type="float">
            <text:p>1.51110171419384</text:p>
          </table:table-cell>
          <table:table-cell office:value-type="float" office:value="0.404345189711163" calcext:value-type="float">
            <text:p>0.404345189711163</text:p>
          </table:table-cell>
          <table:table-cell office:value-type="float" office:value="-3.60525998695152" calcext:value-type="float">
            <text:p>-3.60525998695152</text:p>
          </table:table-cell>
          <table:table-cell office:value-type="float" office:value="1.44346618652344" calcext:value-type="float">
            <text:p>1.44346618652344</text:p>
          </table:table-cell>
          <table:table-cell office:value-type="float" office:value="0.485498391091824" calcext:value-type="float">
            <text:p>0.485498391091824</text:p>
          </table:table-cell>
          <table:table-cell office:value-type="float" office:value="-3.57717021568574" calcext:value-type="float">
            <text:p>-3.57717021568574</text:p>
          </table:table-cell>
          <table:table-cell office:value-type="float" office:value="0.0676355276704015" calcext:value-type="float">
            <text:p>0.067635527670402</text:p>
          </table:table-cell>
          <table:table-cell office:value-type="float" office:value="-0.0811532013806608" calcext:value-type="float">
            <text:p>-0.081153201380661</text:p>
          </table:table-cell>
          <table:table-cell office:value-type="float" office:value="-0.0280897712657797" calcext:value-type="float">
            <text:p>-0.02808977126578</text:p>
          </table:table-cell>
          <table:table-cell office:value-type="float" office:value="0.105642826058298" calcext:value-type="float">
            <text:p>0.105642826058298</text:p>
          </table:table-cell>
        </table:table-row>
        <table:table-row table:style-name="ro1">
          <table:table-cell office:value-type="float" office:value="1751931892.22048" calcext:value-type="float">
            <text:p>1751931892.22048</text:p>
          </table:table-cell>
          <table:table-cell office:value-type="float" office:value="1.52491002903974" calcext:value-type="float">
            <text:p>1.52491002903974</text:p>
          </table:table-cell>
          <table:table-cell office:value-type="float" office:value="0.402119869959857" calcext:value-type="float">
            <text:p>0.402119869959857</text:p>
          </table:table-cell>
          <table:table-cell office:value-type="float" office:value="-4.1267073791611" calcext:value-type="float">
            <text:p>-4.1267073791611</text:p>
          </table:table-cell>
          <table:table-cell office:value-type="float" office:value="1.47551876306534" calcext:value-type="float">
            <text:p>1.47551876306534</text:p>
          </table:table-cell>
          <table:table-cell office:value-type="float" office:value="0.481827907264233" calcext:value-type="float">
            <text:p>0.481827907264233</text:p>
          </table:table-cell>
          <table:table-cell office:value-type="float" office:value="-4.10634178719301" calcext:value-type="float">
            <text:p>-4.10634178719301</text:p>
          </table:table-cell>
          <table:table-cell office:value-type="float" office:value="0.0493912659744058" calcext:value-type="float">
            <text:p>0.049391265974406</text:p>
          </table:table-cell>
          <table:table-cell office:value-type="float" office:value="-0.0797080373043759" calcext:value-type="float">
            <text:p>-0.079708037304376</text:p>
          </table:table-cell>
          <table:table-cell office:value-type="float" office:value="-0.0203655919680941" calcext:value-type="float">
            <text:p>-0.020365591968094</text:p>
          </table:table-cell>
          <table:table-cell office:value-type="float" office:value="0.0937702957522812" calcext:value-type="float">
            <text:p>0.093770295752281</text:p>
          </table:table-cell>
        </table:table-row>
        <table:table-row table:style-name="ro1">
          <table:table-cell office:value-type="float" office:value="1751931892.72801" calcext:value-type="float">
            <text:p>1751931892.72801</text:p>
          </table:table-cell>
          <table:table-cell office:value-type="float" office:value="1.52861996171869" calcext:value-type="float">
            <text:p>1.52861996171869</text:p>
          </table:table-cell>
          <table:table-cell office:value-type="float" office:value="0.396790522155478" calcext:value-type="float">
            <text:p>0.396790522155478</text:p>
          </table:table-cell>
          <table:table-cell office:value-type="float" office:value="-4.30467120517108" calcext:value-type="float">
            <text:p>-4.30467120517108</text:p>
          </table:table-cell>
          <table:table-cell office:value-type="float" office:value="1.48429352045059" calcext:value-type="float">
            <text:p>1.48429352045059</text:p>
          </table:table-cell>
          <table:table-cell office:value-type="float" office:value="0.477057717740536" calcext:value-type="float">
            <text:p>0.477057717740536</text:p>
          </table:table-cell>
          <table:table-cell office:value-type="float" office:value="-4.27006984608401" calcext:value-type="float">
            <text:p>-4.27006984608401</text:p>
          </table:table-cell>
          <table:table-cell office:value-type="float" office:value="0.0443264412680975" calcext:value-type="float">
            <text:p>0.044326441268098</text:p>
          </table:table-cell>
          <table:table-cell office:value-type="float" office:value="-0.0802671955850581" calcext:value-type="float">
            <text:p>-0.080267195585058</text:p>
          </table:table-cell>
          <table:table-cell office:value-type="float" office:value="-0.0346013590870733" calcext:value-type="float">
            <text:p>-0.034601359087073</text:p>
          </table:table-cell>
          <table:table-cell office:value-type="float" office:value="0.0916932717410829" calcext:value-type="float">
            <text:p>0.091693271741083</text:p>
          </table:table-cell>
        </table:table-row>
        <table:table-row table:style-name="ro1">
          <table:table-cell office:value-type="float" office:value="1751931893.23397" calcext:value-type="float">
            <text:p>1751931893.23397</text:p>
          </table:table-cell>
          <table:table-cell office:value-type="float" office:value="1.53032743948773" calcext:value-type="float">
            <text:p>1.53032743948773</text:p>
          </table:table-cell>
          <table:table-cell office:value-type="float" office:value="0.394663901781273" calcext:value-type="float">
            <text:p>0.394663901781273</text:p>
          </table:table-cell>
          <table:table-cell office:value-type="float" office:value="-4.42327648205182" calcext:value-type="float">
            <text:p>-4.42327648205182</text:p>
          </table:table-cell>
          <table:table-cell office:value-type="float" office:value="1.49013805389404" calcext:value-type="float">
            <text:p>1.49013805389404</text:p>
          </table:table-cell>
          <table:table-cell office:value-type="float" office:value="0.473461799323559" calcext:value-type="float">
            <text:p>0.473461799323559</text:p>
          </table:table-cell>
          <table:table-cell office:value-type="float" office:value="-4.38001388974847" calcext:value-type="float">
            <text:p>-4.38001388974847</text:p>
          </table:table-cell>
          <table:table-cell office:value-type="float" office:value="0.0401893855936859" calcext:value-type="float">
            <text:p>0.040189385593686</text:p>
          </table:table-cell>
          <table:table-cell office:value-type="float" office:value="-0.0787978975422859" calcext:value-type="float">
            <text:p>-0.078797897542286</text:p>
          </table:table-cell>
          <table:table-cell office:value-type="float" office:value="-0.0432625923033507" calcext:value-type="float">
            <text:p>-0.043262592303351</text:p>
          </table:table-cell>
          <table:table-cell office:value-type="float" office:value="0.0884550471792456" calcext:value-type="float">
            <text:p>0.088455047179246</text:p>
          </table:table-cell>
        </table:table-row>
        <table:table-row table:style-name="ro1">
          <table:table-cell office:value-type="float" office:value="1751931893.75753" calcext:value-type="float">
            <text:p>1751931893.75753</text:p>
          </table:table-cell>
          <table:table-cell office:value-type="float" office:value="1.53032457359009" calcext:value-type="float">
            <text:p>1.53032457359009</text:p>
          </table:table-cell>
          <table:table-cell office:value-type="float" office:value="0.394619019687142" calcext:value-type="float">
            <text:p>0.394619019687142</text:p>
          </table:table-cell>
          <table:table-cell office:value-type="float" office:value="-4.49024494076376" calcext:value-type="float">
            <text:p>-4.49024494076376</text:p>
          </table:table-cell>
          <table:table-cell office:value-type="float" office:value="1.49352145195007" calcext:value-type="float">
            <text:p>1.49352145195007</text:p>
          </table:table-cell>
          <table:table-cell office:value-type="float" office:value="0.469568602740765" calcext:value-type="float">
            <text:p>0.469568602740765</text:p>
          </table:table-cell>
          <table:table-cell office:value-type="float" office:value="-4.44984935721633" calcext:value-type="float">
            <text:p>-4.44984935721633</text:p>
          </table:table-cell>
          <table:table-cell office:value-type="float" office:value="0.0368031216400209" calcext:value-type="float">
            <text:p>0.036803121640021</text:p>
          </table:table-cell>
          <table:table-cell office:value-type="float" office:value="-0.0749495830536226" calcext:value-type="float">
            <text:p>-0.074949583053623</text:p>
          </table:table-cell>
          <table:table-cell office:value-type="float" office:value="-0.0403955835474257" calcext:value-type="float">
            <text:p>-0.040395583547426</text:p>
          </table:table-cell>
          <table:table-cell office:value-type="float" office:value="0.0834979626240188" calcext:value-type="float">
            <text:p>0.083497962624019</text:p>
          </table:table-cell>
        </table:table-row>
        <table:table-row table:style-name="ro1">
          <table:table-cell office:value-type="float" office:value="1751931894.24065" calcext:value-type="float">
            <text:p>1751931894.24065</text:p>
          </table:table-cell>
          <table:table-cell office:value-type="float" office:value="1.53032465373777" calcext:value-type="float">
            <text:p>1.53032465373777</text:p>
          </table:table-cell>
          <table:table-cell office:value-type="float" office:value="0.39461155600482" calcext:value-type="float">
            <text:p>0.39461155600482</text:p>
          </table:table-cell>
          <table:table-cell office:value-type="float" office:value="-4.48946592890799" calcext:value-type="float">
            <text:p>-4.48946592890799</text:p>
          </table:table-cell>
          <table:table-cell office:value-type="float" office:value="1.49348169565201" calcext:value-type="float">
            <text:p>1.49348169565201</text:p>
          </table:table-cell>
          <table:table-cell office:value-type="float" office:value="0.47000627964735" calcext:value-type="float">
            <text:p>0.47000627964735</text:p>
          </table:table-cell>
          <table:table-cell office:value-type="float" office:value="-4.44155046654137" calcext:value-type="float">
            <text:p>-4.44155046654137</text:p>
          </table:table-cell>
          <table:table-cell office:value-type="float" office:value="0.0368429580857608" calcext:value-type="float">
            <text:p>0.036842958085761</text:p>
          </table:table-cell>
          <table:table-cell office:value-type="float" office:value="-0.0753947236425303" calcext:value-type="float">
            <text:p>-0.07539472364253</text:p>
          </table:table-cell>
          <table:table-cell office:value-type="float" office:value="-0.0479154623666256" calcext:value-type="float">
            <text:p>-0.047915462366626</text:p>
          </table:table-cell>
          <table:table-cell office:value-type="float" office:value="0.0839152424392771" calcext:value-type="float">
            <text:p>0.083915242439277</text:p>
          </table:table-cell>
        </table:table-row>
        <table:table-row table:style-name="ro1">
          <table:table-cell office:value-type="float" office:value="1751931894.73161" calcext:value-type="float">
            <text:p>1751931894.73161</text:p>
          </table:table-cell>
          <table:table-cell office:value-type="float" office:value="1.53035104754195" calcext:value-type="float">
            <text:p>1.53035104754195</text:p>
          </table:table-cell>
          <table:table-cell office:value-type="float" office:value="0.395083262973814" calcext:value-type="float">
            <text:p>0.395083262973814</text:p>
          </table:table-cell>
          <table:table-cell office:value-type="float" office:value="-4.6335126449939" calcext:value-type="float">
            <text:p>-4.6335126449939</text:p>
          </table:table-cell>
          <table:table-cell office:value-type="float" office:value="1.49913436174393" calcext:value-type="float">
            <text:p>1.49913436174393</text:p>
          </table:table-cell>
          <table:table-cell office:value-type="float" office:value="0.464752249419689" calcext:value-type="float">
            <text:p>0.464752249419689</text:p>
          </table:table-cell>
          <table:table-cell office:value-type="float" office:value="-4.58781805369793" calcext:value-type="float">
            <text:p>-4.58781805369793</text:p>
          </table:table-cell>
          <table:table-cell office:value-type="float" office:value="0.0312166857980269" calcext:value-type="float">
            <text:p>0.031216685798027</text:p>
          </table:table-cell>
          <table:table-cell office:value-type="float" office:value="-0.0696689864458752" calcext:value-type="float">
            <text:p>-0.069668986445875</text:p>
          </table:table-cell>
          <table:table-cell office:value-type="float" office:value="-0.0456945912959759" calcext:value-type="float">
            <text:p>-0.045694591295976</text:p>
          </table:table-cell>
          <table:table-cell office:value-type="float" office:value="0.076342970498981" calcext:value-type="float">
            <text:p>0.076342970498981</text:p>
          </table:table-cell>
        </table:table-row>
        <table:table-row table:style-name="ro1">
          <table:table-cell office:value-type="float" office:value="1751931895.26737" calcext:value-type="float">
            <text:p>1751931895.26737</text:p>
          </table:table-cell>
          <table:table-cell office:value-type="float" office:value="1.52872198527898" calcext:value-type="float">
            <text:p>1.52872198527898</text:p>
          </table:table-cell>
          <table:table-cell office:value-type="float" office:value="0.385773387184833" calcext:value-type="float">
            <text:p>0.385773387184833</text:p>
          </table:table-cell>
          <table:table-cell office:value-type="float" office:value="1.59978310536911" calcext:value-type="float">
            <text:p>1.59978310536911</text:p>
          </table:table-cell>
          <table:table-cell office:value-type="float" office:value="1.49988466501236" calcext:value-type="float">
            <text:p>1.49988466501236</text:p>
          </table:table-cell>
          <table:table-cell office:value-type="float" office:value="0.454042784869671" calcext:value-type="float">
            <text:p>0.454042784869671</text:p>
          </table:table-cell>
          <table:table-cell office:value-type="float" office:value="-4.61763334174344" calcext:value-type="float">
            <text:p>-4.61763334174344</text:p>
          </table:table-cell>
          <table:table-cell office:value-type="float" office:value="0.0288373202666199" calcext:value-type="float">
            <text:p>0.02883732026662</text:p>
          </table:table-cell>
          <table:table-cell office:value-type="float" office:value="-0.0682693976848381" calcext:value-type="float">
            <text:p>-0.068269397684838</text:p>
          </table:table-cell>
          <table:table-cell office:value-type="float" office:value="-0.0657688600670359" calcext:value-type="float">
            <text:p>-0.065768860067036</text:p>
          </table:table-cell>
          <table:table-cell office:value-type="float" office:value="0.0741100647713263" calcext:value-type="float">
            <text:p>0.074110064771326</text:p>
          </table:table-cell>
        </table:table-row>
        <table:table-row table:style-name="ro1">
          <table:table-cell office:value-type="float" office:value="1751931895.76073" calcext:value-type="float">
            <text:p>1751931895.76073</text:p>
          </table:table-cell>
          <table:table-cell office:value-type="float" office:value="1.52085408198494" calcext:value-type="float">
            <text:p>1.52085408198494</text:p>
          </table:table-cell>
          <table:table-cell office:value-type="float" office:value="0.348892908094838" calcext:value-type="float">
            <text:p>0.348892908094838</text:p>
          </table:table-cell>
          <table:table-cell office:value-type="float" office:value="1.56630961150213" calcext:value-type="float">
            <text:p>1.56630961150213</text:p>
          </table:table-cell>
          <table:table-cell office:value-type="float" office:value="1.49444264173508" calcext:value-type="float">
            <text:p>1.49444264173508</text:p>
          </table:table-cell>
          <table:table-cell office:value-type="float" office:value="0.412816219031811" calcext:value-type="float">
            <text:p>0.412816219031811</text:p>
          </table:table-cell>
          <table:table-cell office:value-type="float" office:value="-4.6474211197575" calcext:value-type="float">
            <text:p>-4.6474211197575</text:p>
          </table:table-cell>
          <table:table-cell office:value-type="float" office:value="0.0264114402498581" calcext:value-type="float">
            <text:p>0.026411440249858</text:p>
          </table:table-cell>
          <table:table-cell office:value-type="float" office:value="-0.0639233109369726" calcext:value-type="float">
            <text:p>-0.063923310936973</text:p>
          </table:table-cell>
          <table:table-cell office:value-type="float" office:value="-0.0694545759199621" calcext:value-type="float">
            <text:p>-0.069454575919962</text:p>
          </table:table-cell>
          <table:table-cell office:value-type="float" office:value="0.0691646864896871" calcext:value-type="float">
            <text:p>0.069164686489687</text:p>
          </table:table-cell>
        </table:table-row>
        <table:table-row table:style-name="ro1">
          <table:table-cell office:value-type="float" office:value="1751931896.27861" calcext:value-type="float">
            <text:p>1751931896.27861</text:p>
          </table:table-cell>
          <table:table-cell office:value-type="float" office:value="1.47112935853353" calcext:value-type="float">
            <text:p>1.47112935853353</text:p>
          </table:table-cell>
          <table:table-cell office:value-type="float" office:value="0.193249756357336" calcext:value-type="float">
            <text:p>0.193249756357336</text:p>
          </table:table-cell>
          <table:table-cell office:value-type="float" office:value="1.52470660879512" calcext:value-type="float">
            <text:p>1.52470660879512</text:p>
          </table:table-cell>
          <table:table-cell office:value-type="float" office:value="1.45999801158905" calcext:value-type="float">
            <text:p>1.45999801158905</text:p>
          </table:table-cell>
          <table:table-cell office:value-type="float" office:value="0.239030994474888" calcext:value-type="float">
            <text:p>0.239030994474888</text:p>
          </table:table-cell>
          <table:table-cell office:value-type="float" office:value="-4.69112365626515" calcext:value-type="float">
            <text:p>-4.69112365626515</text:p>
          </table:table-cell>
          <table:table-cell office:value-type="float" office:value="0.0111313469444785" calcext:value-type="float">
            <text:p>0.011131346944479</text:p>
          </table:table-cell>
          <table:table-cell office:value-type="float" office:value="-0.0457812381175515" calcext:value-type="float">
            <text:p>-0.045781238117552</text:p>
          </table:table-cell>
          <table:table-cell office:value-type="float" office:value="-0.0673550421193181" calcext:value-type="float">
            <text:p>-0.067355042119318</text:p>
          </table:table-cell>
          <table:table-cell office:value-type="float" office:value="0.0471150575546109" calcext:value-type="float">
            <text:p>0.047115057554611</text:p>
          </table:table-cell>
        </table:table-row>
        <table:table-row table:style-name="ro1">
          <table:table-cell office:value-type="float" office:value="1751931896.73233" calcext:value-type="float">
            <text:p>1751931896.73233</text:p>
          </table:table-cell>
          <table:table-cell office:value-type="float" office:value="1.44898731650826" calcext:value-type="float">
            <text:p>1.44898731650826</text:p>
          </table:table-cell>
          <table:table-cell office:value-type="float" office:value="0.109780769561438" calcext:value-type="float">
            <text:p>0.109780769561438</text:p>
          </table:table-cell>
          <table:table-cell office:value-type="float" office:value="1.52960743727407" calcext:value-type="float">
            <text:p>1.52960743727407</text:p>
          </table:table-cell>
          <table:table-cell office:value-type="float" office:value="1.44642019271851" calcext:value-type="float">
            <text:p>1.44642019271851</text:p>
          </table:table-cell>
          <table:table-cell office:value-type="float" office:value="0.174456492066383" calcext:value-type="float">
            <text:p>0.174456492066383</text:p>
          </table:table-cell>
          <table:table-cell office:value-type="float" office:value="-4.68243220674432" calcext:value-type="float">
            <text:p>-4.68243220674432</text:p>
          </table:table-cell>
          <table:table-cell office:value-type="float" office:value="0.00256712378975621" calcext:value-type="float">
            <text:p>0.002567123789756</text:p>
          </table:table-cell>
          <table:table-cell office:value-type="float" office:value="-0.0646757225049456" calcext:value-type="float">
            <text:p>-0.064675722504946</text:p>
          </table:table-cell>
          <table:table-cell office:value-type="float" office:value="-0.0711456631611986" calcext:value-type="float">
            <text:p>-0.071145663161199</text:p>
          </table:table-cell>
          <table:table-cell office:value-type="float" office:value="0.064726649890819" calcext:value-type="float">
            <text:p>0.064726649890819</text:p>
          </table:table-cell>
        </table:table-row>
        <table:table-row table:style-name="ro1">
          <table:table-cell office:value-type="float" office:value="1751931897.31223" calcext:value-type="float">
            <text:p>1751931897.31223</text:p>
          </table:table-cell>
          <table:table-cell office:value-type="float" office:value="1.45024963626099" calcext:value-type="float">
            <text:p>1.45024963626099</text:p>
          </table:table-cell>
          <table:table-cell office:value-type="float" office:value="0.0758056708299346" calcext:value-type="float">
            <text:p>0.075805670829935</text:p>
          </table:table-cell>
          <table:table-cell office:value-type="float" office:value="1.56276550774995" calcext:value-type="float">
            <text:p>1.56276550774995</text:p>
          </table:table-cell>
          <table:table-cell office:value-type="float" office:value="1.43709743022919" calcext:value-type="float">
            <text:p>1.43709743022919</text:p>
          </table:table-cell>
          <table:table-cell office:value-type="float" office:value="0.1345439478755" calcext:value-type="float">
            <text:p>0.1345439478755</text:p>
          </table:table-cell>
          <table:table-cell office:value-type="float" office:value="-4.68987881905206" calcext:value-type="float">
            <text:p>-4.68987881905206</text:p>
          </table:table-cell>
          <table:table-cell office:value-type="float" office:value="0.0131522060318017" calcext:value-type="float">
            <text:p>0.013152206031802</text:p>
          </table:table-cell>
          <table:table-cell office:value-type="float" office:value="-0.0587382770455651" calcext:value-type="float">
            <text:p>-0.058738277045565</text:p>
          </table:table-cell>
          <table:table-cell office:value-type="float" office:value="-0.0305409803775716" calcext:value-type="float">
            <text:p>-0.030540980377572</text:p>
          </table:table-cell>
          <table:table-cell office:value-type="float" office:value="0.0601927380485762" calcext:value-type="float">
            <text:p>0.060192738048576</text:p>
          </table:table-cell>
        </table:table-row>
        <table:table-row table:style-name="ro1">
          <table:table-cell office:value-type="float" office:value="1751931897.79023" calcext:value-type="float">
            <text:p>1751931897.79023</text:p>
          </table:table-cell>
          <table:table-cell office:value-type="float" office:value="1.44502665613625" calcext:value-type="float">
            <text:p>1.44502665613625</text:p>
          </table:table-cell>
          <table:table-cell office:value-type="float" office:value="0.0528627288748963" calcext:value-type="float">
            <text:p>0.052862728874896</text:p>
          </table:table-cell>
          <table:table-cell office:value-type="float" office:value="1.56370519036921" calcext:value-type="float">
            <text:p>1.56370519036921</text:p>
          </table:table-cell>
          <table:table-cell office:value-type="float" office:value="1.42864805459976" calcext:value-type="float">
            <text:p>1.42864805459976</text:p>
          </table:table-cell>
          <table:table-cell office:value-type="float" office:value="0.0983000248670578" calcext:value-type="float">
            <text:p>0.098300024867058</text:p>
          </table:table-cell>
          <table:table-cell office:value-type="float" office:value="-4.68496910020695" calcext:value-type="float">
            <text:p>-4.68496910020695</text:p>
          </table:table-cell>
          <table:table-cell office:value-type="float" office:value="0.0163786015364917" calcext:value-type="float">
            <text:p>0.016378601536492</text:p>
          </table:table-cell>
          <table:table-cell office:value-type="float" office:value="-0.0454372959921615" calcext:value-type="float">
            <text:p>-0.045437295992162</text:p>
          </table:table-cell>
          <table:table-cell office:value-type="float" office:value="-0.0345110166034311" calcext:value-type="float">
            <text:p>-0.034511016603431</text:p>
          </table:table-cell>
          <table:table-cell office:value-type="float" office:value="0.0482991351410195" calcext:value-type="float">
            <text:p>0.04829913514102</text:p>
          </table:table-cell>
        </table:table-row>
        <table:table-row table:style-name="ro1">
          <table:table-cell office:value-type="float" office:value="1751931898.29254" calcext:value-type="float">
            <text:p>1751931898.29254</text:p>
          </table:table-cell>
          <table:table-cell office:value-type="float" office:value="1.41999937464652" calcext:value-type="float">
            <text:p>1.41999937464652</text:p>
          </table:table-cell>
          <table:table-cell office:value-type="float" office:value="-0.0585421794398921" calcext:value-type="float">
            <text:p>-0.058542179439892</text:p>
          </table:table-cell>
          <table:table-cell office:value-type="float" office:value="1.56753408434014" calcext:value-type="float">
            <text:p>1.56753408434014</text:p>
          </table:table-cell>
          <table:table-cell office:value-type="float" office:value="1.37301087379456" calcext:value-type="float">
            <text:p>1.37301087379456</text:p>
          </table:table-cell>
          <table:table-cell office:value-type="float" office:value="-0.159427605569363" calcext:value-type="float">
            <text:p>-0.159427605569363</text:p>
          </table:table-cell>
          <table:table-cell office:value-type="float" office:value="-4.67810192627277" calcext:value-type="float">
            <text:p>-4.67810192627277</text:p>
          </table:table-cell>
          <table:table-cell office:value-type="float" office:value="0.0469885008519624" calcext:value-type="float">
            <text:p>0.046988500851962</text:p>
          </table:table-cell>
          <table:table-cell office:value-type="float" office:value="0.100885426129471" calcext:value-type="float">
            <text:p>0.100885426129471</text:p>
          </table:table-cell>
          <table:table-cell office:value-type="float" office:value="-0.0375492965666784" calcext:value-type="float">
            <text:p>-0.037549296566678</text:p>
          </table:table-cell>
          <table:table-cell office:value-type="float" office:value="0.111291457073936" calcext:value-type="float">
            <text:p>0.111291457073936</text:p>
          </table:table-cell>
        </table:table-row>
        <table:table-row table:style-name="ro1">
          <table:table-cell office:value-type="float" office:value="1751931898.76412" calcext:value-type="float">
            <text:p>1751931898.76412</text:p>
          </table:table-cell>
          <table:table-cell office:value-type="float" office:value="1.35157219209696" calcext:value-type="float">
            <text:p>1.35157219209696</text:p>
          </table:table-cell>
          <table:table-cell office:value-type="float" office:value="-0.376546188059795" calcext:value-type="float">
            <text:p>-0.376546188059795</text:p>
          </table:table-cell>
          <table:table-cell office:value-type="float" office:value="1.58952393027473" calcext:value-type="float">
            <text:p>1.58952393027473</text:p>
          </table:table-cell>
          <table:table-cell office:value-type="float" office:value="1.34007570147514" calcext:value-type="float">
            <text:p>1.34007570147514</text:p>
          </table:table-cell>
          <table:table-cell office:value-type="float" office:value="-0.321973241865635" calcext:value-type="float">
            <text:p>-0.321973241865635</text:p>
          </table:table-cell>
          <table:table-cell office:value-type="float" office:value="-4.69893488104531" calcext:value-type="float">
            <text:p>-4.69893488104531</text:p>
          </table:table-cell>
          <table:table-cell office:value-type="float" office:value="0.0114964906218207" calcext:value-type="float">
            <text:p>0.011496490621821</text:p>
          </table:table-cell>
          <table:table-cell office:value-type="float" office:value="-0.0545729461941605" calcext:value-type="float">
            <text:p>-0.054572946194161</text:p>
          </table:table-cell>
          <table:table-cell office:value-type="float" office:value="0.00527350414045256" calcext:value-type="float">
            <text:p>0.005273504140453</text:p>
          </table:table-cell>
          <table:table-cell office:value-type="float" office:value="0.0557707428041653" calcext:value-type="float">
            <text:p>0.055770742804165</text:p>
          </table:table-cell>
        </table:table-row>
        <table:table-row table:style-name="ro1">
          <table:table-cell office:value-type="float" office:value="1751931899.30856" calcext:value-type="float">
            <text:p>1751931899.30856</text:p>
          </table:table-cell>
          <table:table-cell office:value-type="float" office:value="1.33992690001586" calcext:value-type="float">
            <text:p>1.33992690001586</text:p>
          </table:table-cell>
          <table:table-cell office:value-type="float" office:value="-0.410909795323634" calcext:value-type="float">
            <text:p>-0.410909795323634</text:p>
          </table:table-cell>
          <table:table-cell office:value-type="float" office:value="1.4262066514876" calcext:value-type="float">
            <text:p>1.4262066514876</text:p>
          </table:table-cell>
          <table:table-cell office:value-type="float" office:value="1.34102708101273" calcext:value-type="float">
            <text:p>1.34102708101273</text:p>
          </table:table-cell>
          <table:table-cell office:value-type="float" office:value="-0.341692395508289" calcext:value-type="float">
            <text:p>-0.341692395508289</text:p>
          </table:table-cell>
          <table:table-cell office:value-type="float" office:value="-4.83771106197036" calcext:value-type="float">
            <text:p>-4.83771106197036</text:p>
          </table:table-cell>
          <table:table-cell office:value-type="float" office:value="-0.0011001809968687" calcext:value-type="float">
            <text:p>-0.001100180996869</text:p>
          </table:table-cell>
          <table:table-cell office:value-type="float" office:value="-0.0692173998153446" calcext:value-type="float">
            <text:p>-0.069217399815345</text:p>
          </table:table-cell>
          <table:table-cell office:value-type="float" office:value="-0.0192675937216349" calcext:value-type="float">
            <text:p>-0.019267593721635</text:p>
          </table:table-cell>
          <table:table-cell office:value-type="float" office:value="0.0692261427166294" calcext:value-type="float">
            <text:p>0.069226142716629</text:p>
          </table:table-cell>
        </table:table-row>
        <table:table-row table:style-name="ro1">
          <table:table-cell office:value-type="float" office:value="1751931899.94033" calcext:value-type="float">
            <text:p>1751931899.94033</text:p>
          </table:table-cell>
          <table:table-cell office:value-type="float" office:value="1.33989488325167" calcext:value-type="float">
            <text:p>1.33989488325167</text:p>
          </table:table-cell>
          <table:table-cell office:value-type="float" office:value="-0.41211538557059" calcext:value-type="float">
            <text:p>-0.41211538557059</text:p>
          </table:table-cell>
          <table:table-cell office:value-type="float" office:value="1.02982330062005" calcext:value-type="float">
            <text:p>1.02982330062005</text:p>
          </table:table-cell>
          <table:table-cell office:value-type="float" office:value="1.34796017408371" calcext:value-type="float">
            <text:p>1.34796017408371</text:p>
          </table:table-cell>
          <table:table-cell office:value-type="float" office:value="-0.372135616838932" calcext:value-type="float">
            <text:p>-0.372135616838932</text:p>
          </table:table-cell>
          <table:table-cell office:value-type="float" office:value="-5.27050066320041" calcext:value-type="float">
            <text:p>-5.27050066320041</text:p>
          </table:table-cell>
          <table:table-cell office:value-type="float" office:value="-0.00806529083204244" calcext:value-type="float">
            <text:p>-0.008065290832042</text:p>
          </table:table-cell>
          <table:table-cell office:value-type="float" office:value="-0.0399797687316581" calcext:value-type="float">
            <text:p>-0.039979768731658</text:p>
          </table:table-cell>
          <table:table-cell office:value-type="float" office:value="0.0171386566408766" calcext:value-type="float">
            <text:p>0.017138656640877</text:p>
          </table:table-cell>
          <table:table-cell office:value-type="float" office:value="0.0407851789752392" calcext:value-type="float">
            <text:p>0.040785178975239</text:p>
          </table:table-cell>
        </table:table-row>
        <table:table-row table:style-name="ro1">
          <table:table-cell office:value-type="float" office:value="1751931900.22423" calcext:value-type="float">
            <text:p>1751931900.22423</text:p>
          </table:table-cell>
          <table:table-cell office:value-type="float" office:value="1.32763236827208" calcext:value-type="float">
            <text:p>1.32763236827208</text:p>
          </table:table-cell>
          <table:table-cell office:value-type="float" office:value="-0.419337788829077" calcext:value-type="float">
            <text:p>-0.419337788829077</text:p>
          </table:table-cell>
          <table:table-cell office:value-type="float" office:value="0.585638403973721" calcext:value-type="float">
            <text:p>0.585638403973721</text:p>
          </table:table-cell>
          <table:table-cell office:value-type="float" office:value="1.34181705117226" calcext:value-type="float">
            <text:p>1.34181705117226</text:p>
          </table:table-cell>
          <table:table-cell office:value-type="float" office:value="-0.394998468458652" calcext:value-type="float">
            <text:p>-0.394998468458652</text:p>
          </table:table-cell>
          <table:table-cell office:value-type="float" office:value="-5.67372697532087" calcext:value-type="float">
            <text:p>-5.67372697532087</text:p>
          </table:table-cell>
          <table:table-cell office:value-type="float" office:value="-0.0141846829001771" calcext:value-type="float">
            <text:p>-0.014184682900177</text:p>
          </table:table-cell>
          <table:table-cell office:value-type="float" office:value="-0.0243393203704244" calcext:value-type="float">
            <text:p>-0.024339320370425</text:p>
          </table:table-cell>
          <table:table-cell office:value-type="float" office:value="-0.0238199278849998" calcext:value-type="float">
            <text:p>-0.023819927885</text:p>
          </table:table-cell>
          <table:table-cell office:value-type="float" office:value="0.0281710444441226" calcext:value-type="float">
            <text:p>0.028171044444123</text:p>
          </table:table-cell>
        </table:table-row>
        <table:table-row table:style-name="ro1">
          <table:table-cell office:value-type="float" office:value="1751931900.73777" calcext:value-type="float">
            <text:p>1751931900.73777</text:p>
          </table:table-cell>
          <table:table-cell office:value-type="float" office:value="1.32759741522604" calcext:value-type="float">
            <text:p>1.32759741522604</text:p>
          </table:table-cell>
          <table:table-cell office:value-type="float" office:value="-0.419332503704451" calcext:value-type="float">
            <text:p>-0.419332503704451</text:p>
          </table:table-cell>
          <table:table-cell office:value-type="float" office:value="0.449099824359552" calcext:value-type="float">
            <text:p>0.449099824359552</text:p>
          </table:table-cell>
          <table:table-cell office:value-type="float" office:value="1.33752536773682" calcext:value-type="float">
            <text:p>1.33752536773682</text:p>
          </table:table-cell>
          <table:table-cell office:value-type="float" office:value="-0.402295775711536" calcext:value-type="float">
            <text:p>-0.402295775711536</text:p>
          </table:table-cell>
          <table:table-cell office:value-type="float" office:value="-5.81544104367016" calcext:value-type="float">
            <text:p>-5.81544104367016</text:p>
          </table:table-cell>
          <table:table-cell office:value-type="float" office:value="-0.00992795251077894" calcext:value-type="float">
            <text:p>-0.009927952510779</text:p>
          </table:table-cell>
          <table:table-cell office:value-type="float" office:value="-0.0170367279929148" calcext:value-type="float">
            <text:p>-0.017036727992915</text:p>
          </table:table-cell>
          <table:table-cell office:value-type="float" office:value="-0.0186444391498777" calcext:value-type="float">
            <text:p>-0.018644439149878</text:p>
          </table:table-cell>
          <table:table-cell office:value-type="float" office:value="0.0197183757384032" calcext:value-type="float">
            <text:p>0.019718375738403</text:p>
          </table:table-cell>
        </table:table-row>
        <table:table-row table:style-name="ro1">
          <table:table-cell office:value-type="float" office:value="1751931901.23086" calcext:value-type="float">
            <text:p>1751931901.23086</text:p>
          </table:table-cell>
          <table:table-cell office:value-type="float" office:value="1.32476070955107" calcext:value-type="float">
            <text:p>1.32476070955107</text:p>
          </table:table-cell>
          <table:table-cell office:value-type="float" office:value="-0.419129445360355" calcext:value-type="float">
            <text:p>-0.419129445360355</text:p>
          </table:table-cell>
          <table:table-cell office:value-type="float" office:value="0.387499153237139" calcext:value-type="float">
            <text:p>0.387499153237139</text:p>
          </table:table-cell>
          <table:table-cell office:value-type="float" office:value="1.33733174204826" calcext:value-type="float">
            <text:p>1.33733174204826</text:p>
          </table:table-cell>
          <table:table-cell office:value-type="float" office:value="-0.406635887920857" calcext:value-type="float">
            <text:p>-0.406635887920857</text:p>
          </table:table-cell>
          <table:table-cell office:value-type="float" office:value="-5.84501006934057" calcext:value-type="float">
            <text:p>-5.84501006934057</text:p>
          </table:table-cell>
          <table:table-cell office:value-type="float" office:value="-0.0125710324971891" calcext:value-type="float">
            <text:p>-0.012571032497189</text:p>
          </table:table-cell>
          <table:table-cell office:value-type="float" office:value="-0.0124935574394986" calcext:value-type="float">
            <text:p>-0.012493557439499</text:p>
          </table:table-cell>
          <table:table-cell office:value-type="float" office:value="-0.0506760846018797" calcext:value-type="float">
            <text:p>-0.05067608460188</text:p>
          </table:table-cell>
          <table:table-cell office:value-type="float" office:value="0.0177234261794788" calcext:value-type="float">
            <text:p>0.017723426179479</text:p>
          </table:table-cell>
        </table:table-row>
        <table:table-row table:style-name="ro1">
          <table:table-cell office:value-type="float" office:value="1751931901.73853" calcext:value-type="float">
            <text:p>1751931901.73853</text:p>
          </table:table-cell>
          <table:table-cell office:value-type="float" office:value="1.32505782462422" calcext:value-type="float">
            <text:p>1.32505782462422</text:p>
          </table:table-cell>
          <table:table-cell office:value-type="float" office:value="-0.419120542260732" calcext:value-type="float">
            <text:p>-0.419120542260732</text:p>
          </table:table-cell>
          <table:table-cell office:value-type="float" office:value="0.224007370278388" calcext:value-type="float">
            <text:p>0.224007370278388</text:p>
          </table:table-cell>
          <table:table-cell office:value-type="float" office:value="1.33282282948494" calcext:value-type="float">
            <text:p>1.33282282948494</text:p>
          </table:table-cell>
          <table:table-cell office:value-type="float" office:value="-0.413266904652119" calcext:value-type="float">
            <text:p>-0.413266904652119</text:p>
          </table:table-cell>
          <table:table-cell office:value-type="float" office:value="-5.99882644962548" calcext:value-type="float">
            <text:p>-5.99882644962548</text:p>
          </table:table-cell>
          <table:table-cell office:value-type="float" office:value="-0.00776500486072096" calcext:value-type="float">
            <text:p>-0.007765004860721</text:p>
          </table:table-cell>
          <table:table-cell office:value-type="float" office:value="-0.00585363760861335" calcext:value-type="float">
            <text:p>-0.005853637608613</text:p>
          </table:table-cell>
          <table:table-cell office:value-type="float" office:value="-0.060351487275723" calcext:value-type="float">
            <text:p>-0.060351487275723</text:p>
          </table:table-cell>
          <table:table-cell office:value-type="float" office:value="0.00972421584190688" calcext:value-type="float">
            <text:p>0.009724215841907</text:p>
          </table:table-cell>
        </table:table-row>
        <table:table-row table:style-name="ro1">
          <table:table-cell office:value-type="float" office:value="1751931902.23913" calcext:value-type="float">
            <text:p>1751931902.23913</text:p>
          </table:table-cell>
          <table:table-cell office:value-type="float" office:value="1.29739108425862" calcext:value-type="float">
            <text:p>1.29739108425862</text:p>
          </table:table-cell>
          <table:table-cell office:value-type="float" office:value="-0.418263930023509" calcext:value-type="float">
            <text:p>-0.418263930023509</text:p>
          </table:table-cell>
          <table:table-cell office:value-type="float" office:value="0.169236475872098" calcext:value-type="float">
            <text:p>0.169236475872098</text:p>
          </table:table-cell>
          <table:table-cell office:value-type="float" office:value="1.29765501618385" calcext:value-type="float">
            <text:p>1.29765501618385</text:p>
          </table:table-cell>
          <table:table-cell office:value-type="float" office:value="-0.415299721062183" calcext:value-type="float">
            <text:p>-0.415299721062183</text:p>
          </table:table-cell>
          <table:table-cell office:value-type="float" office:value="-6.0488183249775" calcext:value-type="float">
            <text:p>-6.0488183249775</text:p>
          </table:table-cell>
          <table:table-cell office:value-type="float" office:value="-0.000263931925236438" calcext:value-type="float">
            <text:p>-0.000263931925236</text:p>
          </table:table-cell>
          <table:table-cell office:value-type="float" office:value="-0.00296420896132565" calcext:value-type="float">
            <text:p>-0.002964208961326</text:p>
          </table:table-cell>
          <table:table-cell office:value-type="float" office:value="-0.0651305063299843" calcext:value-type="float">
            <text:p>-0.065130506329984</text:p>
          </table:table-cell>
          <table:table-cell office:value-type="float" office:value="0.00297593595824277" calcext:value-type="float">
            <text:p>0.002975935958243</text:p>
          </table:table-cell>
        </table:table-row>
        <table:table-row table:style-name="ro1">
          <table:table-cell office:value-type="float" office:value="1751931902.73645" calcext:value-type="float">
            <text:p>1751931902.73645</text:p>
          </table:table-cell>
          <table:table-cell office:value-type="float" office:value="1.25800264767668" calcext:value-type="float">
            <text:p>1.25800264767668</text:p>
          </table:table-cell>
          <table:table-cell office:value-type="float" office:value="-0.416036407569166" calcext:value-type="float">
            <text:p>-0.416036407569166</text:p>
          </table:table-cell>
          <table:table-cell office:value-type="float" office:value="0.146714668861006" calcext:value-type="float">
            <text:p>0.146714668861006</text:p>
          </table:table-cell>
          <table:table-cell office:value-type="float" office:value="1.25659617781639" calcext:value-type="float">
            <text:p>1.25659617781639</text:p>
          </table:table-cell>
          <table:table-cell office:value-type="float" office:value="-0.415160901844502" calcext:value-type="float">
            <text:p>-0.415160901844502</text:p>
          </table:table-cell>
          <table:table-cell office:value-type="float" office:value="0.21617325152382" calcext:value-type="float">
            <text:p>0.21617325152382</text:p>
          </table:table-cell>
          <table:table-cell office:value-type="float" office:value="0.00140646986029003" calcext:value-type="float">
            <text:p>0.00140646986029</text:p>
          </table:table-cell>
          <table:table-cell office:value-type="float" office:value="-0.00087550572466466" calcext:value-type="float">
            <text:p>-0.000875505724665</text:p>
          </table:table-cell>
          <table:table-cell office:value-type="float" office:value="-0.0694585826628138" calcext:value-type="float">
            <text:p>-0.069458582662814</text:p>
          </table:table-cell>
          <table:table-cell office:value-type="float" office:value="0.00165670387873779" calcext:value-type="float">
            <text:p>0.001656703878738</text:p>
          </table:table-cell>
        </table:table-row>
        <table:table-row table:style-name="ro1">
          <table:table-cell office:value-type="float" office:value="1751931903.31146" calcext:value-type="float">
            <text:p>1751931903.31146</text:p>
          </table:table-cell>
          <table:table-cell office:value-type="float" office:value="1.07957051016189" calcext:value-type="float">
            <text:p>1.07957051016189</text:p>
          </table:table-cell>
          <table:table-cell office:value-type="float" office:value="-0.398734398581564" calcext:value-type="float">
            <text:p>-0.398734398581564</text:p>
          </table:table-cell>
          <table:table-cell office:value-type="float" office:value="0.105580726999854" calcext:value-type="float">
            <text:p>0.105580726999854</text:p>
          </table:table-cell>
          <table:table-cell office:value-type="float" office:value="1.01901891827583" calcext:value-type="float">
            <text:p>1.01901891827583</text:p>
          </table:table-cell>
          <table:table-cell office:value-type="float" office:value="-0.405345983803272" calcext:value-type="float">
            <text:p>-0.405345983803272</text:p>
          </table:table-cell>
          <table:table-cell office:value-type="float" office:value="0.184940256498873" calcext:value-type="float">
            <text:p>0.184940256498873</text:p>
          </table:table-cell>
          <table:table-cell office:value-type="float" office:value="0.0605515918860526" calcext:value-type="float">
            <text:p>0.060551591886053</text:p>
          </table:table-cell>
          <table:table-cell office:value-type="float" office:value="0.00661158522170779" calcext:value-type="float">
            <text:p>0.006611585221708</text:p>
          </table:table-cell>
          <table:table-cell office:value-type="float" office:value="-0.0793595294990195" calcext:value-type="float">
            <text:p>-0.07935952949902</text:p>
          </table:table-cell>
          <table:table-cell office:value-type="float" office:value="0.0609114795344768" calcext:value-type="float">
            <text:p>0.060911479534477</text:p>
          </table:table-cell>
        </table:table-row>
        <table:table-row table:style-name="ro1">
          <table:table-cell office:value-type="float" office:value="1751931903.75746" calcext:value-type="float">
            <text:p>1751931903.75746</text:p>
          </table:table-cell>
          <table:table-cell office:value-type="float" office:value="0.627517461504426" calcext:value-type="float">
            <text:p>0.627517461504426</text:p>
          </table:table-cell>
          <table:table-cell office:value-type="float" office:value="-0.369802908695253" calcext:value-type="float">
            <text:p>-0.369802908695253</text:p>
          </table:table-cell>
          <table:table-cell office:value-type="float" office:value="0.136317568392197" calcext:value-type="float">
            <text:p>0.136317568392197</text:p>
          </table:table-cell>
          <table:table-cell office:value-type="float" office:value="0.603467166423798" calcext:value-type="float">
            <text:p>0.603467166423798</text:p>
          </table:table-cell>
          <table:table-cell office:value-type="float" office:value="-0.380917973816395" calcext:value-type="float">
            <text:p>-0.380917973816395</text:p>
          </table:table-cell>
          <table:table-cell office:value-type="float" office:value="0.203640994091645" calcext:value-type="float">
            <text:p>0.203640994091645</text:p>
          </table:table-cell>
          <table:table-cell office:value-type="float" office:value="0.0240502950806281" calcext:value-type="float">
            <text:p>0.024050295080628</text:p>
          </table:table-cell>
          <table:table-cell office:value-type="float" office:value="0.0111150651211422" calcext:value-type="float">
            <text:p>0.011115065121142</text:p>
          </table:table-cell>
          <table:table-cell office:value-type="float" office:value="-0.0673234256994475" calcext:value-type="float">
            <text:p>-0.067323425699448</text:p>
          </table:table-cell>
          <table:table-cell office:value-type="float" office:value="0.0264945535178934" calcext:value-type="float">
            <text:p>0.026494553517893</text:p>
          </table:table-cell>
        </table:table-row>
        <table:table-row table:style-name="ro1">
          <table:table-cell office:value-type="float" office:value="1751931904.26131" calcext:value-type="float">
            <text:p>1751931904.26131</text:p>
          </table:table-cell>
          <table:table-cell office:value-type="float" office:value="0.362939128188236" calcext:value-type="float">
            <text:p>0.362939128188236</text:p>
          </table:table-cell>
          <table:table-cell office:value-type="float" office:value="-0.409240764904976" calcext:value-type="float">
            <text:p>-0.409240764904976</text:p>
          </table:table-cell>
          <table:table-cell office:value-type="float" office:value="0.333277466807536" calcext:value-type="float">
            <text:p>0.333277466807536</text:p>
          </table:table-cell>
          <table:table-cell office:value-type="float" office:value="0.345669627189636" calcext:value-type="float">
            <text:p>0.345669627189636</text:p>
          </table:table-cell>
          <table:table-cell office:value-type="float" office:value="-0.385988362133503" calcext:value-type="float">
            <text:p>-0.385988362133503</text:p>
          </table:table-cell>
          <table:table-cell office:value-type="float" office:value="-5.91895113712468" calcext:value-type="float">
            <text:p>-5.91895113712468</text:p>
          </table:table-cell>
          <table:table-cell office:value-type="float" office:value="0.0172695009986" calcext:value-type="float">
            <text:p>0.0172695009986</text:p>
          </table:table-cell>
          <table:table-cell office:value-type="float" office:value="-0.0232524027714731" calcext:value-type="float">
            <text:p>-0.023252402771473</text:p>
          </table:table-cell>
          <table:table-cell office:value-type="float" office:value="-0.030956703247367" calcext:value-type="float">
            <text:p>-0.030956703247367</text:p>
          </table:table-cell>
          <table:table-cell office:value-type="float" office:value="0.028963941364867" calcext:value-type="float">
            <text:p>0.028963941364867</text:p>
          </table:table-cell>
        </table:table-row>
        <table:table-row table:style-name="ro1">
          <table:table-cell office:value-type="float" office:value="1751931904.74527" calcext:value-type="float">
            <text:p>1751931904.74527</text:p>
          </table:table-cell>
          <table:table-cell office:value-type="float" office:value="0.281629323952847" calcext:value-type="float">
            <text:p>0.281629323952847</text:p>
          </table:table-cell>
          <table:table-cell office:value-type="float" office:value="-0.415909091426084" calcext:value-type="float">
            <text:p>-0.415909091426084</text:p>
          </table:table-cell>
          <table:table-cell office:value-type="float" office:value="0.328794365116669" calcext:value-type="float">
            <text:p>0.328794365116669</text:p>
          </table:table-cell>
          <table:table-cell office:value-type="float" office:value="0.292775273323059" calcext:value-type="float">
            <text:p>0.292775273323059</text:p>
          </table:table-cell>
          <table:table-cell office:value-type="float" office:value="-0.392638482153416" calcext:value-type="float">
            <text:p>-0.392638482153416</text:p>
          </table:table-cell>
          <table:table-cell office:value-type="float" office:value="-5.92213502269881" calcext:value-type="float">
            <text:p>-5.92213502269881</text:p>
          </table:table-cell>
          <table:table-cell office:value-type="float" office:value="-0.0111459493702117" calcext:value-type="float">
            <text:p>-0.011145949370212</text:p>
          </table:table-cell>
          <table:table-cell office:value-type="float" office:value="-0.0232706092726682" calcext:value-type="float">
            <text:p>-0.023270609272668</text:p>
          </table:table-cell>
          <table:table-cell office:value-type="float" office:value="-0.0322559193641052" calcext:value-type="float">
            <text:p>-0.032255919364105</text:p>
          </table:table-cell>
          <table:table-cell office:value-type="float" office:value="0.025802198419602" calcext:value-type="float">
            <text:p>0.025802198419602</text:p>
          </table:table-cell>
        </table:table-row>
        <table:table-row table:style-name="ro1">
          <table:table-cell office:value-type="float" office:value="1751931905.22823" calcext:value-type="float">
            <text:p>1751931905.22823</text:p>
          </table:table-cell>
          <table:table-cell office:value-type="float" office:value="0.246912757349189" calcext:value-type="float">
            <text:p>0.246912757349189</text:p>
          </table:table-cell>
          <table:table-cell office:value-type="float" office:value="-0.419835681568483" calcext:value-type="float">
            <text:p>-0.419835681568483</text:p>
          </table:table-cell>
          <table:table-cell office:value-type="float" office:value="0.329193180077022" calcext:value-type="float">
            <text:p>0.329193180077022</text:p>
          </table:table-cell>
          <table:table-cell office:value-type="float" office:value="0.259694755077362" calcext:value-type="float">
            <text:p>0.259694755077362</text:p>
          </table:table-cell>
          <table:table-cell office:value-type="float" office:value="-0.397237159311771" calcext:value-type="float">
            <text:p>-0.397237159311771</text:p>
          </table:table-cell>
          <table:table-cell office:value-type="float" office:value="-5.92180402235328" calcext:value-type="float">
            <text:p>-5.92180402235328</text:p>
          </table:table-cell>
          <table:table-cell office:value-type="float" office:value="-0.012781997728173" calcext:value-type="float">
            <text:p>-0.012781997728173</text:p>
          </table:table-cell>
          <table:table-cell office:value-type="float" office:value="-0.0225985222567114" calcext:value-type="float">
            <text:p>-0.022598522256712</text:p>
          </table:table-cell>
          <table:table-cell office:value-type="float" office:value="-0.0321881047492865" calcext:value-type="float">
            <text:p>-0.032188104749287</text:p>
          </table:table-cell>
          <table:table-cell office:value-type="float" office:value="0.0259629095848309" calcext:value-type="float">
            <text:p>0.025962909584831</text:p>
          </table:table-cell>
        </table:table-row>
        <table:table-row table:style-name="ro1">
          <table:table-cell office:value-type="float" office:value="1751931905.74851" calcext:value-type="float">
            <text:p>1751931905.74851</text:p>
          </table:table-cell>
          <table:table-cell office:value-type="float" office:value="0.215243030700196" calcext:value-type="float">
            <text:p>0.215243030700196</text:p>
          </table:table-cell>
          <table:table-cell office:value-type="float" office:value="-0.423436753941741" calcext:value-type="float">
            <text:p>-0.423436753941741</text:p>
          </table:table-cell>
          <table:table-cell office:value-type="float" office:value="0.330116899830633" calcext:value-type="float">
            <text:p>0.330116899830633</text:p>
          </table:table-cell>
          <table:table-cell office:value-type="float" office:value="0.228501319885254" calcext:value-type="float">
            <text:p>0.228501319885254</text:p>
          </table:table-cell>
          <table:table-cell office:value-type="float" office:value="-0.400019831955433" calcext:value-type="float">
            <text:p>-0.400019831955433</text:p>
          </table:table-cell>
          <table:table-cell office:value-type="float" office:value="-5.92058929830235" calcext:value-type="float">
            <text:p>-5.92058929830235</text:p>
          </table:table-cell>
          <table:table-cell office:value-type="float" office:value="-0.0132582891850578" calcext:value-type="float">
            <text:p>-0.013258289185058</text:p>
          </table:table-cell>
          <table:table-cell office:value-type="float" office:value="-0.0234169219863078" calcext:value-type="float">
            <text:p>-0.023416921986308</text:p>
          </table:table-cell>
          <table:table-cell office:value-type="float" office:value="-0.0324791090465999" calcext:value-type="float">
            <text:p>-0.0324791090466</text:p>
          </table:table-cell>
          <table:table-cell office:value-type="float" office:value="0.0269097466994294" calcext:value-type="float">
            <text:p>0.026909746699429</text:p>
          </table:table-cell>
        </table:table-row>
        <table:table-row table:style-name="ro1">
          <table:table-cell office:value-type="float" office:value="1751931906.24472" calcext:value-type="float">
            <text:p>1751931906.24472</text:p>
          </table:table-cell>
          <table:table-cell office:value-type="float" office:value="0.0235140519607206" calcext:value-type="float">
            <text:p>0.023514051960721</text:p>
          </table:table-cell>
          <table:table-cell office:value-type="float" office:value="-0.446092546451229" calcext:value-type="float">
            <text:p>-0.446092546451229</text:p>
          </table:table-cell>
          <table:table-cell office:value-type="float" office:value="0.337929624587038" calcext:value-type="float">
            <text:p>0.337929624587038</text:p>
          </table:table-cell>
          <table:table-cell office:value-type="float" office:value="0.0235192179679871" calcext:value-type="float">
            <text:p>0.023519217967987</text:p>
          </table:table-cell>
          <table:table-cell office:value-type="float" office:value="-0.423830278217793" calcext:value-type="float">
            <text:p>-0.423830278217793</text:p>
          </table:table-cell>
          <table:table-cell office:value-type="float" office:value="-5.91132160946818" calcext:value-type="float">
            <text:p>-5.91132160946818</text:p>
          </table:table-cell>
          <table:table-cell office:value-type="float" office:value="-0.00000516600726642447" calcext:value-type="float">
            <text:p>-5.16600726642447E-06</text:p>
          </table:table-cell>
          <table:table-cell office:value-type="float" office:value="-0.0222622682334366" calcext:value-type="float">
            <text:p>-0.022262268233437</text:p>
          </table:table-cell>
          <table:table-cell office:value-type="float" office:value="-0.0339340731243694" calcext:value-type="float">
            <text:p>-0.033934073124369</text:p>
          </table:table-cell>
          <table:table-cell office:value-type="float" office:value="0.0222622688328281" calcext:value-type="float">
            <text:p>0.022262268832828</text:p>
          </table:table-cell>
        </table:table-row>
        <table:table-row table:style-name="ro1">
          <table:table-cell office:value-type="float" office:value="1751931906.72736" calcext:value-type="float">
            <text:p>1751931906.72736</text:p>
          </table:table-cell>
          <table:table-cell office:value-type="float" office:value="-0.302385369836042" calcext:value-type="float">
            <text:p>-0.302385369836042</text:p>
          </table:table-cell>
          <table:table-cell office:value-type="float" office:value="-0.480783571832778" calcext:value-type="float">
            <text:p>-0.480783571832778</text:p>
          </table:table-cell>
          <table:table-cell office:value-type="float" office:value="0.333343619457121" calcext:value-type="float">
            <text:p>0.333343619457121</text:p>
          </table:table-cell>
          <table:table-cell office:value-type="float" office:value="-0.3056920170784" calcext:value-type="float">
            <text:p>-0.3056920170784</text:p>
          </table:table-cell>
          <table:table-cell office:value-type="float" office:value="-0.464266069233418" calcext:value-type="float">
            <text:p>-0.464266069233418</text:p>
          </table:table-cell>
          <table:table-cell office:value-type="float" office:value="-5.91880296006451" calcext:value-type="float">
            <text:p>-5.91880296006451</text:p>
          </table:table-cell>
          <table:table-cell office:value-type="float" office:value="0.00330664724235752" calcext:value-type="float">
            <text:p>0.003306647242358</text:p>
          </table:table-cell>
          <table:table-cell office:value-type="float" office:value="-0.0165175025993602" calcext:value-type="float">
            <text:p>-0.01651750259936</text:p>
          </table:table-cell>
          <table:table-cell office:value-type="float" office:value="-0.0310387276579525" calcext:value-type="float">
            <text:p>-0.031038727657953</text:p>
          </table:table-cell>
          <table:table-cell office:value-type="float" office:value="0.0168452310196465" calcext:value-type="float">
            <text:p>0.016845231019647</text:p>
          </table:table-cell>
        </table:table-row>
        <table:table-row table:style-name="ro1">
          <table:table-cell office:value-type="float" office:value="1751931907.25057" calcext:value-type="float">
            <text:p>1751931907.25057</text:p>
          </table:table-cell>
          <table:table-cell office:value-type="float" office:value="-0.681714116732933" calcext:value-type="float">
            <text:p>-0.681714116732933</text:p>
          </table:table-cell>
          <table:table-cell office:value-type="float" office:value="-0.542137582570815" calcext:value-type="float">
            <text:p>-0.542137582570815</text:p>
          </table:table-cell>
          <table:table-cell office:value-type="float" office:value="0.366082467352265" calcext:value-type="float">
            <text:p>0.366082467352265</text:p>
          </table:table-cell>
          <table:table-cell office:value-type="float" office:value="-0.70504754781723" calcext:value-type="float">
            <text:p>-0.70504754781723</text:p>
          </table:table-cell>
          <table:table-cell office:value-type="float" office:value="-0.515162654221058" calcext:value-type="float">
            <text:p>-0.515162654221058</text:p>
          </table:table-cell>
          <table:table-cell office:value-type="float" office:value="-5.91407806466246" calcext:value-type="float">
            <text:p>-5.91407806466246</text:p>
          </table:table-cell>
          <table:table-cell office:value-type="float" office:value="0.0233334310842976" calcext:value-type="float">
            <text:p>0.023333431084298</text:p>
          </table:table-cell>
          <table:table-cell office:value-type="float" office:value="-0.0269749283497575" calcext:value-type="float">
            <text:p>-0.026974928349758</text:p>
          </table:table-cell>
          <table:table-cell office:value-type="float" office:value="-0.00302477516485869" calcext:value-type="float">
            <text:p>-0.003024775164859</text:p>
          </table:table-cell>
          <table:table-cell office:value-type="float" office:value="0.0356664515425941" calcext:value-type="float">
            <text:p>0.035666451542594</text:p>
          </table:table-cell>
        </table:table-row>
        <table:table-row table:style-name="ro1">
          <table:table-cell office:value-type="float" office:value="1751931907.73867" calcext:value-type="float">
            <text:p>1751931907.73867</text:p>
          </table:table-cell>
          <table:table-cell office:value-type="float" office:value="-1.19038005713316" calcext:value-type="float">
            <text:p>-1.19038005713316</text:p>
          </table:table-cell>
          <table:table-cell office:value-type="float" office:value="-0.610580225735172" calcext:value-type="float">
            <text:p>-0.610580225735172</text:p>
          </table:table-cell>
          <table:table-cell office:value-type="float" office:value="0.363027823959581" calcext:value-type="float">
            <text:p>0.363027823959581</text:p>
          </table:table-cell>
          <table:table-cell office:value-type="float" office:value="-1.19622641801834" calcext:value-type="float">
            <text:p>-1.19622641801834</text:p>
          </table:table-cell>
          <table:table-cell office:value-type="float" office:value="-0.577757067978382" calcext:value-type="float">
            <text:p>-0.577757067978382</text:p>
          </table:table-cell>
          <table:table-cell office:value-type="float" office:value="-5.90093665339536" calcext:value-type="float">
            <text:p>-5.90093665339536</text:p>
          </table:table-cell>
          <table:table-cell office:value-type="float" office:value="0.00584636088518598" calcext:value-type="float">
            <text:p>0.005846360885186</text:p>
          </table:table-cell>
          <table:table-cell office:value-type="float" office:value="-0.0328231577567899" calcext:value-type="float">
            <text:p>-0.03282315775679</text:p>
          </table:table-cell>
          <table:table-cell office:value-type="float" office:value="-0.0192208298246508" calcext:value-type="float">
            <text:p>-0.019220829824651</text:p>
          </table:table-cell>
          <table:table-cell office:value-type="float" office:value="0.0333397603579712" calcext:value-type="float">
            <text:p>0.033339760357971</text:p>
          </table:table-cell>
        </table:table-row>
        <table:table-row table:style-name="ro1">
          <table:table-cell office:value-type="float" office:value="1751931908.24838" calcext:value-type="float">
            <text:p>1751931908.24838</text:p>
          </table:table-cell>
          <table:table-cell office:value-type="float" office:value="-1.51631007915075" calcext:value-type="float">
            <text:p>-1.51631007915075</text:p>
          </table:table-cell>
          <table:table-cell office:value-type="float" office:value="-0.660277010200189" calcext:value-type="float">
            <text:p>-0.660277010200189</text:p>
          </table:table-cell>
          <table:table-cell office:value-type="float" office:value="0.374877771149152" calcext:value-type="float">
            <text:p>0.374877771149152</text:p>
          </table:table-cell>
          <table:table-cell office:value-type="float" office:value="-1.54089170694351" calcext:value-type="float">
            <text:p>-1.54089170694351</text:p>
          </table:table-cell>
          <table:table-cell office:value-type="float" office:value="-0.625279910862446" calcext:value-type="float">
            <text:p>-0.625279910862446</text:p>
          </table:table-cell>
          <table:table-cell office:value-type="float" office:value="-5.89676418711449" calcext:value-type="float">
            <text:p>-5.89676418711449</text:p>
          </table:table-cell>
          <table:table-cell office:value-type="float" office:value="0.0245816277927642" calcext:value-type="float">
            <text:p>0.024581627792764</text:p>
          </table:table-cell>
          <table:table-cell office:value-type="float" office:value="-0.0349970993377435" calcext:value-type="float">
            <text:p>-0.034997099337744</text:p>
          </table:table-cell>
          <table:table-cell office:value-type="float" office:value="-0.0115433489159476" calcext:value-type="float">
            <text:p>-0.011543348915948</text:p>
          </table:table-cell>
          <table:table-cell office:value-type="float" office:value="0.0427674337200385" calcext:value-type="float">
            <text:p>0.042767433720039</text:p>
          </table:table-cell>
        </table:table-row>
        <table:table-row table:style-name="ro1">
          <table:table-cell office:value-type="float" office:value="1751931908.74127" calcext:value-type="float">
            <text:p>1751931908.74127</text:p>
          </table:table-cell>
          <table:table-cell office:value-type="float" office:value="-1.67032286050065" calcext:value-type="float">
            <text:p>-1.67032286050065</text:p>
          </table:table-cell>
          <table:table-cell office:value-type="float" office:value="-0.671693664306809" calcext:value-type="float">
            <text:p>-0.671693664306809</text:p>
          </table:table-cell>
          <table:table-cell office:value-type="float" office:value="0.15335677011864" calcext:value-type="float">
            <text:p>0.15335677011864</text:p>
          </table:table-cell>
          <table:table-cell office:value-type="float" office:value="-1.69765621423721" calcext:value-type="float">
            <text:p>-1.69765621423721</text:p>
          </table:table-cell>
          <table:table-cell office:value-type="float" office:value="-0.643933780491352" calcext:value-type="float">
            <text:p>-0.643933780491352</text:p>
          </table:table-cell>
          <table:table-cell office:value-type="float" office:value="0.168171224588548" calcext:value-type="float">
            <text:p>0.168171224588548</text:p>
          </table:table-cell>
          <table:table-cell office:value-type="float" office:value="0.0273333537365625" calcext:value-type="float">
            <text:p>0.027333353736563</text:p>
          </table:table-cell>
          <table:table-cell office:value-type="float" office:value="-0.0277598838154568" calcext:value-type="float">
            <text:p>-0.027759883815457</text:p>
          </table:table-cell>
          <table:table-cell office:value-type="float" office:value="-0.014814454469908" calcext:value-type="float">
            <text:p>-0.014814454469908</text:p>
          </table:table-cell>
          <table:table-cell office:value-type="float" office:value="0.0389579693507723" calcext:value-type="float">
            <text:p>0.038957969350772</text:p>
          </table:table-cell>
        </table:table-row>
        <table:table-row table:style-name="ro1">
          <table:table-cell office:value-type="float" office:value="1751931909.23225" calcext:value-type="float">
            <text:p>1751931909.23225</text:p>
          </table:table-cell>
          <table:table-cell office:value-type="float" office:value="-1.68086994866336" calcext:value-type="float">
            <text:p>-1.68086994866336</text:p>
          </table:table-cell>
          <table:table-cell office:value-type="float" office:value="-0.673132497867036" calcext:value-type="float">
            <text:p>-0.673132497867036</text:p>
          </table:table-cell>
          <table:table-cell office:value-type="float" office:value="-0.180243319925143" calcext:value-type="float">
            <text:p>-0.180243319925143</text:p>
          </table:table-cell>
          <table:table-cell office:value-type="float" office:value="-1.72235137224197" calcext:value-type="float">
            <text:p>-1.72235137224197</text:p>
          </table:table-cell>
          <table:table-cell office:value-type="float" office:value="-0.653672821819782" calcext:value-type="float">
            <text:p>-0.653672821819782</text:p>
          </table:table-cell>
          <table:table-cell office:value-type="float" office:value="-0.167584191023224" calcext:value-type="float">
            <text:p>-0.167584191023224</text:p>
          </table:table-cell>
          <table:table-cell office:value-type="float" office:value="0.0414814235786132" calcext:value-type="float">
            <text:p>0.041481423578613</text:p>
          </table:table-cell>
          <table:table-cell office:value-type="float" office:value="-0.0194596760472533" calcext:value-type="float">
            <text:p>-0.019459676047253</text:p>
          </table:table-cell>
          <table:table-cell office:value-type="float" office:value="-0.0126591289019191" calcext:value-type="float">
            <text:p>-0.012659128901919</text:p>
          </table:table-cell>
          <table:table-cell office:value-type="float" office:value="0.0458190734735259" calcext:value-type="float">
            <text:p>0.045819073473526</text:p>
          </table:table-cell>
        </table:table-row>
        <table:table-row table:style-name="ro1">
          <table:table-cell office:value-type="float" office:value="1751931909.7459" calcext:value-type="float">
            <text:p>1751931909.7459</text:p>
          </table:table-cell>
          <table:table-cell office:value-type="float" office:value="-1.68046757809757" calcext:value-type="float">
            <text:p>-1.68046757809757</text:p>
          </table:table-cell>
          <table:table-cell office:value-type="float" office:value="-0.672624386732793" calcext:value-type="float">
            <text:p>-0.672624386732793</text:p>
          </table:table-cell>
          <table:table-cell office:value-type="float" office:value="-0.598613858764747" calcext:value-type="float">
            <text:p>-0.598613858764747</text:p>
          </table:table-cell>
          <table:table-cell office:value-type="float" office:value="-1.75157099962235" calcext:value-type="float">
            <text:p>-1.75157099962235</text:p>
          </table:table-cell>
          <table:table-cell office:value-type="float" office:value="-0.66069645434618" calcext:value-type="float">
            <text:p>-0.66069645434618</text:p>
          </table:table-cell>
          <table:table-cell office:value-type="float" office:value="-0.63721793939135" calcext:value-type="float">
            <text:p>-0.63721793939135</text:p>
          </table:table-cell>
          <table:table-cell office:value-type="float" office:value="0.0711034215247717" calcext:value-type="float">
            <text:p>0.071103421524772</text:p>
          </table:table-cell>
          <table:table-cell office:value-type="float" office:value="-0.0119279323866132" calcext:value-type="float">
            <text:p>-0.011927932386613</text:p>
          </table:table-cell>
          <table:table-cell office:value-type="float" office:value="0.0386040806266029" calcext:value-type="float">
            <text:p>0.038604080626603</text:p>
          </table:table-cell>
          <table:table-cell office:value-type="float" office:value="0.0720969633448523" calcext:value-type="float">
            <text:p>0.072096963344852</text:p>
          </table:table-cell>
        </table:table-row>
        <table:table-row table:style-name="ro1">
          <table:table-cell office:value-type="float" office:value="1751931910.23685" calcext:value-type="float">
            <text:p>1751931910.23685</text:p>
          </table:table-cell>
          <table:table-cell office:value-type="float" office:value="-1.69032160416761" calcext:value-type="float">
            <text:p>-1.69032160416761</text:p>
          </table:table-cell>
          <table:table-cell office:value-type="float" office:value="-0.670677991784735" calcext:value-type="float">
            <text:p>-0.670677991784735</text:p>
          </table:table-cell>
          <table:table-cell office:value-type="float" office:value="-1.19244418791971" calcext:value-type="float">
            <text:p>-1.19244418791971</text:p>
          </table:table-cell>
          <table:table-cell office:value-type="float" office:value="-1.78272062540054" calcext:value-type="float">
            <text:p>-1.78272062540054</text:p>
          </table:table-cell>
          <table:table-cell office:value-type="float" office:value="-0.648859329521656" calcext:value-type="float">
            <text:p>-0.648859329521656</text:p>
          </table:table-cell>
          <table:table-cell office:value-type="float" office:value="-1.16733650721706" calcext:value-type="float">
            <text:p>-1.16733650721706</text:p>
          </table:table-cell>
          <table:table-cell office:value-type="float" office:value="0.0923990212329338" calcext:value-type="float">
            <text:p>0.092399021232934</text:p>
          </table:table-cell>
          <table:table-cell office:value-type="float" office:value="-0.0218186622630794" calcext:value-type="float">
            <text:p>-0.021818662263079</text:p>
          </table:table-cell>
          <table:table-cell office:value-type="float" office:value="-0.0251076807026529" calcext:value-type="float">
            <text:p>-0.025107680702653</text:p>
          </table:table-cell>
          <table:table-cell office:value-type="float" office:value="0.0949401556126514" calcext:value-type="float">
            <text:p>0.094940155612651</text:p>
          </table:table-cell>
        </table:table-row>
        <table:table-row table:style-name="ro1">
          <table:table-cell office:value-type="float" office:value="1751931910.74227" calcext:value-type="float">
            <text:p>1751931910.74227</text:p>
          </table:table-cell>
          <table:table-cell office:value-type="float" office:value="-1.69984470193752" calcext:value-type="float">
            <text:p>-1.69984470193752</text:p>
          </table:table-cell>
          <table:table-cell office:value-type="float" office:value="-0.667198494386486" calcext:value-type="float">
            <text:p>-0.667198494386486</text:p>
          </table:table-cell>
          <table:table-cell office:value-type="float" office:value="-1.30145352705811" calcext:value-type="float">
            <text:p>-1.30145352705811</text:p>
          </table:table-cell>
          <table:table-cell office:value-type="float" office:value="-1.78780657052994" calcext:value-type="float">
            <text:p>-1.78780657052994</text:p>
          </table:table-cell>
          <table:table-cell office:value-type="float" office:value="-0.644890256226063" calcext:value-type="float">
            <text:p>-0.644890256226063</text:p>
          </table:table-cell>
          <table:table-cell office:value-type="float" office:value="-1.2709688603967" calcext:value-type="float">
            <text:p>-1.2709688603967</text:p>
          </table:table-cell>
          <table:table-cell office:value-type="float" office:value="0.0879618685924153" calcext:value-type="float">
            <text:p>0.087961868592415</text:p>
          </table:table-cell>
          <table:table-cell office:value-type="float" office:value="-0.022308238160423" calcext:value-type="float">
            <text:p>-0.022308238160423</text:p>
          </table:table-cell>
          <table:table-cell office:value-type="float" office:value="-0.0304846666614131" calcext:value-type="float">
            <text:p>-0.030484666661413</text:p>
          </table:table-cell>
          <table:table-cell office:value-type="float" office:value="0.0907466132486028" calcext:value-type="float">
            <text:p>0.090746613248603</text:p>
          </table:table-cell>
        </table:table-row>
        <table:table-row table:style-name="ro1">
          <table:table-cell office:value-type="float" office:value="1751931911.24675" calcext:value-type="float">
            <text:p>1751931911.24675</text:p>
          </table:table-cell>
          <table:table-cell office:value-type="float" office:value="-1.70522859894416" calcext:value-type="float">
            <text:p>-1.70522859894416</text:p>
          </table:table-cell>
          <table:table-cell office:value-type="float" office:value="-0.624885208899431" calcext:value-type="float">
            <text:p>-0.624885208899431</text:p>
          </table:table-cell>
          <table:table-cell office:value-type="float" office:value="-1.343440470955" calcext:value-type="float">
            <text:p>-1.343440470955</text:p>
          </table:table-cell>
          <table:table-cell office:value-type="float" office:value="-1.79047805070877" calcext:value-type="float">
            <text:p>-1.79047805070877</text:p>
          </table:table-cell>
          <table:table-cell office:value-type="float" office:value="-0.601487763226032" calcext:value-type="float">
            <text:p>-0.601487763226032</text:p>
          </table:table-cell>
          <table:table-cell office:value-type="float" office:value="-1.30631880800286" calcext:value-type="float">
            <text:p>-1.30631880800286</text:p>
          </table:table-cell>
          <table:table-cell office:value-type="float" office:value="0.0852494517646094" calcext:value-type="float">
            <text:p>0.08524945176461</text:p>
          </table:table-cell>
          <table:table-cell office:value-type="float" office:value="-0.0233974456733984" calcext:value-type="float">
            <text:p>-0.023397445673399</text:p>
          </table:table-cell>
          <table:table-cell office:value-type="float" office:value="-0.0371216629521403" calcext:value-type="float">
            <text:p>-0.03712166295214</text:p>
          </table:table-cell>
          <table:table-cell office:value-type="float" office:value="0.0884019767324583" calcext:value-type="float">
            <text:p>0.088401976732458</text:p>
          </table:table-cell>
        </table:table-row>
        <table:table-row table:style-name="ro1">
          <table:table-cell office:value-type="float" office:value="1751931911.74095" calcext:value-type="float">
            <text:p>1751931911.74095</text:p>
          </table:table-cell>
          <table:table-cell office:value-type="float" office:value="-1.70283667940159" calcext:value-type="float">
            <text:p>-1.70283667940159</text:p>
          </table:table-cell>
          <table:table-cell office:value-type="float" office:value="-0.531598416989007" calcext:value-type="float">
            <text:p>-0.531598416989007</text:p>
          </table:table-cell>
          <table:table-cell office:value-type="float" office:value="-1.40039767569545" calcext:value-type="float">
            <text:p>-1.40039767569545</text:p>
          </table:table-cell>
          <table:table-cell office:value-type="float" office:value="-1.7918353676796" calcext:value-type="float">
            <text:p>-1.7918353676796</text:p>
          </table:table-cell>
          <table:table-cell office:value-type="float" office:value="-0.495005615055561" calcext:value-type="float">
            <text:p>-0.495005615055561</text:p>
          </table:table-cell>
          <table:table-cell office:value-type="float" office:value="-1.36458249940985" calcext:value-type="float">
            <text:p>-1.36458249940985</text:p>
          </table:table-cell>
          <table:table-cell office:value-type="float" office:value="0.0889986882780069" calcext:value-type="float">
            <text:p>0.088998688278007</text:p>
          </table:table-cell>
          <table:table-cell office:value-type="float" office:value="-0.0365928019334455" calcext:value-type="float">
            <text:p>-0.036592801933446</text:p>
          </table:table-cell>
          <table:table-cell office:value-type="float" office:value="-0.0358151762856003" calcext:value-type="float">
            <text:p>-0.0358151762856</text:p>
          </table:table-cell>
          <table:table-cell office:value-type="float" office:value="0.0962278528729922" calcext:value-type="float">
            <text:p>0.096227852872992</text:p>
          </table:table-cell>
        </table:table-row>
        <table:table-row table:style-name="ro1">
          <table:table-cell office:value-type="float" office:value="1751931912.31309" calcext:value-type="float">
            <text:p>1751931912.31309</text:p>
          </table:table-cell>
          <table:table-cell office:value-type="float" office:value="-1.68476611773759" calcext:value-type="float">
            <text:p>-1.68476611773759</text:p>
          </table:table-cell>
          <table:table-cell office:value-type="float" office:value="-0.273427441793967" calcext:value-type="float">
            <text:p>-0.273427441793967</text:p>
          </table:table-cell>
          <table:table-cell office:value-type="float" office:value="-1.43099156122022" calcext:value-type="float">
            <text:p>-1.43099156122022</text:p>
          </table:table-cell>
          <table:table-cell office:value-type="float" office:value="-1.77681308984756" calcext:value-type="float">
            <text:p>-1.77681308984756</text:p>
          </table:table-cell>
          <table:table-cell office:value-type="float" office:value="-0.214326210319996" calcext:value-type="float">
            <text:p>-0.214326210319996</text:p>
          </table:table-cell>
          <table:table-cell office:value-type="float" office:value="-1.37266637557734" calcext:value-type="float">
            <text:p>-1.37266637557734</text:p>
          </table:table-cell>
          <table:table-cell office:value-type="float" office:value="0.0920469721099722" calcext:value-type="float">
            <text:p>0.092046972109972</text:p>
          </table:table-cell>
          <table:table-cell office:value-type="float" office:value="-0.0591012314739715" calcext:value-type="float">
            <text:p>-0.059101231473972</text:p>
          </table:table-cell>
          <table:table-cell office:value-type="float" office:value="-0.0583251856428748" calcext:value-type="float">
            <text:p>-0.058325185642875</text:p>
          </table:table-cell>
          <table:table-cell office:value-type="float" office:value="0.109387387921798" calcext:value-type="float">
            <text:p>0.109387387921798</text:p>
          </table:table-cell>
        </table:table-row>
        <table:table-row table:style-name="ro1">
          <table:table-cell office:value-type="float" office:value="1751931912.79428" calcext:value-type="float">
            <text:p>1751931912.79428</text:p>
          </table:table-cell>
          <table:table-cell office:value-type="float" office:value="-1.68802813470907" calcext:value-type="float">
            <text:p>-1.68802813470907</text:p>
          </table:table-cell>
          <table:table-cell office:value-type="float" office:value="-0.128311162299779" calcext:value-type="float">
            <text:p>-0.128311162299779</text:p>
          </table:table-cell>
          <table:table-cell office:value-type="float" office:value="-1.39995536270905" calcext:value-type="float">
            <text:p>-1.39995536270905</text:p>
          </table:table-cell>
          <table:table-cell office:value-type="float" office:value="-1.77123528718948" calcext:value-type="float">
            <text:p>-1.77123528718948</text:p>
          </table:table-cell>
          <table:table-cell office:value-type="float" office:value="-0.063641183078289" calcext:value-type="float">
            <text:p>-0.063641183078289</text:p>
          </table:table-cell>
          <table:table-cell office:value-type="float" office:value="-1.37708794978398" calcext:value-type="float">
            <text:p>-1.37708794978398</text:p>
          </table:table-cell>
          <table:table-cell office:value-type="float" office:value="0.0832071524804099" calcext:value-type="float">
            <text:p>0.08320715248041</text:p>
          </table:table-cell>
          <table:table-cell office:value-type="float" office:value="-0.0646699792214896" calcext:value-type="float">
            <text:p>-0.06466997922149</text:p>
          </table:table-cell>
          <table:table-cell office:value-type="float" office:value="-0.0228674129250663" calcext:value-type="float">
            <text:p>-0.022867412925066</text:p>
          </table:table-cell>
          <table:table-cell office:value-type="float" office:value="0.105383283477059" calcext:value-type="float">
            <text:p>0.105383283477059</text:p>
          </table:table-cell>
        </table:table-row>
        <table:table-row table:style-name="ro1">
          <table:table-cell office:value-type="float" office:value="1751931913.24575" calcext:value-type="float">
            <text:p>1751931913.24575</text:p>
          </table:table-cell>
          <table:table-cell office:value-type="float" office:value="-1.69076978229553" calcext:value-type="float">
            <text:p>-1.69076978229553</text:p>
          </table:table-cell>
          <table:table-cell office:value-type="float" office:value="0.0279491079021434" calcext:value-type="float">
            <text:p>0.027949107902143</text:p>
          </table:table-cell>
          <table:table-cell office:value-type="float" office:value="-1.38276829267867" calcext:value-type="float">
            <text:p>-1.38276829267867</text:p>
          </table:table-cell>
          <table:table-cell office:value-type="float" office:value="-1.76369148492813" calcext:value-type="float">
            <text:p>-1.76369148492813</text:p>
          </table:table-cell>
          <table:table-cell office:value-type="float" office:value="0.0726634375751019" calcext:value-type="float">
            <text:p>0.072663437575102</text:p>
          </table:table-cell>
          <table:table-cell office:value-type="float" office:value="-1.36893983149873" calcext:value-type="float">
            <text:p>-1.36893983149873</text:p>
          </table:table-cell>
          <table:table-cell office:value-type="float" office:value="0.0729217026326052" calcext:value-type="float">
            <text:p>0.072921702632605</text:p>
          </table:table-cell>
          <table:table-cell office:value-type="float" office:value="-0.0447143296729585" calcext:value-type="float">
            <text:p>-0.044714329672959</text:p>
          </table:table-cell>
          <table:table-cell office:value-type="float" office:value="-0.0138284611799404" calcext:value-type="float">
            <text:p>-0.013828461179941</text:p>
          </table:table-cell>
          <table:table-cell office:value-type="float" office:value="0.0855391488906695" calcext:value-type="float">
            <text:p>0.08553914889067</text:p>
          </table:table-cell>
        </table:table-row>
        <table:table-row table:style-name="ro1">
          <table:table-cell office:value-type="float" office:value="1751931913.74196" calcext:value-type="float">
            <text:p>1751931913.74196</text:p>
          </table:table-cell>
          <table:table-cell office:value-type="float" office:value="-1.68814996910339" calcext:value-type="float">
            <text:p>-1.68814996910339</text:p>
          </table:table-cell>
          <table:table-cell office:value-type="float" office:value="0.156006109353164" calcext:value-type="float">
            <text:p>0.156006109353164</text:p>
          </table:table-cell>
          <table:table-cell office:value-type="float" office:value="-1.38066581219337" calcext:value-type="float">
            <text:p>-1.38066581219337</text:p>
          </table:table-cell>
          <table:table-cell office:value-type="float" office:value="-1.75458508729935" calcext:value-type="float">
            <text:p>-1.75458508729935</text:p>
          </table:table-cell>
          <table:table-cell office:value-type="float" office:value="0.204130239784718" calcext:value-type="float">
            <text:p>0.204130239784718</text:p>
          </table:table-cell>
          <table:table-cell office:value-type="float" office:value="-1.36211796752184" calcext:value-type="float">
            <text:p>-1.36211796752184</text:p>
          </table:table-cell>
          <table:table-cell office:value-type="float" office:value="0.0664351181959546" calcext:value-type="float">
            <text:p>0.066435118195955</text:p>
          </table:table-cell>
          <table:table-cell office:value-type="float" office:value="-0.0481241304315537" calcext:value-type="float">
            <text:p>-0.048124130431554</text:p>
          </table:table-cell>
          <table:table-cell office:value-type="float" office:value="-0.0185478446715299" calcext:value-type="float">
            <text:p>-0.01854784467153</text:p>
          </table:table-cell>
          <table:table-cell office:value-type="float" office:value="0.0820338762920762" calcext:value-type="float">
            <text:p>0.082033876292076</text:p>
          </table:table-cell>
        </table:table-row>
        <table:table-row table:style-name="ro1">
          <table:table-cell office:value-type="float" office:value="1751931914.23463" calcext:value-type="float">
            <text:p>1751931914.23463</text:p>
          </table:table-cell>
          <table:table-cell office:value-type="float" office:value="-1.68410687176256" calcext:value-type="float">
            <text:p>-1.68410687176256</text:p>
          </table:table-cell>
          <table:table-cell office:value-type="float" office:value="0.291399398298865" calcext:value-type="float">
            <text:p>0.291399398298865</text:p>
          </table:table-cell>
          <table:table-cell office:value-type="float" office:value="-1.45377183944484" calcext:value-type="float">
            <text:p>-1.45377183944484</text:p>
          </table:table-cell>
          <table:table-cell office:value-type="float" office:value="-1.74965530633926" calcext:value-type="float">
            <text:p>-1.74965530633926</text:p>
          </table:table-cell>
          <table:table-cell office:value-type="float" office:value="0.346073977649212" calcext:value-type="float">
            <text:p>0.346073977649212</text:p>
          </table:table-cell>
          <table:table-cell office:value-type="float" office:value="-1.42636387963424" calcext:value-type="float">
            <text:p>-1.42636387963424</text:p>
          </table:table-cell>
          <table:table-cell office:value-type="float" office:value="0.0655484345767066" calcext:value-type="float">
            <text:p>0.065548434576707</text:p>
          </table:table-cell>
          <table:table-cell office:value-type="float" office:value="-0.0546745793503468" calcext:value-type="float">
            <text:p>-0.054674579350347</text:p>
          </table:table-cell>
          <table:table-cell office:value-type="float" office:value="-0.0274079598106025" calcext:value-type="float">
            <text:p>-0.027407959810603</text:p>
          </table:table-cell>
          <table:table-cell office:value-type="float" office:value="0.0853575239952176" calcext:value-type="float">
            <text:p>0.085357523995218</text:p>
          </table:table-cell>
        </table:table-row>
        <table:table-row table:style-name="ro1">
          <table:table-cell office:value-type="float" office:value="1751931914.74531" calcext:value-type="float">
            <text:p>1751931914.74531</text:p>
          </table:table-cell>
          <table:table-cell office:value-type="float" office:value="-1.6818935851399" calcext:value-type="float">
            <text:p>-1.6818935851399</text:p>
          </table:table-cell>
          <table:table-cell office:value-type="float" office:value="0.296524102547743" calcext:value-type="float">
            <text:p>0.296524102547743</text:p>
          </table:table-cell>
          <table:table-cell office:value-type="float" office:value="-1.53940056600397" calcext:value-type="float">
            <text:p>-1.53940056600397</text:p>
          </table:table-cell>
          <table:table-cell office:value-type="float" office:value="-1.75093179941177" calcext:value-type="float">
            <text:p>-1.75093179941177</text:p>
          </table:table-cell>
          <table:table-cell office:value-type="float" office:value="0.3560496494174" calcext:value-type="float">
            <text:p>0.3560496494174</text:p>
          </table:table-cell>
          <table:table-cell office:value-type="float" office:value="-1.52789328257543" calcext:value-type="float">
            <text:p>-1.52789328257543</text:p>
          </table:table-cell>
          <table:table-cell office:value-type="float" office:value="0.0690382142718713" calcext:value-type="float">
            <text:p>0.069038214271871</text:p>
          </table:table-cell>
          <table:table-cell office:value-type="float" office:value="-0.0595255468696573" calcext:value-type="float">
            <text:p>-0.059525546869657</text:p>
          </table:table-cell>
          <table:table-cell office:value-type="float" office:value="-0.0115072834285404" calcext:value-type="float">
            <text:p>-0.01150728342854</text:p>
          </table:table-cell>
          <table:table-cell office:value-type="float" office:value="0.0911568196021591" calcext:value-type="float">
            <text:p>0.091156819602159</text:p>
          </table:table-cell>
        </table:table-row>
        <table:table-row table:style-name="ro1">
          <table:table-cell office:value-type="float" office:value="1751931915.24705" calcext:value-type="float">
            <text:p>1751931915.24705</text:p>
          </table:table-cell>
          <table:table-cell office:value-type="float" office:value="-1.68130431464803" calcext:value-type="float">
            <text:p>-1.68130431464803</text:p>
          </table:table-cell>
          <table:table-cell office:value-type="float" office:value="0.299105107348068" calcext:value-type="float">
            <text:p>0.299105107348068</text:p>
          </table:table-cell>
          <table:table-cell office:value-type="float" office:value="-2.14048936939551" calcext:value-type="float">
            <text:p>-2.14048936939551</text:p>
          </table:table-cell>
          <table:table-cell office:value-type="float" office:value="-1.76558023691177" calcext:value-type="float">
            <text:p>-1.76558023691177</text:p>
          </table:table-cell>
          <table:table-cell office:value-type="float" office:value="0.392024986445904" calcext:value-type="float">
            <text:p>0.392024986445904</text:p>
          </table:table-cell>
          <table:table-cell office:value-type="float" office:value="-2.10979553400347" calcext:value-type="float">
            <text:p>-2.10979553400347</text:p>
          </table:table-cell>
          <table:table-cell office:value-type="float" office:value="0.0842759222637457" calcext:value-type="float">
            <text:p>0.084275922263746</text:p>
          </table:table-cell>
          <table:table-cell office:value-type="float" office:value="-0.0929198790978358" calcext:value-type="float">
            <text:p>-0.092919879097836</text:p>
          </table:table-cell>
          <table:table-cell office:value-type="float" office:value="-0.0306938353920336" calcext:value-type="float">
            <text:p>-0.030693835392034</text:p>
          </table:table-cell>
          <table:table-cell office:value-type="float" office:value="0.125445346685165" calcext:value-type="float">
            <text:p>0.125445346685165</text:p>
          </table:table-cell>
        </table:table-row>
        <table:table-row table:style-name="ro1">
          <table:table-cell office:value-type="float" office:value="1751931915.77752" calcext:value-type="float">
            <text:p>1751931915.77752</text:p>
          </table:table-cell>
          <table:table-cell office:value-type="float" office:value="-1.67528348276547" calcext:value-type="float">
            <text:p>-1.67528348276547</text:p>
          </table:table-cell>
          <table:table-cell office:value-type="float" office:value="0.306520167432515" calcext:value-type="float">
            <text:p>0.306520167432515</text:p>
          </table:table-cell>
          <table:table-cell office:value-type="float" office:value="-2.47341607828479" calcext:value-type="float">
            <text:p>-2.47341607828479</text:p>
          </table:table-cell>
          <table:table-cell office:value-type="float" office:value="-1.76194554567337" calcext:value-type="float">
            <text:p>-1.76194554567337</text:p>
          </table:table-cell>
          <table:table-cell office:value-type="float" office:value="0.412974588572979" calcext:value-type="float">
            <text:p>0.412974588572979</text:p>
          </table:table-cell>
          <table:table-cell office:value-type="float" office:value="-2.44375449896021" calcext:value-type="float">
            <text:p>-2.44375449896021</text:p>
          </table:table-cell>
          <table:table-cell office:value-type="float" office:value="0.0866620629079016" calcext:value-type="float">
            <text:p>0.086662062907902</text:p>
          </table:table-cell>
          <table:table-cell office:value-type="float" office:value="-0.106454421140464" calcext:value-type="float">
            <text:p>-0.106454421140464</text:p>
          </table:table-cell>
          <table:table-cell office:value-type="float" office:value="-0.0296615793245807" calcext:value-type="float">
            <text:p>-0.029661579324581</text:p>
          </table:table-cell>
          <table:table-cell office:value-type="float" office:value="0.137269286177951" calcext:value-type="float">
            <text:p>0.137269286177951</text:p>
          </table:table-cell>
        </table:table-row>
        <table:table-row table:style-name="ro1">
          <table:table-cell office:value-type="float" office:value="1751931916.24044" calcext:value-type="float">
            <text:p>1751931916.24044</text:p>
          </table:table-cell>
          <table:table-cell office:value-type="float" office:value="-1.67013702708393" calcext:value-type="float">
            <text:p>-1.67013702708393</text:p>
          </table:table-cell>
          <table:table-cell office:value-type="float" office:value="0.314552584822994" calcext:value-type="float">
            <text:p>0.314552584822994</text:p>
          </table:table-cell>
          <table:table-cell office:value-type="float" office:value="-2.74620426582986" calcext:value-type="float">
            <text:p>-2.74620426582986</text:p>
          </table:table-cell>
          <table:table-cell office:value-type="float" office:value="-1.75067406892777" calcext:value-type="float">
            <text:p>-1.75067406892777</text:p>
          </table:table-cell>
          <table:table-cell office:value-type="float" office:value="0.42787029594183" calcext:value-type="float">
            <text:p>0.42787029594183</text:p>
          </table:table-cell>
          <table:table-cell office:value-type="float" office:value="-2.70105940704447" calcext:value-type="float">
            <text:p>-2.70105940704447</text:p>
          </table:table-cell>
          <table:table-cell office:value-type="float" office:value="0.0805370418438314" calcext:value-type="float">
            <text:p>0.080537041843831</text:p>
          </table:table-cell>
          <table:table-cell office:value-type="float" office:value="-0.113317711118835" calcext:value-type="float">
            <text:p>-0.113317711118835</text:p>
          </table:table-cell>
          <table:table-cell office:value-type="float" office:value="-0.0451448587853869" calcext:value-type="float">
            <text:p>-0.045144858785387</text:p>
          </table:table-cell>
          <table:table-cell office:value-type="float" office:value="0.139022008193548" calcext:value-type="float">
            <text:p>0.139022008193548</text:p>
          </table:table-cell>
        </table:table-row>
        <table:table-row table:style-name="ro1">
          <table:table-cell office:value-type="float" office:value="1751931916.74657" calcext:value-type="float">
            <text:p>1751931916.74657</text:p>
          </table:table-cell>
          <table:table-cell office:value-type="float" office:value="-1.54306841993155" calcext:value-type="float">
            <text:p>-1.54306841993155</text:p>
          </table:table-cell>
          <table:table-cell office:value-type="float" office:value="0.334593393050163" calcext:value-type="float">
            <text:p>0.334593393050163</text:p>
          </table:table-cell>
          <table:table-cell office:value-type="float" office:value="-2.79058658045517" calcext:value-type="float">
            <text:p>-2.79058658045517</text:p>
          </table:table-cell>
          <table:table-cell office:value-type="float" office:value="-1.61483150720596" calcext:value-type="float">
            <text:p>-1.61483150720596</text:p>
          </table:table-cell>
          <table:table-cell office:value-type="float" office:value="0.454426757991314" calcext:value-type="float">
            <text:p>0.454426757991314</text:p>
          </table:table-cell>
          <table:table-cell office:value-type="float" office:value="-2.74634090235214" calcext:value-type="float">
            <text:p>-2.74634090235214</text:p>
          </table:table-cell>
          <table:table-cell office:value-type="float" office:value="0.0717630872744177" calcext:value-type="float">
            <text:p>0.071763087274418</text:p>
          </table:table-cell>
          <table:table-cell office:value-type="float" office:value="-0.119833364941151" calcext:value-type="float">
            <text:p>-0.119833364941151</text:p>
          </table:table-cell>
          <table:table-cell office:value-type="float" office:value="-0.0442456781030258" calcext:value-type="float">
            <text:p>-0.044245678103026</text:p>
          </table:table-cell>
          <table:table-cell office:value-type="float" office:value="0.13967811585311" calcext:value-type="float">
            <text:p>0.13967811585311</text:p>
          </table:table-cell>
        </table:table-row>
        <table:table-row table:style-name="ro1">
          <table:table-cell office:value-type="float" office:value="1751931917.27035" calcext:value-type="float">
            <text:p>1751931917.27035</text:p>
          </table:table-cell>
          <table:table-cell office:value-type="float" office:value="-1.22845813899468" calcext:value-type="float">
            <text:p>-1.22845813899468</text:p>
          </table:table-cell>
          <table:table-cell office:value-type="float" office:value="0.385970901113567" calcext:value-type="float">
            <text:p>0.385970901113567</text:p>
          </table:table-cell>
          <table:table-cell office:value-type="float" office:value="-2.76521916395185" calcext:value-type="float">
            <text:p>-2.76521916395185</text:p>
          </table:table-cell>
          <table:table-cell office:value-type="float" office:value="-1.28446584939957" calcext:value-type="float">
            <text:p>-1.28446584939957</text:p>
          </table:table-cell>
          <table:table-cell office:value-type="float" office:value="0.503179036080837" calcext:value-type="float">
            <text:p>0.503179036080837</text:p>
          </table:table-cell>
          <table:table-cell office:value-type="float" office:value="-2.72810557672327" calcext:value-type="float">
            <text:p>-2.72810557672327</text:p>
          </table:table-cell>
          <table:table-cell office:value-type="float" office:value="0.0560077104048864" calcext:value-type="float">
            <text:p>0.056007710404886</text:p>
          </table:table-cell>
          <table:table-cell office:value-type="float" office:value="-0.11720813496727" calcext:value-type="float">
            <text:p>-0.11720813496727</text:p>
          </table:table-cell>
          <table:table-cell office:value-type="float" office:value="-0.0371135872285779" calcext:value-type="float">
            <text:p>-0.037113587228578</text:p>
          </table:table-cell>
          <table:table-cell office:value-type="float" office:value="0.129902311477908" calcext:value-type="float">
            <text:p>0.129902311477908</text:p>
          </table:table-cell>
        </table:table-row>
        <table:table-row table:style-name="ro1">
          <table:table-cell office:value-type="float" office:value="1751931917.76781" calcext:value-type="float">
            <text:p>1751931917.76781</text:p>
          </table:table-cell>
          <table:table-cell office:value-type="float" office:value="-0.843051141072533" calcext:value-type="float">
            <text:p>-0.843051141072533</text:p>
          </table:table-cell>
          <table:table-cell office:value-type="float" office:value="0.452686358296173" calcext:value-type="float">
            <text:p>0.452686358296173</text:p>
          </table:table-cell>
          <table:table-cell office:value-type="float" office:value="-2.76198619773833" calcext:value-type="float">
            <text:p>-2.76198619773833</text:p>
          </table:table-cell>
          <table:table-cell office:value-type="float" office:value="-0.884892046451569" calcext:value-type="float">
            <text:p>-0.884892046451569</text:p>
          </table:table-cell>
          <table:table-cell office:value-type="float" office:value="0.568200878798962" calcext:value-type="float">
            <text:p>0.568200878798962</text:p>
          </table:table-cell>
          <table:table-cell office:value-type="float" office:value="-2.74023734404756" calcext:value-type="float">
            <text:p>-2.74023734404756</text:p>
          </table:table-cell>
          <table:table-cell office:value-type="float" office:value="0.0418409053790355" calcext:value-type="float">
            <text:p>0.041840905379036</text:p>
          </table:table-cell>
          <table:table-cell office:value-type="float" office:value="-0.115514520502789" calcext:value-type="float">
            <text:p>-0.115514520502789</text:p>
          </table:table-cell>
          <table:table-cell office:value-type="float" office:value="-0.0217488536907693" calcext:value-type="float">
            <text:p>-0.021748853690769</text:p>
          </table:table-cell>
          <table:table-cell office:value-type="float" office:value="0.122858722970437" calcext:value-type="float">
            <text:p>0.122858722970437</text:p>
          </table:table-cell>
        </table:table-row>
        <table:table-row table:style-name="ro1">
          <table:table-cell office:value-type="float" office:value="1751931918.24427" calcext:value-type="float">
            <text:p>1751931918.24427</text:p>
          </table:table-cell>
          <table:table-cell office:value-type="float" office:value="-0.525817423011618" calcext:value-type="float">
            <text:p>-0.525817423011618</text:p>
          </table:table-cell>
          <table:table-cell office:value-type="float" office:value="0.509483349992728" calcext:value-type="float">
            <text:p>0.509483349992728</text:p>
          </table:table-cell>
          <table:table-cell office:value-type="float" office:value="-2.76440182651813" calcext:value-type="float">
            <text:p>-2.76440182651813</text:p>
          </table:table-cell>
          <table:table-cell office:value-type="float" office:value="-0.564903676509857" calcext:value-type="float">
            <text:p>-0.564903676509857</text:p>
          </table:table-cell>
          <table:table-cell office:value-type="float" office:value="0.618006817996502" calcext:value-type="float">
            <text:p>0.618006817996502</text:p>
          </table:table-cell>
          <table:table-cell office:value-type="float" office:value="-2.75915698442916" calcext:value-type="float">
            <text:p>-2.75915698442916</text:p>
          </table:table-cell>
          <table:table-cell office:value-type="float" office:value="0.0390862534982392" calcext:value-type="float">
            <text:p>0.039086253498239</text:p>
          </table:table-cell>
          <table:table-cell office:value-type="float" office:value="-0.108523468003774" calcext:value-type="float">
            <text:p>-0.108523468003774</text:p>
          </table:table-cell>
          <table:table-cell office:value-type="float" office:value="-0.00524484208896947" calcext:value-type="float">
            <text:p>-0.005244842088969</text:p>
          </table:table-cell>
          <table:table-cell office:value-type="float" office:value="0.115347641155312" calcext:value-type="float">
            <text:p>0.115347641155312</text:p>
          </table:table-cell>
        </table:table-row>
        <table:table-row table:style-name="ro1">
          <table:table-cell office:value-type="float" office:value="1751931918.73469" calcext:value-type="float">
            <text:p>1751931918.73469</text:p>
          </table:table-cell>
          <table:table-cell office:value-type="float" office:value="-0.291546580110337" calcext:value-type="float">
            <text:p>-0.291546580110337</text:p>
          </table:table-cell>
          <table:table-cell office:value-type="float" office:value="0.546953565547687" calcext:value-type="float">
            <text:p>0.546953565547687</text:p>
          </table:table-cell>
          <table:table-cell office:value-type="float" office:value="-2.76202414298004" calcext:value-type="float">
            <text:p>-2.76202414298004</text:p>
          </table:table-cell>
          <table:table-cell office:value-type="float" office:value="-0.337632715702057" calcext:value-type="float">
            <text:p>-0.337632715702057</text:p>
          </table:table-cell>
          <table:table-cell office:value-type="float" office:value="0.652657143771648" calcext:value-type="float">
            <text:p>0.652657143771648</text:p>
          </table:table-cell>
          <table:table-cell office:value-type="float" office:value="-2.75039672349483" calcext:value-type="float">
            <text:p>-2.75039672349483</text:p>
          </table:table-cell>
          <table:table-cell office:value-type="float" office:value="0.0460861355917197" calcext:value-type="float">
            <text:p>0.04608613559172</text:p>
          </table:table-cell>
          <table:table-cell office:value-type="float" office:value="-0.105703578223961" calcext:value-type="float">
            <text:p>-0.105703578223961</text:p>
          </table:table-cell>
          <table:table-cell office:value-type="float" office:value="-0.0116274194852166" calcext:value-type="float">
            <text:p>-0.011627419485217</text:p>
          </table:table-cell>
          <table:table-cell office:value-type="float" office:value="0.115313391863771" calcext:value-type="float">
            <text:p>0.115313391863771</text:p>
          </table:table-cell>
        </table:table-row>
        <table:table-row table:style-name="ro1">
          <table:table-cell office:value-type="float" office:value="1751931919.23864" calcext:value-type="float">
            <text:p>1751931919.23864</text:p>
          </table:table-cell>
          <table:table-cell office:value-type="float" office:value="-0.0489721874580488" calcext:value-type="float">
            <text:p>-0.048972187458049</text:p>
          </table:table-cell>
          <table:table-cell office:value-type="float" office:value="0.59384625000317" calcext:value-type="float">
            <text:p>0.59384625000317</text:p>
          </table:table-cell>
          <table:table-cell office:value-type="float" office:value="-2.75123728773401" calcext:value-type="float">
            <text:p>-2.75123728773401</text:p>
          </table:table-cell>
          <table:table-cell office:value-type="float" office:value="-0.0941286683082581" calcext:value-type="float">
            <text:p>-0.094128668308258</text:p>
          </table:table-cell>
          <table:table-cell office:value-type="float" office:value="0.688573949038982" calcext:value-type="float">
            <text:p>0.688573949038982</text:p>
          </table:table-cell>
          <table:table-cell office:value-type="float" office:value="-2.74844308905259" calcext:value-type="float">
            <text:p>-2.74844308905259</text:p>
          </table:table-cell>
          <table:table-cell office:value-type="float" office:value="0.0451564808502092" calcext:value-type="float">
            <text:p>0.045156480850209</text:p>
          </table:table-cell>
          <table:table-cell office:value-type="float" office:value="-0.094727699035812" calcext:value-type="float">
            <text:p>-0.094727699035812</text:p>
          </table:table-cell>
          <table:table-cell office:value-type="float" office:value="-0.00279419868141373" calcext:value-type="float">
            <text:p>-0.002794198681414</text:p>
          </table:table-cell>
          <table:table-cell office:value-type="float" office:value="0.104940195956529" calcext:value-type="float">
            <text:p>0.104940195956529</text:p>
          </table:table-cell>
        </table:table-row>
        <table:table-row table:style-name="ro1">
          <table:table-cell office:value-type="float" office:value="1751931919.74705" calcext:value-type="float">
            <text:p>1751931919.74705</text:p>
          </table:table-cell>
          <table:table-cell office:value-type="float" office:value="0.234812258176875" calcext:value-type="float">
            <text:p>0.234812258176875</text:p>
          </table:table-cell>
          <table:table-cell office:value-type="float" office:value="0.638393006501495" calcext:value-type="float">
            <text:p>0.638393006501495</text:p>
          </table:table-cell>
          <table:table-cell office:value-type="float" office:value="-2.76590154542768" calcext:value-type="float">
            <text:p>-2.76590154542768</text:p>
          </table:table-cell>
          <table:table-cell office:value-type="float" office:value="0.19897472858429" calcext:value-type="float">
            <text:p>0.19897472858429</text:p>
          </table:table-cell>
          <table:table-cell office:value-type="float" office:value="0.732827953994274" calcext:value-type="float">
            <text:p>0.732827953994274</text:p>
          </table:table-cell>
          <table:table-cell office:value-type="float" office:value="-2.75428741607297" calcext:value-type="float">
            <text:p>-2.75428741607297</text:p>
          </table:table-cell>
          <table:table-cell office:value-type="float" office:value="0.0358375295925856" calcext:value-type="float">
            <text:p>0.035837529592586</text:p>
          </table:table-cell>
          <table:table-cell office:value-type="float" office:value="-0.0944349474927787" calcext:value-type="float">
            <text:p>-0.094434947492779</text:p>
          </table:table-cell>
          <table:table-cell office:value-type="float" office:value="-0.0116141293547072" calcext:value-type="float">
            <text:p>-0.011614129354707</text:p>
          </table:table-cell>
          <table:table-cell office:value-type="float" office:value="0.10100637522089" calcext:value-type="float">
            <text:p>0.10100637522089</text:p>
          </table:table-cell>
        </table:table-row>
        <table:table-row table:style-name="ro1">
          <table:table-cell office:value-type="float" office:value="1751931920.27978" calcext:value-type="float">
            <text:p>1751931920.27978</text:p>
          </table:table-cell>
          <table:table-cell office:value-type="float" office:value="0.48574919680933" calcext:value-type="float">
            <text:p>0.48574919680933</text:p>
          </table:table-cell>
          <table:table-cell office:value-type="float" office:value="0.67351823083237" calcext:value-type="float">
            <text:p>0.67351823083237</text:p>
          </table:table-cell>
          <table:table-cell office:value-type="float" office:value="-2.7903496175201" calcext:value-type="float">
            <text:p>-2.7903496175201</text:p>
          </table:table-cell>
          <table:table-cell office:value-type="float" office:value="0.424801915884018" calcext:value-type="float">
            <text:p>0.424801915884018</text:p>
          </table:table-cell>
          <table:table-cell office:value-type="float" office:value="0.766959361732006" calcext:value-type="float">
            <text:p>0.766959361732006</text:p>
          </table:table-cell>
          <table:table-cell office:value-type="float" office:value="-2.77610715348896" calcext:value-type="float">
            <text:p>-2.77610715348896</text:p>
          </table:table-cell>
          <table:table-cell office:value-type="float" office:value="0.0609472809253118" calcext:value-type="float">
            <text:p>0.060947280925312</text:p>
          </table:table-cell>
          <table:table-cell office:value-type="float" office:value="-0.0934411308996359" calcext:value-type="float">
            <text:p>-0.093441130899636</text:p>
          </table:table-cell>
          <table:table-cell office:value-type="float" office:value="-0.0142424640311405" calcext:value-type="float">
            <text:p>-0.014242464031141</text:p>
          </table:table-cell>
          <table:table-cell office:value-type="float" office:value="0.111560817476351" calcext:value-type="float">
            <text:p>0.111560817476351</text:p>
          </table:table-cell>
        </table:table-row>
        <table:table-row table:style-name="ro1">
          <table:table-cell office:value-type="float" office:value="1751931920.74472" calcext:value-type="float">
            <text:p>1751931920.74472</text:p>
          </table:table-cell>
          <table:table-cell office:value-type="float" office:value="0.547068964744232" calcext:value-type="float">
            <text:p>0.547068964744232</text:p>
          </table:table-cell>
          <table:table-cell office:value-type="float" office:value="0.683856628181737" calcext:value-type="float">
            <text:p>0.683856628181737</text:p>
          </table:table-cell>
          <table:table-cell office:value-type="float" office:value="-2.95436297580572" calcext:value-type="float">
            <text:p>-2.95436297580572</text:p>
          </table:table-cell>
          <table:table-cell office:value-type="float" office:value="0.473834246397018" calcext:value-type="float">
            <text:p>0.473834246397018</text:p>
          </table:table-cell>
          <table:table-cell office:value-type="float" office:value="0.777086369693279" calcext:value-type="float">
            <text:p>0.777086369693279</text:p>
          </table:table-cell>
          <table:table-cell office:value-type="float" office:value="-2.93516360186534" calcext:value-type="float">
            <text:p>-2.93516360186534</text:p>
          </table:table-cell>
          <table:table-cell office:value-type="float" office:value="0.073234718347214" calcext:value-type="float">
            <text:p>0.073234718347214</text:p>
          </table:table-cell>
          <table:table-cell office:value-type="float" office:value="-0.0932297415115418" calcext:value-type="float">
            <text:p>-0.093229741511542</text:p>
          </table:table-cell>
          <table:table-cell office:value-type="float" office:value="-0.019199373940388" calcext:value-type="float">
            <text:p>-0.019199373940388</text:p>
          </table:table-cell>
          <table:table-cell office:value-type="float" office:value="0.118554243592141" calcext:value-type="float">
            <text:p>0.118554243592141</text:p>
          </table:table-cell>
        </table:table-row>
        <table:table-row table:style-name="ro1">
          <table:table-cell office:value-type="float" office:value="1751931921.23437" calcext:value-type="float">
            <text:p>1751931921.23437</text:p>
          </table:table-cell>
          <table:table-cell office:value-type="float" office:value="0.545293455951903" calcext:value-type="float">
            <text:p>0.545293455951903</text:p>
          </table:table-cell>
          <table:table-cell office:value-type="float" office:value="0.684267490638459" calcext:value-type="float">
            <text:p>0.684267490638459</text:p>
          </table:table-cell>
          <table:table-cell office:value-type="float" office:value="-3.3850637980946" calcext:value-type="float">
            <text:p>-3.3850637980946</text:p>
          </table:table-cell>
          <table:table-cell office:value-type="float" office:value="0.497870713472366" calcext:value-type="float">
            <text:p>0.497870713472366</text:p>
          </table:table-cell>
          <table:table-cell office:value-type="float" office:value="0.791577391326427" calcext:value-type="float">
            <text:p>0.791577391326427</text:p>
          </table:table-cell>
          <table:table-cell office:value-type="float" office:value="-3.36553050376658" calcext:value-type="float">
            <text:p>-3.36553050376658</text:p>
          </table:table-cell>
          <table:table-cell office:value-type="float" office:value="0.0474227424795371" calcext:value-type="float">
            <text:p>0.047422742479537</text:p>
          </table:table-cell>
          <table:table-cell office:value-type="float" office:value="-0.107309900687968" calcext:value-type="float">
            <text:p>-0.107309900687968</text:p>
          </table:table-cell>
          <table:table-cell office:value-type="float" office:value="-0.0195332943280251" calcext:value-type="float">
            <text:p>-0.019533294328025</text:p>
          </table:table-cell>
          <table:table-cell office:value-type="float" office:value="0.117321486906458" calcext:value-type="float">
            <text:p>0.117321486906458</text:p>
          </table:table-cell>
        </table:table-row>
        <table:table-row table:style-name="ro1">
          <table:table-cell office:value-type="float" office:value="1751931921.7516" calcext:value-type="float">
            <text:p>1751931921.7516</text:p>
          </table:table-cell>
          <table:table-cell office:value-type="float" office:value="0.550724052255733" calcext:value-type="float">
            <text:p>0.550724052255733</text:p>
          </table:table-cell>
          <table:table-cell office:value-type="float" office:value="0.683906777778346" calcext:value-type="float">
            <text:p>0.683906777778346</text:p>
          </table:table-cell>
          <table:table-cell office:value-type="float" office:value="-3.92240731201816" calcext:value-type="float">
            <text:p>-3.92240731201816</text:p>
          </table:table-cell>
          <table:table-cell office:value-type="float" office:value="0.528345257043839" calcext:value-type="float">
            <text:p>0.528345257043839</text:p>
          </table:table-cell>
          <table:table-cell office:value-type="float" office:value="0.793199054896832" calcext:value-type="float">
            <text:p>0.793199054896832</text:p>
          </table:table-cell>
          <table:table-cell office:value-type="float" office:value="-3.87611357854645" calcext:value-type="float">
            <text:p>-3.87611357854645</text:p>
          </table:table-cell>
          <table:table-cell office:value-type="float" office:value="0.022378795211895" calcext:value-type="float">
            <text:p>0.022378795211895</text:p>
          </table:table-cell>
          <table:table-cell office:value-type="float" office:value="-0.109292277118486" calcext:value-type="float">
            <text:p>-0.109292277118486</text:p>
          </table:table-cell>
          <table:table-cell office:value-type="float" office:value="-0.0462937334717179" calcext:value-type="float">
            <text:p>-0.046293733471718</text:p>
          </table:table-cell>
          <table:table-cell office:value-type="float" office:value="0.111559904593361" calcext:value-type="float">
            <text:p>0.111559904593361</text:p>
          </table:table-cell>
        </table:table-row>
        <table:table-row table:style-name="ro1">
          <table:table-cell office:value-type="float" office:value="1751931922.261" calcext:value-type="float">
            <text:p>1751931922.261</text:p>
          </table:table-cell>
          <table:table-cell office:value-type="float" office:value="0.576107443919098" calcext:value-type="float">
            <text:p>0.576107443919098</text:p>
          </table:table-cell>
          <table:table-cell office:value-type="float" office:value="0.683253959601436" calcext:value-type="float">
            <text:p>0.683253959601436</text:p>
          </table:table-cell>
          <table:table-cell office:value-type="float" office:value="-4.32301509698025" calcext:value-type="float">
            <text:p>-4.32301509698025</text:p>
          </table:table-cell>
          <table:table-cell office:value-type="float" office:value="0.557257980108261" calcext:value-type="float">
            <text:p>0.557257980108261</text:p>
          </table:table-cell>
          <table:table-cell office:value-type="float" office:value="0.781073205173016" calcext:value-type="float">
            <text:p>0.781073205173016</text:p>
          </table:table-cell>
          <table:table-cell office:value-type="float" office:value="-4.37937989059374" calcext:value-type="float">
            <text:p>-4.37937989059374</text:p>
          </table:table-cell>
          <table:table-cell office:value-type="float" office:value="0.0188494638108364" calcext:value-type="float">
            <text:p>0.018849463810837</text:p>
          </table:table-cell>
          <table:table-cell office:value-type="float" office:value="-0.0978192455715792" calcext:value-type="float">
            <text:p>-0.097819245571579</text:p>
          </table:table-cell>
          <table:table-cell office:value-type="float" office:value="0.0563647936134846" calcext:value-type="float">
            <text:p>0.056364793613485</text:p>
          </table:table-cell>
          <table:table-cell office:value-type="float" office:value="0.099618808917538" calcext:value-type="float">
            <text:p>0.099618808917538</text:p>
          </table:table-cell>
        </table:table-row>
        <table:table-row table:style-name="ro1">
          <table:table-cell office:value-type="float" office:value="1751931922.7487" calcext:value-type="float">
            <text:p>1751931922.7487</text:p>
          </table:table-cell>
          <table:table-cell office:value-type="float" office:value="0.581390244225622" calcext:value-type="float">
            <text:p>0.581390244225622</text:p>
          </table:table-cell>
          <table:table-cell office:value-type="float" office:value="0.685682002606062" calcext:value-type="float">
            <text:p>0.685682002606062</text:p>
          </table:table-cell>
          <table:table-cell office:value-type="float" office:value="1.35774655203912" calcext:value-type="float">
            <text:p>1.35774655203912</text:p>
          </table:table-cell>
          <table:table-cell office:value-type="float" office:value="0.575634986162186" calcext:value-type="float">
            <text:p>0.575634986162186</text:p>
          </table:table-cell>
          <table:table-cell office:value-type="float" office:value="0.754028372466564" calcext:value-type="float">
            <text:p>0.754028372466564</text:p>
          </table:table-cell>
          <table:table-cell office:value-type="float" office:value="-4.90103065249201" calcext:value-type="float">
            <text:p>-4.90103065249201</text:p>
          </table:table-cell>
          <table:table-cell office:value-type="float" office:value="0.00575525806343669" calcext:value-type="float">
            <text:p>0.005755258063437</text:p>
          </table:table-cell>
          <table:table-cell office:value-type="float" office:value="-0.068346369860502" calcext:value-type="float">
            <text:p>-0.068346369860502</text:p>
          </table:table-cell>
          <table:table-cell office:value-type="float" office:value="-0.0244081026484573" calcext:value-type="float">
            <text:p>-0.024408102648457</text:p>
          </table:table-cell>
          <table:table-cell office:value-type="float" office:value="0.0685882589696319" calcext:value-type="float">
            <text:p>0.068588258969632</text:p>
          </table:table-cell>
        </table:table-row>
        <table:table-row table:style-name="ro1">
          <table:table-cell office:value-type="float" office:value="1751931923.24674" calcext:value-type="float">
            <text:p>1751931923.24674</text:p>
          </table:table-cell>
          <table:table-cell office:value-type="float" office:value="0.564663234572922" calcext:value-type="float">
            <text:p>0.564663234572922</text:p>
          </table:table-cell>
          <table:table-cell office:value-type="float" office:value="0.690437976445493" calcext:value-type="float">
            <text:p>0.690437976445493</text:p>
          </table:table-cell>
          <table:table-cell office:value-type="float" office:value="1.10487828737855" calcext:value-type="float">
            <text:p>1.10487828737855</text:p>
          </table:table-cell>
          <table:table-cell office:value-type="float" office:value="0.578412532806397" calcext:value-type="float">
            <text:p>0.578412532806397</text:p>
          </table:table-cell>
          <table:table-cell office:value-type="float" office:value="0.74017458409071" calcext:value-type="float">
            <text:p>0.74017458409071</text:p>
          </table:table-cell>
          <table:table-cell office:value-type="float" office:value="-5.12431741976681" calcext:value-type="float">
            <text:p>-5.12431741976681</text:p>
          </table:table-cell>
          <table:table-cell office:value-type="float" office:value="-0.0137492982334742" calcext:value-type="float">
            <text:p>-0.013749298233474</text:p>
          </table:table-cell>
          <table:table-cell office:value-type="float" office:value="-0.0497366076452168" calcext:value-type="float">
            <text:p>-0.049736607645217</text:p>
          </table:table-cell>
          <table:table-cell office:value-type="float" office:value="-0.0539896000342257" calcext:value-type="float">
            <text:p>-0.053989600034226</text:p>
          </table:table-cell>
          <table:table-cell office:value-type="float" office:value="0.0516020672257154" calcext:value-type="float">
            <text:p>0.051602067225716</text:p>
          </table:table-cell>
        </table:table-row>
        <table:table-row table:style-name="ro1">
          <table:table-cell office:value-type="float" office:value="1751931923.77714" calcext:value-type="float">
            <text:p>1751931923.77714</text:p>
          </table:table-cell>
          <table:table-cell office:value-type="float" office:value="0.564602083510732" calcext:value-type="float">
            <text:p>0.564602083510732</text:p>
          </table:table-cell>
          <table:table-cell office:value-type="float" office:value="0.690390989796316" calcext:value-type="float">
            <text:p>0.690390989796316</text:p>
          </table:table-cell>
          <table:table-cell office:value-type="float" office:value="0.928790547150641" calcext:value-type="float">
            <text:p>0.928790547150641</text:p>
          </table:table-cell>
          <table:table-cell office:value-type="float" office:value="0.578337907791138" calcext:value-type="float">
            <text:p>0.578337907791138</text:p>
          </table:table-cell>
          <table:table-cell office:value-type="float" office:value="0.727916829288006" calcext:value-type="float">
            <text:p>0.727916829288006</text:p>
          </table:table-cell>
          <table:table-cell office:value-type="float" office:value="-5.31048395900357" calcext:value-type="float">
            <text:p>-5.31048395900357</text:p>
          </table:table-cell>
          <table:table-cell office:value-type="float" office:value="-0.0137358242804062" calcext:value-type="float">
            <text:p>-0.013735824280406</text:p>
          </table:table-cell>
          <table:table-cell office:value-type="float" office:value="-0.0375258394916899" calcext:value-type="float">
            <text:p>-0.03752583949169</text:p>
          </table:table-cell>
          <table:table-cell office:value-type="float" office:value="-0.0439108010253764" calcext:value-type="float">
            <text:p>-0.043910801025376</text:p>
          </table:table-cell>
          <table:table-cell office:value-type="float" office:value="0.0399607494701772" calcext:value-type="float">
            <text:p>0.039960749470177</text:p>
          </table:table-cell>
        </table:table-row>
        <table:table-row table:style-name="ro1">
          <table:table-cell office:value-type="float" office:value="1751931924.2866" calcext:value-type="float">
            <text:p>1751931924.2866</text:p>
          </table:table-cell>
          <table:table-cell office:value-type="float" office:value="0.526984696614407" calcext:value-type="float">
            <text:p>0.526984696614407</text:p>
          </table:table-cell>
          <table:table-cell office:value-type="float" office:value="0.667165970067498" calcext:value-type="float">
            <text:p>0.667165970067498</text:p>
          </table:table-cell>
          <table:table-cell office:value-type="float" office:value="0.895262492808013" calcext:value-type="float">
            <text:p>0.895262492808013</text:p>
          </table:table-cell>
          <table:table-cell office:value-type="float" office:value="0.543693870306015" calcext:value-type="float">
            <text:p>0.543693870306015</text:p>
          </table:table-cell>
          <table:table-cell office:value-type="float" office:value="0.696625880897045" calcext:value-type="float">
            <text:p>0.696625880897045</text:p>
          </table:table-cell>
          <table:table-cell office:value-type="float" office:value="-5.33729100595471" calcext:value-type="float">
            <text:p>-5.33729100595471</text:p>
          </table:table-cell>
          <table:table-cell office:value-type="float" office:value="-0.0167091736916081" calcext:value-type="float">
            <text:p>-0.016709173691608</text:p>
          </table:table-cell>
          <table:table-cell office:value-type="float" office:value="-0.029459910829547" calcext:value-type="float">
            <text:p>-0.029459910829547</text:p>
          </table:table-cell>
          <table:table-cell office:value-type="float" office:value="-0.0506318084168627" calcext:value-type="float">
            <text:p>-0.050631808416863</text:p>
          </table:table-cell>
          <table:table-cell office:value-type="float" office:value="0.0338686113022248" calcext:value-type="float">
            <text:p>0.033868611302225</text:p>
          </table:table-cell>
        </table:table-row>
        <table:table-row table:style-name="ro1">
          <table:table-cell office:value-type="float" office:value="1751931924.73741" calcext:value-type="float">
            <text:p>1751931924.73741</text:p>
          </table:table-cell>
          <table:table-cell office:value-type="float" office:value="0.428682356646538" calcext:value-type="float">
            <text:p>0.428682356646538</text:p>
          </table:table-cell>
          <table:table-cell office:value-type="float" office:value="0.591363389614295" calcext:value-type="float">
            <text:p>0.591363389614295</text:p>
          </table:table-cell>
          <table:table-cell office:value-type="float" office:value="0.893653914415588" calcext:value-type="float">
            <text:p>0.893653914415588</text:p>
          </table:table-cell>
          <table:table-cell office:value-type="float" office:value="0.429414629936218" calcext:value-type="float">
            <text:p>0.429414629936218</text:p>
          </table:table-cell>
          <table:table-cell office:value-type="float" office:value="0.601075582206249" calcext:value-type="float">
            <text:p>0.601075582206249</text:p>
          </table:table-cell>
          <table:table-cell office:value-type="float" office:value="-5.35201181613618" calcext:value-type="float">
            <text:p>-5.35201181613618</text:p>
          </table:table-cell>
          <table:table-cell office:value-type="float" office:value="-0.000732273289680285" calcext:value-type="float">
            <text:p>-0.00073227328968</text:p>
          </table:table-cell>
          <table:table-cell office:value-type="float" office:value="-0.00971219259195433" calcext:value-type="float">
            <text:p>-0.009712192591954</text:p>
          </table:table-cell>
          <table:table-cell office:value-type="float" office:value="-0.0375195766278183" calcext:value-type="float">
            <text:p>-0.037519576627818</text:p>
          </table:table-cell>
          <table:table-cell office:value-type="float" office:value="0.00973975919178661" calcext:value-type="float">
            <text:p>0.009739759191787</text:p>
          </table:table-cell>
        </table:table-row>
        <table:table-row table:style-name="ro1">
          <table:table-cell office:value-type="float" office:value="1751931925.27808" calcext:value-type="float">
            <text:p>1751931925.27808</text:p>
          </table:table-cell>
          <table:table-cell office:value-type="float" office:value="0.196857330604628" calcext:value-type="float">
            <text:p>0.196857330604628</text:p>
          </table:table-cell>
          <table:table-cell office:value-type="float" office:value="0.404708584452504" calcext:value-type="float">
            <text:p>0.404708584452504</text:p>
          </table:table-cell>
          <table:table-cell office:value-type="float" office:value="0.893223399353515" calcext:value-type="float">
            <text:p>0.893223399353515</text:p>
          </table:table-cell>
          <table:table-cell office:value-type="float" office:value="0.15940648317337" calcext:value-type="float">
            <text:p>0.15940648317337</text:p>
          </table:table-cell>
          <table:table-cell office:value-type="float" office:value="0.379200987517834" calcext:value-type="float">
            <text:p>0.379200987517834</text:p>
          </table:table-cell>
          <table:table-cell office:value-type="float" office:value="-5.35537117647002" calcext:value-type="float">
            <text:p>-5.35537117647002</text:p>
          </table:table-cell>
          <table:table-cell office:value-type="float" office:value="0.0374508474312575" calcext:value-type="float">
            <text:p>0.037450847431258</text:p>
          </table:table-cell>
          <table:table-cell office:value-type="float" office:value="0.0255075969346707" calcext:value-type="float">
            <text:p>0.025507596934671</text:p>
          </table:table-cell>
          <table:table-cell office:value-type="float" office:value="-0.0345907313560494" calcext:value-type="float">
            <text:p>-0.03459073135605</text:p>
          </table:table-cell>
          <table:table-cell office:value-type="float" office:value="0.0453122883410334" calcext:value-type="float">
            <text:p>0.045312288341033</text:p>
          </table:table-cell>
        </table:table-row>
        <table:table-row table:style-name="ro1">
          <table:table-cell office:value-type="float" office:value="1751931925.7854" calcext:value-type="float">
            <text:p>1751931925.7854</text:p>
          </table:table-cell>
          <table:table-cell office:value-type="float" office:value="-0.0304505420054032" calcext:value-type="float">
            <text:p>-0.030450542005403</text:p>
          </table:table-cell>
          <table:table-cell office:value-type="float" office:value="0.210838282326644" calcext:value-type="float">
            <text:p>0.210838282326644</text:p>
          </table:table-cell>
          <table:table-cell office:value-type="float" office:value="0.908002774423874" calcext:value-type="float">
            <text:p>0.908002774423874</text:p>
          </table:table-cell>
          <table:table-cell office:value-type="float" office:value="-0.157110750675201" calcext:value-type="float">
            <text:p>-0.157110750675201</text:p>
          </table:table-cell>
          <table:table-cell office:value-type="float" office:value="0.119810447096825" calcext:value-type="float">
            <text:p>0.119810447096825</text:p>
          </table:table-cell>
          <table:table-cell office:value-type="float" office:value="-5.35433167806028" calcext:value-type="float">
            <text:p>-5.35433167806028</text:p>
          </table:table-cell>
          <table:table-cell office:value-type="float" office:value="0.126660208669798" calcext:value-type="float">
            <text:p>0.126660208669798</text:p>
          </table:table-cell>
          <table:table-cell office:value-type="float" office:value="0.091027835229819" calcext:value-type="float">
            <text:p>0.091027835229819</text:p>
          </table:table-cell>
          <table:table-cell office:value-type="float" office:value="-0.0208508546954367" calcext:value-type="float">
            <text:p>-0.020850854695437</text:p>
          </table:table-cell>
          <table:table-cell office:value-type="float" office:value="0.15597716258127" calcext:value-type="float">
            <text:p>0.15597716258127</text:p>
          </table:table-cell>
        </table:table-row>
        <table:table-row table:style-name="ro1">
          <table:table-cell office:value-type="float" office:value="1751931926.29437" calcext:value-type="float">
            <text:p>1751931926.29437</text:p>
          </table:table-cell>
          <table:table-cell office:value-type="float" office:value="-0.316964405886965" calcext:value-type="float">
            <text:p>-0.316964405886965</text:p>
          </table:table-cell>
          <table:table-cell office:value-type="float" office:value="-0.0381960680137757" calcext:value-type="float">
            <text:p>-0.038196068013776</text:p>
          </table:table-cell>
          <table:table-cell office:value-type="float" office:value="0.929016961217275" calcext:value-type="float">
            <text:p>0.929016961217275</text:p>
          </table:table-cell>
          <table:table-cell office:value-type="float" office:value="-0.349426567554474" calcext:value-type="float">
            <text:p>-0.349426567554474</text:p>
          </table:table-cell>
          <table:table-cell office:value-type="float" office:value="-0.0411056950688362" calcext:value-type="float">
            <text:p>-0.041105695068836</text:p>
          </table:table-cell>
          <table:table-cell office:value-type="float" office:value="-5.34406109461879" calcext:value-type="float">
            <text:p>-5.34406109461879</text:p>
          </table:table-cell>
          <table:table-cell office:value-type="float" office:value="0.0324621616675089" calcext:value-type="float">
            <text:p>0.032462161667509</text:p>
          </table:table-cell>
          <table:table-cell office:value-type="float" office:value="0.00290962705506048" calcext:value-type="float">
            <text:p>0.00290962705506</text:p>
          </table:table-cell>
          <table:table-cell office:value-type="float" office:value="-0.0101072513435183" calcext:value-type="float">
            <text:p>-0.010107251343518</text:p>
          </table:table-cell>
          <table:table-cell office:value-type="float" office:value="0.0325922977055473" calcext:value-type="float">
            <text:p>0.032592297705547</text:p>
          </table:table-cell>
        </table:table-row>
        <table:table-row table:style-name="ro1">
          <table:table-cell office:value-type="float" office:value="1751931926.73284" calcext:value-type="float">
            <text:p>1751931926.73284</text:p>
          </table:table-cell>
          <table:table-cell office:value-type="float" office:value="-0.524517037679553" calcext:value-type="float">
            <text:p>-0.524517037679553</text:p>
          </table:table-cell>
          <table:table-cell office:value-type="float" office:value="-0.217890280356095" calcext:value-type="float">
            <text:p>-0.217890280356095</text:p>
          </table:table-cell>
          <table:table-cell office:value-type="float" office:value="0.923441118275455" calcext:value-type="float">
            <text:p>0.923441118275455</text:p>
          </table:table-cell>
          <table:table-cell office:value-type="float" office:value="-0.518535673618317" calcext:value-type="float">
            <text:p>-0.518535673618317</text:p>
          </table:table-cell>
          <table:table-cell office:value-type="float" office:value="-0.182876922190189" calcext:value-type="float">
            <text:p>-0.182876922190189</text:p>
          </table:table-cell>
          <table:table-cell office:value-type="float" office:value="-5.34786652840064" calcext:value-type="float">
            <text:p>-5.34786652840064</text:p>
          </table:table-cell>
          <table:table-cell office:value-type="float" office:value="-0.0059813640612364" calcext:value-type="float">
            <text:p>-0.005981364061236</text:p>
          </table:table-cell>
          <table:table-cell office:value-type="float" office:value="-0.0350133581659053" calcext:value-type="float">
            <text:p>-0.035013358165905</text:p>
          </table:table-cell>
          <table:table-cell office:value-type="float" office:value="-0.0118776605034923" calcext:value-type="float">
            <text:p>-0.011877660503492</text:p>
          </table:table-cell>
          <table:table-cell office:value-type="float" office:value="0.0355205851033879" calcext:value-type="float">
            <text:p>0.035520585103388</text:p>
          </table:table-cell>
        </table:table-row>
        <table:table-row table:style-name="ro1">
          <table:table-cell office:value-type="float" office:value="1751931927.25005" calcext:value-type="float">
            <text:p>1751931927.25005</text:p>
          </table:table-cell>
          <table:table-cell office:value-type="float" office:value="-0.66420885798555" calcext:value-type="float">
            <text:p>-0.66420885798555</text:p>
          </table:table-cell>
          <table:table-cell office:value-type="float" office:value="-0.335629595438333" calcext:value-type="float">
            <text:p>-0.335629595438333</text:p>
          </table:table-cell>
          <table:table-cell office:value-type="float" office:value="0.922523840170847" calcext:value-type="float">
            <text:p>0.922523840170847</text:p>
          </table:table-cell>
          <table:table-cell office:value-type="float" office:value="-0.638218581676483" calcext:value-type="float">
            <text:p>-0.638218581676483</text:p>
          </table:table-cell>
          <table:table-cell office:value-type="float" office:value="-0.283186502754688" calcext:value-type="float">
            <text:p>-0.283186502754688</text:p>
          </table:table-cell>
          <table:table-cell office:value-type="float" office:value="-5.33896048912186" calcext:value-type="float">
            <text:p>-5.33896048912186</text:p>
          </table:table-cell>
          <table:table-cell office:value-type="float" office:value="-0.0259902763090667" calcext:value-type="float">
            <text:p>-0.025990276309067</text:p>
          </table:table-cell>
          <table:table-cell office:value-type="float" office:value="-0.0524430926836451" calcext:value-type="float">
            <text:p>-0.052443092683645</text:p>
          </table:table-cell>
          <table:table-cell office:value-type="float" office:value="-0.0217009778868829" calcext:value-type="float">
            <text:p>-0.021700977886883</text:p>
          </table:table-cell>
          <table:table-cell office:value-type="float" office:value="0.0585300985207357" calcext:value-type="float">
            <text:p>0.058530098520736</text:p>
          </table:table-cell>
        </table:table-row>
        <table:table-row table:style-name="ro1">
          <table:table-cell office:value-type="float" office:value="1751931927.76062" calcext:value-type="float">
            <text:p>1751931927.76062</text:p>
          </table:table-cell>
          <table:table-cell office:value-type="float" office:value="-0.74842339894346" calcext:value-type="float">
            <text:p>-0.74842339894346</text:p>
          </table:table-cell>
          <table:table-cell office:value-type="float" office:value="-0.412640364817768" calcext:value-type="float">
            <text:p>-0.412640364817768</text:p>
          </table:table-cell>
          <table:table-cell office:value-type="float" office:value="0.927721720059204" calcext:value-type="float">
            <text:p>0.927721720059204</text:p>
          </table:table-cell>
          <table:table-cell office:value-type="float" office:value="-0.727933347225189" calcext:value-type="float">
            <text:p>-0.727933347225189</text:p>
          </table:table-cell>
          <table:table-cell office:value-type="float" office:value="-0.359002478420734" calcext:value-type="float">
            <text:p>-0.359002478420734</text:p>
          </table:table-cell>
          <table:table-cell office:value-type="float" office:value="-5.34157774397852" calcext:value-type="float">
            <text:p>-5.34157774397852</text:p>
          </table:table-cell>
          <table:table-cell office:value-type="float" office:value="-0.0204900517182703" calcext:value-type="float">
            <text:p>-0.02049005171827</text:p>
          </table:table-cell>
          <table:table-cell office:value-type="float" office:value="-0.0536378863970333" calcext:value-type="float">
            <text:p>-0.053637886397033</text:p>
          </table:table-cell>
          <table:table-cell office:value-type="float" office:value="-0.0138858431418616" calcext:value-type="float">
            <text:p>-0.013885843141862</text:p>
          </table:table-cell>
          <table:table-cell office:value-type="float" office:value="0.0574183339758169" calcext:value-type="float">
            <text:p>0.057418333975817</text:p>
          </table:table-cell>
        </table:table-row>
        <table:table-row table:style-name="ro1">
          <table:table-cell office:value-type="float" office:value="1751931928.36457" calcext:value-type="float">
            <text:p>1751931928.36457</text:p>
          </table:table-cell>
          <table:table-cell office:value-type="float" office:value="-0.787557698117077" calcext:value-type="float">
            <text:p>-0.787557698117077</text:p>
          </table:table-cell>
          <table:table-cell office:value-type="float" office:value="-0.445621936101119" calcext:value-type="float">
            <text:p>-0.445621936101119</text:p>
          </table:table-cell>
          <table:table-cell office:value-type="float" office:value="0.80558745402465" calcext:value-type="float">
            <text:p>0.80558745402465</text:p>
          </table:table-cell>
          <table:table-cell office:value-type="float" office:value="-0.762014925479889" calcext:value-type="float">
            <text:p>-0.762014925479889</text:p>
          </table:table-cell>
          <table:table-cell office:value-type="float" office:value="-0.393529392778873" calcext:value-type="float">
            <text:p>-0.393529392778873</text:p>
          </table:table-cell>
          <table:table-cell office:value-type="float" office:value="-5.4795415816618" calcext:value-type="float">
            <text:p>-5.4795415816618</text:p>
          </table:table-cell>
          <table:table-cell office:value-type="float" office:value="-0.0255427726371886" calcext:value-type="float">
            <text:p>-0.025542772637189</text:p>
          </table:table-cell>
          <table:table-cell office:value-type="float" office:value="-0.0520925433222456" calcext:value-type="float">
            <text:p>-0.052092543322246</text:p>
          </table:table-cell>
          <table:table-cell office:value-type="float" office:value="0.00194372850686506" calcext:value-type="float">
            <text:p>0.001943728506865</text:p>
          </table:table-cell>
          <table:table-cell office:value-type="float" office:value="0.0580178102290594" calcext:value-type="float">
            <text:p>0.058017810229059</text:p>
          </table:table-cell>
        </table:table-row>
        <table:table-row table:style-name="ro1">
          <table:table-cell office:value-type="float" office:value="1751931928.88981" calcext:value-type="float">
            <text:p>1751931928.88981</text:p>
          </table:table-cell>
          <table:table-cell office:value-type="float" office:value="-0.791154742853534" calcext:value-type="float">
            <text:p>-0.791154742853534</text:p>
          </table:table-cell>
          <table:table-cell office:value-type="float" office:value="-0.452758145760631" calcext:value-type="float">
            <text:p>-0.452758145760631</text:p>
          </table:table-cell>
          <table:table-cell office:value-type="float" office:value="0.67421295883457" calcext:value-type="float">
            <text:p>0.67421295883457</text:p>
          </table:table-cell>
          <table:table-cell office:value-type="float" office:value="-0.765372455120087" calcext:value-type="float">
            <text:p>-0.765372455120087</text:p>
          </table:table-cell>
          <table:table-cell office:value-type="float" office:value="-0.402443833649159" calcext:value-type="float">
            <text:p>-0.402443833649159</text:p>
          </table:table-cell>
          <table:table-cell office:value-type="float" office:value="-5.63629539005776" calcext:value-type="float">
            <text:p>-5.63629539005776</text:p>
          </table:table-cell>
          <table:table-cell office:value-type="float" office:value="-0.025782287733447" calcext:value-type="float">
            <text:p>-0.025782287733447</text:p>
          </table:table-cell>
          <table:table-cell office:value-type="float" office:value="-0.0503143121114725" calcext:value-type="float">
            <text:p>-0.050314312111473</text:p>
          </table:table-cell>
          <table:table-cell office:value-type="float" office:value="0.0273230417127441" calcext:value-type="float">
            <text:p>0.027323041712744</text:p>
          </table:table-cell>
          <table:table-cell office:value-type="float" office:value="0.0565354434317175" calcext:value-type="float">
            <text:p>0.056535443431718</text:p>
          </table:table-cell>
        </table:table-row>
        <table:table-row table:style-name="ro1">
          <table:table-cell office:value-type="float" office:value="1751931929.26336" calcext:value-type="float">
            <text:p>1751931929.26336</text:p>
          </table:table-cell>
          <table:table-cell office:value-type="float" office:value="-0.78960451367995" calcext:value-type="float">
            <text:p>-0.78960451367995</text:p>
          </table:table-cell>
          <table:table-cell office:value-type="float" office:value="-0.452226307605229" calcext:value-type="float">
            <text:p>-0.452226307605229</text:p>
          </table:table-cell>
          <table:table-cell office:value-type="float" office:value="0.317492872095054" calcext:value-type="float">
            <text:p>0.317492872095054</text:p>
          </table:table-cell>
          <table:table-cell office:value-type="float" office:value="-0.782185852527618" calcext:value-type="float">
            <text:p>-0.782185852527618</text:p>
          </table:table-cell>
          <table:table-cell office:value-type="float" office:value="-0.427667327225208" calcext:value-type="float">
            <text:p>-0.427667327225208</text:p>
          </table:table-cell>
          <table:table-cell office:value-type="float" office:value="0.130155983149771" calcext:value-type="float">
            <text:p>0.130155983149771</text:p>
          </table:table-cell>
          <table:table-cell office:value-type="float" office:value="-0.00741866115233136" calcext:value-type="float">
            <text:p>-0.007418661152331</text:p>
          </table:table-cell>
          <table:table-cell office:value-type="float" office:value="-0.0245589803800208" calcext:value-type="float">
            <text:p>-0.024558980380021</text:p>
          </table:table-cell>
          <table:table-cell office:value-type="float" office:value="0.187336888945283" calcext:value-type="float">
            <text:p>0.187336888945283</text:p>
          </table:table-cell>
          <table:table-cell office:value-type="float" office:value="0.0256550199882861" calcext:value-type="float">
            <text:p>0.025655019988286</text:p>
          </table:table-cell>
        </table:table-row>
        <table:table-row table:style-name="ro1">
          <table:table-cell office:value-type="float" office:value="1751931929.78304" calcext:value-type="float">
            <text:p>1751931929.78304</text:p>
          </table:table-cell>
          <table:table-cell office:value-type="float" office:value="-0.789896198082051" calcext:value-type="float">
            <text:p>-0.789896198082051</text:p>
          </table:table-cell>
          <table:table-cell office:value-type="float" office:value="-0.452258887494547" calcext:value-type="float">
            <text:p>-0.452258887494547</text:p>
          </table:table-cell>
          <table:table-cell office:value-type="float" office:value="-0.107222151198886" calcext:value-type="float">
            <text:p>-0.107222151198886</text:p>
          </table:table-cell>
          <table:table-cell office:value-type="float" office:value="-0.812869250774383" calcext:value-type="float">
            <text:p>-0.812869250774383</text:p>
          </table:table-cell>
          <table:table-cell office:value-type="float" office:value="-0.442896671593189" calcext:value-type="float">
            <text:p>-0.442896671593189</text:p>
          </table:table-cell>
          <table:table-cell office:value-type="float" office:value="-0.405229932587788" calcext:value-type="float">
            <text:p>-0.405229932587788</text:p>
          </table:table-cell>
          <table:table-cell office:value-type="float" office:value="0.0229730526923322" calcext:value-type="float">
            <text:p>0.022973052692332</text:p>
          </table:table-cell>
          <table:table-cell office:value-type="float" office:value="-0.00936221590135811" calcext:value-type="float">
            <text:p>-0.009362215901358</text:p>
          </table:table-cell>
          <table:table-cell office:value-type="float" office:value="0.298007781388901" calcext:value-type="float">
            <text:p>0.298007781388901</text:p>
          </table:table-cell>
          <table:table-cell office:value-type="float" office:value="0.0248075036347536" calcext:value-type="float">
            <text:p>0.024807503634754</text:p>
          </table:table-cell>
        </table:table-row>
        <table:table-row table:style-name="ro1">
          <table:table-cell office:value-type="float" office:value="1751931930.27541" calcext:value-type="float">
            <text:p>1751931930.27541</text:p>
          </table:table-cell>
          <table:table-cell office:value-type="float" office:value="-0.78484816807729" calcext:value-type="float">
            <text:p>-0.78484816807729</text:p>
          </table:table-cell>
          <table:table-cell office:value-type="float" office:value="-0.449774470249702" calcext:value-type="float">
            <text:p>-0.449774470249702</text:p>
          </table:table-cell>
          <table:table-cell office:value-type="float" office:value="-0.73717965381041" calcext:value-type="float">
            <text:p>-0.73717965381041</text:p>
          </table:table-cell>
          <table:table-cell office:value-type="float" office:value="-0.83854740858078" calcext:value-type="float">
            <text:p>-0.83854740858078</text:p>
          </table:table-cell>
          <table:table-cell office:value-type="float" office:value="-0.440962977707386" calcext:value-type="float">
            <text:p>-0.440962977707386</text:p>
          </table:table-cell>
          <table:table-cell office:value-type="float" office:value="-0.800741283767864" calcext:value-type="float">
            <text:p>-0.800741283767864</text:p>
          </table:table-cell>
          <table:table-cell office:value-type="float" office:value="0.05369924050349" calcext:value-type="float">
            <text:p>0.05369924050349</text:p>
          </table:table-cell>
          <table:table-cell office:value-type="float" office:value="-0.00881149254231583" calcext:value-type="float">
            <text:p>-0.008811492542316</text:p>
          </table:table-cell>
          <table:table-cell office:value-type="float" office:value="0.0635616299574544" calcext:value-type="float">
            <text:p>0.063561629957454</text:p>
          </table:table-cell>
          <table:table-cell office:value-type="float" office:value="0.054417376190652" calcext:value-type="float">
            <text:p>0.054417376190652</text:p>
          </table:table-cell>
        </table:table-row>
        <table:table-row table:style-name="ro1">
          <table:table-cell office:value-type="float" office:value="1751931930.79986" calcext:value-type="float">
            <text:p>1751931930.79986</text:p>
          </table:table-cell>
          <table:table-cell office:value-type="float" office:value="-0.7897527980546" calcext:value-type="float">
            <text:p>-0.7897527980546</text:p>
          </table:table-cell>
          <table:table-cell office:value-type="float" office:value="-0.444087883016614" calcext:value-type="float">
            <text:p>-0.444087883016614</text:p>
          </table:table-cell>
          <table:table-cell office:value-type="float" office:value="-0.72688611598699" calcext:value-type="float">
            <text:p>-0.72688611598699</text:p>
          </table:table-cell>
          <table:table-cell office:value-type="float" office:value="-0.83120733499527" calcext:value-type="float">
            <text:p>-0.83120733499527</text:p>
          </table:table-cell>
          <table:table-cell office:value-type="float" office:value="-0.442421145737171" calcext:value-type="float">
            <text:p>-0.442421145737171</text:p>
          </table:table-cell>
          <table:table-cell office:value-type="float" office:value="-0.698075026356305" calcext:value-type="float">
            <text:p>-0.698075026356305</text:p>
          </table:table-cell>
          <table:table-cell office:value-type="float" office:value="0.04145453694067" calcext:value-type="float">
            <text:p>0.04145453694067</text:p>
          </table:table-cell>
          <table:table-cell office:value-type="float" office:value="-0.00166673727944244" calcext:value-type="float">
            <text:p>-0.001666737279442</text:p>
          </table:table-cell>
          <table:table-cell office:value-type="float" office:value="-0.0288110896306854" calcext:value-type="float">
            <text:p>-0.028811089630685</text:p>
          </table:table-cell>
          <table:table-cell office:value-type="float" office:value="0.0414880301547815" calcext:value-type="float">
            <text:p>0.041488030154782</text:p>
          </table:table-cell>
        </table:table-row>
        <table:table-row table:style-name="ro1">
          <table:table-cell office:value-type="float" office:value="1751931931.35148" calcext:value-type="float">
            <text:p>1751931931.35148</text:p>
          </table:table-cell>
          <table:table-cell office:value-type="float" office:value="-0.79904574728672" calcext:value-type="float">
            <text:p>-0.79904574728672</text:p>
          </table:table-cell>
          <table:table-cell office:value-type="float" office:value="-0.432689581238114" calcext:value-type="float">
            <text:p>-0.432689581238114</text:p>
          </table:table-cell>
          <table:table-cell office:value-type="float" office:value="-0.729756652486493" calcext:value-type="float">
            <text:p>-0.729756652486493</text:p>
          </table:table-cell>
          <table:table-cell office:value-type="float" office:value="-0.845403730869293" calcext:value-type="float">
            <text:p>-0.845403730869293</text:p>
          </table:table-cell>
          <table:table-cell office:value-type="float" office:value="-0.424320228397846" calcext:value-type="float">
            <text:p>-0.424320228397846</text:p>
          </table:table-cell>
          <table:table-cell office:value-type="float" office:value="-0.69871556766866" calcext:value-type="float">
            <text:p>-0.69871556766866</text:p>
          </table:table-cell>
          <table:table-cell office:value-type="float" office:value="0.0463579835825729" calcext:value-type="float">
            <text:p>0.046357983582573</text:p>
          </table:table-cell>
          <table:table-cell office:value-type="float" office:value="-0.00836935284026807" calcext:value-type="float">
            <text:p>-0.008369352840268</text:p>
          </table:table-cell>
          <table:table-cell office:value-type="float" office:value="-0.0310410848178326" calcext:value-type="float">
            <text:p>-0.031041084817833</text:p>
          </table:table-cell>
          <table:table-cell office:value-type="float" office:value="0.0471074167070007" calcext:value-type="float">
            <text:p>0.047107416707001</text:p>
          </table:table-cell>
        </table:table-row>
        <table:table-row table:style-name="ro1">
          <table:table-cell office:value-type="float" office:value="1751931931.77865" calcext:value-type="float">
            <text:p>1751931931.77865</text:p>
          </table:table-cell>
          <table:table-cell office:value-type="float" office:value="-0.81540971636686" calcext:value-type="float">
            <text:p>-0.81540971636686</text:p>
          </table:table-cell>
          <table:table-cell office:value-type="float" office:value="-0.409584964228914" calcext:value-type="float">
            <text:p>-0.409584964228914</text:p>
          </table:table-cell>
          <table:table-cell office:value-type="float" office:value="-0.745194814125482" calcext:value-type="float">
            <text:p>-0.745194814125482</text:p>
          </table:table-cell>
          <table:table-cell office:value-type="float" office:value="-0.863555490970612" calcext:value-type="float">
            <text:p>-0.863555490970612</text:p>
          </table:table-cell>
          <table:table-cell office:value-type="float" office:value="-0.398247815668583" calcext:value-type="float">
            <text:p>-0.398247815668583</text:p>
          </table:table-cell>
          <table:table-cell office:value-type="float" office:value="-0.713506847303322" calcext:value-type="float">
            <text:p>-0.713506847303322</text:p>
          </table:table-cell>
          <table:table-cell office:value-type="float" office:value="0.0481457746037513" calcext:value-type="float">
            <text:p>0.048145774603751</text:p>
          </table:table-cell>
          <table:table-cell office:value-type="float" office:value="-0.0113371485603307" calcext:value-type="float">
            <text:p>-0.011337148560331</text:p>
          </table:table-cell>
          <table:table-cell office:value-type="float" office:value="-0.0316879668221606" calcext:value-type="float">
            <text:p>-0.031687966822161</text:p>
          </table:table-cell>
          <table:table-cell office:value-type="float" office:value="0.049462577264779" calcext:value-type="float">
            <text:p>0.049462577264779</text:p>
          </table:table-cell>
        </table:table-row>
        <table:table-row table:style-name="ro1">
          <table:table-cell office:value-type="float" office:value="1751931932.268" calcext:value-type="float">
            <text:p>1751931932.268</text:p>
          </table:table-cell>
          <table:table-cell office:value-type="float" office:value="-0.923393269851509" calcext:value-type="float">
            <text:p>-0.923393269851509</text:p>
          </table:table-cell>
          <table:table-cell office:value-type="float" office:value="-0.244794805951675" calcext:value-type="float">
            <text:p>-0.244794805951675</text:p>
          </table:table-cell>
          <table:table-cell office:value-type="float" office:value="-0.788008891073749" calcext:value-type="float">
            <text:p>-0.788008891073749</text:p>
          </table:table-cell>
          <table:table-cell office:value-type="float" office:value="-0.979378283023834" calcext:value-type="float">
            <text:p>-0.979378283023834</text:p>
          </table:table-cell>
          <table:table-cell office:value-type="float" office:value="-0.223061956465244" calcext:value-type="float">
            <text:p>-0.223061956465244</text:p>
          </table:table-cell>
          <table:table-cell office:value-type="float" office:value="-0.745721148102946" calcext:value-type="float">
            <text:p>-0.745721148102946</text:p>
          </table:table-cell>
          <table:table-cell office:value-type="float" office:value="0.0559850131723251" calcext:value-type="float">
            <text:p>0.055985013172325</text:p>
          </table:table-cell>
          <table:table-cell office:value-type="float" office:value="-0.021732849486431" calcext:value-type="float">
            <text:p>-0.021732849486431</text:p>
          </table:table-cell>
          <table:table-cell office:value-type="float" office:value="-0.0422877429708029" calcext:value-type="float">
            <text:p>-0.042287742970803</text:p>
          </table:table-cell>
          <table:table-cell office:value-type="float" office:value="0.0600552949098185" calcext:value-type="float">
            <text:p>0.060055294909819</text:p>
          </table:table-cell>
        </table:table-row>
        <table:table-row table:style-name="ro1">
          <table:table-cell office:value-type="float" office:value="1751931932.72628" calcext:value-type="float">
            <text:p>1751931932.72628</text:p>
          </table:table-cell>
          <table:table-cell office:value-type="float" office:value="-0.997208413681947" calcext:value-type="float">
            <text:p>-0.997208413681947</text:p>
          </table:table-cell>
          <table:table-cell office:value-type="float" office:value="-0.140401750308051" calcext:value-type="float">
            <text:p>-0.140401750308051</text:p>
          </table:table-cell>
          <table:table-cell office:value-type="float" office:value="-0.765361666453034" calcext:value-type="float">
            <text:p>-0.765361666453034</text:p>
          </table:table-cell>
          <table:table-cell office:value-type="float" office:value="-1.03659898042679" calcext:value-type="float">
            <text:p>-1.03659898042679</text:p>
          </table:table-cell>
          <table:table-cell office:value-type="float" office:value="-0.135457523167133" calcext:value-type="float">
            <text:p>-0.135457523167133</text:p>
          </table:table-cell>
          <table:table-cell office:value-type="float" office:value="-0.735463698744579" calcext:value-type="float">
            <text:p>-0.735463698744579</text:p>
          </table:table-cell>
          <table:table-cell office:value-type="float" office:value="0.0393905667448418" calcext:value-type="float">
            <text:p>0.039390566744842</text:p>
          </table:table-cell>
          <table:table-cell office:value-type="float" office:value="-0.004944227140918" calcext:value-type="float">
            <text:p>-0.004944227140918</text:p>
          </table:table-cell>
          <table:table-cell office:value-type="float" office:value="-0.0298979677084543" calcext:value-type="float">
            <text:p>-0.029897967708454</text:p>
          </table:table-cell>
          <table:table-cell office:value-type="float" office:value="0.0396996489971992" calcext:value-type="float">
            <text:p>0.039699648997199</text:p>
          </table:table-cell>
        </table:table-row>
        <table:table-row table:style-name="ro1">
          <table:table-cell office:value-type="float" office:value="1751931933.33616" calcext:value-type="float">
            <text:p>1751931933.33616</text:p>
          </table:table-cell>
          <table:table-cell office:value-type="float" office:value="-1.04638704156948" calcext:value-type="float">
            <text:p>-1.04638704156948</text:p>
          </table:table-cell>
          <table:table-cell office:value-type="float" office:value="-0.0674299110493109" calcext:value-type="float">
            <text:p>-0.067429911049311</text:p>
          </table:table-cell>
          <table:table-cell office:value-type="float" office:value="-0.756103705837429" calcext:value-type="float">
            <text:p>-0.756103705837429</text:p>
          </table:table-cell>
          <table:table-cell office:value-type="float" office:value="-1.08815652132034" calcext:value-type="float">
            <text:p>-1.08815652132034</text:p>
          </table:table-cell>
          <table:table-cell office:value-type="float" office:value="-0.0536597594618797" calcext:value-type="float">
            <text:p>-0.05365975946188</text:p>
          </table:table-cell>
          <table:table-cell office:value-type="float" office:value="-0.732265073457537" calcext:value-type="float">
            <text:p>-0.732265073457537</text:p>
          </table:table-cell>
          <table:table-cell office:value-type="float" office:value="0.0417694797508583" calcext:value-type="float">
            <text:p>0.041769479750858</text:p>
          </table:table-cell>
          <table:table-cell office:value-type="float" office:value="-0.0137701515874312" calcext:value-type="float">
            <text:p>-0.013770151587431</text:p>
          </table:table-cell>
          <table:table-cell office:value-type="float" office:value="-0.0238386323798916" calcext:value-type="float">
            <text:p>-0.023838632379892</text:p>
          </table:table-cell>
          <table:table-cell office:value-type="float" office:value="0.0439807516238433" calcext:value-type="float">
            <text:p>0.043980751623843</text:p>
          </table:table-cell>
        </table:table-row>
        <table:table-row table:style-name="ro1">
          <table:table-cell office:value-type="float" office:value="1751931933.79097" calcext:value-type="float">
            <text:p>1751931933.79097</text:p>
          </table:table-cell>
          <table:table-cell office:value-type="float" office:value="-1.07041565368579" calcext:value-type="float">
            <text:p>-1.07041565368579</text:p>
          </table:table-cell>
          <table:table-cell office:value-type="float" office:value="-0.0430181218969427" calcext:value-type="float">
            <text:p>-0.043018121896943</text:p>
          </table:table-cell>
          <table:table-cell office:value-type="float" office:value="-0.739108577629825" calcext:value-type="float">
            <text:p>-0.739108577629825</text:p>
          </table:table-cell>
          <table:table-cell office:value-type="float" office:value="-1.10331255197525" calcext:value-type="float">
            <text:p>-1.10331255197525</text:p>
          </table:table-cell>
          <table:table-cell office:value-type="float" office:value="-0.0305017679929733" calcext:value-type="float">
            <text:p>-0.030501767992973</text:p>
          </table:table-cell>
          <table:table-cell office:value-type="float" office:value="-0.72487809349767" calcext:value-type="float">
            <text:p>-0.72487809349767</text:p>
          </table:table-cell>
          <table:table-cell office:value-type="float" office:value="0.0328968982894597" calcext:value-type="float">
            <text:p>0.03289689828946</text:p>
          </table:table-cell>
          <table:table-cell office:value-type="float" office:value="-0.0125163539039694" calcext:value-type="float">
            <text:p>-0.012516353903969</text:p>
          </table:table-cell>
          <table:table-cell office:value-type="float" office:value="-0.0142304841321548" calcext:value-type="float">
            <text:p>-0.014230484132155</text:p>
          </table:table-cell>
          <table:table-cell office:value-type="float" office:value="0.0351975145729989" calcext:value-type="float">
            <text:p>0.035197514572999</text:p>
          </table:table-cell>
        </table:table-row>
        <table:table-row table:style-name="ro1">
          <table:table-cell office:value-type="float" office:value="1751931934.2676" calcext:value-type="float">
            <text:p>1751931934.2676</text:p>
          </table:table-cell>
          <table:table-cell office:value-type="float" office:value="-1.10256870121158" calcext:value-type="float">
            <text:p>-1.10256870121158</text:p>
          </table:table-cell>
          <table:table-cell office:value-type="float" office:value="0.00243556165183212" calcext:value-type="float">
            <text:p>0.002435561651832</text:p>
          </table:table-cell>
          <table:table-cell office:value-type="float" office:value="-0.737960842107717" calcext:value-type="float">
            <text:p>-0.737960842107717</text:p>
          </table:table-cell>
          <table:table-cell office:value-type="float" office:value="-1.13287883996964" calcext:value-type="float">
            <text:p>-1.13287883996964</text:p>
          </table:table-cell>
          <table:table-cell office:value-type="float" office:value="0.0131766274571419" calcext:value-type="float">
            <text:p>0.013176627457142</text:p>
          </table:table-cell>
          <table:table-cell office:value-type="float" office:value="-0.723913689181046" calcext:value-type="float">
            <text:p>-0.723913689181046</text:p>
          </table:table-cell>
          <table:table-cell office:value-type="float" office:value="0.0303101387580593" calcext:value-type="float">
            <text:p>0.030310138758059</text:p>
          </table:table-cell>
          <table:table-cell office:value-type="float" office:value="-0.0107410658053098" calcext:value-type="float">
            <text:p>-0.01074106580531</text:p>
          </table:table-cell>
          <table:table-cell office:value-type="float" office:value="-0.0140471529266708" calcext:value-type="float">
            <text:p>-0.014047152926671</text:p>
          </table:table-cell>
          <table:table-cell office:value-type="float" office:value="0.0321570366508919" calcext:value-type="float">
            <text:p>0.032157036650892</text:p>
          </table:table-cell>
        </table:table-row>
        <table:table-row table:style-name="ro1">
          <table:table-cell office:value-type="float" office:value="1751931934.75625" calcext:value-type="float">
            <text:p>1751931934.75625</text:p>
          </table:table-cell>
          <table:table-cell office:value-type="float" office:value="-1.24370182539679" calcext:value-type="float">
            <text:p>-1.24370182539679</text:p>
          </table:table-cell>
          <table:table-cell office:value-type="float" office:value="0.198577651905977" calcext:value-type="float">
            <text:p>0.198577651905977</text:p>
          </table:table-cell>
          <table:table-cell office:value-type="float" office:value="-0.722982752780971" calcext:value-type="float">
            <text:p>-0.722982752780971</text:p>
          </table:table-cell>
          <table:table-cell office:value-type="float" office:value="-1.27300029993057" calcext:value-type="float">
            <text:p>-1.27300029993057</text:p>
          </table:table-cell>
          <table:table-cell office:value-type="float" office:value="0.227972589433193" calcext:value-type="float">
            <text:p>0.227972589433193</text:p>
          </table:table-cell>
          <table:table-cell office:value-type="float" office:value="-0.709963895984256" calcext:value-type="float">
            <text:p>-0.709963895984256</text:p>
          </table:table-cell>
          <table:table-cell office:value-type="float" office:value="0.0292984745337843" calcext:value-type="float">
            <text:p>0.029298474533784</text:p>
          </table:table-cell>
          <table:table-cell office:value-type="float" office:value="-0.0293949375272159" calcext:value-type="float">
            <text:p>-0.029394937527216</text:p>
          </table:table-cell>
          <table:table-cell office:value-type="float" office:value="-0.0130188567967151" calcext:value-type="float">
            <text:p>-0.013018856796715</text:p>
          </table:table-cell>
          <table:table-cell office:value-type="float" office:value="0.0415025657307561" calcext:value-type="float">
            <text:p>0.041502565730756</text:p>
          </table:table-cell>
        </table:table-row>
        <table:table-row table:style-name="ro1">
          <table:table-cell office:value-type="float" office:value="1751931935.2758" calcext:value-type="float">
            <text:p>1751931935.2758</text:p>
          </table:table-cell>
          <table:table-cell office:value-type="float" office:value="-1.31588283997655" calcext:value-type="float">
            <text:p>-1.31588283997655</text:p>
          </table:table-cell>
          <table:table-cell office:value-type="float" office:value="0.305481025209027" calcext:value-type="float">
            <text:p>0.305481025209027</text:p>
          </table:table-cell>
          <table:table-cell office:value-type="float" office:value="-0.726312929022145" calcext:value-type="float">
            <text:p>-0.726312929022145</text:p>
          </table:table-cell>
          <table:table-cell office:value-type="float" office:value="-1.35260206460953" calcext:value-type="float">
            <text:p>-1.35260206460953</text:p>
          </table:table-cell>
          <table:table-cell office:value-type="float" office:value="0.340659312903881" calcext:value-type="float">
            <text:p>0.340659312903881</text:p>
          </table:table-cell>
          <table:table-cell office:value-type="float" office:value="-0.706114698199595" calcext:value-type="float">
            <text:p>-0.706114698199595</text:p>
          </table:table-cell>
          <table:table-cell office:value-type="float" office:value="0.0367192246329779" calcext:value-type="float">
            <text:p>0.036719224632978</text:p>
          </table:table-cell>
          <table:table-cell office:value-type="float" office:value="-0.0351782876948539" calcext:value-type="float">
            <text:p>-0.035178287694854</text:p>
          </table:table-cell>
          <table:table-cell office:value-type="float" office:value="-0.0201982308225498" calcext:value-type="float">
            <text:p>-0.02019823082255</text:p>
          </table:table-cell>
          <table:table-cell office:value-type="float" office:value="0.0508508936282245" calcext:value-type="float">
            <text:p>0.050850893628225</text:p>
          </table:table-cell>
        </table:table-row>
        <table:table-row table:style-name="ro1">
          <table:table-cell office:value-type="float" office:value="1751931935.7537" calcext:value-type="float">
            <text:p>1751931935.7537</text:p>
          </table:table-cell>
          <table:table-cell office:value-type="float" office:value="-1.32262930864252" calcext:value-type="float">
            <text:p>-1.32262930864252</text:p>
          </table:table-cell>
          <table:table-cell office:value-type="float" office:value="0.323591134645349" calcext:value-type="float">
            <text:p>0.323591134645349</text:p>
          </table:table-cell>
          <table:table-cell office:value-type="float" office:value="-0.888465738600058" calcext:value-type="float">
            <text:p>-0.888465738600058</text:p>
          </table:table-cell>
          <table:table-cell office:value-type="float" office:value="-1.3651550412178" calcext:value-type="float">
            <text:p>-1.3651550412178</text:p>
          </table:table-cell>
          <table:table-cell office:value-type="float" office:value="0.349666826426983" calcext:value-type="float">
            <text:p>0.349666826426983</text:p>
          </table:table-cell>
          <table:table-cell office:value-type="float" office:value="-0.862440567679274" calcext:value-type="float">
            <text:p>-0.862440567679274</text:p>
          </table:table-cell>
          <table:table-cell office:value-type="float" office:value="0.042525732575285" calcext:value-type="float">
            <text:p>0.042525732575285</text:p>
          </table:table-cell>
          <table:table-cell office:value-type="float" office:value="-0.0260756917816336" calcext:value-type="float">
            <text:p>-0.026075691781634</text:p>
          </table:table-cell>
          <table:table-cell office:value-type="float" office:value="-0.0260251709207845" calcext:value-type="float">
            <text:p>-0.026025170920785</text:p>
          </table:table-cell>
          <table:table-cell office:value-type="float" office:value="0.0498836609818828" calcext:value-type="float">
            <text:p>0.049883660981883</text:p>
          </table:table-cell>
        </table:table-row>
        <table:table-row table:style-name="ro1">
          <table:table-cell office:value-type="float" office:value="1751931936.23099" calcext:value-type="float">
            <text:p>1751931936.23099</text:p>
          </table:table-cell>
          <table:table-cell office:value-type="float" office:value="-1.32245778543108" calcext:value-type="float">
            <text:p>-1.32245778543108</text:p>
          </table:table-cell>
          <table:table-cell office:value-type="float" office:value="0.323489217108484" calcext:value-type="float">
            <text:p>0.323489217108484</text:p>
          </table:table-cell>
          <table:table-cell office:value-type="float" office:value="-1.1584195693042" calcext:value-type="float">
            <text:p>-1.1584195693042</text:p>
          </table:table-cell>
          <table:table-cell office:value-type="float" office:value="-1.38057023286819" calcext:value-type="float">
            <text:p>-1.38057023286819</text:p>
          </table:table-cell>
          <table:table-cell office:value-type="float" office:value="0.358632765710354" calcext:value-type="float">
            <text:p>0.358632765710354</text:p>
          </table:table-cell>
          <table:table-cell office:value-type="float" office:value="-1.15487090818551" calcext:value-type="float">
            <text:p>-1.15487090818551</text:p>
          </table:table-cell>
          <table:table-cell office:value-type="float" office:value="0.05811244743711" calcext:value-type="float">
            <text:p>0.05811244743711</text:p>
          </table:table-cell>
          <table:table-cell office:value-type="float" office:value="-0.0351435486018701" calcext:value-type="float">
            <text:p>-0.03514354860187</text:p>
          </table:table-cell>
          <table:table-cell office:value-type="float" office:value="-0.00354866111868724" calcext:value-type="float">
            <text:p>-0.003548661118687</text:p>
          </table:table-cell>
          <table:table-cell office:value-type="float" office:value="0.0679126317813032" calcext:value-type="float">
            <text:p>0.067912631781303</text:p>
          </table:table-cell>
        </table:table-row>
        <table:table-row table:style-name="ro1">
          <table:table-cell office:value-type="float" office:value="1751931936.74645" calcext:value-type="float">
            <text:p>1751931936.74645</text:p>
          </table:table-cell>
          <table:table-cell office:value-type="float" office:value="-1.32234042414686" calcext:value-type="float">
            <text:p>-1.32234042414686</text:p>
          </table:table-cell>
          <table:table-cell office:value-type="float" office:value="0.323026873487503" calcext:value-type="float">
            <text:p>0.323026873487503</text:p>
          </table:table-cell>
          <table:table-cell office:value-type="float" office:value="-1.70006187786626" calcext:value-type="float">
            <text:p>-1.70006187786626</text:p>
          </table:table-cell>
          <table:table-cell office:value-type="float" office:value="-1.39838916063309" calcext:value-type="float">
            <text:p>-1.39838916063309</text:p>
          </table:table-cell>
          <table:table-cell office:value-type="float" office:value="0.381607405841351" calcext:value-type="float">
            <text:p>0.381607405841351</text:p>
          </table:table-cell>
          <table:table-cell office:value-type="float" office:value="-1.66545634286036" calcext:value-type="float">
            <text:p>-1.66545634286036</text:p>
          </table:table-cell>
          <table:table-cell office:value-type="float" office:value="0.0760487364862239" calcext:value-type="float">
            <text:p>0.076048736486224</text:p>
          </table:table-cell>
          <table:table-cell office:value-type="float" office:value="-0.0585805323538473" calcext:value-type="float">
            <text:p>-0.058580532353847</text:p>
          </table:table-cell>
          <table:table-cell office:value-type="float" office:value="-0.0346055350058994" calcext:value-type="float">
            <text:p>-0.034605535005899</text:p>
          </table:table-cell>
          <table:table-cell office:value-type="float" office:value="0.0959952555703211" calcext:value-type="float">
            <text:p>0.095995255570321</text:p>
          </table:table-cell>
        </table:table-row>
        <table:table-row table:style-name="ro1">
          <table:table-cell office:value-type="float" office:value="1751931937.23174" calcext:value-type="float">
            <text:p>1751931937.23174</text:p>
          </table:table-cell>
          <table:table-cell office:value-type="float" office:value="-1.3253725532995" calcext:value-type="float">
            <text:p>-1.3253725532995</text:p>
          </table:table-cell>
          <table:table-cell office:value-type="float" office:value="0.32787588412139" calcext:value-type="float">
            <text:p>0.32787588412139</text:p>
          </table:table-cell>
          <table:table-cell office:value-type="float" office:value="-2.21033835013225" calcext:value-type="float">
            <text:p>-2.21033835013225</text:p>
          </table:table-cell>
          <table:table-cell office:value-type="float" office:value="-1.40685731172562" calcext:value-type="float">
            <text:p>-1.40685731172562</text:p>
          </table:table-cell>
          <table:table-cell office:value-type="float" office:value="0.415917418897152" calcext:value-type="float">
            <text:p>0.415917418897152</text:p>
          </table:table-cell>
          <table:table-cell office:value-type="float" office:value="-2.18821040167133" calcext:value-type="float">
            <text:p>-2.18821040167133</text:p>
          </table:table-cell>
          <table:table-cell office:value-type="float" office:value="0.0814847584261205" calcext:value-type="float">
            <text:p>0.081484758426121</text:p>
          </table:table-cell>
          <table:table-cell office:value-type="float" office:value="-0.0880415347757615" calcext:value-type="float">
            <text:p>-0.088041534775762</text:p>
          </table:table-cell>
          <table:table-cell office:value-type="float" office:value="-0.0221279484609216" calcext:value-type="float">
            <text:p>-0.022127948460922</text:p>
          </table:table-cell>
          <table:table-cell office:value-type="float" office:value="0.119962817995556" calcext:value-type="float">
            <text:p>0.119962817995556</text:p>
          </table:table-cell>
        </table:table-row>
        <table:table-row table:style-name="ro1">
          <table:table-cell office:value-type="float" office:value="1751931937.74063" calcext:value-type="float">
            <text:p>1751931937.74063</text:p>
          </table:table-cell>
          <table:table-cell office:value-type="float" office:value="-1.32229470546932" calcext:value-type="float">
            <text:p>-1.32229470546932</text:p>
          </table:table-cell>
          <table:table-cell office:value-type="float" office:value="0.325826312171618" calcext:value-type="float">
            <text:p>0.325826312171618</text:p>
          </table:table-cell>
          <table:table-cell office:value-type="float" office:value="-2.71206775363078" calcext:value-type="float">
            <text:p>-2.71206775363078</text:p>
          </table:table-cell>
          <table:table-cell office:value-type="float" office:value="-1.39432412385941" calcext:value-type="float">
            <text:p>-1.39432412385941</text:p>
          </table:table-cell>
          <table:table-cell office:value-type="float" office:value="0.443943403661251" calcext:value-type="float">
            <text:p>0.443943403661251</text:p>
          </table:table-cell>
          <table:table-cell office:value-type="float" office:value="-2.6670782709379" calcext:value-type="float">
            <text:p>-2.6670782709379</text:p>
          </table:table-cell>
          <table:table-cell office:value-type="float" office:value="0.0720294183900905" calcext:value-type="float">
            <text:p>0.072029418390091</text:p>
          </table:table-cell>
          <table:table-cell office:value-type="float" office:value="-0.118117091489633" calcext:value-type="float">
            <text:p>-0.118117091489633</text:p>
          </table:table-cell>
          <table:table-cell office:value-type="float" office:value="-0.0449894826928818" calcext:value-type="float">
            <text:p>-0.044989482692882</text:p>
          </table:table-cell>
          <table:table-cell office:value-type="float" office:value="0.13834697111099" calcext:value-type="float">
            <text:p>0.13834697111099</text:p>
          </table:table-cell>
        </table:table-row>
        <table:table-row table:style-name="ro1">
          <table:table-cell office:value-type="float" office:value="1751931938.24349" calcext:value-type="float">
            <text:p>1751931938.24349</text:p>
          </table:table-cell>
          <table:table-cell office:value-type="float" office:value="-1.3127059354259" calcext:value-type="float">
            <text:p>-1.3127059354259</text:p>
          </table:table-cell>
          <table:table-cell office:value-type="float" office:value="0.339068179082865" calcext:value-type="float">
            <text:p>0.339068179082865</text:p>
          </table:table-cell>
          <table:table-cell office:value-type="float" office:value="-3.23375138825543" calcext:value-type="float">
            <text:p>-3.23375138825543</text:p>
          </table:table-cell>
          <table:table-cell office:value-type="float" office:value="-1.36965256929398" calcext:value-type="float">
            <text:p>-1.36965256929398</text:p>
          </table:table-cell>
          <table:table-cell office:value-type="float" office:value="0.467371515929699" calcext:value-type="float">
            <text:p>0.467371515929699</text:p>
          </table:table-cell>
          <table:table-cell office:value-type="float" office:value="-3.18973923158562" calcext:value-type="float">
            <text:p>-3.18973923158562</text:p>
          </table:table-cell>
          <table:table-cell office:value-type="float" office:value="0.0569466338680798" calcext:value-type="float">
            <text:p>0.05694663386808</text:p>
          </table:table-cell>
          <table:table-cell office:value-type="float" office:value="-0.128303336846834" calcext:value-type="float">
            <text:p>-0.128303336846834</text:p>
          </table:table-cell>
          <table:table-cell office:value-type="float" office:value="-0.0440121566698086" calcext:value-type="float">
            <text:p>-0.044012156669809</text:p>
          </table:table-cell>
          <table:table-cell office:value-type="float" office:value="0.140373307131154" calcext:value-type="float">
            <text:p>0.140373307131154</text:p>
          </table:table-cell>
        </table:table-row>
        <table:table-row table:style-name="ro1">
          <table:table-cell office:value-type="float" office:value="1751931938.76948" calcext:value-type="float">
            <text:p>1751931938.76948</text:p>
          </table:table-cell>
          <table:table-cell office:value-type="float" office:value="-1.30392287634352" calcext:value-type="float">
            <text:p>-1.30392287634352</text:p>
          </table:table-cell>
          <table:table-cell office:value-type="float" office:value="0.340569838360069" calcext:value-type="float">
            <text:p>0.340569838360069</text:p>
          </table:table-cell>
          <table:table-cell office:value-type="float" office:value="-3.49757438390134" calcext:value-type="float">
            <text:p>-3.49757438390134</text:p>
          </table:table-cell>
          <table:table-cell office:value-type="float" office:value="-1.35194855928421" calcext:value-type="float">
            <text:p>-1.35194855928421</text:p>
          </table:table-cell>
          <table:table-cell office:value-type="float" office:value="0.468958519399166" calcext:value-type="float">
            <text:p>0.468958519399166</text:p>
          </table:table-cell>
          <table:table-cell office:value-type="float" office:value="-3.43904333459819" calcext:value-type="float">
            <text:p>-3.43904333459819</text:p>
          </table:table-cell>
          <table:table-cell office:value-type="float" office:value="0.0480256829406909" calcext:value-type="float">
            <text:p>0.048025682940691</text:p>
          </table:table-cell>
          <table:table-cell office:value-type="float" office:value="-0.128388681039097" calcext:value-type="float">
            <text:p>-0.128388681039097</text:p>
          </table:table-cell>
          <table:table-cell office:value-type="float" office:value="-0.0585310493031548" calcext:value-type="float">
            <text:p>-0.058531049303155</text:p>
          </table:table-cell>
          <table:table-cell office:value-type="float" office:value="0.1370770573104" calcext:value-type="float">
            <text:p>0.1370770573104</text:p>
          </table:table-cell>
        </table:table-row>
        <table:table-row table:style-name="ro1">
          <table:table-cell office:value-type="float" office:value="1751931939.23712" calcext:value-type="float">
            <text:p>1751931939.23712</text:p>
          </table:table-cell>
          <table:table-cell office:value-type="float" office:value="-1.25417884367169" calcext:value-type="float">
            <text:p>-1.25417884367169</text:p>
          </table:table-cell>
          <table:table-cell office:value-type="float" office:value="0.321741636011498" calcext:value-type="float">
            <text:p>0.321741636011498</text:p>
          </table:table-cell>
          <table:table-cell office:value-type="float" office:value="-3.50252314480227" calcext:value-type="float">
            <text:p>-3.50252314480227</text:p>
          </table:table-cell>
          <table:table-cell office:value-type="float" office:value="-1.31869584321976" calcext:value-type="float">
            <text:p>-1.31869584321976</text:p>
          </table:table-cell>
          <table:table-cell office:value-type="float" office:value="0.450741581618786" calcext:value-type="float">
            <text:p>0.450741581618786</text:p>
          </table:table-cell>
          <table:table-cell office:value-type="float" office:value="-3.45933259696637" calcext:value-type="float">
            <text:p>-3.45933259696637</text:p>
          </table:table-cell>
          <table:table-cell office:value-type="float" office:value="0.0645169995480652" calcext:value-type="float">
            <text:p>0.064516999548065</text:p>
          </table:table-cell>
          <table:table-cell office:value-type="float" office:value="-0.128999945607288" calcext:value-type="float">
            <text:p>-0.128999945607288</text:p>
          </table:table-cell>
          <table:table-cell office:value-type="float" office:value="-0.0431905478359012" calcext:value-type="float">
            <text:p>-0.043190547835901</text:p>
          </table:table-cell>
          <table:table-cell office:value-type="float" office:value="0.144233939131428" calcext:value-type="float">
            <text:p>0.144233939131428</text:p>
          </table:table-cell>
        </table:table-row>
        <table:table-row table:style-name="ro1">
          <table:table-cell office:value-type="float" office:value="1751931939.7378" calcext:value-type="float">
            <text:p>1751931939.7378</text:p>
          </table:table-cell>
          <table:table-cell office:value-type="float" office:value="-1.15326250014783" calcext:value-type="float">
            <text:p>-1.15326250014783</text:p>
          </table:table-cell>
          <table:table-cell office:value-type="float" office:value="0.253042517567187" calcext:value-type="float">
            <text:p>0.253042517567187</text:p>
          </table:table-cell>
          <table:table-cell office:value-type="float" office:value="-3.53555992972782" calcext:value-type="float">
            <text:p>-3.53555992972782</text:p>
          </table:table-cell>
          <table:table-cell office:value-type="float" office:value="-1.20841175317764" calcext:value-type="float">
            <text:p>-1.20841175317764</text:p>
          </table:table-cell>
          <table:table-cell office:value-type="float" office:value="0.378301195800304" calcext:value-type="float">
            <text:p>0.378301195800304</text:p>
          </table:table-cell>
          <table:table-cell office:value-type="float" office:value="-3.48821680818837" calcext:value-type="float">
            <text:p>-3.48821680818837</text:p>
          </table:table-cell>
          <table:table-cell office:value-type="float" office:value="0.0551492530298137" calcext:value-type="float">
            <text:p>0.055149253029814</text:p>
          </table:table-cell>
          <table:table-cell office:value-type="float" office:value="-0.125258678233117" calcext:value-type="float">
            <text:p>-0.125258678233117</text:p>
          </table:table-cell>
          <table:table-cell office:value-type="float" office:value="-0.0473431215394484" calcext:value-type="float">
            <text:p>-0.047343121539449</text:p>
          </table:table-cell>
          <table:table-cell office:value-type="float" office:value="0.136861888714331" calcext:value-type="float">
            <text:p>0.136861888714331</text:p>
          </table:table-cell>
        </table:table-row>
        <table:table-row table:style-name="ro1">
          <table:table-cell office:value-type="float" office:value="1751931940.25251" calcext:value-type="float">
            <text:p>1751931940.25251</text:p>
          </table:table-cell>
          <table:table-cell office:value-type="float" office:value="-0.905161770029023" calcext:value-type="float">
            <text:p>-0.905161770029023</text:p>
          </table:table-cell>
          <table:table-cell office:value-type="float" office:value="0.0779781640428347" calcext:value-type="float">
            <text:p>0.077978164042835</text:p>
          </table:table-cell>
          <table:table-cell office:value-type="float" office:value="-3.53992431596847" calcext:value-type="float">
            <text:p>-3.53992431596847</text:p>
          </table:table-cell>
          <table:table-cell office:value-type="float" office:value="-0.930214822292328" calcext:value-type="float">
            <text:p>-0.930214822292328</text:p>
          </table:table-cell>
          <table:table-cell office:value-type="float" office:value="0.187214516103268" calcext:value-type="float">
            <text:p>0.187214516103268</text:p>
          </table:table-cell>
          <table:table-cell office:value-type="float" office:value="-3.49241112786052" calcext:value-type="float">
            <text:p>-3.49241112786052</text:p>
          </table:table-cell>
          <table:table-cell office:value-type="float" office:value="0.0250530522633045" calcext:value-type="float">
            <text:p>0.025053052263305</text:p>
          </table:table-cell>
          <table:table-cell office:value-type="float" office:value="-0.109236352060433" calcext:value-type="float">
            <text:p>-0.109236352060433</text:p>
          </table:table-cell>
          <table:table-cell office:value-type="float" office:value="-0.0475131881079474" calcext:value-type="float">
            <text:p>-0.047513188107947</text:p>
          </table:table-cell>
          <table:table-cell office:value-type="float" office:value="0.112072458878971" calcext:value-type="float">
            <text:p>0.112072458878971</text:p>
          </table:table-cell>
        </table:table-row>
        <table:table-row table:style-name="ro1">
          <table:table-cell office:value-type="float" office:value="1751931940.73289" calcext:value-type="float">
            <text:p>1751931940.73289</text:p>
          </table:table-cell>
          <table:table-cell office:value-type="float" office:value="-0.631214814476305" calcext:value-type="float">
            <text:p>-0.631214814476305</text:p>
          </table:table-cell>
          <table:table-cell office:value-type="float" office:value="-0.0846476969305361" calcext:value-type="float">
            <text:p>-0.084647696930536</text:p>
          </table:table-cell>
          <table:table-cell office:value-type="float" office:value="-3.38271265383283" calcext:value-type="float">
            <text:p>-3.38271265383283</text:p>
          </table:table-cell>
          <table:table-cell office:value-type="float" office:value="-0.680789411067963" calcext:value-type="float">
            <text:p>-0.680789411067963</text:p>
          </table:table-cell>
          <table:table-cell office:value-type="float" office:value="0.029624879360199" calcext:value-type="float">
            <text:p>0.029624879360199</text:p>
          </table:table-cell>
          <table:table-cell office:value-type="float" office:value="-3.33713890879488" calcext:value-type="float">
            <text:p>-3.33713890879488</text:p>
          </table:table-cell>
          <table:table-cell office:value-type="float" office:value="0.0495745965916573" calcext:value-type="float">
            <text:p>0.049574596591657</text:p>
          </table:table-cell>
          <table:table-cell office:value-type="float" office:value="-0.114272576290735" calcext:value-type="float">
            <text:p>-0.114272576290735</text:p>
          </table:table-cell>
          <table:table-cell office:value-type="float" office:value="-0.0455737450379474" calcext:value-type="float">
            <text:p>-0.045573745037948</text:p>
          </table:table-cell>
          <table:table-cell office:value-type="float" office:value="0.124562684297294" calcext:value-type="float">
            <text:p>0.124562684297294</text:p>
          </table:table-cell>
        </table:table-row>
        <table:table-row table:style-name="ro1">
          <table:table-cell office:value-type="float" office:value="1751931941.25453" calcext:value-type="float">
            <text:p>1751931941.25453</text:p>
          </table:table-cell>
          <table:table-cell office:value-type="float" office:value="-0.387511418312261" calcext:value-type="float">
            <text:p>-0.387511418312261</text:p>
          </table:table-cell>
          <table:table-cell office:value-type="float" office:value="-0.19673830811604" calcext:value-type="float">
            <text:p>-0.19673830811604</text:p>
          </table:table-cell>
          <table:table-cell office:value-type="float" office:value="-3.36390761473025" calcext:value-type="float">
            <text:p>-3.36390761473025</text:p>
          </table:table-cell>
          <table:table-cell office:value-type="float" office:value="-0.433222711086273" calcext:value-type="float">
            <text:p>-0.433222711086273</text:p>
          </table:table-cell>
          <table:table-cell office:value-type="float" office:value="-0.0909652188420296" calcext:value-type="float">
            <text:p>-0.09096521884203</text:p>
          </table:table-cell>
          <table:table-cell office:value-type="float" office:value="-3.34958205910829" calcext:value-type="float">
            <text:p>-3.34958205910829</text:p>
          </table:table-cell>
          <table:table-cell office:value-type="float" office:value="0.0457112927740123" calcext:value-type="float">
            <text:p>0.045711292774012</text:p>
          </table:table-cell>
          <table:table-cell office:value-type="float" office:value="-0.10577308927401" calcext:value-type="float">
            <text:p>-0.10577308927401</text:p>
          </table:table-cell>
          <table:table-cell office:value-type="float" office:value="-0.0143255556219675" calcext:value-type="float">
            <text:p>-0.014325555621968</text:p>
          </table:table-cell>
          <table:table-cell office:value-type="float" office:value="0.115227898972598" calcext:value-type="float">
            <text:p>0.115227898972598</text:p>
          </table:table-cell>
        </table:table-row>
        <table:table-row table:style-name="ro1">
          <table:table-cell office:value-type="float" office:value="1751931941.75095" calcext:value-type="float">
            <text:p>1751931941.75095</text:p>
          </table:table-cell>
          <table:table-cell office:value-type="float" office:value="-0.158745235363305" calcext:value-type="float">
            <text:p>-0.158745235363305</text:p>
          </table:table-cell>
          <table:table-cell office:value-type="float" office:value="-0.300623154042728" calcext:value-type="float">
            <text:p>-0.300623154042728</text:p>
          </table:table-cell>
          <table:table-cell office:value-type="float" office:value="-3.34129996444445" calcext:value-type="float">
            <text:p>-3.34129996444445</text:p>
          </table:table-cell>
          <table:table-cell office:value-type="float" office:value="-0.201587975025177" calcext:value-type="float">
            <text:p>-0.201587975025177</text:p>
          </table:table-cell>
          <table:table-cell office:value-type="float" office:value="-0.20218775421381" calcext:value-type="float">
            <text:p>-0.20218775421381</text:p>
          </table:table-cell>
          <table:table-cell office:value-type="float" office:value="-3.32555042338977" calcext:value-type="float">
            <text:p>-3.32555042338977</text:p>
          </table:table-cell>
          <table:table-cell office:value-type="float" office:value="0.0428427396618717" calcext:value-type="float">
            <text:p>0.042842739661872</text:p>
          </table:table-cell>
          <table:table-cell office:value-type="float" office:value="-0.0984353998289184" calcext:value-type="float">
            <text:p>-0.098435399828918</text:p>
          </table:table-cell>
          <table:table-cell office:value-type="float" office:value="-0.0157495410546842" calcext:value-type="float">
            <text:p>-0.015749541054684</text:p>
          </table:table-cell>
          <table:table-cell office:value-type="float" office:value="0.107354684486584" calcext:value-type="float">
            <text:p>0.107354684486584</text:p>
          </table:table-cell>
        </table:table-row>
        <table:table-row table:style-name="ro1">
          <table:table-cell office:value-type="float" office:value="1751931942.26232" calcext:value-type="float">
            <text:p>1751931942.26232</text:p>
          </table:table-cell>
          <table:table-cell office:value-type="float" office:value="-0.0477190170811202" calcext:value-type="float">
            <text:p>-0.04771901708112</text:p>
          </table:table-cell>
          <table:table-cell office:value-type="float" office:value="-0.336797354607189" calcext:value-type="float">
            <text:p>-0.336797354607189</text:p>
          </table:table-cell>
          <table:table-cell office:value-type="float" office:value="-3.15269354825868" calcext:value-type="float">
            <text:p>-3.15269354825868</text:p>
          </table:table-cell>
          <table:table-cell office:value-type="float" office:value="-0.108238279819489" calcext:value-type="float">
            <text:p>-0.108238279819489</text:p>
          </table:table-cell>
          <table:table-cell office:value-type="float" office:value="-0.244533754885197" calcext:value-type="float">
            <text:p>-0.244533754885197</text:p>
          </table:table-cell>
          <table:table-cell office:value-type="float" office:value="-3.13656905470015" calcext:value-type="float">
            <text:p>-3.13656905470015</text:p>
          </table:table-cell>
          <table:table-cell office:value-type="float" office:value="0.0605192627383683" calcext:value-type="float">
            <text:p>0.060519262738368</text:p>
          </table:table-cell>
          <table:table-cell office:value-type="float" office:value="-0.0922635997219926" calcext:value-type="float">
            <text:p>-0.092263599721993</text:p>
          </table:table-cell>
          <table:table-cell office:value-type="float" office:value="-0.0161244935585341" calcext:value-type="float">
            <text:p>-0.016124493558534</text:p>
          </table:table-cell>
          <table:table-cell office:value-type="float" office:value="0.110341075742698" calcext:value-type="float">
            <text:p>0.110341075742698</text:p>
          </table:table-cell>
        </table:table-row>
        <table:table-row table:style-name="ro1">
          <table:table-cell office:value-type="float" office:value="1751931942.79172" calcext:value-type="float">
            <text:p>1751931942.79172</text:p>
          </table:table-cell>
          <table:table-cell office:value-type="float" office:value="0.0857840201831345" calcext:value-type="float">
            <text:p>0.085784020183135</text:p>
          </table:table-cell>
          <table:table-cell office:value-type="float" office:value="-0.362885452964195" calcext:value-type="float">
            <text:p>-0.362885452964195</text:p>
          </table:table-cell>
          <table:table-cell office:value-type="float" office:value="-3.13450879913376" calcext:value-type="float">
            <text:p>-3.13450879913376</text:p>
          </table:table-cell>
          <table:table-cell office:value-type="float" office:value="0.0170248746871948" calcext:value-type="float">
            <text:p>0.017024874687195</text:p>
          </table:table-cell>
          <table:table-cell office:value-type="float" office:value="-0.274818994104862" calcext:value-type="float">
            <text:p>-0.274818994104862</text:p>
          </table:table-cell>
          <table:table-cell office:value-type="float" office:value="-3.12249744643399" calcext:value-type="float">
            <text:p>-3.12249744643399</text:p>
          </table:table-cell>
          <table:table-cell office:value-type="float" office:value="0.0687591454959397" calcext:value-type="float">
            <text:p>0.06875914549594</text:p>
          </table:table-cell>
          <table:table-cell office:value-type="float" office:value="-0.0880664588593324" calcext:value-type="float">
            <text:p>-0.088066458859332</text:p>
          </table:table-cell>
          <table:table-cell office:value-type="float" office:value="-0.0120113526997785" calcext:value-type="float">
            <text:p>-0.012011352699779</text:p>
          </table:table-cell>
          <table:table-cell office:value-type="float" office:value="0.111729679429211" calcext:value-type="float">
            <text:p>0.111729679429211</text:p>
          </table:table-cell>
        </table:table-row>
        <table:table-row table:style-name="ro1">
          <table:table-cell office:value-type="float" office:value="1751931943.25294" calcext:value-type="float">
            <text:p>1751931943.25294</text:p>
          </table:table-cell>
          <table:table-cell office:value-type="float" office:value="0.338987116788482" calcext:value-type="float">
            <text:p>0.338987116788482</text:p>
          </table:table-cell>
          <table:table-cell office:value-type="float" office:value="-0.417126643574063" calcext:value-type="float">
            <text:p>-0.417126643574063</text:p>
          </table:table-cell>
          <table:table-cell office:value-type="float" office:value="-3.13528906215144" calcext:value-type="float">
            <text:p>-3.13528906215144</text:p>
          </table:table-cell>
          <table:table-cell office:value-type="float" office:value="0.266010820865631" calcext:value-type="float">
            <text:p>0.266010820865631</text:p>
          </table:table-cell>
          <table:table-cell office:value-type="float" office:value="-0.332643873989582" calcext:value-type="float">
            <text:p>-0.332643873989582</text:p>
          </table:table-cell>
          <table:table-cell office:value-type="float" office:value="-3.1223051373264" calcext:value-type="float">
            <text:p>-3.1223051373264</text:p>
          </table:table-cell>
          <table:table-cell office:value-type="float" office:value="0.0729762959228505" calcext:value-type="float">
            <text:p>0.072976295922851</text:p>
          </table:table-cell>
          <table:table-cell office:value-type="float" office:value="-0.0844827695844807" calcext:value-type="float">
            <text:p>-0.084482769584481</text:p>
          </table:table-cell>
          <table:table-cell office:value-type="float" office:value="-0.0129839248250487" calcext:value-type="float">
            <text:p>-0.012983924825049</text:p>
          </table:table-cell>
          <table:table-cell office:value-type="float" office:value="0.111637261356968" calcext:value-type="float">
            <text:p>0.111637261356968</text:p>
          </table:table-cell>
        </table:table-row>
        <table:table-row table:style-name="ro1">
          <table:table-cell office:value-type="float" office:value="1751931943.74187" calcext:value-type="float">
            <text:p>1751931943.74187</text:p>
          </table:table-cell>
          <table:table-cell office:value-type="float" office:value="0.456408367629378" calcext:value-type="float">
            <text:p>0.456408367629378</text:p>
          </table:table-cell>
          <table:table-cell office:value-type="float" office:value="-0.439988439483807" calcext:value-type="float">
            <text:p>-0.439988439483807</text:p>
          </table:table-cell>
          <table:table-cell office:value-type="float" office:value="-3.03859719574328" calcext:value-type="float">
            <text:p>-3.03859719574328</text:p>
          </table:table-cell>
          <table:table-cell office:value-type="float" office:value="0.36659836769104" calcext:value-type="float">
            <text:p>0.36659836769104</text:p>
          </table:table-cell>
          <table:table-cell office:value-type="float" office:value="-0.358960725367069" calcext:value-type="float">
            <text:p>-0.358960725367069</text:p>
          </table:table-cell>
          <table:table-cell office:value-type="float" office:value="-3.02264568753225" calcext:value-type="float">
            <text:p>-3.02264568753225</text:p>
          </table:table-cell>
          <table:table-cell office:value-type="float" office:value="0.0898099999383376" calcext:value-type="float">
            <text:p>0.089809999938338</text:p>
          </table:table-cell>
          <table:table-cell office:value-type="float" office:value="-0.0810277141167381" calcext:value-type="float">
            <text:p>-0.081027714116738</text:p>
          </table:table-cell>
          <table:table-cell office:value-type="float" office:value="-0.0159515082110255" calcext:value-type="float">
            <text:p>-0.015951508211026</text:p>
          </table:table-cell>
          <table:table-cell office:value-type="float" office:value="0.120960020436126" calcext:value-type="float">
            <text:p>0.120960020436126</text:p>
          </table:table-cell>
        </table:table-row>
        <table:table-row table:style-name="ro1">
          <table:table-cell office:value-type="float" office:value="1751931944.23874" calcext:value-type="float">
            <text:p>1751931944.23874</text:p>
          </table:table-cell>
          <table:table-cell office:value-type="float" office:value="0.496930702100355" calcext:value-type="float">
            <text:p>0.496930702100355</text:p>
          </table:table-cell>
          <table:table-cell office:value-type="float" office:value="-0.441421303177479" calcext:value-type="float">
            <text:p>-0.441421303177479</text:p>
          </table:table-cell>
          <table:table-cell office:value-type="float" office:value="-2.94745773396127" calcext:value-type="float">
            <text:p>-2.94745773396127</text:p>
          </table:table-cell>
          <table:table-cell office:value-type="float" office:value="0.402759850025177" calcext:value-type="float">
            <text:p>0.402759850025177</text:p>
          </table:table-cell>
          <table:table-cell office:value-type="float" office:value="-0.364772476255894" calcext:value-type="float">
            <text:p>-0.364772476255894</text:p>
          </table:table-cell>
          <table:table-cell office:value-type="float" office:value="-2.93338082917594" calcext:value-type="float">
            <text:p>-2.93338082917594</text:p>
          </table:table-cell>
          <table:table-cell office:value-type="float" office:value="0.0941708520751783" calcext:value-type="float">
            <text:p>0.094170852075178</text:p>
          </table:table-cell>
          <table:table-cell office:value-type="float" office:value="-0.0766488269215857" calcext:value-type="float">
            <text:p>-0.076648826921586</text:p>
          </table:table-cell>
          <table:table-cell office:value-type="float" office:value="-0.0140769047853304" calcext:value-type="float">
            <text:p>-0.014076904785331</text:p>
          </table:table-cell>
          <table:table-cell office:value-type="float" office:value="0.121421546889423" calcext:value-type="float">
            <text:p>0.121421546889423</text:p>
          </table:table-cell>
        </table:table-row>
        <table:table-row table:style-name="ro1">
          <table:table-cell office:value-type="float" office:value="1751931944.73167" calcext:value-type="float">
            <text:p>1751931944.73167</text:p>
          </table:table-cell>
          <table:table-cell office:value-type="float" office:value="0.515263633482759" calcext:value-type="float">
            <text:p>0.515263633482759</text:p>
          </table:table-cell>
          <table:table-cell office:value-type="float" office:value="-0.445367350669744" calcext:value-type="float">
            <text:p>-0.445367350669744</text:p>
          </table:table-cell>
          <table:table-cell office:value-type="float" office:value="-2.95442577885913" calcext:value-type="float">
            <text:p>-2.95442577885913</text:p>
          </table:table-cell>
          <table:table-cell office:value-type="float" office:value="0.443087965250015" calcext:value-type="float">
            <text:p>0.443087965250015</text:p>
          </table:table-cell>
          <table:table-cell office:value-type="float" office:value="-0.367285914719105" calcext:value-type="float">
            <text:p>-0.367285914719105</text:p>
          </table:table-cell>
          <table:table-cell office:value-type="float" office:value="-2.91739430516008" calcext:value-type="float">
            <text:p>-2.91739430516008</text:p>
          </table:table-cell>
          <table:table-cell office:value-type="float" office:value="0.0721756682327435" calcext:value-type="float">
            <text:p>0.072175668232744</text:p>
          </table:table-cell>
          <table:table-cell office:value-type="float" office:value="-0.0780814359506395" calcext:value-type="float">
            <text:p>-0.07808143595064</text:p>
          </table:table-cell>
          <table:table-cell office:value-type="float" office:value="-0.0370314736990425" calcext:value-type="float">
            <text:p>-0.037031473699043</text:p>
          </table:table-cell>
          <table:table-cell office:value-type="float" office:value="0.106329853404192" calcext:value-type="float">
            <text:p>0.106329853404192</text:p>
          </table:table-cell>
        </table:table-row>
        <table:table-row table:style-name="ro1">
          <table:table-cell office:value-type="float" office:value="1751931945.24332" calcext:value-type="float">
            <text:p>1751931945.24332</text:p>
          </table:table-cell>
          <table:table-cell office:value-type="float" office:value="0.532105393523137" calcext:value-type="float">
            <text:p>0.532105393523137</text:p>
          </table:table-cell>
          <table:table-cell office:value-type="float" office:value="-0.445870723389475" calcext:value-type="float">
            <text:p>-0.445870723389475</text:p>
          </table:table-cell>
          <table:table-cell office:value-type="float" office:value="-2.95587768201415" calcext:value-type="float">
            <text:p>-2.95587768201415</text:p>
          </table:table-cell>
          <table:table-cell office:value-type="float" office:value="0.449138969182968" calcext:value-type="float">
            <text:p>0.449138969182968</text:p>
          </table:table-cell>
          <table:table-cell office:value-type="float" office:value="-0.366339661180973" calcext:value-type="float">
            <text:p>-0.366339661180973</text:p>
          </table:table-cell>
          <table:table-cell office:value-type="float" office:value="-2.91757819771706" calcext:value-type="float">
            <text:p>-2.91757819771706</text:p>
          </table:table-cell>
          <table:table-cell office:value-type="float" office:value="0.0829664243401693" calcext:value-type="float">
            <text:p>0.082966424340169</text:p>
          </table:table-cell>
          <table:table-cell office:value-type="float" office:value="-0.0795310622085021" calcext:value-type="float">
            <text:p>-0.079531062208502</text:p>
          </table:table-cell>
          <table:table-cell office:value-type="float" office:value="-0.0382994842970907" calcext:value-type="float">
            <text:p>-0.038299484297091</text:p>
          </table:table-cell>
          <table:table-cell office:value-type="float" office:value="0.114928749335428" calcext:value-type="float">
            <text:p>0.114928749335428</text:p>
          </table:table-cell>
        </table:table-row>
        <table:table-row table:style-name="ro1">
          <table:table-cell office:value-type="float" office:value="1751931945.77515" calcext:value-type="float">
            <text:p>1751931945.77515</text:p>
          </table:table-cell>
          <table:table-cell office:value-type="float" office:value="0.531790479128674" calcext:value-type="float">
            <text:p>0.531790479128674</text:p>
          </table:table-cell>
          <table:table-cell office:value-type="float" office:value="-0.445860811151033" calcext:value-type="float">
            <text:p>-0.445860811151033</text:p>
          </table:table-cell>
          <table:table-cell office:value-type="float" office:value="-2.95586995090625" calcext:value-type="float">
            <text:p>-2.95586995090625</text:p>
          </table:table-cell>
          <table:table-cell office:value-type="float" office:value="0.450097650289535" calcext:value-type="float">
            <text:p>0.450097650289535</text:p>
          </table:table-cell>
          <table:table-cell office:value-type="float" office:value="-0.366287387907505" calcext:value-type="float">
            <text:p>-0.366287387907505</text:p>
          </table:table-cell>
          <table:table-cell office:value-type="float" office:value="-2.91867691915267" calcext:value-type="float">
            <text:p>-2.91867691915267</text:p>
          </table:table-cell>
          <table:table-cell office:value-type="float" office:value="0.0816928288391386" calcext:value-type="float">
            <text:p>0.081692828839139</text:p>
          </table:table-cell>
          <table:table-cell office:value-type="float" office:value="-0.079573423243528" calcext:value-type="float">
            <text:p>-0.079573423243528</text:p>
          </table:table-cell>
          <table:table-cell office:value-type="float" office:value="-0.03719303175358" calcext:value-type="float">
            <text:p>-0.03719303175358</text:p>
          </table:table-cell>
          <table:table-cell office:value-type="float" office:value="0.114042307809139" calcext:value-type="float">
            <text:p>0.114042307809139</text:p>
          </table:table-cell>
        </table:table-row>
        <table:table-row table:style-name="ro1">
          <table:table-cell office:value-type="float" office:value="1751931946.27288" calcext:value-type="float">
            <text:p>1751931946.27288</text:p>
          </table:table-cell>
          <table:table-cell office:value-type="float" office:value="0.531790479127832" calcext:value-type="float">
            <text:p>0.531790479127832</text:p>
          </table:table-cell>
          <table:table-cell office:value-type="float" office:value="-0.445860811151007" calcext:value-type="float">
            <text:p>-0.445860811151007</text:p>
          </table:table-cell>
          <table:table-cell office:value-type="float" office:value="-2.95595289421246" calcext:value-type="float">
            <text:p>-2.95595289421246</text:p>
          </table:table-cell>
          <table:table-cell office:value-type="float" office:value="0.450349420309067" calcext:value-type="float">
            <text:p>0.450349420309067</text:p>
          </table:table-cell>
          <table:table-cell office:value-type="float" office:value="-0.36700788885355" calcext:value-type="float">
            <text:p>-0.36700788885355</text:p>
          </table:table-cell>
          <table:table-cell office:value-type="float" office:value="-2.91930671371441" calcext:value-type="float">
            <text:p>-2.91930671371441</text:p>
          </table:table-cell>
          <table:table-cell office:value-type="float" office:value="0.0814410588187655" calcext:value-type="float">
            <text:p>0.081441058818766</text:p>
          </table:table-cell>
          <table:table-cell office:value-type="float" office:value="-0.0788529222974565" calcext:value-type="float">
            <text:p>-0.078852922297457</text:p>
          </table:table-cell>
          <table:table-cell office:value-type="float" office:value="-0.0366461804980451" calcext:value-type="float">
            <text:p>-0.036646180498045</text:p>
          </table:table-cell>
          <table:table-cell office:value-type="float" office:value="0.113359734546136" calcext:value-type="float">
            <text:p>0.113359734546136</text:p>
          </table:table-cell>
        </table:table-row>
        <table:table-row table:style-name="ro1">
          <table:table-cell office:value-type="float" office:value="1751931946.74468" calcext:value-type="float">
            <text:p>1751931946.74468</text:p>
          </table:table-cell>
          <table:table-cell office:value-type="float" office:value="0.531790479129976" calcext:value-type="float">
            <text:p>0.531790479129976</text:p>
          </table:table-cell>
          <table:table-cell office:value-type="float" office:value="-0.445860811151072" calcext:value-type="float">
            <text:p>-0.445860811151072</text:p>
          </table:table-cell>
          <table:table-cell office:value-type="float" office:value="-2.95577327721589" calcext:value-type="float">
            <text:p>-2.95577327721589</text:p>
          </table:table-cell>
          <table:table-cell office:value-type="float" office:value="0.450166881084442" calcext:value-type="float">
            <text:p>0.450166881084442</text:p>
          </table:table-cell>
          <table:table-cell office:value-type="float" office:value="-0.367073453962803" calcext:value-type="float">
            <text:p>-0.367073453962803</text:p>
          </table:table-cell>
          <table:table-cell office:value-type="float" office:value="-2.91898590284285" calcext:value-type="float">
            <text:p>-2.91898590284285</text:p>
          </table:table-cell>
          <table:table-cell office:value-type="float" office:value="0.081623598045534" calcext:value-type="float">
            <text:p>0.081623598045534</text:p>
          </table:table-cell>
          <table:table-cell office:value-type="float" office:value="-0.0787873571882691" calcext:value-type="float">
            <text:p>-0.078787357188269</text:p>
          </table:table-cell>
          <table:table-cell office:value-type="float" office:value="-0.0367873743730485" calcext:value-type="float">
            <text:p>-0.036787374373049</text:p>
          </table:table-cell>
          <table:table-cell office:value-type="float" office:value="0.113445402774246" calcext:value-type="float">
            <text:p>0.113445402774246</text:p>
          </table:table-cell>
        </table:table-row>
        <table:table-row table:style-name="ro1">
          <table:table-cell office:value-type="float" office:value="1751931947.26114" calcext:value-type="float">
            <text:p>1751931947.26114</text:p>
          </table:table-cell>
          <table:table-cell office:value-type="float" office:value="0.531790479129069" calcext:value-type="float">
            <text:p>0.531790479129069</text:p>
          </table:table-cell>
          <table:table-cell office:value-type="float" office:value="-0.445860811151044" calcext:value-type="float">
            <text:p>-0.445860811151044</text:p>
          </table:table-cell>
          <table:table-cell office:value-type="float" office:value="-2.95562930694786" calcext:value-type="float">
            <text:p>-2.95562930694786</text:p>
          </table:table-cell>
          <table:table-cell office:value-type="float" office:value="0.450224965810776" calcext:value-type="float">
            <text:p>0.450224965810776</text:p>
          </table:table-cell>
          <table:table-cell office:value-type="float" office:value="-0.367212630808353" calcext:value-type="float">
            <text:p>-0.367212630808353</text:p>
          </table:table-cell>
          <table:table-cell office:value-type="float" office:value="-2.91877234010738" calcext:value-type="float">
            <text:p>-2.91877234010738</text:p>
          </table:table-cell>
          <table:table-cell office:value-type="float" office:value="0.0815655133182932" calcext:value-type="float">
            <text:p>0.081565513318293</text:p>
          </table:table-cell>
          <table:table-cell office:value-type="float" office:value="-0.0786481803426902" calcext:value-type="float">
            <text:p>-0.07864818034269</text:p>
          </table:table-cell>
          <table:table-cell office:value-type="float" office:value="-0.0368569668404821" calcext:value-type="float">
            <text:p>-0.036856966840482</text:p>
          </table:table-cell>
          <table:table-cell office:value-type="float" office:value="0.113306969044684" calcext:value-type="float">
            <text:p>0.113306969044684</text:p>
          </table:table-cell>
        </table:table-row>
        <table:table-row table:style-name="ro1">
          <table:table-cell office:value-type="float" office:value="1751931947.74172" calcext:value-type="float">
            <text:p>1751931947.74172</text:p>
          </table:table-cell>
          <table:table-cell office:value-type="float" office:value="0.531790479131529" calcext:value-type="float">
            <text:p>0.531790479131529</text:p>
          </table:table-cell>
          <table:table-cell office:value-type="float" office:value="-0.445860811151119" calcext:value-type="float">
            <text:p>-0.445860811151119</text:p>
          </table:table-cell>
          <table:table-cell office:value-type="float" office:value="-2.95562930694786" calcext:value-type="float">
            <text:p>-2.95562930694786</text:p>
          </table:table-cell>
          <table:table-cell office:value-type="float" office:value="0.450152575969696" calcext:value-type="float">
            <text:p>0.450152575969696</text:p>
          </table:table-cell>
          <table:table-cell office:value-type="float" office:value="-0.367108054459095" calcext:value-type="float">
            <text:p>-0.367108054459095</text:p>
          </table:table-cell>
          <table:table-cell office:value-type="float" office:value="-2.91899651878496" calcext:value-type="float">
            <text:p>-2.91899651878496</text:p>
          </table:table-cell>
          <table:table-cell office:value-type="float" office:value="0.0816379031618334" calcext:value-type="float">
            <text:p>0.081637903161833</text:p>
          </table:table-cell>
          <table:table-cell office:value-type="float" office:value="-0.0787527566920241" calcext:value-type="float">
            <text:p>-0.078752756692024</text:p>
          </table:table-cell>
          <table:table-cell office:value-type="float" office:value="-0.0366327881629021" calcext:value-type="float">
            <text:p>-0.036632788162902</text:p>
          </table:table-cell>
          <table:table-cell office:value-type="float" office:value="0.113431670706439" calcext:value-type="float">
            <text:p>0.113431670706439</text:p>
          </table:table-cell>
        </table:table-row>
        <table:table-row table:style-name="ro1">
          <table:table-cell office:value-type="float" office:value="1751931948.25144" calcext:value-type="float">
            <text:p>1751931948.25144</text:p>
          </table:table-cell>
          <table:table-cell office:value-type="float" office:value="0.531790479142273" calcext:value-type="float">
            <text:p>0.531790479142273</text:p>
          </table:table-cell>
          <table:table-cell office:value-type="float" office:value="-0.445860811151445" calcext:value-type="float">
            <text:p>-0.445860811151445</text:p>
          </table:table-cell>
          <table:table-cell office:value-type="float" office:value="-2.95562930694786" calcext:value-type="float">
            <text:p>-2.95562930694786</text:p>
          </table:table-cell>
          <table:table-cell office:value-type="float" office:value="0.450133979320526" calcext:value-type="float">
            <text:p>0.450133979320526</text:p>
          </table:table-cell>
          <table:table-cell office:value-type="float" office:value="-0.367066450417042" calcext:value-type="float">
            <text:p>-0.367066450417042</text:p>
          </table:table-cell>
          <table:table-cell office:value-type="float" office:value="-2.91874902175336" calcext:value-type="float">
            <text:p>-2.91874902175336</text:p>
          </table:table-cell>
          <table:table-cell office:value-type="float" office:value="0.0816564998217465" calcext:value-type="float">
            <text:p>0.081656499821747</text:p>
          </table:table-cell>
          <table:table-cell office:value-type="float" office:value="-0.0787943607344031" calcext:value-type="float">
            <text:p>-0.078794360734403</text:p>
          </table:table-cell>
          <table:table-cell office:value-type="float" office:value="-0.0368802851944978" calcext:value-type="float">
            <text:p>-0.036880285194498</text:p>
          </table:table-cell>
          <table:table-cell office:value-type="float" office:value="0.113473940826439" calcext:value-type="float">
            <text:p>0.113473940826439</text:p>
          </table:table-cell>
        </table:table-row>
        <table:table-row table:style-name="ro1">
          <table:table-cell office:value-type="float" office:value="1751931948.74554" calcext:value-type="float">
            <text:p>1751931948.74554</text:p>
          </table:table-cell>
          <table:table-cell office:value-type="float" office:value="0.531790479140163" calcext:value-type="float">
            <text:p>0.531790479140163</text:p>
          </table:table-cell>
          <table:table-cell office:value-type="float" office:value="-0.445860811151379" calcext:value-type="float">
            <text:p>-0.445860811151379</text:p>
          </table:table-cell>
          <table:table-cell office:value-type="float" office:value="-2.95562930694786" calcext:value-type="float">
            <text:p>-2.95562930694786</text:p>
          </table:table-cell>
          <table:table-cell office:value-type="float" office:value="0.45014888048172" calcext:value-type="float">
            <text:p>0.45014888048172</text:p>
          </table:table-cell>
          <table:table-cell office:value-type="float" office:value="-0.367117382586002" calcext:value-type="float">
            <text:p>-0.367117382586002</text:p>
          </table:table-cell>
          <table:table-cell office:value-type="float" office:value="-2.91893904220943" calcext:value-type="float">
            <text:p>-2.91893904220943</text:p>
          </table:table-cell>
          <table:table-cell office:value-type="float" office:value="0.0816415986584432" calcext:value-type="float">
            <text:p>0.081641598658443</text:p>
          </table:table-cell>
          <table:table-cell office:value-type="float" office:value="-0.0787434285653765" calcext:value-type="float">
            <text:p>-0.078743428565377</text:p>
          </table:table-cell>
          <table:table-cell office:value-type="float" office:value="-0.0366902647384264" calcext:value-type="float">
            <text:p>-0.036690264738426</text:p>
          </table:table-cell>
          <table:table-cell office:value-type="float" office:value="0.113427854487938" calcext:value-type="float">
            <text:p>0.113427854487938</text:p>
          </table:table-cell>
        </table:table-row>
        <table:table-row table:style-name="ro1">
          <table:table-cell office:value-type="float" office:value="1751931949.268" calcext:value-type="float">
            <text:p>1751931949.268</text:p>
          </table:table-cell>
          <table:table-cell office:value-type="float" office:value="0.531790479138708" calcext:value-type="float">
            <text:p>0.531790479138708</text:p>
          </table:table-cell>
          <table:table-cell office:value-type="float" office:value="-0.445860811151337" calcext:value-type="float">
            <text:p>-0.445860811151337</text:p>
          </table:table-cell>
          <table:table-cell office:value-type="float" office:value="-2.95562930694786" calcext:value-type="float">
            <text:p>-2.95562930694786</text:p>
          </table:table-cell>
          <table:table-cell office:value-type="float" office:value="0.450121909379959" calcext:value-type="float">
            <text:p>0.450121909379959</text:p>
          </table:table-cell>
          <table:table-cell office:value-type="float" office:value="-0.367217816412449" calcext:value-type="float">
            <text:p>-0.367217816412449</text:p>
          </table:table-cell>
          <table:table-cell office:value-type="float" office:value="-2.91895518570273" calcext:value-type="float">
            <text:p>-2.91895518570273</text:p>
          </table:table-cell>
          <table:table-cell office:value-type="float" office:value="0.0816685697587488" calcext:value-type="float">
            <text:p>0.081668569758749</text:p>
          </table:table-cell>
          <table:table-cell office:value-type="float" office:value="-0.0786429947388879" calcext:value-type="float">
            <text:p>-0.078642994738888</text:p>
          </table:table-cell>
          <table:table-cell office:value-type="float" office:value="-0.0366741212451247" calcext:value-type="float">
            <text:p>-0.036674121245125</text:p>
          </table:table-cell>
          <table:table-cell office:value-type="float" office:value="0.113377581152274" calcext:value-type="float">
            <text:p>0.113377581152274</text:p>
          </table:table-cell>
        </table:table-row>
        <table:table-row table:style-name="ro1">
          <table:table-cell office:value-type="float" office:value="1751931949.75265" calcext:value-type="float">
            <text:p>1751931949.75265</text:p>
          </table:table-cell>
          <table:table-cell office:value-type="float" office:value="0.531790479148744" calcext:value-type="float">
            <text:p>0.531790479148744</text:p>
          </table:table-cell>
          <table:table-cell office:value-type="float" office:value="-0.445860811151642" calcext:value-type="float">
            <text:p>-0.445860811151642</text:p>
          </table:table-cell>
          <table:table-cell office:value-type="float" office:value="-2.95562930694786" calcext:value-type="float">
            <text:p>-2.95562930694786</text:p>
          </table:table-cell>
          <table:table-cell office:value-type="float" office:value="0.450124979019165" calcext:value-type="float">
            <text:p>0.450124979019165</text:p>
          </table:table-cell>
          <table:table-cell office:value-type="float" office:value="-0.367088980972767" calcext:value-type="float">
            <text:p>-0.367088980972767</text:p>
          </table:table-cell>
          <table:table-cell office:value-type="float" office:value="-2.91896889839251" calcext:value-type="float">
            <text:p>-2.91896889839251</text:p>
          </table:table-cell>
          <table:table-cell office:value-type="float" office:value="0.0816655001295792" calcext:value-type="float">
            <text:p>0.081665500129579</text:p>
          </table:table-cell>
          <table:table-cell office:value-type="float" office:value="-0.0787718301788749" calcext:value-type="float">
            <text:p>-0.078771830178875</text:p>
          </table:table-cell>
          <table:table-cell office:value-type="float" office:value="-0.0366604085553521" calcext:value-type="float">
            <text:p>-0.036660408555352</text:p>
          </table:table-cell>
          <table:table-cell office:value-type="float" office:value="0.113464774891346" calcext:value-type="float">
            <text:p>0.113464774891346</text:p>
          </table:table-cell>
        </table:table-row>
        <table:table-row table:style-name="ro1">
          <table:table-cell office:value-type="float" office:value="1751931950.23868" calcext:value-type="float">
            <text:p>1751931950.23868</text:p>
          </table:table-cell>
          <table:table-cell office:value-type="float" office:value="0.531790479141712" calcext:value-type="float">
            <text:p>0.531790479141712</text:p>
          </table:table-cell>
          <table:table-cell office:value-type="float" office:value="-0.445860811151427" calcext:value-type="float">
            <text:p>-0.445860811151427</text:p>
          </table:table-cell>
          <table:table-cell office:value-type="float" office:value="-2.95562930694786" calcext:value-type="float">
            <text:p>-2.95562930694786</text:p>
          </table:table-cell>
          <table:table-cell office:value-type="float" office:value="0.450204372406006" calcext:value-type="float">
            <text:p>0.450204372406006</text:p>
          </table:table-cell>
          <table:table-cell office:value-type="float" office:value="-0.367178834974766" calcext:value-type="float">
            <text:p>-0.367178834974766</text:p>
          </table:table-cell>
          <table:table-cell office:value-type="float" office:value="-2.91877539254117" calcext:value-type="float">
            <text:p>-2.91877539254117</text:p>
          </table:table-cell>
          <table:table-cell office:value-type="float" office:value="0.0815861067357059" calcext:value-type="float">
            <text:p>0.081586106735706</text:p>
          </table:table-cell>
          <table:table-cell office:value-type="float" office:value="-0.0786819761766614" calcext:value-type="float">
            <text:p>-0.078681976176661</text:p>
          </table:table-cell>
          <table:table-cell office:value-type="float" office:value="-0.0368539144066915" calcext:value-type="float">
            <text:p>-0.036853914406692</text:p>
          </table:table-cell>
          <table:table-cell office:value-type="float" office:value="0.113345252160621" calcext:value-type="float">
            <text:p>0.113345252160621</text:p>
          </table:table-cell>
        </table:table-row>
        <table:table-row table:style-name="ro1">
          <table:table-cell office:value-type="float" office:value="1751931950.76601" calcext:value-type="float">
            <text:p>1751931950.76601</text:p>
          </table:table-cell>
          <table:table-cell office:value-type="float" office:value="0.531790479140516" calcext:value-type="float">
            <text:p>0.531790479140516</text:p>
          </table:table-cell>
          <table:table-cell office:value-type="float" office:value="-0.44586081115139" calcext:value-type="float">
            <text:p>-0.44586081115139</text:p>
          </table:table-cell>
          <table:table-cell office:value-type="float" office:value="-2.95562930694786" calcext:value-type="float">
            <text:p>-2.95562930694786</text:p>
          </table:table-cell>
          <table:table-cell office:value-type="float" office:value="0.450182497501373" calcext:value-type="float">
            <text:p>0.450182497501373</text:p>
          </table:table-cell>
          <table:table-cell office:value-type="float" office:value="-0.367001689970493" calcext:value-type="float">
            <text:p>-0.367001689970493</text:p>
          </table:table-cell>
          <table:table-cell office:value-type="float" office:value="-2.91894134804504" calcext:value-type="float">
            <text:p>-2.91894134804504</text:p>
          </table:table-cell>
          <table:table-cell office:value-type="float" office:value="0.0816079816391432" calcext:value-type="float">
            <text:p>0.081607981639143</text:p>
          </table:table-cell>
          <table:table-cell office:value-type="float" office:value="-0.0788591211808969" calcext:value-type="float">
            <text:p>-0.078859121180897</text:p>
          </table:table-cell>
          <table:table-cell office:value-type="float" office:value="-0.0366879589028195" calcext:value-type="float">
            <text:p>-0.03668795890282</text:p>
          </table:table-cell>
          <table:table-cell office:value-type="float" office:value="0.113484023812333" calcext:value-type="float">
            <text:p>0.113484023812333</text:p>
          </table:table-cell>
        </table:table-row>
        <table:table-row table:style-name="ro1">
          <table:table-cell office:value-type="float" office:value="1751931951.25292" calcext:value-type="float">
            <text:p>1751931951.25292</text:p>
          </table:table-cell>
          <table:table-cell office:value-type="float" office:value="0.531790479144022" calcext:value-type="float">
            <text:p>0.531790479144022</text:p>
          </table:table-cell>
          <table:table-cell office:value-type="float" office:value="-0.445860811151498" calcext:value-type="float">
            <text:p>-0.445860811151498</text:p>
          </table:table-cell>
          <table:table-cell office:value-type="float" office:value="-2.95562930694786" calcext:value-type="float">
            <text:p>-2.95562930694786</text:p>
          </table:table-cell>
          <table:table-cell office:value-type="float" office:value="0.450111597776413" calcext:value-type="float">
            <text:p>0.450111597776413</text:p>
          </table:table-cell>
          <table:table-cell office:value-type="float" office:value="-0.367131806910038" calcext:value-type="float">
            <text:p>-0.367131806910038</text:p>
          </table:table-cell>
          <table:table-cell office:value-type="float" office:value="-2.91895056100876" calcext:value-type="float">
            <text:p>-2.91895056100876</text:p>
          </table:table-cell>
          <table:table-cell office:value-type="float" office:value="0.0816788813676089" calcext:value-type="float">
            <text:p>0.081678881367609</text:p>
          </table:table-cell>
          <table:table-cell office:value-type="float" office:value="-0.0787290042414596" calcext:value-type="float">
            <text:p>-0.07872900424146</text:p>
          </table:table-cell>
          <table:table-cell office:value-type="float" office:value="-0.0366787459390974" calcext:value-type="float">
            <text:p>-0.036678745939097</text:p>
          </table:table-cell>
          <table:table-cell office:value-type="float" office:value="0.113444681542661" calcext:value-type="float">
            <text:p>0.113444681542661</text:p>
          </table:table-cell>
        </table:table-row>
        <table:table-row table:style-name="ro1">
          <table:table-cell office:value-type="float" office:value="1751931951.73137" calcext:value-type="float">
            <text:p>1751931951.73137</text:p>
          </table:table-cell>
          <table:table-cell office:value-type="float" office:value="0.531790479142419" calcext:value-type="float">
            <text:p>0.531790479142419</text:p>
          </table:table-cell>
          <table:table-cell office:value-type="float" office:value="-0.44586081115145" calcext:value-type="float">
            <text:p>-0.44586081115145</text:p>
          </table:table-cell>
          <table:table-cell office:value-type="float" office:value="-2.95562930694786" calcext:value-type="float">
            <text:p>-2.95562930694786</text:p>
          </table:table-cell>
          <table:table-cell office:value-type="float" office:value="0.450148731470108" calcext:value-type="float">
            <text:p>0.450148731470108</text:p>
          </table:table-cell>
          <table:table-cell office:value-type="float" office:value="-0.367039389908314" calcext:value-type="float">
            <text:p>-0.367039389908314</text:p>
          </table:table-cell>
          <table:table-cell office:value-type="float" office:value="-2.91888102999849" calcext:value-type="float">
            <text:p>-2.91888102999849</text:p>
          </table:table-cell>
          <table:table-cell office:value-type="float" office:value="0.0816417476723112" calcext:value-type="float">
            <text:p>0.081641747672311</text:p>
          </table:table-cell>
          <table:table-cell office:value-type="float" office:value="-0.0788214212431361" calcext:value-type="float">
            <text:p>-0.078821421243136</text:p>
          </table:table-cell>
          <table:table-cell office:value-type="float" office:value="-0.0367482769493717" calcext:value-type="float">
            <text:p>-0.036748276949372</text:p>
          </table:table-cell>
          <table:table-cell office:value-type="float" office:value="0.113482119339468" calcext:value-type="float">
            <text:p>0.113482119339468</text:p>
          </table:table-cell>
        </table:table-row>
        <table:table-row table:style-name="ro1">
          <table:table-cell office:value-type="float" office:value="1751931952.24981" calcext:value-type="float">
            <text:p>1751931952.24981</text:p>
          </table:table-cell>
          <table:table-cell office:value-type="float" office:value="0.53179047914465" calcext:value-type="float">
            <text:p>0.53179047914465</text:p>
          </table:table-cell>
          <table:table-cell office:value-type="float" office:value="-0.445860811151518" calcext:value-type="float">
            <text:p>-0.445860811151518</text:p>
          </table:table-cell>
          <table:table-cell office:value-type="float" office:value="-2.95562930694786" calcext:value-type="float">
            <text:p>-2.95562930694786</text:p>
          </table:table-cell>
          <table:table-cell office:value-type="float" office:value="0.450151532888413" calcext:value-type="float">
            <text:p>0.450151532888413</text:p>
          </table:table-cell>
          <table:table-cell office:value-type="float" office:value="-0.36705706268549" calcext:value-type="float">
            <text:p>-0.36705706268549</text:p>
          </table:table-cell>
          <table:table-cell office:value-type="float" office:value="-2.9187932803283" calcext:value-type="float">
            <text:p>-2.9187932803283</text:p>
          </table:table-cell>
          <table:table-cell office:value-type="float" office:value="0.0816389462562374" calcext:value-type="float">
            <text:p>0.081638946256237</text:p>
          </table:table-cell>
          <table:table-cell office:value-type="float" office:value="-0.078803748466028" calcext:value-type="float">
            <text:p>-0.078803748466028</text:p>
          </table:table-cell>
          <table:table-cell office:value-type="float" office:value="-0.0368360266195573" calcext:value-type="float">
            <text:p>-0.036836026619557</text:p>
          </table:table-cell>
          <table:table-cell office:value-type="float" office:value="0.113467829441326" calcext:value-type="float">
            <text:p>0.113467829441326</text:p>
          </table:table-cell>
        </table:table-row>
        <table:table-row table:style-name="ro1">
          <table:table-cell office:value-type="float" office:value="1751931952.72421" calcext:value-type="float">
            <text:p>1751931952.72421</text:p>
          </table:table-cell>
          <table:table-cell office:value-type="float" office:value="0.531790479144712" calcext:value-type="float">
            <text:p>0.531790479144712</text:p>
          </table:table-cell>
          <table:table-cell office:value-type="float" office:value="-0.445860811151519" calcext:value-type="float">
            <text:p>-0.445860811151519</text:p>
          </table:table-cell>
          <table:table-cell office:value-type="float" office:value="-2.95562930694786" calcext:value-type="float">
            <text:p>-2.95562930694786</text:p>
          </table:table-cell>
          <table:table-cell office:value-type="float" office:value="0.450133383274078" calcext:value-type="float">
            <text:p>0.450133383274078</text:p>
          </table:table-cell>
          <table:table-cell office:value-type="float" office:value="-0.367007322609425" calcext:value-type="float">
            <text:p>-0.367007322609425</text:p>
          </table:table-cell>
          <table:table-cell office:value-type="float" office:value="-2.91885776591425" calcext:value-type="float">
            <text:p>-2.91885776591425</text:p>
          </table:table-cell>
          <table:table-cell office:value-type="float" office:value="0.0816570958706333" calcext:value-type="float">
            <text:p>0.081657095870633</text:p>
          </table:table-cell>
          <table:table-cell office:value-type="float" office:value="-0.0788534885420947" calcext:value-type="float">
            <text:p>-0.078853488542095</text:p>
          </table:table-cell>
          <table:table-cell office:value-type="float" office:value="-0.0367715410336045" calcext:value-type="float">
            <text:p>-0.036771541033605</text:p>
          </table:table-cell>
          <table:table-cell office:value-type="float" office:value="0.113515434903294" calcext:value-type="float">
            <text:p>0.113515434903294</text:p>
          </table:table-cell>
        </table:table-row>
        <table:table-row table:style-name="ro1">
          <table:table-cell office:value-type="float" office:value="1751931953.24797" calcext:value-type="float">
            <text:p>1751931953.24797</text:p>
          </table:table-cell>
          <table:table-cell office:value-type="float" office:value="0.531790479148273" calcext:value-type="float">
            <text:p>0.531790479148273</text:p>
          </table:table-cell>
          <table:table-cell office:value-type="float" office:value="-0.445860811151627" calcext:value-type="float">
            <text:p>-0.445860811151627</text:p>
          </table:table-cell>
          <table:table-cell office:value-type="float" office:value="-2.95562930694786" calcext:value-type="float">
            <text:p>-2.95562930694786</text:p>
          </table:table-cell>
          <table:table-cell office:value-type="float" office:value="0.450100958347321" calcext:value-type="float">
            <text:p>0.450100958347321</text:p>
          </table:table-cell>
          <table:table-cell office:value-type="float" office:value="-0.367216177284718" calcext:value-type="float">
            <text:p>-0.367216177284718</text:p>
          </table:table-cell>
          <table:table-cell office:value-type="float" office:value="-2.91896435890788" calcext:value-type="float">
            <text:p>-2.91896435890788</text:p>
          </table:table-cell>
          <table:table-cell office:value-type="float" office:value="0.0816895208009522" calcext:value-type="float">
            <text:p>0.081689520800952</text:p>
          </table:table-cell>
          <table:table-cell office:value-type="float" office:value="-0.0786446338669097" calcext:value-type="float">
            <text:p>-0.07864463386691</text:p>
          </table:table-cell>
          <table:table-cell office:value-type="float" office:value="-0.0366649480399794" calcext:value-type="float">
            <text:p>-0.03666494803998</text:p>
          </table:table-cell>
          <table:table-cell office:value-type="float" office:value="0.113393810434033" calcext:value-type="float">
            <text:p>0.113393810434033</text:p>
          </table:table-cell>
        </table:table-row>
        <table:table-row table:style-name="ro1">
          <table:table-cell office:value-type="float" office:value="1751931953.73101" calcext:value-type="float">
            <text:p>1751931953.73101</text:p>
          </table:table-cell>
          <table:table-cell office:value-type="float" office:value="0.531790479151506" calcext:value-type="float">
            <text:p>0.531790479151506</text:p>
          </table:table-cell>
          <table:table-cell office:value-type="float" office:value="-0.445860811151726" calcext:value-type="float">
            <text:p>-0.445860811151726</text:p>
          </table:table-cell>
          <table:table-cell office:value-type="float" office:value="-2.95562930694786" calcext:value-type="float">
            <text:p>-2.95562930694786</text:p>
          </table:table-cell>
          <table:table-cell office:value-type="float" office:value="0.450168818235397" calcext:value-type="float">
            <text:p>0.450168818235397</text:p>
          </table:table-cell>
          <table:table-cell office:value-type="float" office:value="-0.367268569767475" calcext:value-type="float">
            <text:p>-0.367268569767475</text:p>
          </table:table-cell>
          <table:table-cell office:value-type="float" office:value="-2.91876912561386" calcext:value-type="float">
            <text:p>-2.91876912561386</text:p>
          </table:table-cell>
          <table:table-cell office:value-type="float" office:value="0.0816216609161089" calcext:value-type="float">
            <text:p>0.081621660916109</text:p>
          </table:table-cell>
          <table:table-cell office:value-type="float" office:value="-0.0785922413842507" calcext:value-type="float">
            <text:p>-0.078592241384251</text:p>
          </table:table-cell>
          <table:table-cell office:value-type="float" office:value="-0.036860181333997" calcext:value-type="float">
            <text:p>-0.036860181333997</text:p>
          </table:table-cell>
          <table:table-cell office:value-type="float" office:value="0.113308587214317" calcext:value-type="float">
            <text:p>0.113308587214317</text:p>
          </table:table-cell>
        </table:table-row>
        <table:table-row table:style-name="ro1">
          <table:table-cell office:value-type="float" office:value="1751931954.27073" calcext:value-type="float">
            <text:p>1751931954.27073</text:p>
          </table:table-cell>
          <table:table-cell office:value-type="float" office:value="0.531790479148487" calcext:value-type="float">
            <text:p>0.531790479148487</text:p>
          </table:table-cell>
          <table:table-cell office:value-type="float" office:value="-0.445860811151633" calcext:value-type="float">
            <text:p>-0.445860811151633</text:p>
          </table:table-cell>
          <table:table-cell office:value-type="float" office:value="-2.95562930694786" calcext:value-type="float">
            <text:p>-2.95562930694786</text:p>
          </table:table-cell>
          <table:table-cell office:value-type="float" office:value="0.450119584798813" calcext:value-type="float">
            <text:p>0.450119584798813</text:p>
          </table:table-cell>
          <table:table-cell office:value-type="float" office:value="-0.367106683552265" calcext:value-type="float">
            <text:p>-0.367106683552265</text:p>
          </table:table-cell>
          <table:table-cell office:value-type="float" office:value="-2.9189081828921" calcext:value-type="float">
            <text:p>-2.9189081828921</text:p>
          </table:table-cell>
          <table:table-cell office:value-type="float" office:value="0.0816708943496739" calcext:value-type="float">
            <text:p>0.081670894349674</text:p>
          </table:table-cell>
          <table:table-cell office:value-type="float" office:value="-0.0787541275993677" calcext:value-type="float">
            <text:p>-0.078754127599368</text:p>
          </table:table-cell>
          <table:table-cell office:value-type="float" office:value="-0.0367211240557528" calcext:value-type="float">
            <text:p>-0.036721124055753</text:p>
          </table:table-cell>
          <table:table-cell office:value-type="float" office:value="0.113456368696575" calcext:value-type="float">
            <text:p>0.113456368696575</text:p>
          </table:table-cell>
        </table:table-row>
        <table:table-row table:style-name="ro1">
          <table:table-cell office:value-type="float" office:value="1751931954.74368" calcext:value-type="float">
            <text:p>1751931954.74368</text:p>
          </table:table-cell>
          <table:table-cell office:value-type="float" office:value="0.531790479158314" calcext:value-type="float">
            <text:p>0.531790479158314</text:p>
          </table:table-cell>
          <table:table-cell office:value-type="float" office:value="-0.445860811151932" calcext:value-type="float">
            <text:p>-0.445860811151932</text:p>
          </table:table-cell>
          <table:table-cell office:value-type="float" office:value="-2.95562930694786" calcext:value-type="float">
            <text:p>-2.95562930694786</text:p>
          </table:table-cell>
          <table:table-cell office:value-type="float" office:value="0.45010644197464" calcext:value-type="float">
            <text:p>0.45010644197464</text:p>
          </table:table-cell>
          <table:table-cell office:value-type="float" office:value="-0.36715853959322" calcext:value-type="float">
            <text:p>-0.36715853959322</text:p>
          </table:table-cell>
          <table:table-cell office:value-type="float" office:value="-2.91894934855006" calcext:value-type="float">
            <text:p>-2.91894934855006</text:p>
          </table:table-cell>
          <table:table-cell office:value-type="float" office:value="0.0816840371836738" calcext:value-type="float">
            <text:p>0.081684037183674</text:p>
          </table:table-cell>
          <table:table-cell office:value-type="float" office:value="-0.0787022715587119" calcext:value-type="float">
            <text:p>-0.078702271558712</text:p>
          </table:table-cell>
          <table:table-cell office:value-type="float" office:value="-0.0366799583977944" calcext:value-type="float">
            <text:p>-0.036679958397794</text:p>
          </table:table-cell>
          <table:table-cell office:value-type="float" office:value="0.113429843864501" calcext:value-type="float">
            <text:p>0.113429843864501</text:p>
          </table:table-cell>
        </table:table-row>
        <table:table-row table:style-name="ro1">
          <table:table-cell office:value-type="float" office:value="1751931955.23719" calcext:value-type="float">
            <text:p>1751931955.23719</text:p>
          </table:table-cell>
          <table:table-cell office:value-type="float" office:value="0.531790479159341" calcext:value-type="float">
            <text:p>0.531790479159341</text:p>
          </table:table-cell>
          <table:table-cell office:value-type="float" office:value="-0.445860811151964" calcext:value-type="float">
            <text:p>-0.445860811151964</text:p>
          </table:table-cell>
          <table:table-cell office:value-type="float" office:value="-2.95562930694786" calcext:value-type="float">
            <text:p>-2.95562930694786</text:p>
          </table:table-cell>
          <table:table-cell office:value-type="float" office:value="0.450129717588425" calcext:value-type="float">
            <text:p>0.450129717588425</text:p>
          </table:table-cell>
          <table:table-cell office:value-type="float" office:value="-0.367141343653202" calcext:value-type="float">
            <text:p>-0.367141343653202</text:p>
          </table:table-cell>
          <table:table-cell office:value-type="float" office:value="-2.91895351249561" calcext:value-type="float">
            <text:p>-2.91895351249561</text:p>
          </table:table-cell>
          <table:table-cell office:value-type="float" office:value="0.081660761570916" calcext:value-type="float">
            <text:p>0.081660761570916</text:p>
          </table:table-cell>
          <table:table-cell office:value-type="float" office:value="-0.0787194674987618" calcext:value-type="float">
            <text:p>-0.078719467498762</text:p>
          </table:table-cell>
          <table:table-cell office:value-type="float" office:value="-0.0366757944522491" calcext:value-type="float">
            <text:p>-0.036675794452249</text:p>
          </table:table-cell>
          <table:table-cell office:value-type="float" office:value="0.113425017274103" calcext:value-type="float">
            <text:p>0.113425017274103</text:p>
          </table:table-cell>
        </table:table-row>
        <table:table-row table:style-name="ro1">
          <table:table-cell office:value-type="float" office:value="1751931955.74805" calcext:value-type="float">
            <text:p>1751931955.74805</text:p>
          </table:table-cell>
          <table:table-cell office:value-type="float" office:value="0.531790479160304" calcext:value-type="float">
            <text:p>0.531790479160304</text:p>
          </table:table-cell>
          <table:table-cell office:value-type="float" office:value="-0.445860811151995" calcext:value-type="float">
            <text:p>-0.445860811151995</text:p>
          </table:table-cell>
          <table:table-cell office:value-type="float" office:value="-2.95562930694786" calcext:value-type="float">
            <text:p>-2.95562930694786</text:p>
          </table:table-cell>
          <table:table-cell office:value-type="float" office:value="0.450080841779709" calcext:value-type="float">
            <text:p>0.450080841779709</text:p>
          </table:table-cell>
          <table:table-cell office:value-type="float" office:value="-0.367185689508915" calcext:value-type="float">
            <text:p>-0.367185689508915</text:p>
          </table:table-cell>
          <table:table-cell office:value-type="float" office:value="-2.91902210945496" calcext:value-type="float">
            <text:p>-2.91902210945496</text:p>
          </table:table-cell>
          <table:table-cell office:value-type="float" office:value="0.081709637380595" calcext:value-type="float">
            <text:p>0.081709637380595</text:p>
          </table:table-cell>
          <table:table-cell office:value-type="float" office:value="-0.0786751216430802" calcext:value-type="float">
            <text:p>-0.07867512164308</text:p>
          </table:table-cell>
          <table:table-cell office:value-type="float" office:value="-0.0366071974928932" calcext:value-type="float">
            <text:p>-0.036607197492893</text:p>
          </table:table-cell>
          <table:table-cell office:value-type="float" office:value="0.113429447703944" calcext:value-type="float">
            <text:p>0.1134294477039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7-10T15:08:31.668266415</dc:date>
    <meta:editing-duration>P2DT22H11M4S</meta:editing-duration>
    <meta:editing-cycles>1</meta:editing-cycles>
    <meta:document-statistic meta:table-count="1" meta:cell-count="2299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86cm" svg:y="3.703cm" style:legend-expansion="high" chart:style-name="ch2"/>
        <chart:plot-area chart:style-name="ch3" table:cell-range-address="amcl_vs_mocap_log.H1:amcl_vs_mocap_log.I209 amcl_vs_mocap_log.K1:amcl_vs_mocap_log.K209" chart:data-source-has-labels="row" svg:x="0.32cm" svg:y="0.18cm" svg:width="11.846cm" svg:height="8.64cm">
          <chartooo:coordinate-region svg:x="1.338cm" svg:y="0.379cm" svg:width="10.82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mcl_vs_mocap_log.H2:amcl_vs_mocap_log.H209" chart:label-cell-address="amcl_vs_mocap_log.H1:amcl_vs_mocap_log.H1" chart:class="chart:line">
            <chart:data-point chart:repeated="208"/>
          </chart:series>
          <chart:series chart:style-name="ch7" chart:values-cell-range-address="amcl_vs_mocap_log.I2:amcl_vs_mocap_log.I209" chart:label-cell-address="amcl_vs_mocap_log.I1:amcl_vs_mocap_log.I1" chart:class="chart:line">
            <chart:data-point chart:repeated="208"/>
          </chart:series>
          <chart:series chart:style-name="ch8" chart:values-cell-range-address="amcl_vs_mocap_log.K2:amcl_vs_mocap_log.K209" chart:label-cell-address="amcl_vs_mocap_log.K1:amcl_vs_mocap_log.K1" chart:class="chart:line">
            <chart:data-point chart:repeated="20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_x</text:p>
                <draw:g>
                  <svg:desc>amcl_vs_mocap_log.H1:amcl_vs_mocap_log.H1</svg:desc>
                </draw:g>
              </table:table-cell>
              <table:table-cell office:value-type="string">
                <text:p>error_y</text:p>
                <draw:g>
                  <svg:desc>amcl_vs_mocap_log.I1:amcl_vs_mocap_log.I1</svg:desc>
                </draw:g>
              </table:table-cell>
              <table:table-cell office:value-type="string">
                <text:p>error_distance</text:p>
                <draw:g>
                  <svg:desc>amcl_vs_mocap_log.K1:amcl_vs_mocap_log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246584418893805">
                <text:p>0.000246584418893805</text:p>
                <draw:g>
                  <svg:desc>amcl_vs_mocap_log.H2:amcl_vs_mocap_log.H209</svg:desc>
                </draw:g>
              </table:table-cell>
              <table:table-cell office:value-type="float" office:value="-0.000455066562459636">
                <text:p>-0.000455066562459636</text:p>
                <draw:g>
                  <svg:desc>amcl_vs_mocap_log.I2:amcl_vs_mocap_log.I209</svg:desc>
                </draw:g>
              </table:table-cell>
              <table:table-cell office:value-type="float" office:value="0.000517580382076084">
                <text:p>0.000517580382076084</text:p>
                <draw:g>
                  <svg:desc>amcl_vs_mocap_log.K2:amcl_vs_mocap_log.K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038206569097661">
                <text:p>-0.000038206569097661</text:p>
              </table:table-cell>
              <table:table-cell office:value-type="float" office:value="0.0000061392766088708">
                <text:p>0.0000061392766088708</text:p>
              </table:table-cell>
              <table:table-cell office:value-type="float" office:value="0.0000386966747860145">
                <text:p>0.0000386966747860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70469340532924">
                <text:p>0.0000170469340532924</text:p>
              </table:table-cell>
              <table:table-cell office:value-type="float" office:value="-0.0000467300427440551">
                <text:p>-0.0000467300427440551</text:p>
              </table:table-cell>
              <table:table-cell office:value-type="float" office:value="0.0000497422843813844">
                <text:p>0.0000497422843813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691414564235318">
                <text:p>0.00000691414564235318</text:p>
              </table:table-cell>
              <table:table-cell office:value-type="float" office:value="0.0000201389178480199">
                <text:p>0.0000201389178480199</text:p>
              </table:table-cell>
              <table:table-cell office:value-type="float" office:value="0.000021292755154112">
                <text:p>0.000021292755154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997781835172786">
                <text:p>0.0000997781835172786</text:p>
              </table:table-cell>
              <table:table-cell office:value-type="float" office:value="-0.00000125914991580033">
                <text:p>-0.00000125914991580033</text:p>
              </table:table-cell>
              <table:table-cell office:value-type="float" office:value="0.0000997861281166785">
                <text:p>0.00009978612811667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205039813397929">
                <text:p>-0.0000205039813397929</text:p>
              </table:table-cell>
              <table:table-cell office:value-type="float" office:value="0.000000819560245478443">
                <text:p>0.000000819560245478443</text:p>
              </table:table-cell>
              <table:table-cell office:value-type="float" office:value="0.0000205203540363841">
                <text:p>0.0000205203540363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982821010518144">
                <text:p>0.000982821010518144</text:p>
              </table:table-cell>
              <table:table-cell office:value-type="float" office:value="-0.0016892477920164">
                <text:p>-0.0016892477920164</text:p>
              </table:table-cell>
              <table:table-cell office:value-type="float" office:value="0.0019543528958579">
                <text:p>0.00195435289585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22530577898665">
                <text:p>0.000022530577898665</text:p>
              </table:table-cell>
              <table:table-cell office:value-type="float" office:value="0.00000111758221303575">
                <text:p>0.00000111758221303575</text:p>
              </table:table-cell>
              <table:table-cell office:value-type="float" office:value="0.0000225582785347354">
                <text:p>0.00002255827853473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44481684122989">
                <text:p>0.000144481684122989</text:p>
              </table:table-cell>
              <table:table-cell office:value-type="float" office:value="-0.000486411159809997">
                <text:p>-0.000486411159809997</text:p>
              </table:table-cell>
              <table:table-cell office:value-type="float" office:value="0.000507415779646949">
                <text:p>0.0005074157796469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762941486050454">
                <text:p>0.00000762941486050454</text:p>
              </table:table-cell>
              <table:table-cell office:value-type="float" office:value="-0.00000386685580160032">
                <text:p>-0.00000386685580160032</text:p>
              </table:table-cell>
              <table:table-cell office:value-type="float" office:value="0.00000855339376528741">
                <text:p>0.000008553393765287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166297182135635">
                <text:p>0.0000166297182135635</text:p>
              </table:table-cell>
              <table:table-cell office:value-type="float" office:value="-0.0000231638599853451">
                <text:p>-0.0000231638599853451</text:p>
              </table:table-cell>
              <table:table-cell office:value-type="float" office:value="0.0000285151176971655">
                <text:p>0.00002851511769716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365376616814263">
                <text:p>0.0000365376616814263</text:p>
              </table:table-cell>
              <table:table-cell office:value-type="float" office:value="0.00000677257458590245">
                <text:p>0.00000677257458590245</text:p>
              </table:table-cell>
              <table:table-cell office:value-type="float" office:value="0.0000371600388545004">
                <text:p>0.00003716003885450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227093713267937">
                <text:p>0.000227093713267937</text:p>
              </table:table-cell>
              <table:table-cell office:value-type="float" office:value="-0.000645227733943561">
                <text:p>-0.000645227733943561</text:p>
              </table:table-cell>
              <table:table-cell office:value-type="float" office:value="0.000684025133497127">
                <text:p>0.0006840251334971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2536517778976">
                <text:p>0.00022536517778976</text:p>
              </table:table-cell>
              <table:table-cell office:value-type="float" office:value="-0.000611789528053957">
                <text:p>-0.000611789528053957</text:p>
              </table:table-cell>
              <table:table-cell office:value-type="float" office:value="0.000651978442892626">
                <text:p>0.0006519784428926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26762500518656">
                <text:p>0.000026762500518656</text:p>
              </table:table-cell>
              <table:table-cell office:value-type="float" office:value="-0.0000160858068140809">
                <text:p>-0.0000160858068140809</text:p>
              </table:table-cell>
              <table:table-cell office:value-type="float" office:value="0.0000312247436317897">
                <text:p>0.00003122474363178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68459333479144">
                <text:p>0.000268459333479144</text:p>
              </table:table-cell>
              <table:table-cell office:value-type="float" office:value="-0.000622235241506558">
                <text:p>-0.000622235241506558</text:p>
              </table:table-cell>
              <table:table-cell office:value-type="float" office:value="0.000677677732779225">
                <text:p>0.000677677732779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15053566623279">
                <text:p>0.000215053566623279</text:p>
              </table:table-cell>
              <table:table-cell office:value-type="float" office:value="-0.000598818065560751">
                <text:p>-0.000598818065560751</text:p>
              </table:table-cell>
              <table:table-cell office:value-type="float" office:value="0.000636263398412413">
                <text:p>0.0006362633984124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199675659769591">
                <text:p>0.0000199675659769591</text:p>
              </table:table-cell>
              <table:table-cell office:value-type="float" office:value="-0.0000295117519428807">
                <text:p>-0.0000295117519428807</text:p>
              </table:table-cell>
              <table:table-cell office:value-type="float" office:value="0.0000356321090279868">
                <text:p>0.00003563210902798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42515992532674">
                <text:p>-0.00042515992532674</text:p>
              </table:table-cell>
              <table:table-cell office:value-type="float" office:value="-0.0000394359243912013">
                <text:p>-0.0000394359243912013</text:p>
              </table:table-cell>
              <table:table-cell office:value-type="float" office:value="0.000426984957857333">
                <text:p>0.000426984957857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94267433106107">
                <text:p>0.0094267433106107</text:p>
              </table:table-cell>
              <table:table-cell office:value-type="float" office:value="-0.00328184693977833">
                <text:p>-0.00328184693977833</text:p>
              </table:table-cell>
              <table:table-cell office:value-type="float" office:value="0.00998168366460668">
                <text:p>0.009981683664606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81700407494286">
                <text:p>0.00681700407494286</text:p>
              </table:table-cell>
              <table:table-cell office:value-type="float" office:value="-0.00441251105281221">
                <text:p>-0.00441251105281221</text:p>
              </table:table-cell>
              <table:table-cell office:value-type="float" office:value="0.00812045555058197">
                <text:p>0.008120455550581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22439746798128">
                <text:p>-0.0022439746798128</text:p>
              </table:table-cell>
              <table:table-cell office:value-type="float" office:value="-0.0108637654839843">
                <text:p>-0.0108637654839843</text:p>
              </table:table-cell>
              <table:table-cell office:value-type="float" office:value="0.011093097982739">
                <text:p>0.0110930979827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381092336327027">
                <text:p>0.00381092336327027</text:p>
              </table:table-cell>
              <table:table-cell office:value-type="float" office:value="-0.0247653953236351">
                <text:p>-0.0247653953236351</text:p>
              </table:table-cell>
              <table:table-cell office:value-type="float" office:value="0.025056894109539">
                <text:p>0.0250568941095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965518085345402">
                <text:p>-0.00965518085345402</text:p>
              </table:table-cell>
              <table:table-cell office:value-type="float" office:value="-0.0243292262407639">
                <text:p>-0.0243292262407639</text:p>
              </table:table-cell>
              <table:table-cell office:value-type="float" office:value="0.0261750600149681">
                <text:p>0.02617506001496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16518491368579">
                <text:p>-0.0016518491368579</text:p>
              </table:table-cell>
              <table:table-cell office:value-type="float" office:value="-0.0283044320969111">
                <text:p>-0.0283044320969111</text:p>
              </table:table-cell>
              <table:table-cell office:value-type="float" office:value="0.0283525921548557">
                <text:p>0.02835259215485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737271715116045">
                <text:p>-0.00737271715116045</text:p>
              </table:table-cell>
              <table:table-cell office:value-type="float" office:value="-0.0267418359660169">
                <text:p>-0.0267418359660169</text:p>
              </table:table-cell>
              <table:table-cell office:value-type="float" office:value="0.0277395520696418">
                <text:p>0.02773955206964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880513598290872">
                <text:p>-0.00880513598290872</text:p>
              </table:table-cell>
              <table:table-cell office:value-type="float" office:value="-0.0261861884273815">
                <text:p>-0.0261861884273815</text:p>
              </table:table-cell>
              <table:table-cell office:value-type="float" office:value="0.0276269231734524">
                <text:p>0.02762692317345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970793991294994">
                <text:p>-0.00970793991294994</text:p>
              </table:table-cell>
              <table:table-cell office:value-type="float" office:value="-0.0246015423578056">
                <text:p>-0.0246015423578056</text:p>
              </table:table-cell>
              <table:table-cell office:value-type="float" office:value="0.0264476839011727">
                <text:p>0.02644768390117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109226825791569">
                <text:p>-0.0109226825791569</text:p>
              </table:table-cell>
              <table:table-cell office:value-type="float" office:value="-0.024295537698443">
                <text:p>-0.024295537698443</text:p>
              </table:table-cell>
              <table:table-cell office:value-type="float" office:value="0.0266379080781784">
                <text:p>0.02663790807817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113982084361129">
                <text:p>-0.0113982084361129</text:p>
              </table:table-cell>
              <table:table-cell office:value-type="float" office:value="-0.0242248018860855">
                <text:p>-0.0242248018860855</text:p>
              </table:table-cell>
              <table:table-cell office:value-type="float" office:value="0.0267723772193126">
                <text:p>0.02677237721931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11663210681754">
                <text:p>-0.011663210681754</text:p>
              </table:table-cell>
              <table:table-cell office:value-type="float" office:value="-0.0256622144618718">
                <text:p>-0.0256622144618718</text:p>
              </table:table-cell>
              <table:table-cell office:value-type="float" office:value="0.0281882907338151">
                <text:p>0.02818829073381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121677043929835">
                <text:p>-0.0121677043929835</text:p>
              </table:table-cell>
              <table:table-cell office:value-type="float" office:value="-0.0256045618695979">
                <text:p>-0.0256045618695979</text:p>
              </table:table-cell>
              <table:table-cell office:value-type="float" office:value="0.0283486616743912">
                <text:p>0.02834866167439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125439944561835">
                <text:p>-0.0125439944561835</text:p>
              </table:table-cell>
              <table:table-cell office:value-type="float" office:value="-0.0256437484954659">
                <text:p>-0.0256437484954659</text:p>
              </table:table-cell>
              <table:table-cell office:value-type="float" office:value="0.0285473927673872">
                <text:p>0.02854739276738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129004302385972">
                <text:p>-0.0129004302385972</text:p>
              </table:table-cell>
              <table:table-cell office:value-type="float" office:value="-0.0258433216087898">
                <text:p>-0.0258433216087898</text:p>
              </table:table-cell>
              <table:table-cell office:value-type="float" office:value="0.0288842235851382">
                <text:p>0.02888422358513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131848723980306">
                <text:p>-0.0131848723980306</text:p>
              </table:table-cell>
              <table:table-cell office:value-type="float" office:value="-0.0256914155964525">
                <text:p>-0.0256914155964525</text:p>
              </table:table-cell>
              <table:table-cell office:value-type="float" office:value="0.0288771483270421">
                <text:p>0.02887714832704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135943563073752">
                <text:p>-0.0135943563073752</text:p>
              </table:table-cell>
              <table:table-cell office:value-type="float" office:value="-0.0256189419363884">
                <text:p>-0.0256189419363884</text:p>
              </table:table-cell>
              <table:table-cell office:value-type="float" office:value="0.0290023569620111">
                <text:p>0.0290023569620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143555076210179">
                <text:p>-0.0143555076210179</text:p>
              </table:table-cell>
              <table:table-cell office:value-type="float" office:value="-0.0258762011711998">
                <text:p>-0.0258762011711998</text:p>
              </table:table-cell>
              <table:table-cell office:value-type="float" office:value="0.0295915255792855">
                <text:p>0.02959152557928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145702035527811">
                <text:p>-0.0145702035527811</text:p>
              </table:table-cell>
              <table:table-cell office:value-type="float" office:value="-0.0258609721842311">
                <text:p>-0.0258609721842311</text:p>
              </table:table-cell>
              <table:table-cell office:value-type="float" office:value="0.0296830037880779">
                <text:p>0.02968300378807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143044860508281">
                <text:p>-0.0143044860508281</text:p>
              </table:table-cell>
              <table:table-cell office:value-type="float" office:value="-0.0251651438350364">
                <text:p>-0.0251651438350364</text:p>
              </table:table-cell>
              <table:table-cell office:value-type="float" office:value="0.0289465504925269">
                <text:p>0.02894655049252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145148904461157">
                <text:p>-0.0145148904461157</text:p>
              </table:table-cell>
              <table:table-cell office:value-type="float" office:value="-0.0255691105898489">
                <text:p>-0.0255691105898489</text:p>
              </table:table-cell>
              <table:table-cell office:value-type="float" office:value="0.0294017254768944">
                <text:p>0.02940172547689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147889526007063">
                <text:p>-0.0147889526007063</text:p>
              </table:table-cell>
              <table:table-cell office:value-type="float" office:value="-0.0256984508067398">
                <text:p>-0.0256984508067398</text:p>
              </table:table-cell>
              <table:table-cell office:value-type="float" office:value="0.0296500167435427">
                <text:p>0.02965001674354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148776443110198">
                <text:p>-0.0148776443110198</text:p>
              </table:table-cell>
              <table:table-cell office:value-type="float" office:value="-0.025609006586873">
                <text:p>-0.025609006586873</text:p>
              </table:table-cell>
              <table:table-cell office:value-type="float" office:value="0.0296169802412691">
                <text:p>0.02961698024126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147395999528755">
                <text:p>-0.0147395999528755</text:p>
              </table:table-cell>
              <table:table-cell office:value-type="float" office:value="-0.0250597684118722">
                <text:p>-0.0250597684118722</text:p>
              </table:table-cell>
              <table:table-cell office:value-type="float" office:value="0.0290731456782281">
                <text:p>0.02907314567822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15004244570711">
                <text:p>-0.015004244570711</text:p>
              </table:table-cell>
              <table:table-cell office:value-type="float" office:value="-0.0256663984102522">
                <text:p>-0.0256663984102522</text:p>
              </table:table-cell>
              <table:table-cell office:value-type="float" office:value="0.0297303105010948">
                <text:p>0.02973031050109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149410636527272">
                <text:p>-0.0149410636527272</text:p>
              </table:table-cell>
              <table:table-cell office:value-type="float" office:value="-0.0250211874428062">
                <text:p>-0.0250211874428062</text:p>
              </table:table-cell>
              <table:table-cell office:value-type="float" office:value="0.029142669818033">
                <text:p>0.0291426698180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151849658621011">
                <text:p>-0.0151849658621011</text:p>
              </table:table-cell>
              <table:table-cell office:value-type="float" office:value="-0.0256432867077327">
                <text:p>-0.0256432867077327</text:p>
              </table:table-cell>
              <table:table-cell office:value-type="float" office:value="0.0298020358601247">
                <text:p>0.02980203586012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152882011071467">
                <text:p>-0.0152882011071467</text:p>
              </table:table-cell>
              <table:table-cell office:value-type="float" office:value="-0.0250722853866021">
                <text:p>-0.0250722853866021</text:p>
              </table:table-cell>
              <table:table-cell office:value-type="float" office:value="0.0293657723821421">
                <text:p>0.02936577238214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550934196332537">
                <text:p>-0.00550934196332537</text:p>
              </table:table-cell>
              <table:table-cell office:value-type="float" office:value="-0.0210545982731763">
                <text:p>-0.0210545982731763</text:p>
              </table:table-cell>
              <table:table-cell office:value-type="float" office:value="0.0217634776015621">
                <text:p>0.02176347760156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24874531518083">
                <text:p>0.0124874531518083</text:p>
              </table:table-cell>
              <table:table-cell office:value-type="float" office:value="-0.0146085916840378">
                <text:p>-0.0146085916840378</text:p>
              </table:table-cell>
              <table:table-cell office:value-type="float" office:value="0.0192184140138968">
                <text:p>0.01921841401389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1698565565311">
                <text:p>0.031698565565311</text:p>
              </table:table-cell>
              <table:table-cell office:value-type="float" office:value="-0.0161480034759697">
                <text:p>-0.0161480034759697</text:p>
              </table:table-cell>
              <table:table-cell office:value-type="float" office:value="0.0355746690098201">
                <text:p>0.03557466900982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59776967914769">
                <text:p>0.0559776967914769</text:p>
              </table:table-cell>
              <table:table-cell office:value-type="float" office:value="-0.0273800137259748">
                <text:p>-0.0273800137259748</text:p>
              </table:table-cell>
              <table:table-cell office:value-type="float" office:value="0.0623150679187072">
                <text:p>0.06231506791870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74374842921773">
                <text:p>0.0674374842921773</text:p>
              </table:table-cell>
              <table:table-cell office:value-type="float" office:value="-0.0263015892959522">
                <text:p>-0.0263015892959522</text:p>
              </table:table-cell>
              <table:table-cell office:value-type="float" office:value="0.0723849976663024">
                <text:p>0.07238499766630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75030179009207">
                <text:p>0.0675030179009207</text:p>
              </table:table-cell>
              <table:table-cell office:value-type="float" office:value="-0.0268371631977664">
                <text:p>-0.0268371631977664</text:p>
              </table:table-cell>
              <table:table-cell office:value-type="float" office:value="0.0726422105544399">
                <text:p>0.07264221055443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80178674788733">
                <text:p>0.0680178674788733</text:p>
              </table:table-cell>
              <table:table-cell office:value-type="float" office:value="-0.0328960036722279">
                <text:p>-0.0328960036722279</text:p>
              </table:table-cell>
              <table:table-cell office:value-type="float" office:value="0.0755551279131788">
                <text:p>0.07555512791317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76140979821355">
                <text:p>0.0676140979821355</text:p>
              </table:table-cell>
              <table:table-cell office:value-type="float" office:value="-0.0655701590359485">
                <text:p>-0.0655701590359485</text:p>
              </table:table-cell>
              <table:table-cell office:value-type="float" office:value="0.0941865807954478">
                <text:p>0.09418658079544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15702066883918">
                <text:p>0.0615702066883918</text:p>
              </table:table-cell>
              <table:table-cell office:value-type="float" office:value="-0.0613758813562455">
                <text:p>-0.0613758813562455</text:p>
              </table:table-cell>
              <table:table-cell office:value-type="float" office:value="0.0869361211689779">
                <text:p>0.08693612116897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22605110054968">
                <text:p>0.0522605110054968</text:p>
              </table:table-cell>
              <table:table-cell office:value-type="float" office:value="-0.039451183382569">
                <text:p>-0.039451183382569</text:p>
              </table:table-cell>
              <table:table-cell office:value-type="float" office:value="0.0654794386112216">
                <text:p>0.06547943861122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76843812436412">
                <text:p>0.0476843812436412</text:p>
              </table:table-cell>
              <table:table-cell office:value-type="float" office:value="-0.0223166923736735">
                <text:p>-0.0223166923736735</text:p>
              </table:table-cell>
              <table:table-cell office:value-type="float" office:value="0.0526482190875446">
                <text:p>0.05264821908754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7850558993276">
                <text:p>0.047850558993276</text:p>
              </table:table-cell>
              <table:table-cell office:value-type="float" office:value="-0.0217673759672792">
                <text:p>-0.0217673759672792</text:p>
              </table:table-cell>
              <table:table-cell office:value-type="float" office:value="0.0525689514111692">
                <text:p>0.05256895141116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86320458491474">
                <text:p>0.0486320458491474</text:p>
              </table:table-cell>
              <table:table-cell office:value-type="float" office:value="-0.0220909822884296">
                <text:p>-0.0220909822884296</text:p>
              </table:table-cell>
              <table:table-cell office:value-type="float" office:value="0.0534142994144947">
                <text:p>0.05341429941449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82198467622788">
                <text:p>0.0582198467622788</text:p>
              </table:table-cell>
              <table:table-cell office:value-type="float" office:value="-0.0324933620341954">
                <text:p>-0.0324933620341954</text:p>
              </table:table-cell>
              <table:table-cell office:value-type="float" office:value="0.0666736014724607">
                <text:p>0.06667360147246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79580345901802">
                <text:p>0.0679580345901802</text:p>
              </table:table-cell>
              <table:table-cell office:value-type="float" office:value="-0.057056052458468">
                <text:p>-0.057056052458468</text:p>
              </table:table-cell>
              <table:table-cell office:value-type="float" office:value="0.0887338018316785">
                <text:p>0.08873380183167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22492647212178">
                <text:p>0.0622492647212178</text:p>
              </table:table-cell>
              <table:table-cell office:value-type="float" office:value="-0.0795049975923754">
                <text:p>-0.0795049975923754</text:p>
              </table:table-cell>
              <table:table-cell office:value-type="float" office:value="0.100975321739997">
                <text:p>0.1009753217399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03365650079398">
                <text:p>0.0703365650079398</text:p>
              </table:table-cell>
              <table:table-cell office:value-type="float" office:value="-0.0765723854488725">
                <text:p>-0.0765723854488725</text:p>
              </table:table-cell>
              <table:table-cell office:value-type="float" office:value="0.103973855321647">
                <text:p>0.1039738553216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18341527818511">
                <text:p>0.0618341527818511</text:p>
              </table:table-cell>
              <table:table-cell office:value-type="float" office:value="-0.0867482530515789">
                <text:p>-0.0867482530515789</text:p>
              </table:table-cell>
              <table:table-cell office:value-type="float" office:value="0.10653037997562">
                <text:p>0.106530379975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97575298285369">
                <text:p>0.0497575298285369</text:p>
              </table:table-cell>
              <table:table-cell office:value-type="float" office:value="-0.100310405313552">
                <text:p>-0.100310405313552</text:p>
              </table:table-cell>
              <table:table-cell office:value-type="float" office:value="0.111973162806124">
                <text:p>0.1119731628061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86339229771862">
                <text:p>0.0386339229771862</text:p>
              </table:table-cell>
              <table:table-cell office:value-type="float" office:value="-0.106582901527192">
                <text:p>-0.106582901527192</text:p>
              </table:table-cell>
              <table:table-cell office:value-type="float" office:value="0.113368844496899">
                <text:p>0.1133688444968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2404842332143">
                <text:p>0.042404842332143</text:p>
              </table:table-cell>
              <table:table-cell office:value-type="float" office:value="-0.112574782824387">
                <text:p>-0.112574782824387</text:p>
              </table:table-cell>
              <table:table-cell office:value-type="float" office:value="0.120296518574611">
                <text:p>0.1202965185746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15912796442748">
                <text:p>0.0515912796442748</text:p>
              </table:table-cell>
              <table:table-cell office:value-type="float" office:value="-0.109828086837769">
                <text:p>-0.109828086837769</text:p>
              </table:table-cell>
              <table:table-cell office:value-type="float" office:value="0.121341949851559">
                <text:p>0.1213419498515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03229816254952">
                <text:p>0.0503229816254952</text:p>
              </table:table-cell>
              <table:table-cell office:value-type="float" office:value="-0.108060334050255">
                <text:p>-0.108060334050255</text:p>
              </table:table-cell>
              <table:table-cell office:value-type="float" office:value="0.119203348420808">
                <text:p>0.1192033484208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96537058226258">
                <text:p>0.0396537058226258</text:p>
              </table:table-cell>
              <table:table-cell office:value-type="float" office:value="-0.105068625087998">
                <text:p>-0.105068625087998</text:p>
              </table:table-cell>
              <table:table-cell office:value-type="float" office:value="0.112302414770786">
                <text:p>0.1123024147707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40703768228436">
                <text:p>0.0340703768228436</text:p>
              </table:table-cell>
              <table:table-cell office:value-type="float" office:value="-0.100555425416672">
                <text:p>-0.100555425416672</text:p>
              </table:table-cell>
              <table:table-cell office:value-type="float" office:value="0.106170542795912">
                <text:p>0.1061705427959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61974415661166">
                <text:p>0.0361974415661166</text:p>
              </table:table-cell>
              <table:table-cell office:value-type="float" office:value="-0.0952361788057816">
                <text:p>-0.0952361788057816</text:p>
              </table:table-cell>
              <table:table-cell office:value-type="float" office:value="0.101883190612874">
                <text:p>0.1018831906128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87187954315308">
                <text:p>0.0387187954315308</text:p>
              </table:table-cell>
              <table:table-cell office:value-type="float" office:value="-0.0787125991393248">
                <text:p>-0.0787125991393248</text:p>
              </table:table-cell>
              <table:table-cell office:value-type="float" office:value="0.0877201139017544">
                <text:p>0.08772011390175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07440359700341">
                <text:p>0.0207440359700341</text:p>
              </table:table-cell>
              <table:table-cell office:value-type="float" office:value="-0.0667515064383522">
                <text:p>-0.0667515064383522</text:p>
              </table:table-cell>
              <table:table-cell office:value-type="float" office:value="0.0699004909862258">
                <text:p>0.06990049098622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33477283249046">
                <text:p>0.0433477283249046</text:p>
              </table:table-cell>
              <table:table-cell office:value-type="float" office:value="-0.0764650910075254">
                <text:p>-0.0764650910075254</text:p>
              </table:table-cell>
              <table:table-cell office:value-type="float" office:value="0.0878973019706457">
                <text:p>0.08789730197064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6143786996131">
                <text:p>0.036143786996131</text:p>
              </table:table-cell>
              <table:table-cell office:value-type="float" office:value="-0.0769339519597935">
                <text:p>-0.0769339519597935</text:p>
              </table:table-cell>
              <table:table-cell office:value-type="float" office:value="0.0850012135358873">
                <text:p>0.08500121353588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08590269996892">
                <text:p>0.0708590269996892</text:p>
              </table:table-cell>
              <table:table-cell office:value-type="float" office:value="-0.0790973464400361">
                <text:p>-0.0790973464400361</text:p>
              </table:table-cell>
              <table:table-cell office:value-type="float" office:value="0.10619506542772">
                <text:p>0.106195065427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825076267757299">
                <text:p>0.0825076267757299</text:p>
              </table:table-cell>
              <table:table-cell office:value-type="float" office:value="-0.0776572166125449">
                <text:p>-0.0776572166125449</text:p>
              </table:table-cell>
              <table:table-cell office:value-type="float" office:value="0.113305568125185">
                <text:p>0.1133055681251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76355276704015">
                <text:p>0.0676355276704015</text:p>
              </table:table-cell>
              <table:table-cell office:value-type="float" office:value="-0.0811532013806608">
                <text:p>-0.0811532013806608</text:p>
              </table:table-cell>
              <table:table-cell office:value-type="float" office:value="0.105642826058298">
                <text:p>0.1056428260582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93912659744058">
                <text:p>0.0493912659744058</text:p>
              </table:table-cell>
              <table:table-cell office:value-type="float" office:value="-0.0797080373043759">
                <text:p>-0.0797080373043759</text:p>
              </table:table-cell>
              <table:table-cell office:value-type="float" office:value="0.0937702957522812">
                <text:p>0.09377029575228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43264412680975">
                <text:p>0.0443264412680975</text:p>
              </table:table-cell>
              <table:table-cell office:value-type="float" office:value="-0.0802671955850581">
                <text:p>-0.0802671955850581</text:p>
              </table:table-cell>
              <table:table-cell office:value-type="float" office:value="0.0916932717410829">
                <text:p>0.09169327174108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01893855936859">
                <text:p>0.0401893855936859</text:p>
              </table:table-cell>
              <table:table-cell office:value-type="float" office:value="-0.0787978975422859">
                <text:p>-0.0787978975422859</text:p>
              </table:table-cell>
              <table:table-cell office:value-type="float" office:value="0.0884550471792456">
                <text:p>0.08845504717924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68031216400209">
                <text:p>0.0368031216400209</text:p>
              </table:table-cell>
              <table:table-cell office:value-type="float" office:value="-0.0749495830536226">
                <text:p>-0.0749495830536226</text:p>
              </table:table-cell>
              <table:table-cell office:value-type="float" office:value="0.0834979626240188">
                <text:p>0.08349796262401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68429580857608">
                <text:p>0.0368429580857608</text:p>
              </table:table-cell>
              <table:table-cell office:value-type="float" office:value="-0.0753947236425303">
                <text:p>-0.0753947236425303</text:p>
              </table:table-cell>
              <table:table-cell office:value-type="float" office:value="0.0839152424392771">
                <text:p>0.08391524243927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12166857980269">
                <text:p>0.0312166857980269</text:p>
              </table:table-cell>
              <table:table-cell office:value-type="float" office:value="-0.0696689864458752">
                <text:p>-0.0696689864458752</text:p>
              </table:table-cell>
              <table:table-cell office:value-type="float" office:value="0.076342970498981">
                <text:p>0.0763429704989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88373202666199">
                <text:p>0.0288373202666199</text:p>
              </table:table-cell>
              <table:table-cell office:value-type="float" office:value="-0.0682693976848381">
                <text:p>-0.0682693976848381</text:p>
              </table:table-cell>
              <table:table-cell office:value-type="float" office:value="0.0741100647713263">
                <text:p>0.07411006477132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64114402498581">
                <text:p>0.0264114402498581</text:p>
              </table:table-cell>
              <table:table-cell office:value-type="float" office:value="-0.0639233109369726">
                <text:p>-0.0639233109369726</text:p>
              </table:table-cell>
              <table:table-cell office:value-type="float" office:value="0.0691646864896871">
                <text:p>0.06916468648968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11313469444785">
                <text:p>0.0111313469444785</text:p>
              </table:table-cell>
              <table:table-cell office:value-type="float" office:value="-0.0457812381175515">
                <text:p>-0.0457812381175515</text:p>
              </table:table-cell>
              <table:table-cell office:value-type="float" office:value="0.0471150575546109">
                <text:p>0.04711505755461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256712378975621">
                <text:p>0.00256712378975621</text:p>
              </table:table-cell>
              <table:table-cell office:value-type="float" office:value="-0.0646757225049456">
                <text:p>-0.0646757225049456</text:p>
              </table:table-cell>
              <table:table-cell office:value-type="float" office:value="0.064726649890819">
                <text:p>0.0647266498908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31522060318017">
                <text:p>0.0131522060318017</text:p>
              </table:table-cell>
              <table:table-cell office:value-type="float" office:value="-0.0587382770455651">
                <text:p>-0.0587382770455651</text:p>
              </table:table-cell>
              <table:table-cell office:value-type="float" office:value="0.0601927380485762">
                <text:p>0.06019273804857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63786015364917">
                <text:p>0.0163786015364917</text:p>
              </table:table-cell>
              <table:table-cell office:value-type="float" office:value="-0.0454372959921615">
                <text:p>-0.0454372959921615</text:p>
              </table:table-cell>
              <table:table-cell office:value-type="float" office:value="0.0482991351410195">
                <text:p>0.04829913514101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69885008519624">
                <text:p>0.0469885008519624</text:p>
              </table:table-cell>
              <table:table-cell office:value-type="float" office:value="0.100885426129471">
                <text:p>0.100885426129471</text:p>
              </table:table-cell>
              <table:table-cell office:value-type="float" office:value="0.111291457073936">
                <text:p>0.1112914570739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14964906218207">
                <text:p>0.0114964906218207</text:p>
              </table:table-cell>
              <table:table-cell office:value-type="float" office:value="-0.0545729461941605">
                <text:p>-0.0545729461941605</text:p>
              </table:table-cell>
              <table:table-cell office:value-type="float" office:value="0.0557707428041653">
                <text:p>0.05577074280416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11001809968687">
                <text:p>-0.0011001809968687</text:p>
              </table:table-cell>
              <table:table-cell office:value-type="float" office:value="-0.0692173998153446">
                <text:p>-0.0692173998153446</text:p>
              </table:table-cell>
              <table:table-cell office:value-type="float" office:value="0.0692261427166294">
                <text:p>0.06922614271662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806529083204244">
                <text:p>-0.00806529083204244</text:p>
              </table:table-cell>
              <table:table-cell office:value-type="float" office:value="-0.0399797687316581">
                <text:p>-0.0399797687316581</text:p>
              </table:table-cell>
              <table:table-cell office:value-type="float" office:value="0.0407851789752392">
                <text:p>0.04078517897523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141846829001771">
                <text:p>-0.0141846829001771</text:p>
              </table:table-cell>
              <table:table-cell office:value-type="float" office:value="-0.0243393203704244">
                <text:p>-0.0243393203704244</text:p>
              </table:table-cell>
              <table:table-cell office:value-type="float" office:value="0.0281710444441226">
                <text:p>0.02817104444412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992795251077894">
                <text:p>-0.00992795251077894</text:p>
              </table:table-cell>
              <table:table-cell office:value-type="float" office:value="-0.0170367279929148">
                <text:p>-0.0170367279929148</text:p>
              </table:table-cell>
              <table:table-cell office:value-type="float" office:value="0.0197183757384032">
                <text:p>0.01971837573840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25710324971891">
                <text:p>-0.0125710324971891</text:p>
              </table:table-cell>
              <table:table-cell office:value-type="float" office:value="-0.0124935574394986">
                <text:p>-0.0124935574394986</text:p>
              </table:table-cell>
              <table:table-cell office:value-type="float" office:value="0.0177234261794788">
                <text:p>0.01772342617947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776500486072096">
                <text:p>-0.00776500486072096</text:p>
              </table:table-cell>
              <table:table-cell office:value-type="float" office:value="-0.00585363760861335">
                <text:p>-0.00585363760861335</text:p>
              </table:table-cell>
              <table:table-cell office:value-type="float" office:value="0.00972421584190688">
                <text:p>0.009724215841906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263931925236438">
                <text:p>-0.000263931925236438</text:p>
              </table:table-cell>
              <table:table-cell office:value-type="float" office:value="-0.00296420896132565">
                <text:p>-0.00296420896132565</text:p>
              </table:table-cell>
              <table:table-cell office:value-type="float" office:value="0.00297593595824277">
                <text:p>0.002975935958242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40646986029003">
                <text:p>0.00140646986029003</text:p>
              </table:table-cell>
              <table:table-cell office:value-type="float" office:value="-0.00087550572466466">
                <text:p>-0.00087550572466466</text:p>
              </table:table-cell>
              <table:table-cell office:value-type="float" office:value="0.00165670387873779">
                <text:p>0.001656703878737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605515918860526">
                <text:p>0.0605515918860526</text:p>
              </table:table-cell>
              <table:table-cell office:value-type="float" office:value="0.00661158522170779">
                <text:p>0.00661158522170779</text:p>
              </table:table-cell>
              <table:table-cell office:value-type="float" office:value="0.0609114795344768">
                <text:p>0.06091147953447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40502950806281">
                <text:p>0.0240502950806281</text:p>
              </table:table-cell>
              <table:table-cell office:value-type="float" office:value="0.0111150651211422">
                <text:p>0.0111150651211422</text:p>
              </table:table-cell>
              <table:table-cell office:value-type="float" office:value="0.0264945535178934">
                <text:p>0.02649455351789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72695009986">
                <text:p>0.0172695009986</text:p>
              </table:table-cell>
              <table:table-cell office:value-type="float" office:value="-0.0232524027714731">
                <text:p>-0.0232524027714731</text:p>
              </table:table-cell>
              <table:table-cell office:value-type="float" office:value="0.028963941364867">
                <text:p>0.0289639413648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111459493702117">
                <text:p>-0.0111459493702117</text:p>
              </table:table-cell>
              <table:table-cell office:value-type="float" office:value="-0.0232706092726682">
                <text:p>-0.0232706092726682</text:p>
              </table:table-cell>
              <table:table-cell office:value-type="float" office:value="0.025802198419602">
                <text:p>0.0258021984196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12781997728173">
                <text:p>-0.012781997728173</text:p>
              </table:table-cell>
              <table:table-cell office:value-type="float" office:value="-0.0225985222567114">
                <text:p>-0.0225985222567114</text:p>
              </table:table-cell>
              <table:table-cell office:value-type="float" office:value="0.0259629095848309">
                <text:p>0.02596290958483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132582891850578">
                <text:p>-0.0132582891850578</text:p>
              </table:table-cell>
              <table:table-cell office:value-type="float" office:value="-0.0234169219863078">
                <text:p>-0.0234169219863078</text:p>
              </table:table-cell>
              <table:table-cell office:value-type="float" office:value="0.0269097466994294">
                <text:p>0.02690974669942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000516600726642447">
                <text:p>-0.00000516600726642447</text:p>
              </table:table-cell>
              <table:table-cell office:value-type="float" office:value="-0.0222622682334366">
                <text:p>-0.0222622682334366</text:p>
              </table:table-cell>
              <table:table-cell office:value-type="float" office:value="0.0222622688328281">
                <text:p>0.02226226883282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330664724235752">
                <text:p>0.00330664724235752</text:p>
              </table:table-cell>
              <table:table-cell office:value-type="float" office:value="-0.0165175025993602">
                <text:p>-0.0165175025993602</text:p>
              </table:table-cell>
              <table:table-cell office:value-type="float" office:value="0.0168452310196465">
                <text:p>0.01684523101964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33334310842976">
                <text:p>0.0233334310842976</text:p>
              </table:table-cell>
              <table:table-cell office:value-type="float" office:value="-0.0269749283497575">
                <text:p>-0.0269749283497575</text:p>
              </table:table-cell>
              <table:table-cell office:value-type="float" office:value="0.0356664515425941">
                <text:p>0.03566645154259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584636088518598">
                <text:p>0.00584636088518598</text:p>
              </table:table-cell>
              <table:table-cell office:value-type="float" office:value="-0.0328231577567899">
                <text:p>-0.0328231577567899</text:p>
              </table:table-cell>
              <table:table-cell office:value-type="float" office:value="0.0333397603579712">
                <text:p>0.03333976035797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45816277927642">
                <text:p>0.0245816277927642</text:p>
              </table:table-cell>
              <table:table-cell office:value-type="float" office:value="-0.0349970993377435">
                <text:p>-0.0349970993377435</text:p>
              </table:table-cell>
              <table:table-cell office:value-type="float" office:value="0.0427674337200385">
                <text:p>0.04276743372003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73333537365625">
                <text:p>0.0273333537365625</text:p>
              </table:table-cell>
              <table:table-cell office:value-type="float" office:value="-0.0277598838154568">
                <text:p>-0.0277598838154568</text:p>
              </table:table-cell>
              <table:table-cell office:value-type="float" office:value="0.0389579693507723">
                <text:p>0.03895796935077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414814235786132">
                <text:p>0.0414814235786132</text:p>
              </table:table-cell>
              <table:table-cell office:value-type="float" office:value="-0.0194596760472533">
                <text:p>-0.0194596760472533</text:p>
              </table:table-cell>
              <table:table-cell office:value-type="float" office:value="0.0458190734735259">
                <text:p>0.04581907347352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711034215247717">
                <text:p>0.0711034215247717</text:p>
              </table:table-cell>
              <table:table-cell office:value-type="float" office:value="-0.0119279323866132">
                <text:p>-0.0119279323866132</text:p>
              </table:table-cell>
              <table:table-cell office:value-type="float" office:value="0.0720969633448523">
                <text:p>0.07209696334485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923990212329338">
                <text:p>0.0923990212329338</text:p>
              </table:table-cell>
              <table:table-cell office:value-type="float" office:value="-0.0218186622630794">
                <text:p>-0.0218186622630794</text:p>
              </table:table-cell>
              <table:table-cell office:value-type="float" office:value="0.0949401556126514">
                <text:p>0.09494015561265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879618685924153">
                <text:p>0.0879618685924153</text:p>
              </table:table-cell>
              <table:table-cell office:value-type="float" office:value="-0.022308238160423">
                <text:p>-0.022308238160423</text:p>
              </table:table-cell>
              <table:table-cell office:value-type="float" office:value="0.0907466132486028">
                <text:p>0.09074661324860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852494517646094">
                <text:p>0.0852494517646094</text:p>
              </table:table-cell>
              <table:table-cell office:value-type="float" office:value="-0.0233974456733984">
                <text:p>-0.0233974456733984</text:p>
              </table:table-cell>
              <table:table-cell office:value-type="float" office:value="0.0884019767324583">
                <text:p>0.08840197673245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889986882780069">
                <text:p>0.0889986882780069</text:p>
              </table:table-cell>
              <table:table-cell office:value-type="float" office:value="-0.0365928019334455">
                <text:p>-0.0365928019334455</text:p>
              </table:table-cell>
              <table:table-cell office:value-type="float" office:value="0.0962278528729922">
                <text:p>0.09622785287299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920469721099722">
                <text:p>0.0920469721099722</text:p>
              </table:table-cell>
              <table:table-cell office:value-type="float" office:value="-0.0591012314739715">
                <text:p>-0.0591012314739715</text:p>
              </table:table-cell>
              <table:table-cell office:value-type="float" office:value="0.109387387921798">
                <text:p>0.1093873879217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832071524804099">
                <text:p>0.0832071524804099</text:p>
              </table:table-cell>
              <table:table-cell office:value-type="float" office:value="-0.0646699792214896">
                <text:p>-0.0646699792214896</text:p>
              </table:table-cell>
              <table:table-cell office:value-type="float" office:value="0.105383283477059">
                <text:p>0.1053832834770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729217026326052">
                <text:p>0.0729217026326052</text:p>
              </table:table-cell>
              <table:table-cell office:value-type="float" office:value="-0.0447143296729585">
                <text:p>-0.0447143296729585</text:p>
              </table:table-cell>
              <table:table-cell office:value-type="float" office:value="0.0855391488906695">
                <text:p>0.08553914889066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664351181959546">
                <text:p>0.0664351181959546</text:p>
              </table:table-cell>
              <table:table-cell office:value-type="float" office:value="-0.0481241304315537">
                <text:p>-0.0481241304315537</text:p>
              </table:table-cell>
              <table:table-cell office:value-type="float" office:value="0.0820338762920762">
                <text:p>0.08203387629207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655484345767066">
                <text:p>0.0655484345767066</text:p>
              </table:table-cell>
              <table:table-cell office:value-type="float" office:value="-0.0546745793503468">
                <text:p>-0.0546745793503468</text:p>
              </table:table-cell>
              <table:table-cell office:value-type="float" office:value="0.0853575239952176">
                <text:p>0.08535752399521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690382142718713">
                <text:p>0.0690382142718713</text:p>
              </table:table-cell>
              <table:table-cell office:value-type="float" office:value="-0.0595255468696573">
                <text:p>-0.0595255468696573</text:p>
              </table:table-cell>
              <table:table-cell office:value-type="float" office:value="0.0911568196021591">
                <text:p>0.09115681960215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842759222637457">
                <text:p>0.0842759222637457</text:p>
              </table:table-cell>
              <table:table-cell office:value-type="float" office:value="-0.0929198790978358">
                <text:p>-0.0929198790978358</text:p>
              </table:table-cell>
              <table:table-cell office:value-type="float" office:value="0.125445346685165">
                <text:p>0.1254453466851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866620629079016">
                <text:p>0.0866620629079016</text:p>
              </table:table-cell>
              <table:table-cell office:value-type="float" office:value="-0.106454421140464">
                <text:p>-0.106454421140464</text:p>
              </table:table-cell>
              <table:table-cell office:value-type="float" office:value="0.137269286177951">
                <text:p>0.1372692861779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805370418438314">
                <text:p>0.0805370418438314</text:p>
              </table:table-cell>
              <table:table-cell office:value-type="float" office:value="-0.113317711118835">
                <text:p>-0.113317711118835</text:p>
              </table:table-cell>
              <table:table-cell office:value-type="float" office:value="0.139022008193548">
                <text:p>0.1390220081935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717630872744177">
                <text:p>0.0717630872744177</text:p>
              </table:table-cell>
              <table:table-cell office:value-type="float" office:value="-0.119833364941151">
                <text:p>-0.119833364941151</text:p>
              </table:table-cell>
              <table:table-cell office:value-type="float" office:value="0.13967811585311">
                <text:p>0.139678115853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560077104048864">
                <text:p>0.0560077104048864</text:p>
              </table:table-cell>
              <table:table-cell office:value-type="float" office:value="-0.11720813496727">
                <text:p>-0.11720813496727</text:p>
              </table:table-cell>
              <table:table-cell office:value-type="float" office:value="0.129902311477908">
                <text:p>0.1299023114779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418409053790355">
                <text:p>0.0418409053790355</text:p>
              </table:table-cell>
              <table:table-cell office:value-type="float" office:value="-0.115514520502789">
                <text:p>-0.115514520502789</text:p>
              </table:table-cell>
              <table:table-cell office:value-type="float" office:value="0.122858722970437">
                <text:p>0.1228587229704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390862534982392">
                <text:p>0.0390862534982392</text:p>
              </table:table-cell>
              <table:table-cell office:value-type="float" office:value="-0.108523468003774">
                <text:p>-0.108523468003774</text:p>
              </table:table-cell>
              <table:table-cell office:value-type="float" office:value="0.115347641155312">
                <text:p>0.1153476411553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60861355917197">
                <text:p>0.0460861355917197</text:p>
              </table:table-cell>
              <table:table-cell office:value-type="float" office:value="-0.105703578223961">
                <text:p>-0.105703578223961</text:p>
              </table:table-cell>
              <table:table-cell office:value-type="float" office:value="0.115313391863771">
                <text:p>0.1153133918637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451564808502092">
                <text:p>0.0451564808502092</text:p>
              </table:table-cell>
              <table:table-cell office:value-type="float" office:value="-0.094727699035812">
                <text:p>-0.094727699035812</text:p>
              </table:table-cell>
              <table:table-cell office:value-type="float" office:value="0.104940195956529">
                <text:p>0.1049401959565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358375295925856">
                <text:p>0.0358375295925856</text:p>
              </table:table-cell>
              <table:table-cell office:value-type="float" office:value="-0.0944349474927787">
                <text:p>-0.0944349474927787</text:p>
              </table:table-cell>
              <table:table-cell office:value-type="float" office:value="0.10100637522089">
                <text:p>0.101006375220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609472809253118">
                <text:p>0.0609472809253118</text:p>
              </table:table-cell>
              <table:table-cell office:value-type="float" office:value="-0.0934411308996359">
                <text:p>-0.0934411308996359</text:p>
              </table:table-cell>
              <table:table-cell office:value-type="float" office:value="0.111560817476351">
                <text:p>0.1115608174763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73234718347214">
                <text:p>0.073234718347214</text:p>
              </table:table-cell>
              <table:table-cell office:value-type="float" office:value="-0.0932297415115418">
                <text:p>-0.0932297415115418</text:p>
              </table:table-cell>
              <table:table-cell office:value-type="float" office:value="0.118554243592141">
                <text:p>0.1185542435921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474227424795371">
                <text:p>0.0474227424795371</text:p>
              </table:table-cell>
              <table:table-cell office:value-type="float" office:value="-0.107309900687968">
                <text:p>-0.107309900687968</text:p>
              </table:table-cell>
              <table:table-cell office:value-type="float" office:value="0.117321486906458">
                <text:p>0.1173214869064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2378795211895">
                <text:p>0.022378795211895</text:p>
              </table:table-cell>
              <table:table-cell office:value-type="float" office:value="-0.109292277118486">
                <text:p>-0.109292277118486</text:p>
              </table:table-cell>
              <table:table-cell office:value-type="float" office:value="0.111559904593361">
                <text:p>0.1115599045933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88494638108364">
                <text:p>0.0188494638108364</text:p>
              </table:table-cell>
              <table:table-cell office:value-type="float" office:value="-0.0978192455715792">
                <text:p>-0.0978192455715792</text:p>
              </table:table-cell>
              <table:table-cell office:value-type="float" office:value="0.099618808917538">
                <text:p>0.0996188089175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575525806343669">
                <text:p>0.00575525806343669</text:p>
              </table:table-cell>
              <table:table-cell office:value-type="float" office:value="-0.068346369860502">
                <text:p>-0.068346369860502</text:p>
              </table:table-cell>
              <table:table-cell office:value-type="float" office:value="0.0685882589696319">
                <text:p>0.06858825896963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137492982334742">
                <text:p>-0.0137492982334742</text:p>
              </table:table-cell>
              <table:table-cell office:value-type="float" office:value="-0.0497366076452168">
                <text:p>-0.0497366076452168</text:p>
              </table:table-cell>
              <table:table-cell office:value-type="float" office:value="0.0516020672257154">
                <text:p>0.05160206722571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137358242804062">
                <text:p>-0.0137358242804062</text:p>
              </table:table-cell>
              <table:table-cell office:value-type="float" office:value="-0.0375258394916899">
                <text:p>-0.0375258394916899</text:p>
              </table:table-cell>
              <table:table-cell office:value-type="float" office:value="0.0399607494701772">
                <text:p>0.03996074947017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167091736916081">
                <text:p>-0.0167091736916081</text:p>
              </table:table-cell>
              <table:table-cell office:value-type="float" office:value="-0.029459910829547">
                <text:p>-0.029459910829547</text:p>
              </table:table-cell>
              <table:table-cell office:value-type="float" office:value="0.0338686113022248">
                <text:p>0.03386861130222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0732273289680285">
                <text:p>-0.000732273289680285</text:p>
              </table:table-cell>
              <table:table-cell office:value-type="float" office:value="-0.00971219259195433">
                <text:p>-0.00971219259195433</text:p>
              </table:table-cell>
              <table:table-cell office:value-type="float" office:value="0.00973975919178661">
                <text:p>0.009739759191786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74508474312575">
                <text:p>0.0374508474312575</text:p>
              </table:table-cell>
              <table:table-cell office:value-type="float" office:value="0.0255075969346707">
                <text:p>0.0255075969346707</text:p>
              </table:table-cell>
              <table:table-cell office:value-type="float" office:value="0.0453122883410334">
                <text:p>0.04531228834103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26660208669798">
                <text:p>0.126660208669798</text:p>
              </table:table-cell>
              <table:table-cell office:value-type="float" office:value="0.091027835229819">
                <text:p>0.091027835229819</text:p>
              </table:table-cell>
              <table:table-cell office:value-type="float" office:value="0.15597716258127">
                <text:p>0.155977162581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24621616675089">
                <text:p>0.0324621616675089</text:p>
              </table:table-cell>
              <table:table-cell office:value-type="float" office:value="0.00290962705506048">
                <text:p>0.00290962705506048</text:p>
              </table:table-cell>
              <table:table-cell office:value-type="float" office:value="0.0325922977055473">
                <text:p>0.03259229770554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59813640612364">
                <text:p>-0.0059813640612364</text:p>
              </table:table-cell>
              <table:table-cell office:value-type="float" office:value="-0.0350133581659053">
                <text:p>-0.0350133581659053</text:p>
              </table:table-cell>
              <table:table-cell office:value-type="float" office:value="0.0355205851033879">
                <text:p>0.03552058510338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259902763090667">
                <text:p>-0.0259902763090667</text:p>
              </table:table-cell>
              <table:table-cell office:value-type="float" office:value="-0.0524430926836451">
                <text:p>-0.0524430926836451</text:p>
              </table:table-cell>
              <table:table-cell office:value-type="float" office:value="0.0585300985207357">
                <text:p>0.05853009852073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204900517182703">
                <text:p>-0.0204900517182703</text:p>
              </table:table-cell>
              <table:table-cell office:value-type="float" office:value="-0.0536378863970333">
                <text:p>-0.0536378863970333</text:p>
              </table:table-cell>
              <table:table-cell office:value-type="float" office:value="0.0574183339758169">
                <text:p>0.05741833397581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255427726371886">
                <text:p>-0.0255427726371886</text:p>
              </table:table-cell>
              <table:table-cell office:value-type="float" office:value="-0.0520925433222456">
                <text:p>-0.0520925433222456</text:p>
              </table:table-cell>
              <table:table-cell office:value-type="float" office:value="0.0580178102290594">
                <text:p>0.05801781022905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25782287733447">
                <text:p>-0.025782287733447</text:p>
              </table:table-cell>
              <table:table-cell office:value-type="float" office:value="-0.0503143121114725">
                <text:p>-0.0503143121114725</text:p>
              </table:table-cell>
              <table:table-cell office:value-type="float" office:value="0.0565354434317175">
                <text:p>0.05653544343171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741866115233136">
                <text:p>-0.00741866115233136</text:p>
              </table:table-cell>
              <table:table-cell office:value-type="float" office:value="-0.0245589803800208">
                <text:p>-0.0245589803800208</text:p>
              </table:table-cell>
              <table:table-cell office:value-type="float" office:value="0.0256550199882861">
                <text:p>0.02565501998828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29730526923322">
                <text:p>0.0229730526923322</text:p>
              </table:table-cell>
              <table:table-cell office:value-type="float" office:value="-0.00936221590135811">
                <text:p>-0.00936221590135811</text:p>
              </table:table-cell>
              <table:table-cell office:value-type="float" office:value="0.0248075036347536">
                <text:p>0.02480750363475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5369924050349">
                <text:p>0.05369924050349</text:p>
              </table:table-cell>
              <table:table-cell office:value-type="float" office:value="-0.00881149254231583">
                <text:p>-0.00881149254231583</text:p>
              </table:table-cell>
              <table:table-cell office:value-type="float" office:value="0.054417376190652">
                <text:p>0.0544173761906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4145453694067">
                <text:p>0.04145453694067</text:p>
              </table:table-cell>
              <table:table-cell office:value-type="float" office:value="-0.00166673727944244">
                <text:p>-0.00166673727944244</text:p>
              </table:table-cell>
              <table:table-cell office:value-type="float" office:value="0.0414880301547815">
                <text:p>0.04148803015478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463579835825729">
                <text:p>0.0463579835825729</text:p>
              </table:table-cell>
              <table:table-cell office:value-type="float" office:value="-0.00836935284026807">
                <text:p>-0.00836935284026807</text:p>
              </table:table-cell>
              <table:table-cell office:value-type="float" office:value="0.0471074167070007">
                <text:p>0.04710741670700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481457746037513">
                <text:p>0.0481457746037513</text:p>
              </table:table-cell>
              <table:table-cell office:value-type="float" office:value="-0.0113371485603307">
                <text:p>-0.0113371485603307</text:p>
              </table:table-cell>
              <table:table-cell office:value-type="float" office:value="0.049462577264779">
                <text:p>0.0494625772647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559850131723251">
                <text:p>0.0559850131723251</text:p>
              </table:table-cell>
              <table:table-cell office:value-type="float" office:value="-0.021732849486431">
                <text:p>-0.021732849486431</text:p>
              </table:table-cell>
              <table:table-cell office:value-type="float" office:value="0.0600552949098185">
                <text:p>0.06005529490981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393905667448418">
                <text:p>0.0393905667448418</text:p>
              </table:table-cell>
              <table:table-cell office:value-type="float" office:value="-0.004944227140918">
                <text:p>-0.004944227140918</text:p>
              </table:table-cell>
              <table:table-cell office:value-type="float" office:value="0.0396996489971992">
                <text:p>0.03969964899719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417694797508583">
                <text:p>0.0417694797508583</text:p>
              </table:table-cell>
              <table:table-cell office:value-type="float" office:value="-0.0137701515874312">
                <text:p>-0.0137701515874312</text:p>
              </table:table-cell>
              <table:table-cell office:value-type="float" office:value="0.0439807516238433">
                <text:p>0.04398075162384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328968982894597">
                <text:p>0.0328968982894597</text:p>
              </table:table-cell>
              <table:table-cell office:value-type="float" office:value="-0.0125163539039694">
                <text:p>-0.0125163539039694</text:p>
              </table:table-cell>
              <table:table-cell office:value-type="float" office:value="0.0351975145729989">
                <text:p>0.03519751457299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303101387580593">
                <text:p>0.0303101387580593</text:p>
              </table:table-cell>
              <table:table-cell office:value-type="float" office:value="-0.0107410658053098">
                <text:p>-0.0107410658053098</text:p>
              </table:table-cell>
              <table:table-cell office:value-type="float" office:value="0.0321570366508919">
                <text:p>0.03215703665089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92984745337843">
                <text:p>0.0292984745337843</text:p>
              </table:table-cell>
              <table:table-cell office:value-type="float" office:value="-0.0293949375272159">
                <text:p>-0.0293949375272159</text:p>
              </table:table-cell>
              <table:table-cell office:value-type="float" office:value="0.0415025657307561">
                <text:p>0.04150256573075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367192246329779">
                <text:p>0.0367192246329779</text:p>
              </table:table-cell>
              <table:table-cell office:value-type="float" office:value="-0.0351782876948539">
                <text:p>-0.0351782876948539</text:p>
              </table:table-cell>
              <table:table-cell office:value-type="float" office:value="0.0508508936282245">
                <text:p>0.05085089362822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42525732575285">
                <text:p>0.042525732575285</text:p>
              </table:table-cell>
              <table:table-cell office:value-type="float" office:value="-0.0260756917816336">
                <text:p>-0.0260756917816336</text:p>
              </table:table-cell>
              <table:table-cell office:value-type="float" office:value="0.0498836609818828">
                <text:p>0.04988366098188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5811244743711">
                <text:p>0.05811244743711</text:p>
              </table:table-cell>
              <table:table-cell office:value-type="float" office:value="-0.0351435486018701">
                <text:p>-0.0351435486018701</text:p>
              </table:table-cell>
              <table:table-cell office:value-type="float" office:value="0.0679126317813032">
                <text:p>0.06791263178130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760487364862239">
                <text:p>0.0760487364862239</text:p>
              </table:table-cell>
              <table:table-cell office:value-type="float" office:value="-0.0585805323538473">
                <text:p>-0.0585805323538473</text:p>
              </table:table-cell>
              <table:table-cell office:value-type="float" office:value="0.0959952555703211">
                <text:p>0.09599525557032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814847584261205">
                <text:p>0.0814847584261205</text:p>
              </table:table-cell>
              <table:table-cell office:value-type="float" office:value="-0.0880415347757615">
                <text:p>-0.0880415347757615</text:p>
              </table:table-cell>
              <table:table-cell office:value-type="float" office:value="0.119962817995556">
                <text:p>0.1199628179955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720294183900905">
                <text:p>0.0720294183900905</text:p>
              </table:table-cell>
              <table:table-cell office:value-type="float" office:value="-0.118117091489633">
                <text:p>-0.118117091489633</text:p>
              </table:table-cell>
              <table:table-cell office:value-type="float" office:value="0.13834697111099">
                <text:p>0.138346971110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569466338680798">
                <text:p>0.0569466338680798</text:p>
              </table:table-cell>
              <table:table-cell office:value-type="float" office:value="-0.128303336846834">
                <text:p>-0.128303336846834</text:p>
              </table:table-cell>
              <table:table-cell office:value-type="float" office:value="0.140373307131154">
                <text:p>0.1403733071311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480256829406909">
                <text:p>0.0480256829406909</text:p>
              </table:table-cell>
              <table:table-cell office:value-type="float" office:value="-0.128388681039097">
                <text:p>-0.128388681039097</text:p>
              </table:table-cell>
              <table:table-cell office:value-type="float" office:value="0.1370770573104">
                <text:p>0.13707705731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45169995480652">
                <text:p>0.0645169995480652</text:p>
              </table:table-cell>
              <table:table-cell office:value-type="float" office:value="-0.128999945607288">
                <text:p>-0.128999945607288</text:p>
              </table:table-cell>
              <table:table-cell office:value-type="float" office:value="0.144233939131428">
                <text:p>0.1442339391314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551492530298137">
                <text:p>0.0551492530298137</text:p>
              </table:table-cell>
              <table:table-cell office:value-type="float" office:value="-0.125258678233117">
                <text:p>-0.125258678233117</text:p>
              </table:table-cell>
              <table:table-cell office:value-type="float" office:value="0.136861888714331">
                <text:p>0.1368618887143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50530522633045">
                <text:p>0.0250530522633045</text:p>
              </table:table-cell>
              <table:table-cell office:value-type="float" office:value="-0.109236352060433">
                <text:p>-0.109236352060433</text:p>
              </table:table-cell>
              <table:table-cell office:value-type="float" office:value="0.112072458878971">
                <text:p>0.1120724588789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495745965916573">
                <text:p>0.0495745965916573</text:p>
              </table:table-cell>
              <table:table-cell office:value-type="float" office:value="-0.114272576290735">
                <text:p>-0.114272576290735</text:p>
              </table:table-cell>
              <table:table-cell office:value-type="float" office:value="0.124562684297294">
                <text:p>0.1245626842972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457112927740123">
                <text:p>0.0457112927740123</text:p>
              </table:table-cell>
              <table:table-cell office:value-type="float" office:value="-0.10577308927401">
                <text:p>-0.10577308927401</text:p>
              </table:table-cell>
              <table:table-cell office:value-type="float" office:value="0.115227898972598">
                <text:p>0.1152278989725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428427396618717">
                <text:p>0.0428427396618717</text:p>
              </table:table-cell>
              <table:table-cell office:value-type="float" office:value="-0.0984353998289184">
                <text:p>-0.0984353998289184</text:p>
              </table:table-cell>
              <table:table-cell office:value-type="float" office:value="0.107354684486584">
                <text:p>0.1073546844865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605192627383683">
                <text:p>0.0605192627383683</text:p>
              </table:table-cell>
              <table:table-cell office:value-type="float" office:value="-0.0922635997219926">
                <text:p>-0.0922635997219926</text:p>
              </table:table-cell>
              <table:table-cell office:value-type="float" office:value="0.110341075742698">
                <text:p>0.1103410757426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687591454959397">
                <text:p>0.0687591454959397</text:p>
              </table:table-cell>
              <table:table-cell office:value-type="float" office:value="-0.0880664588593324">
                <text:p>-0.0880664588593324</text:p>
              </table:table-cell>
              <table:table-cell office:value-type="float" office:value="0.111729679429211">
                <text:p>0.1117296794292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729762959228505">
                <text:p>0.0729762959228505</text:p>
              </table:table-cell>
              <table:table-cell office:value-type="float" office:value="-0.0844827695844807">
                <text:p>-0.0844827695844807</text:p>
              </table:table-cell>
              <table:table-cell office:value-type="float" office:value="0.111637261356968">
                <text:p>0.1116372613569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898099999383376">
                <text:p>0.0898099999383376</text:p>
              </table:table-cell>
              <table:table-cell office:value-type="float" office:value="-0.0810277141167381">
                <text:p>-0.0810277141167381</text:p>
              </table:table-cell>
              <table:table-cell office:value-type="float" office:value="0.120960020436126">
                <text:p>0.1209600204361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941708520751783">
                <text:p>0.0941708520751783</text:p>
              </table:table-cell>
              <table:table-cell office:value-type="float" office:value="-0.0766488269215857">
                <text:p>-0.0766488269215857</text:p>
              </table:table-cell>
              <table:table-cell office:value-type="float" office:value="0.121421546889423">
                <text:p>0.1214215468894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721756682327435">
                <text:p>0.0721756682327435</text:p>
              </table:table-cell>
              <table:table-cell office:value-type="float" office:value="-0.0780814359506395">
                <text:p>-0.0780814359506395</text:p>
              </table:table-cell>
              <table:table-cell office:value-type="float" office:value="0.106329853404192">
                <text:p>0.1063298534041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829664243401693">
                <text:p>0.0829664243401693</text:p>
              </table:table-cell>
              <table:table-cell office:value-type="float" office:value="-0.0795310622085021">
                <text:p>-0.0795310622085021</text:p>
              </table:table-cell>
              <table:table-cell office:value-type="float" office:value="0.114928749335428">
                <text:p>0.1149287493354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816928288391386">
                <text:p>0.0816928288391386</text:p>
              </table:table-cell>
              <table:table-cell office:value-type="float" office:value="-0.079573423243528">
                <text:p>-0.079573423243528</text:p>
              </table:table-cell>
              <table:table-cell office:value-type="float" office:value="0.114042307809139">
                <text:p>0.1140423078091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814410588187655">
                <text:p>0.0814410588187655</text:p>
              </table:table-cell>
              <table:table-cell office:value-type="float" office:value="-0.0788529222974565">
                <text:p>-0.0788529222974565</text:p>
              </table:table-cell>
              <table:table-cell office:value-type="float" office:value="0.113359734546136">
                <text:p>0.1133597345461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81623598045534">
                <text:p>0.081623598045534</text:p>
              </table:table-cell>
              <table:table-cell office:value-type="float" office:value="-0.0787873571882691">
                <text:p>-0.0787873571882691</text:p>
              </table:table-cell>
              <table:table-cell office:value-type="float" office:value="0.113445402774246">
                <text:p>0.1134454027742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815655133182932">
                <text:p>0.0815655133182932</text:p>
              </table:table-cell>
              <table:table-cell office:value-type="float" office:value="-0.0786481803426902">
                <text:p>-0.0786481803426902</text:p>
              </table:table-cell>
              <table:table-cell office:value-type="float" office:value="0.113306969044684">
                <text:p>0.1133069690446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816379031618334">
                <text:p>0.0816379031618334</text:p>
              </table:table-cell>
              <table:table-cell office:value-type="float" office:value="-0.0787527566920241">
                <text:p>-0.0787527566920241</text:p>
              </table:table-cell>
              <table:table-cell office:value-type="float" office:value="0.113431670706439">
                <text:p>0.1134316707064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816564998217465">
                <text:p>0.0816564998217465</text:p>
              </table:table-cell>
              <table:table-cell office:value-type="float" office:value="-0.0787943607344031">
                <text:p>-0.0787943607344031</text:p>
              </table:table-cell>
              <table:table-cell office:value-type="float" office:value="0.113473940826439">
                <text:p>0.1134739408264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816415986584432">
                <text:p>0.0816415986584432</text:p>
              </table:table-cell>
              <table:table-cell office:value-type="float" office:value="-0.0787434285653765">
                <text:p>-0.0787434285653765</text:p>
              </table:table-cell>
              <table:table-cell office:value-type="float" office:value="0.113427854487938">
                <text:p>0.1134278544879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816685697587488">
                <text:p>0.0816685697587488</text:p>
              </table:table-cell>
              <table:table-cell office:value-type="float" office:value="-0.0786429947388879">
                <text:p>-0.0786429947388879</text:p>
              </table:table-cell>
              <table:table-cell office:value-type="float" office:value="0.113377581152274">
                <text:p>0.1133775811522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816655001295792">
                <text:p>0.0816655001295792</text:p>
              </table:table-cell>
              <table:table-cell office:value-type="float" office:value="-0.0787718301788749">
                <text:p>-0.0787718301788749</text:p>
              </table:table-cell>
              <table:table-cell office:value-type="float" office:value="0.113464774891346">
                <text:p>0.1134647748913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815861067357059">
                <text:p>0.0815861067357059</text:p>
              </table:table-cell>
              <table:table-cell office:value-type="float" office:value="-0.0786819761766614">
                <text:p>-0.0786819761766614</text:p>
              </table:table-cell>
              <table:table-cell office:value-type="float" office:value="0.113345252160621">
                <text:p>0.1133452521606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816079816391432">
                <text:p>0.0816079816391432</text:p>
              </table:table-cell>
              <table:table-cell office:value-type="float" office:value="-0.0788591211808969">
                <text:p>-0.0788591211808969</text:p>
              </table:table-cell>
              <table:table-cell office:value-type="float" office:value="0.113484023812333">
                <text:p>0.1134840238123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816788813676089">
                <text:p>0.0816788813676089</text:p>
              </table:table-cell>
              <table:table-cell office:value-type="float" office:value="-0.0787290042414596">
                <text:p>-0.0787290042414596</text:p>
              </table:table-cell>
              <table:table-cell office:value-type="float" office:value="0.113444681542661">
                <text:p>0.1134446815426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816417476723112">
                <text:p>0.0816417476723112</text:p>
              </table:table-cell>
              <table:table-cell office:value-type="float" office:value="-0.0788214212431361">
                <text:p>-0.0788214212431361</text:p>
              </table:table-cell>
              <table:table-cell office:value-type="float" office:value="0.113482119339468">
                <text:p>0.1134821193394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816389462562374">
                <text:p>0.0816389462562374</text:p>
              </table:table-cell>
              <table:table-cell office:value-type="float" office:value="-0.078803748466028">
                <text:p>-0.078803748466028</text:p>
              </table:table-cell>
              <table:table-cell office:value-type="float" office:value="0.113467829441326">
                <text:p>0.1134678294413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816570958706333">
                <text:p>0.0816570958706333</text:p>
              </table:table-cell>
              <table:table-cell office:value-type="float" office:value="-0.0788534885420947">
                <text:p>-0.0788534885420947</text:p>
              </table:table-cell>
              <table:table-cell office:value-type="float" office:value="0.113515434903294">
                <text:p>0.1135154349032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816895208009522">
                <text:p>0.0816895208009522</text:p>
              </table:table-cell>
              <table:table-cell office:value-type="float" office:value="-0.0786446338669097">
                <text:p>-0.0786446338669097</text:p>
              </table:table-cell>
              <table:table-cell office:value-type="float" office:value="0.113393810434033">
                <text:p>0.1133938104340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816216609161089">
                <text:p>0.0816216609161089</text:p>
              </table:table-cell>
              <table:table-cell office:value-type="float" office:value="-0.0785922413842507">
                <text:p>-0.0785922413842507</text:p>
              </table:table-cell>
              <table:table-cell office:value-type="float" office:value="0.113308587214317">
                <text:p>0.1133085872143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816708943496739">
                <text:p>0.0816708943496739</text:p>
              </table:table-cell>
              <table:table-cell office:value-type="float" office:value="-0.0787541275993677">
                <text:p>-0.0787541275993677</text:p>
              </table:table-cell>
              <table:table-cell office:value-type="float" office:value="0.113456368696575">
                <text:p>0.1134563686965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816840371836738">
                <text:p>0.0816840371836738</text:p>
              </table:table-cell>
              <table:table-cell office:value-type="float" office:value="-0.0787022715587119">
                <text:p>-0.0787022715587119</text:p>
              </table:table-cell>
              <table:table-cell office:value-type="float" office:value="0.113429843864501">
                <text:p>0.1134298438645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81660761570916">
                <text:p>0.081660761570916</text:p>
              </table:table-cell>
              <table:table-cell office:value-type="float" office:value="-0.0787194674987618">
                <text:p>-0.0787194674987618</text:p>
              </table:table-cell>
              <table:table-cell office:value-type="float" office:value="0.113425017274103">
                <text:p>0.1134250172741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81709637380595">
                <text:p>0.081709637380595</text:p>
              </table:table-cell>
              <table:table-cell office:value-type="float" office:value="-0.0786751216430802">
                <text:p>-0.0786751216430802</text:p>
              </table:table-cell>
              <table:table-cell office:value-type="float" office:value="0.113429447703944">
                <text:p>0.1134294477039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